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07DB00000158DE834C35.wmf"/>
  <manifest:file-entry manifest:media-type="" manifest:full-path="Pictures/200000080000022C0000022C4F730A84.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properties fo:color="#e00707" fo:font-size="16pt" fo:language="en" fo:country="none" fo:font-weight="bold" style:font-size-asian="16pt" style:font-weight-asian="bold" style:font-size-complex="16pt" style:font-weight-complex="bold"/>
    </style:style>
    <style:style style:name="P2" style:family="paragraph" style:parent-style-name="Standard">
      <style:paragraph-properties fo:margin-top="0in" fo:margin-bottom="0.139in" fo:line-height="115%"/>
      <style:text-properties fo:color="#e00707" fo:font-size="11pt" fo:language="en" fo:country="none" fo:font-weight="bold" style:font-size-asian="11pt" style:font-weight-asian="bold" style:font-size-complex="11pt" style:font-weight-complex="bold"/>
    </style:style>
    <style:style style:name="P3" style:family="paragraph" style:parent-style-name="Standard">
      <style:paragraph-properties fo:margin-top="0in" fo:margin-bottom="0.139in" fo:line-height="115%"/>
      <style:text-properties fo:color="#e00707" fo:font-size="11pt" fo:language="en" fo:country="none"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margin-top="0in" fo:margin-bottom="0.139in" fo:line-height="100%"/>
      <style:text-properties style:font-name="Calibri" fo:font-size="11pt" fo:language="en" fo:country="none" style:font-name-asian="Calibri" style:font-size-asian="11pt" style:font-name-complex="Calibri" style:font-size-complex="11pt"/>
    </style:style>
    <style:style style:name="P5" style:family="paragraph" style:parent-style-name="Standard">
      <style:paragraph-properties fo:margin-top="0in" fo:margin-bottom="0.139in" fo:line-height="115%"/>
    </style:style>
    <style:style style:name="P6" style:family="paragraph" style:parent-style-name="Standard" style:master-page-name="Standard">
      <style:paragraph-properties fo:margin-top="0in" fo:margin-bottom="0.139in" fo:line-height="115%" style:page-number="auto"/>
      <style:text-properties fo:color="#e00707" fo:font-size="16pt" fo:language="en" fo:country="none" fo:font-weight="bold" style:font-size-asian="16pt" style:font-weight-asian="bold" style:font-size-complex="16pt" style:font-weight-complex="bold"/>
    </style:style>
    <style:style style:name="P7" style:family="paragraph" style:parent-style-name="Standard">
      <style:paragraph-properties fo:margin-top="0in" fo:margin-bottom="0.139in" fo:line-height="115%"/>
      <style:text-properties fo:color="#e00707" fo:font-size="11pt" fo:language="en" fo:country="none" fo:font-weight="bold" style:font-size-asian="11pt" style:font-weight-asian="bold" style:font-size-complex="11pt" style:font-weight-complex="bold"/>
    </style:style>
    <style:style style:name="T1" style:family="text">
      <style:text-properties fo:color="#e00707" fo:font-size="11pt" fo:language="en" fo:country="none" fo:font-weight="bold" style:font-size-asian="11pt" style:font-weight-asian="bold" style:font-size-complex="11pt" style:font-weight-complex="bold"/>
    </style:style>
    <style:style style:name="T2"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3" style:family="text">
      <style:text-properties style:font-name="Calibri" fo:font-size="11pt" fo:language="en" fo:country="none" style:font-name-asian="Calibri" style:font-size-asian="11pt" style:font-name-complex="Calibri"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 1</text:p>
      <text:p text:style-name="P2">_</text:p>
      <text:p text:style-name="P2">1. JE1: =001926</text:p>
      <text:p text:style-name="P2">hey so what sort of insane loot did you rake in today </text:p>
      <text:p text:style-name="P2">oh hell that is such a coincidence i just found an unopened container of apple juice in my closet it is like fucking christmas up in here </text:p>
      <text:p text:style-name="P2">but</text:p>
      <text:p text:style-name="P2">the seal on the bottle is unbroken</text:p>
      <text:p text:style-name="P2">are you suggesting someone put piss in my apple juice at the factory </text:p>
      <text:p text:style-name="P2">why did the fat kid or whoever drank it know what piss tasted like </text:p>
      <text:p text:style-name="P2">i mean his reaction was nigh instantaneous</text:p>
      <text:p text:style-name="P2">ok i can accept that</text:p>
      <text:p text:style-name="P2">monster B-list celebrity douchebags are cunning and persistent pranksters</text:p>
      <text:p text:style-name="P2">also fred savage has a really punchable face</text:p>
      <text:p text:style-name="P2">but who cares about this lets stop talking about it</text:p>
      <text:p text:style-name="P2">did you get the beta yet </text:p>
      <text:p text:style-name="P2"><text:s/>man i got two copies already</text:p>
      <text:p text:style-name="P2">but i dont care im not going to play it or anything the game sounds boring</text:p>
      <text:p text:style-name="P2">did you see how it got slammed in game bro????</text:p>
      <text:p text:style-name="P2">yeah</text:p>
      <text:p text:style-name="P2">why dont you go check your mail maybe its there now</text:p>
      <text:p text:style-name="P2">_</text:p>
      <text:p text:style-name="P2">2. JE2: =001935</text:p>
      <text:p text:style-name="P2">is it there</text:p>
      <text:p text:style-name="P2"><text:soft-page-break/>plz say yes</text:p>
      <text:p text:style-name="P2">maybe you can play with TT shes been pestering me all day about it</text:p>
      <text:p text:style-name="P2">shes mackin on me so hard all the time i start to feel embarrassed for her</text:p>
      <text:p text:style-name="P2">i mean not that i can blame her or anything</text:p>
      <text:p text:style-name="P2">thank you</text:p>
      <text:p text:style-name="P2">whats your modus</text:p>
      <text:p text:style-name="P2">how do you retrieve artifacts from it</text:p>
      <text:p text:style-name="P2">stack?? hahahahahaha</text:p>
      <text:p text:style-name="P2">hash map</text:p>
      <text:p text:style-name="P2">my bro taught me a few tricks he basically knows everything and is awesome </text:p>
      <text:p text:style-name="P2">you should probably brush up on your data structures</text:p>
      <text:p text:style-name="P2">did you at least allocate your strife specibus</text:p>
      <text:p text:style-name="P2"><text:s/>it could free up a card for you</text:p>
      <text:p text:style-name="P2">plus let you attack stuff whenever things get too hot to handle</text:p>
      <text:p text:style-name="P2">which is never</text:p>
      <text:p text:style-name="P2">what have you got</text:p>
      <text:p text:style-name="P2">wow you really suck at this dont you</text:p>
      <text:p text:style-name="P2">just get rid of the arms and then allocate the hammer to the specibus</text:p>
      <text:p text:style-name="P2">i dont know just use the arms on any old thing and see if it works</text:p>
      <text:p text:style-name="P2">_</text:p>
      <text:p text:style-name="P2">3. JE3: =001939</text:p>
      <text:p text:style-name="P2">hammerkind?</text:p>
      <text:p text:style-name="P2">ok that will be the permanent allocation for your specibus</text:p>
      <text:p text:style-name="P2">i guess i should have mentioned that</text:p>
      <text:p text:style-name="P2"><text:soft-page-break/>hope you like hammers dude!</text:p>
      <text:p text:style-name="P2">_</text:p>
      <text:p text:style-name="P2">4. JE4: =002010</text:p>
      <text:p text:style-name="P2">hey GG is looking for you why are you even so popular all of a sudden</text:p>
      <text:p text:style-name="P2">is today some sort of special occasion or something</text:p>
      <text:p text:style-name="P2">did you do something to curry favor with ladies</text:p>
      <text:p text:style-name="P2">did you break your leg on a puppy or some shit</text:p>
      <text:p text:style-name="P2">dude what are you doing</text:p>
      <text:p text:style-name="P2">no stop</text:p>
      <text:p text:style-name="P2">just no</text:p>
      <text:p text:style-name="P2">dont talk about your awful stupid movies or make references to them</text:p>
      <text:p text:style-name="P2">your gross man-bro crush on matt macconahay is an unsavory thing to behold</text:p>
      <text:p text:style-name="P2">sounds like a noise a horse would make</text:p>
      <text:p text:style-name="P2">ie dumb</text:p>
      <text:p text:style-name="P2">equally dumb are all those pictures of that clown youve got hanging up </text:p>
      <text:p text:style-name="P2">i was talking about nick cage</text:p>
      <text:p text:style-name="P2">ha ha so lame</text:p>
      <text:p text:style-name="P2">you dont even like him ironically or anything this is like for real isnt it</text:p>
      <text:p text:style-name="P2">hahaha</text:p>
      <text:p text:style-name="P2">no those are awesome</text:p>
      <text:p text:style-name="P2">im wearing them ironically</text:p>
      <text:p text:style-name="P2">because theyre awesome</text:p>
      <text:p text:style-name="P2">the fact that theyre ironic makes them awesome</text:p>
      <text:p text:style-name="P2">and vice versa</text:p>
      <text:p text:style-name="P2"><text:soft-page-break/>are you taking notes on how to be cool?? jesus get a fucking pen</text:p>
      <text:p text:style-name="P2">ew yeah</text:p>
      <text:p text:style-name="P2">oh well</text:p>
      <text:p text:style-name="P2">anyway speaking of which</text:p>
      <text:p text:style-name="P2">did you get the mail</text:p>
      <text:p text:style-name="P2">did there happen to be a package there</text:p>
      <text:p text:style-name="P2">you should probably open it</text:p>
      <text:p text:style-name="P2">oh man the beta came</text:p>
      <text:p text:style-name="P2">haha no way</text:p>
      <text:p text:style-name="P2">it sounds so HELLS of boring just get TT to play it she is all about that </text:p>
      <text:p text:style-name="P2">her internet is blinking in and out i guess</text:p>
      <text:p text:style-name="P2">probably be back online soon</text:p>
      <text:p text:style-name="P2">oh and christ in a sidecar are you still using the stack modus???</text:p>
      <text:p text:style-name="P2">seriously dude</text:p>
      <text:p text:style-name="P2">you need to BONE UP on your data structures that shit is just ridiculous</text:p>
      <text:p text:style-name="P2">_</text:p>
      <text:p text:style-name="P2">5. JE5: =002104</text:p>
      <text:p text:style-name="P2">i heard you got the box</text:p>
      <text:p text:style-name="P2">i hope you appreciate my heroic fatherly perseverance in getting it to you</text:p>
      <text:p text:style-name="P2">in my rough and tumble dirty wifebeaterly sort of way</text:p>
      <text:p text:style-name="P2">also i hope you appreciate how many no-talent douches had their mitts on that bunny before you</text:p>
      <text:p text:style-name="P2">its like a grubby baton in some huge douchebag marathon</text:p>
      <text:p text:style-name="P2">hey where are you</text:p>
      <text:p text:style-name="P2">dude i told you to steer clear of that game</text:p>
      <text:p text:style-name="P2"><text:soft-page-break/>and for that matter you should probably wash your hands of flighty broads and their snarky horseshit altogether</text:p>
      <text:p text:style-name="P2">oh man</text:p>
      <text:p text:style-name="P2">how big is it</text:p>
      <text:p text:style-name="P2">like the size of texas</text:p>
      <text:p text:style-name="P2">or just rhode island</text:p>
      <text:p text:style-name="P2">theyre always throwing around these geographical comparisons to give us a sense of scale like it really means anything to us</text:p>
      <text:p text:style-name="P2">but its like it doesnt matter its always just like: WOW THATS PRETTY FUCKING BIG</text:p>
      <text:p text:style-name="P2">like mr president theres a meteor coming sir. oh yeah, how big is it? its the size of texas sir</text:p>
      <text:p text:style-name="P2">OH SHIT</text:p>
      <text:p text:style-name="P2">or, how big is it? its the size of new york city sir</text:p>
      <text:p text:style-name="P2">OH SHIT</text:p>
      <text:p text:style-name="P2">sir im afraid the comet is the size of your moms dick</text:p>
      <text:p text:style-name="P2">OH SNAP</text:p>
      <text:p text:style-name="P2">sir are you familiar with jupiter</text:p>
      <text:p text:style-name="P2">you mean like the planet?</text:p>
      <text:p text:style-name="P2">yeah</text:p>
      <text:p text:style-name="P2">well its that big sir</text:p>
      <text:p text:style-name="P2">hmm that sounds pretty big</text:p>
      <text:p text:style-name="P2">i have a question</text:p>
      <text:p text:style-name="P2">is it jupiter?</text:p>
      <text:p text:style-name="P2">yes sir, earth is literally under seige by planet fucking jupiter</text:p>
      <text:p text:style-name="P2">OH SHIT</text:p>
      <text:p text:style-name="P2">anyway later</text:p>
      <text:p text:style-name="P2">_</text:p>
      <text:p text:style-name="P1"><text:soft-page-break/>Act 2</text:p>
      <text:p text:style-name="P2">_</text:p>
      <text:p text:style-name="P2">6. JE6: =002187</text:p>
      <text:p text:style-name="P2">hey bro check it out im working on some new rhymes</text:p>
      <text:p text:style-name="P2">come on this is hells of ill just listen</text:p>
      <text:p text:style-name="P2">huh</text:p>
      <text:p text:style-name="P2">for real</text:p>
      <text:p text:style-name="P2">i think i could drop some sick rhymes about all this</text:p>
      <text:p text:style-name="P2">no thisll be dope check it</text:p>
      <text:p text:style-name="P2">wait wait</text:p>
      <text:p text:style-name="P2">armageddon's gettin waged on us</text:p>
      <text:p text:style-name="P2">but im-a gettin armed and dangerous</text:p>
      <text:p text:style-name="P2">sending men in space for savin us</text:p>
      <text:p text:style-name="P2">see which playa's more couragerous</text:p>
      <text:p text:style-name="P2">ben or bruce? dudes reach a truce</text:p>
      <text:p text:style-name="P2">put their blowchutes to use and up-suck it</text:p>
      <text:p text:style-name="P2">afflecks saclifice, i mean -crifice, would have to sufflice. aw fluck it</text:p>
      <text:p text:style-name="P2">bro be a stained-glass saint, up on a cross gettin hella christ-plagiarous</text:p>
      <text:p text:style-name="P2">bruce's like offa that cruciflix, nuff a this fuckin savior-fuss</text:p>
      <text:p text:style-name="P2">restrained his ass per mclane-redux while buscemi remained derangerous</text:p>
      <text:p text:style-name="P2">when a plan gone astray pays off a wasted craterous</text:p>
      <text:p text:style-name="P2">ash tray caterin to layers of matt maconnaheys vague remainder-dust</text:p>
      <text:p text:style-name="P2">wait</text:p>
      <text:p text:style-name="P2">uh</text:p>
      <text:p text:style-name="P2"><text:soft-page-break/>macconahey wasnt even in any of those meteor movies was he</text:p>
      <text:p text:style-name="P2">ill have to make a rap about</text:p>
      <text:p text:style-name="P2">i dont know</text:p>
      <text:p text:style-name="P2">morgan freeman or something</text:p>
      <text:p text:style-name="P2">being the president</text:p>
      <text:p text:style-name="P2">itll be called</text:p>
      <text:p text:style-name="P2">"obama made it so that no one gives a shit about black presidents in movies anymore"</text:p>
      <text:p text:style-name="P2">see youve got to fill me in on whats going on</text:p>
      <text:p text:style-name="P2">so i have something to rap about besides all your dumbshit movies</text:p>
      <text:p text:style-name="P2">_</text:p>
      <text:p text:style-name="P2">7. JE7: =002194</text:p>
      <text:p text:style-name="P2">when the film crew zooms where the presidents at</text:p>
      <text:p text:style-name="P2">im like if that dudes black ill eat my hat</text:p>
      <text:p text:style-name="P2">turns out he is, so we're all "damn, director's got gumption"</text:p>
      <text:p text:style-name="P2">like we'll all flip our shit he aint shining shoes or somethin</text:p>
      <text:p text:style-name="P2">its called freemancipation. if its not pres-election its god-ascension</text:p>
      <text:p text:style-name="P2">in bruce almighty. whoops, different bruce from the one i just mentioned</text:p>
      <text:p text:style-name="P2">cant explain to me why this aint condescension to think ill shit a brick</text:p>
      <text:p text:style-name="P2">not even he can convey the intention with his quickspun wit</text:p>
      <text:p text:style-name="P2">rather defray all this tension, sit on his lap while he whittles a splint</text:p>
      <text:p text:style-name="P2">and some guy eyes what he does and patronizes: i guess negrocity's the mother of invention</text:p>
      <text:p text:style-name="P2">whats up</text:p>
      <text:p text:style-name="P2">ok</text:p>
      <text:p text:style-name="P2"><text:soft-page-break/>my copy?</text:p>
      <text:p text:style-name="P2">thats going to be tough</text:p>
      <text:p text:style-name="P2">i lost it</text:p>
      <text:p text:style-name="P2">its a stupid story and id rather not talk about it</text:p>
      <text:p text:style-name="P2">shit be embarrassing yo</text:p>
      <text:p text:style-name="P2">well yeah</text:p>
      <text:p text:style-name="P2">one is my brothers copy</text:p>
      <text:p text:style-name="P2">alright</text:p>
      <text:p text:style-name="P2">but hes not gonna be happy about that</text:p>
      <text:p text:style-name="P2">oh man</text:p>
      <text:p text:style-name="P2">nothing really</text:p>
      <text:p text:style-name="P2">look all im saying is the girl tends to lay it on kinda thick you know?</text:p>
      <text:p text:style-name="P2">_</text:p>
      <text:p text:style-name="P2">8. JE8: =002224</text:p>
      <text:p text:style-name="P2">COPY OF JE1: =001926</text:p>
      <text:p text:style-name="P2">_</text:p>
      <text:p text:style-name="P2">9. RL1: =002233</text:p>
      <text:p text:style-name="P2">what oh no</text:p>
      <text:p text:style-name="P2">no look</text:p>
      <text:p text:style-name="P2">im busy ok</text:p>
      <text:p text:style-name="P2">ive got a lot of shit on my plate</text:p>
      <text:p text:style-name="P2">i am sort of a big deal ok?</text:p>
      <text:p text:style-name="P2">seriously</text:p>
      <text:p text:style-name="P2">dudes be worshipping me left and right</text:p>
      <text:p text:style-name="P2">i cant hardly walk down the street without stepping over torsos of the prostrate</text:p>
      <text:p text:style-name="P2"><text:soft-page-break/>yeah!</text:p>
      <text:p text:style-name="P2">i mean damn</text:p>
      <text:p text:style-name="P2">like theres this scruffy little shit at my feet</text:p>
      <text:p text:style-name="P2">an orphan or something i dont know</text:p>
      <text:p text:style-name="P2">face flush on the pavement</text:p>
      <text:p text:style-name="P2">im like dude you listening for a stampede of buffalo or something?</text:p>
      <text:p text:style-name="P2">he braves a look at me then gives my shoe a little kiss and scurries the fuck off</text:p>
      <text:p text:style-name="P2">yeah</text:p>
      <text:p text:style-name="P2">not kicking oliver twist in the fucking face every day is my gift to the world i guess</text:p>
      <text:p text:style-name="P2">among other things</text:p>
      <text:p text:style-name="P2">i just give and fucking give</text:p>
      <text:p text:style-name="P2">oh for fucks sake</text:p>
      <text:p text:style-name="P2">youre just lobbying for me to play that dumb game</text:p>
      <text:p text:style-name="P2">look i am telling you</text:p>
      <text:p text:style-name="P2">egbert is ALL ABOUT that game</text:p>
      <text:p text:style-name="P2">he will play it with you and probably be tickled retarded about it</text:p>
      <text:p text:style-name="P2">yeah yeah</text:p>
      <text:p text:style-name="P2">ill hassle him some more about it</text:p>
      <text:p text:style-name="P2">and look how about this</text:p>
      <text:p text:style-name="P2">if you ever find yourself in the position where your life depends on me playing that piece of shit game, then ill play</text:p>
      <text:p text:style-name="P2">will that make you happy</text:p>
      <text:p text:style-name="P2">_</text:p>
      <text:p text:style-name="P2">10. JH1: =002282</text:p>
      <text:p text:style-name="P2">hey sup</text:p>
      <text:p text:style-name="P2"><text:soft-page-break/>haha</text:p>
      <text:p text:style-name="P2">good one</text:p>
      <text:p text:style-name="P2">s'alright being chill i guess you know how it goes</text:p>
      <text:p text:style-name="P2">oh man you know it</text:p>
      <text:p text:style-name="P2">you know shit is ice cold up in here</text:p>
      <text:p text:style-name="P2">shit is wicked bananas i am telling you</text:p>
      <text:p text:style-name="P2">yeah we were just talking a while ago about how he sucks at his sylladex</text:p>
      <text:p text:style-name="P2">can you believe he uses stack that kid is ridiculous</text:p>
      <text:p text:style-name="P2">what was it you use again...</text:p>
      <text:p text:style-name="P2">TG: wait nm</text:p>
      <text:p text:style-name="P2">i forgot whenever we talk about your goofy modusses i get a migrane. what do you want with john</text:p>
      <text:p text:style-name="P2">oh yeah</text:p>
      <text:p text:style-name="P2">i was being sort of cagey and told him to check the mail cause i was wondering if mine came yet</text:p>
      <text:p text:style-name="P2">yeah?</text:p>
      <text:p text:style-name="P2">so uh</text:p>
      <text:p text:style-name="P2">i guess you want to know if he likes it or something?</text:p>
      <text:p text:style-name="P2">oh</text:p>
      <text:p text:style-name="P2">uh</text:p>
      <text:p text:style-name="P2">wow sorry to hear that i guess?</text:p>
      <text:p text:style-name="P2">see like</text:p>
      <text:p text:style-name="P2">i never get how you know these things</text:p>
      <text:p text:style-name="P2">hmm alright</text:p>
      <text:p text:style-name="P2">man</text:p>
      <text:p text:style-name="P2">if i were you i would just take that fucking devilbeast out behind the woodshed and blow its head off</text:p>
      <text:p text:style-name="P2"><text:soft-page-break/>yeah</text:p>
      <text:p text:style-name="P2">say hi to your grand dad for me too ok</text:p>
      <text:p text:style-name="P2">well yeah isnt it always with family</text:p>
      <text:p text:style-name="P2">but he sounds like a total badass</text:p>
      <text:p text:style-name="P2">see ya</text:p>
      <text:p text:style-name="P2">_</text:p>
      <text:p text:style-name="P2">11. JE9: =002286</text:p>
      <text:p text:style-name="P2">alright</text:p>
      <text:p text:style-name="P2">im out of my room now looking for my bros game</text:p>
      <text:p text:style-name="P2">well if she comes back ill be ready</text:p>
      <text:p text:style-name="P2">you better know what youre talking about cause this could get ugly</text:p>
      <text:p text:style-name="P2">brought my phone and i also took my awesome katana with me in case things get too hot to handle</text:p>
      <text:p text:style-name="P2">and they always do</text:p>
      <text:p text:style-name="P2">FU</text:p>
      <text:p text:style-name="P2">its sharp and its awesome and its a sword</text:p>
      <text:p text:style-name="P2">end of story</text:p>
      <text:p text:style-name="P2">howie??</text:p>
      <text:p text:style-name="P2">dude monsters arent real</text:p>
      <text:p text:style-name="P2">thats stupid kids stuff for stupid babies</text:p>
      <text:p text:style-name="P2">what are you an idiot</text:p>
      <text:p text:style-name="P2">of course there are monsters in your house</text:p>
      <text:p text:style-name="P2">youre in some weird evil monster dimension come on</text:p>
      <text:p text:style-name="P2">skepticism is the crutch of cinematic troglodytes</text:p>
      <text:p text:style-name="P2">like hey mom dad theres a dinosaur or a ghost or whatever in my room. "yeah right junior go back to bed"</text:p>
      <text:p text:style-name="P2">fuck you mom and dad how many times are we going to watch this <text:soft-page-break/>trope unfold it wasnt goddamn funny the first time i saw it</text:p>
      <text:p text:style-name="P2">just once id like to see dad crap his pants when a kid says theres a vampire in his closet</text:p>
      <text:p text:style-name="P2">"OH SHIT EVERYONE IN THE MINIVAN"</text:p>
      <text:p text:style-name="P2">be fuckin dad of the year right there</text:p>
      <text:p text:style-name="P2">what do you have a hammer</text:p>
      <text:p text:style-name="P2">man so lame</text:p>
      <text:p text:style-name="P2">ok whatever</text:p>
      <text:p text:style-name="P2">you should look into weaponizing your sylladex</text:p>
      <text:p text:style-name="P2">my bro is always getting on my case about it but man its not as easy as it sounds</text:p>
      <text:p text:style-name="P2">but if youre fighting monsters left and right you dont have much choice</text:p>
      <text:p text:style-name="P2">im out in the living room hes usually here</text:p>
      <text:p text:style-name="P2">but i dont see him</text:p>
      <text:p text:style-name="P2">might be playing his mind games hes always pulling this ninja shit</text:p>
      <text:p text:style-name="P2">all i see is lil cal over there so i guess he cant be far</text:p>
      <text:p text:style-name="P2">what</text:p>
      <text:p text:style-name="P2">oh lil cal? no man</text:p>
      <text:p text:style-name="P2">lil cal is the shit</text:p>
      <text:p text:style-name="P2">yeah bullshit</text:p>
      <text:p text:style-name="P2">cal is dope</text:p>
      <text:p text:style-name="P2">puppets are awesome</text:p>
      <text:p text:style-name="P2">john egbert blows</text:p>
      <text:p text:style-name="P2">the end</text:p>
      <text:p text:style-name="P2">_</text:p>
      <text:p text:style-name="P2">12. RL2: =002319</text:p>
      <text:p text:style-name="P2"><text:soft-page-break/>oh there you are</text:p>
      <text:p text:style-name="P2">john said your house was burning down are you on fire yet or what</text:p>
      <text:p text:style-name="P2">oh well thats a relief</text:p>
      <text:p text:style-name="P2">john told me to get the game to help get you out of there so im working on that now</text:p>
      <text:p text:style-name="P2">yeah my bros copy long story</text:p>
      <text:p text:style-name="P2">hey</text:p>
      <text:p text:style-name="P2">dont tell john this but i think he might have been right about the puppets</text:p>
      <text:p text:style-name="P2">theyre sort of starting to freak me out a little</text:p>
      <text:p text:style-name="P2">i mean dont get me wrong i think its cool and all</text:p>
      <text:p text:style-name="P2">the semi-ironic puppet thing or whatever</text:p>
      <text:p text:style-name="P2">or semi-semi ironic</text:p>
      <text:p text:style-name="P2">man i dont even know</text:p>
      <text:p text:style-name="P2">im just starting to think some of this shit is going a little far and its kind of fucked up</text:p>
      <text:p text:style-name="P2">haha yeah well YOU WOULD</text:p>
      <text:p text:style-name="P2">oh man i wish lil cal wouldnt look at me like that</text:p>
      <text:p text:style-name="P2">with those dead eyes jesus</text:p>
      <text:p text:style-name="P2">sometimes i dream that hes real and hes talking to me and i wake up in a cold sweat and basically flip the fuck out</text:p>
      <text:p text:style-name="P2">oh god why did i just tell you my dream</text:p>
      <text:p text:style-name="P2">youre going to have a field day with that</text:p>
      <text:p text:style-name="P2">yeah im gonna get moving</text:p>
      <text:p text:style-name="P2">oh have you heard from john</text:p>
      <text:p text:style-name="P2">hes not answering me</text:p>
      <text:p text:style-name="P2">hahahahaha</text:p>
      <text:p text:style-name="P2">alright im out</text:p>
      <text:p text:style-name="P2"><text:soft-page-break/>later</text:p>
      <text:p text:style-name="P2">_</text:p>
      <text:p text:style-name="P2">13. JE10: =002367</text:p>
      <text:p text:style-name="P2">hey what is up</text:p>
      <text:p text:style-name="P2">what happened with the monster that is totally definitely in your room did you kill it</text:p>
      <text:p text:style-name="P2">where are you man</text:p>
      <text:p text:style-name="P2">anyway</text:p>
      <text:p text:style-name="P2">things are cool here</text:p>
      <text:p text:style-name="P2">totally cool</text:p>
      <text:p text:style-name="P2">puppets are still awesome</text:p>
      <text:p text:style-name="P2">no problems with them or anything</text:p>
      <text:p text:style-name="P2">like</text:p>
      <text:p text:style-name="P2">just</text:p>
      <text:p text:style-name="P2">really really awesome</text:p>
      <text:p text:style-name="P2">_</text:p>
      <text:p text:style-name="P2">14. RL3: =002369</text:p>
      <text:p text:style-name="P2">COPY OF RL12. =002319</text:p>
      <text:p text:style-name="P2">_</text:p>
      <text:p text:style-name="P2">15. RL4: =002422</text:p>
      <text:p text:style-name="P2">ok wait hold on why am i getting this stupid game for you</text:p>
      <text:p text:style-name="P2">youre the one who should be wrist deep in puppet ass</text:p>
      <text:p text:style-name="P2">the problem is i am up to my goddamn neck in fucking puppet dong</text:p>
      <text:p text:style-name="P2">i am enrobed in chafing, wriggling god fucking damned puppet pelvis</text:p>
      <text:p text:style-name="P2">an obscenely long, coarse kermit cock is being dragged across my anguished face</text:p>
      <text:p text:style-name="P2">you dont seem to harbor any sympathy for the fact that ive <text:soft-page-break/>burrowed fuck deep into lively, fluffy muppet buttock</text:p>
      <text:p text:style-name="P2">im whirling in the terrible cyclone at the epicenter of my own personal holocaust of twitching foam noses</text:p>
      <text:p text:style-name="P2">its like a fucking apocalypse of perky proboscis here</text:p>
      <text:p text:style-name="P2">like</text:p>
      <text:p text:style-name="P2">the proboscalypse i guess</text:p>
      <text:p text:style-name="P2">what no</text:p>
      <text:p text:style-name="P2">no listen</text:p>
      <text:p text:style-name="P2">no oh jesus</text:p>
      <text:p text:style-name="P2">ok dickinson if you can shut your perfumey trap for a half second</text:p>
      <text:p text:style-name="P2">this is serious</text:p>
      <text:p text:style-name="P2">i am just saying</text:p>
      <text:p text:style-name="P2">if i see one more soft bulbous bottom being like</text:p>
      <text:p text:style-name="P2">kind of jutting out and impudent or whatever</text:p>
      <text:p text:style-name="P2">im gonna fly off the handle</text:p>
      <text:p text:style-name="P2">im gonna do some sort of acrobatic fucking PIROUETTE off the handle and win like a medal or some shit</text:p>
      <text:p text:style-name="P2">_</text:p>
      <text:p text:style-name="P2">16. JE11: =002437</text:p>
      <text:p text:style-name="P2">PUPPETS</text:p>
      <text:p text:style-name="P2">AWESOME</text:p>
      <text:p text:style-name="P2">THATS REALLY ALL THERE IS TO SAY ON THE MATTER</text:p>
      <text:p text:style-name="P2">_</text:p>
      <text:p text:style-name="P2">17. RL5: =002511</text:p>
      <text:p text:style-name="P2">COPY OF CONVERSATION RL4. =002422</text:p>
      <text:p text:style-name="P2">_</text:p>
      <text:p text:style-name="P1">Act 3</text:p>
      <text:p text:style-name="P2"><text:soft-page-break/>_</text:p>
      <text:p text:style-name="P2">* =002728</text:p>
      <text:p text:style-name="P2">Appearance but no real use of JH2: =002729</text:p>
      <text:p text:style-name="P2">_</text:p>
      <text:p text:style-name="P2">18. JH2: =002729</text:p>
      <text:p text:style-name="P2">hey</text:p>
      <text:p text:style-name="P2">oh</text:p>
      <text:p text:style-name="P2">youre asleep again arent you</text:p>
      <text:p text:style-name="P2">or do you even know if you are</text:p>
      <text:p text:style-name="P2">i still dont know how that works</text:p>
      <text:p text:style-name="P2">its like nothing means anything</text:p>
      <text:p text:style-name="P2">its so cool getting hella chumped by your coquettish damn riddles all the time</text:p>
      <text:p text:style-name="P2">i dont know why i believe anything you say im like the grand marshal of gross chumpage</text:p>
      <text:p text:style-name="P2">waving around my faggoty chumpductor baton</text:p>
      <text:p text:style-name="P2">assitant director of chumpography</text:p>
      <text:p text:style-name="P2">celebrated author ernest chumpingway</text:p>
      <text:p text:style-name="P2">wait weak</text:p>
      <text:p text:style-name="P2">chumpelstiltskin</text:p>
      <text:p text:style-name="P2">uh</text:p>
      <text:p text:style-name="P2">chumpeldipshit</text:p>
      <text:p text:style-name="P2">yeah</text:p>
      <text:p text:style-name="P2">youre asleep y/n?</text:p>
      <text:p text:style-name="P2">a/s/l?</text:p>
      <text:p text:style-name="P2">s = species</text:p>
      <text:p text:style-name="P2">baboon?</text:p>
      <text:p text:style-name="P2"><text:soft-page-break/>kangaroo rat?</text:p>
      <text:p text:style-name="P2">if kangaroo rat yiff twice plz</text:p>
      <text:p text:style-name="P2">ok well youre not saying anything so i guess whether youre nonawake or unasleep or whatever youre just not around and im wasting good material</text:p>
      <text:p text:style-name="P2">even worse im wasting a killer fursona here</text:p>
      <text:p text:style-name="P2">like</text:p>
      <text:p text:style-name="P2">i dont know like a wide open v shaped leotard and a fuck ton of body paint</text:p>
      <text:p text:style-name="P2">some like sinewy back arching cirque du soleil looking motherfucker</text:p>
      <text:p text:style-name="P2">always low to the ground gettin a good prowl on</text:p>
      <text:p text:style-name="P2">like i dropped my keys in the dark</text:p>
      <text:p text:style-name="P2">nimblest son of a bitch who had the gumption to glue a nasty pair of latex cat lips to his face</text:p>
      <text:p text:style-name="P2">for a reason that wasnt a joke</text:p>
      <text:p text:style-name="P2">jade hey</text:p>
      <text:p text:style-name="P2">where are you</text:p>
      <text:p text:style-name="P2">seriously im sitting here tonight with a fucking bag of kibble jacked open on my lap and primed for goddamn bear</text:p>
      <text:p text:style-name="P2">and youre gone</text:p>
      <text:p text:style-name="P2">btw my name is Akwete Purrmusk</text:p>
      <text:p text:style-name="P2">hardest buttock in the jungle</text:p>
      <text:p text:style-name="P2">tempered steel</text:p>
      <text:p text:style-name="P2">hey yeah just wanted to give you this remix i finished</text:p>
      <text:p text:style-name="P2">here</text:p>
      <text:p text:style-name="P2">so yeah</text:p>
      <text:p text:style-name="P2">you dont have to respond to any of that btw</text:p>
      <text:p text:style-name="P2">ill probably forget half the shit i said anyway</text:p>
      <text:p text:style-name="P2"><text:soft-page-break/>talk to you tomorrow</text:p>
      <text:p text:style-name="P2">_</text:p>
      <text:p text:style-name="P2">19. JH3: =002735</text:p>
      <text:p text:style-name="P2">COPY OF CONVERSATION JH1: =002282</text:p>
      <text:p text:style-name="P2">_</text:p>
      <text:p text:style-name="P2">20. JE12: =002971</text:p>
      <text:p text:style-name="P2">bro just kicked my ass</text:p>
      <text:p text:style-name="P2">_</text:p>
      <text:p text:style-name="P2">21. JE13: =002972</text:p>
      <text:p text:style-name="P2">thats really all there is to say on the matter</text:p>
      <text:p text:style-name="P2">_</text:p>
      <text:p text:style-name="P2">22. RL6: =002987</text:p>
      <text:p text:style-name="P2">ok i got it</text:p>
      <text:p text:style-name="P2">i hope you appreciate how much gross spongy proboscis i had to fellate to get this game</text:p>
      <text:p text:style-name="P2">hello</text:p>
      <text:p text:style-name="P2">what are you doing</text:p>
      <text:p text:style-name="P2">anyway im going down stairs now and installing this thing</text:p>
      <text:p text:style-name="P2">later</text:p>
      <text:p text:style-name="P2">_</text:p>
      <text:p text:style-name="P2">23. TN1: =002999</text:p>
      <text:p text:style-name="P2">oh my god you type like a tool</text:p>
      <text:p text:style-name="P2">this is so weak im almost getting tired of wasting good material on you guys</text:p>
      <text:p text:style-name="P2">its like</text:p>
      <text:p text:style-name="P2">youve got nothing</text:p>
      <text:p text:style-name="P2">its always one of you sprouting up and ranting about how hard im about to get trolled</text:p>
      <text:p text:style-name="P2"><text:soft-page-break/>with no ensuing substance</text:p>
      <text:p text:style-name="P2">you dont even know anything about us</text:p>
      <text:p text:style-name="P2">one of you fuckers thought i was a girl</text:p>
      <text:p text:style-name="P2">sorry i wouldnt cyber with you dude</text:p>
      <text:p text:style-name="P2">in the future or whatever</text:p>
      <text:p text:style-name="P2">human innuendo</text:p>
      <text:p text:style-name="P2">so at what point in the future am i supposed to look forward to you whipping up this titanic hankerin for my knob</text:p>
      <text:p text:style-name="P2">be honest with me</text:p>
      <text:p text:style-name="P2">cause im busy</text:p>
      <text:p text:style-name="P2">and i want to know exactly when i got to clear some space in my calendar for when some fuckwit blunders out of a magical phone booth and makes a ballad-inspiring play for my throbbing beef truncheon</text:p>
      <text:p text:style-name="P2">no man</text:p>
      <text:p text:style-name="P2">look</text:p>
      <text:p text:style-name="P2">i just need to know when to be there</text:p>
      <text:p text:style-name="P2">when the stars come into alignment and your flux capacitor lets you finally sate your meteoric greed for crotch-dachshund</text:p>
      <text:p text:style-name="P2">i wouldnt want to miss it and cause a paradox or something</text:p>
      <text:p text:style-name="P2">itd suck if the universe blew up on account of you missing your window of opportunity to help yourself to a pubescent boy's naked spam porpoise</text:p>
      <text:p text:style-name="P2">jesus you are such a shitty troll</text:p>
      <text:p text:style-name="P2">oh no</text:p>
      <text:p text:style-name="P2">no dude</text:p>
      <text:p text:style-name="P2">you sassed me up</text:p>
      <text:p text:style-name="P2">we are in THE SHIT now</text:p>
      <text:p text:style-name="P2">together</text:p>
      <text:p text:style-name="P2">for the long haul</text:p>
      <text:p text:style-name="P2"><text:soft-page-break/>we're motherfuckin entrenched in this bitch</text:p>
      <text:p text:style-name="P2">you and me</text:p>
      <text:p text:style-name="P2">welcome to nam</text:p>
      <text:p text:style-name="P2">now grab my hand and shimmy your soggy ass off that muddy bank before charlie gets the fuckin drop</text:p>
      <text:p text:style-name="P2">hes the guy whos gonna read our vows</text:p>
      <text:p text:style-name="P2">im feeling pretty friggin MATRIMONIAL all a sudden</text:p>
      <text:p text:style-name="P2">take a look down by your foot see that little bottle</text:p>
      <text:p text:style-name="P2">stomp on that shit like its on fire</text:p>
      <text:p text:style-name="P2">noisy ethnic dudes are flipping the fuck out and waving us around on chairs til someone gets hurt</text:p>
      <text:p text:style-name="P2">im your 300 pound matronly freight-train</text:p>
      <text:p text:style-name="P2">and my gaping furnace is hungry for coal so get goddamn shoveling</text:p>
      <text:p text:style-name="P2">bro look in my eyes</text:p>
      <text:p text:style-name="P2">that twinkle</text:p>
      <text:p text:style-name="P2">that be DEVOTION you herniated pro wrestlers sweaty purple taint</text:p>
      <text:p text:style-name="P2">sparklin like a visit from your fairy fuckin godmother</text:p>
      <text:p text:style-name="P2">shit be PURE AND TRUE</text:p>
      <text:p text:style-name="P2">thats what you see</text:p>
      <text:p text:style-name="P2">a kaleidoscopic supernova of all your hopes and dreams all swishin together</text:p>
      <text:p text:style-name="P2">radially effevescing arms of more little boy peckers than you can imagine</text:p>
      <text:p text:style-name="P2">turning out insane corkscrew haymakers of a billion dancing vienna sausages strong</text:p>
      <text:p text:style-name="P2">this is how we do this</text:p>
      <text:p text:style-name="P2">this shits more real than kraft mayo</text:p>
      <text:p text:style-name="P2">_</text:p>
      <text:p text:style-name="P2">24. RL7: =003048</text:p>
      <text:p text:style-name="P2"><text:soft-page-break/>alright im installing this game finally</text:p>
      <text:p text:style-name="P2">yeah</text:p>
      <text:p text:style-name="P2">you could almost say</text:p>
      <text:p text:style-name="P2">where making this</text:p>
      <text:p text:style-name="P2">TRANSPIRE</text:p>
      <text:p text:style-name="P4"><draw:frame draw:style-name="fr1" draw:name="1" text:anchor-type="as-char" svg:width="0.2189in" svg:height="0.2189in" draw:z-index="0"><draw:image xlink:href="Pictures/200000080000022C0000022C4F730A84.wmf" xlink:type="simple" xlink:show="embed" xlink:actuate="onLoad"/></draw:frame></text:p>
      <text:p text:style-name="P2">_</text:p>
      <text:p text:style-name="P2">25. RL8: AND JH4: =003293</text:p>
      <text:p text:style-name="P2">RL - hey</text:p>
      <text:p text:style-name="P2">will you open your laptop already</text:p>
      <text:p text:style-name="P2">see</text:p>
      <text:p text:style-name="P2">this is why you need a phone or something</text:p>
      <text:p text:style-name="P2">that alerts you to important messages</text:p>
      <text:p text:style-name="P2">instead of leaving them trapped</text:p>
      <text:p text:style-name="P2">under three inches of fucking yarn</text:p>
      <text:p text:style-name="P2">laptops dont need cozies</text:p>
      <text:p text:style-name="P2">nothing needs cozies</text:p>
      <text:p text:style-name="P2">cozy is a goddamn adjective</text:p>
      <text:p text:style-name="P2">maybe ill crochet myself an iphone snuggly</text:p>
      <text:p text:style-name="P2">what is this place anyway</text:p>
      <text:p text:style-name="P2">what are you doing</text:p>
      <text:p text:style-name="P2">i can see your whole damn house here if you want to get filled in or something im sort of the guy with the big picture here</text:p>
      <text:p text:style-name="P2">dont make me bop you on the head with a wizard</text:p>
      <text:p text:style-name="P2">ill do it</text:p>
      <text:p text:style-name="P2">ok no i wont</text:p>
      <text:p text:style-name="P2">yet</text:p>
      <text:p text:style-name="P2"><text:soft-page-break/>i guess ill bone up on the faq for a while</text:p>
      <text:p text:style-name="P2">so i dont do anything stupid and deploy like 10 crux flangers and fuck up the whole game</text:p>
      <text:p text:style-name="P2">oh my god</text:p>
      <text:p text:style-name="P2">so many words</text:p>
      <text:p text:style-name="P2">do you think like the pulitzer committee is secretly scouring the dregs of the gamefaq archives or something</text:p>
      <text:p text:style-name="P2">damn</text:p>
      <text:p text:style-name="P2">i cant read this shit im sorry</text:p>
      <text:p text:style-name="P2">JH - whoa ok hey</text:p>
      <text:p text:style-name="P2">yeah</text:p>
      <text:p text:style-name="P2">but she wont answer me</text:p>
      <text:p text:style-name="P2">pretty much you have no idea how much i fuckin own at this game</text:p>
      <text:p text:style-name="P2">i bested no less than three flaming tornados and broke a huge wizard</text:p>
      <text:p text:style-name="P2">it feels like</text:p>
      <text:p text:style-name="P2">i am in sports</text:p>
      <text:p text:style-name="P2">all alone</text:p>
      <text:p text:style-name="P2">and i am the star</text:p>
      <text:p text:style-name="P2">its me</text:p>
      <text:p text:style-name="P2">and then the big man comes</text:p>
      <text:p text:style-name="P2">no you got it</text:p>
      <text:p text:style-name="P2">we're good</text:p>
      <text:p text:style-name="P2">reference secured</text:p>
      <text:p text:style-name="P2">wait what</text:p>
      <text:p text:style-name="P2">oh man</text:p>
      <text:p text:style-name="P2">this is ridiculous</text:p>
      <text:p text:style-name="P2">i just set this shit up with rose and now i got to do like</text:p>
      <text:p text:style-name="P2"><text:soft-page-break/>some double duty thing</text:p>
      <text:p text:style-name="P2">i mean i own at the game and all but cant i just relax for half a second</text:p>
      <text:p text:style-name="P2">what</text:p>
      <text:p text:style-name="P2">look i was getting my ass handed to me by my bro on the roof for like an hour and a half</text:p>
      <text:p text:style-name="P2">i got served like a dude on butler island</text:p>
      <text:p text:style-name="P2">wait does this mean theres a big meteor coming soon</text:p>
      <text:p text:style-name="P2">when you activate the thing will it start the countdown and summon the meteor</text:p>
      <text:p text:style-name="P2">are you totally sure about all this</text:p>
      <text:p text:style-name="P2">ok yes that image is definitely conclusive proof of something and is 100% understandable by anyone who looks at it</text:p>
      <text:p text:style-name="P2">how big is this thing</text:p>
      <text:p text:style-name="P2">like the size of rhode island or texas or what</text:p>
      <text:p text:style-name="P2">i need some context to know how much crap i should be shitting into my pants</text:p>
      <text:p text:style-name="P2">well as if like one the size of a bus wouldnt kill me anyway</text:p>
      <text:p text:style-name="P2">wait hold on rose is finally opening her stupid laptop</text:p>
      <text:p text:style-name="P2">so do your thing i guess</text:p>
      <text:p text:style-name="P2">have fun</text:p>
      <text:p text:style-name="P2">_</text:p>
      <text:p text:style-name="P2">26. RL9: =003299</text:p>
      <text:p text:style-name="P2">do you think like the pulitzer committee is secretly scouring the dregs of the gamefaq archives or something</text:p>
      <text:p text:style-name="P2">damn</text:p>
      <text:p text:style-name="P2">i cant read this shit im sorry</text:p>
      <text:p text:style-name="P2">hold what</text:p>
      <text:p text:style-name="P2">i see you at your computer typing</text:p>
      <text:p text:style-name="P2"><text:soft-page-break/>what are you doing</text:p>
      <text:p text:style-name="P2">dang</text:p>
      <text:p text:style-name="P2">hold on</text:p>
      <text:p text:style-name="P2">no seriously stop talking to me for a second it looks like jade is dropping the doomsday tube thingy in my room</text:p>
      <text:p text:style-name="P2">brb gotta make sure she doesnt break all my shit</text:p>
      <text:p text:style-name="P2">_</text:p>
      <text:p text:style-name="P2">27. JH5: =003300</text:p>
      <text:p text:style-name="P2">hey wait</text:p>
      <text:p text:style-name="P2">i always keep birds in here its sort of my thing</text:p>
      <text:p text:style-name="P2">no no thats irony this is like</text:p>
      <text:p text:style-name="P2">sincere honest to god psychosis</text:p>
      <text:p text:style-name="P2">im training to be a lame gothy supervillain</text:p>
      <text:p text:style-name="P2">ok</text:p>
      <text:p text:style-name="P2">well maybe you should take the opportunity to put it somewhere that isnt stone cold retarded</text:p>
      <text:p text:style-name="P2">no its not</text:p>
      <text:p text:style-name="P2">_</text:p>
      <text:p text:style-name="P2">28. RL10: =003301</text:p>
      <text:p text:style-name="P2">i dont know how does she do any of the loopy batshit nonsense she does</text:p>
      <text:p text:style-name="P2">maybe she pulled them out of the volcano over there on bloodmonkey mountain</text:p>
      <text:p text:style-name="P2">we went over this</text:p>
      <text:p text:style-name="P2">i was a little bogged down</text:p>
      <text:p text:style-name="P2">in the epic swaddle of legendary puppet taint</text:p>
      <text:p text:style-name="P2">whoa wait</text:p>
      <text:p text:style-name="P2">what the hell is she doing</text:p>
      <text:p text:style-name="P2"><text:soft-page-break/>shes taking my bed what the hell</text:p>
      <text:p text:style-name="P2">_</text:p>
      <text:p text:style-name="P2">29. RL11: =003302</text:p>
      <text:p text:style-name="P2">so seriously what were you doing just now</text:p>
      <text:p text:style-name="P2">who</text:p>
      <text:p text:style-name="P2">yeah</text:p>
      <text:p text:style-name="P2">oh i see you opted to chat up one of those dbags instead of talk to the guy who saved you from a swirling shitstorm of angry flaming wizards</text:p>
      <text:p text:style-name="P2">i was worried your priorities might have been out of whack but no i was dead wrong</text:p>
      <text:p text:style-name="P2">how is he</text:p>
      <text:p text:style-name="P2">i should probably text him soon</text:p>
      <text:p text:style-name="P2">see whats up</text:p>
      <text:p text:style-name="P2">because</text:p>
      <text:p text:style-name="P2">i love him</text:p>
      <text:p text:style-name="P2">so this place youre at now</text:p>
      <text:p text:style-name="P2">its the same place hes at right</text:p>
      <text:p text:style-name="P2">_</text:p>
      <text:p text:style-name="P2">30. JH6: =003338</text:p>
      <text:p text:style-name="P2">this is the worst shitting thing ive ever seen</text:p>
      <text:p text:style-name="P2">the thing that just happened</text:p>
      <text:p text:style-name="P2">jesus</text:p>
      <text:p text:style-name="P2">and the worst thing is</text:p>
      <text:p text:style-name="P2">all that juice i drank</text:p>
      <text:p text:style-name="P2">i mean</text:p>
      <text:p text:style-name="P2">you just HAD TO FIGURE all that juice was going to come back to haunt me</text:p>
      <text:p text:style-name="P2"><text:soft-page-break/>like frankensteins incontinent fucking ghost</text:p>
      <text:p text:style-name="P2">it was like</text:p>
      <text:p text:style-name="P2">chekhovs juice</text:p>
      <text:p text:style-name="P2">let me be perfectly clear</text:p>
      <text:p text:style-name="P2">what i am trying to say is</text:p>
      <text:p text:style-name="P2">its like fucking christmas up in my bladder here</text:p>
      <text:p text:style-name="P2">and where do i find my toilet</text:p>
      <text:p text:style-name="P2">oh look here it is</text:p>
      <text:p text:style-name="P2">amputated in my room</text:p>
      <text:p text:style-name="P2">gagged with a towel like a fucking prison hostage</text:p>
      <text:p text:style-name="P2">and now the cruxploder is counting down</text:p>
      <text:p text:style-name="P2">4 hours oh i guess thats not that bad</text:p>
      <text:p text:style-name="P2">what</text:p>
      <text:p text:style-name="P2">oh god</text:p>
      <text:p text:style-name="P2">are you asleep</text:p>
      <text:p text:style-name="P2">_</text:p>
      <text:p text:style-name="P2">31. JH7: =003339</text:p>
      <text:p text:style-name="P2">ok</text:p>
      <text:p text:style-name="P2">ok lets just</text:p>
      <text:p text:style-name="P2">not panic here</text:p>
      <text:p text:style-name="P2">lets try to play it cool</text:p>
      <text:p text:style-name="P2">and not break all my shit</text:p>
      <text:p text:style-name="P2">also dont put anything weird in the seizure kernel</text:p>
      <text:p text:style-name="P2">im going to go find somewhere to pee</text:p>
      <text:p text:style-name="P2">dont watch me ok</text:p>
      <text:p text:style-name="P2">like i know you dream about me enough already</text:p>
      <text:p text:style-name="P2">lets keep some shit left to the imagination ok</text:p>
      <text:p text:style-name="P2"><text:soft-page-break/>the last thing i need is for your weird brain webcam to be snapping shots of my dong</text:p>
      <text:p text:style-name="P2">your grandpa was a sick fuck why would he build a voyeurbot for a little girl</text:p>
      <text:p text:style-name="P2">fuck</text:p>
      <text:p text:style-name="P2">_</text:p>
      <text:p text:style-name="P2">32. JH8: =003344</text:p>
      <text:p text:style-name="P2">what</text:p>
      <text:p text:style-name="P2">what is it</text:p>
      <text:p text:style-name="P2">what bird</text:p>
      <text:p text:style-name="P2">i wouldnt know anything about that</text:p>
      <text:p text:style-name="P2">that could be anyones sword</text:p>
      <text:p text:style-name="P2">what does it look like</text:p>
      <text:p text:style-name="P2">is it a cheap piece of shit</text:p>
      <text:p text:style-name="P2">cause i only bother with high quality blades</text:p>
      <text:p text:style-name="P2">forged by stoic asian masters</text:p>
      <text:p text:style-name="P2">hells of rude kinds of expensive</text:p>
      <text:p text:style-name="P2">wait</text:p>
      <text:p text:style-name="P2">what do you mean</text:p>
      <text:p text:style-name="P2">dammit hold on a minute</text:p>
      <text:p text:style-name="P2">_</text:p>
      <text:p text:style-name="P2">33. JH9: =003347</text:p>
      <text:p text:style-name="P2">wow awesome</text:p>
      <text:p text:style-name="P2">so now i guess instead having of a wise or helpful spirit guide sprite thing</text:p>
      <text:p text:style-name="P2">im stuck with this brainless feathery asshole</text:p>
      <text:p text:style-name="P2">we need to wake you up</text:p>
      <text:p text:style-name="P2">youre not very logical like this</text:p>
      <text:p text:style-name="P2"><text:soft-page-break/>kind of dumb really</text:p>
      <text:p text:style-name="P2">yeah but come on you sleep like 20 hours a day</text:p>
      <text:p text:style-name="P2">_</text:p>
      <text:p text:style-name="P2">34. JH10: =003348</text:p>
      <text:p text:style-name="P2">where are you sitting</text:p>
      <text:p text:style-name="P2">are you on your bed</text:p>
      <text:p text:style-name="P2">what side</text:p>
      <text:p text:style-name="P2">ok heres what i want you to do</text:p>
      <text:p text:style-name="P2">just humor me</text:p>
      <text:p text:style-name="P2">raise your left hand</text:p>
      <text:p text:style-name="P2">now</text:p>
      <text:p text:style-name="P2">just kind of swat the air to your left</text:p>
      <text:p text:style-name="P2">_</text:p>
      <text:p text:style-name="P2">35. JH11: =003405</text:p>
      <text:p text:style-name="P2">oh man</text:p>
      <text:p text:style-name="P2">awesome</text:p>
      <text:p text:style-name="P2">its awesome where you put that</text:p>
      <text:p text:style-name="P2">i was worried we were on the verge of getting some shit done</text:p>
      <text:p text:style-name="P2">well where are they</text:p>
      <text:p text:style-name="P2">you say there will be stairs</text:p>
      <text:p text:style-name="P2">and yet</text:p>
      <text:p text:style-name="P2">i see no stairs</text:p>
      <text:p text:style-name="P2">sorry</text:p>
      <text:p text:style-name="P2">am i supposed to break that thing</text:p>
      <text:p text:style-name="P2">or hatch it</text:p>
      <text:p text:style-name="P2">or what</text:p>
      <text:p text:style-name="P2">also what happened to all my shit</text:p>
      <text:p text:style-name="P2"><text:soft-page-break/>the stuff scattered all over the roof</text:p>
      <text:p text:style-name="P2">did you put it somewhere</text:p>
      <text:p text:style-name="P2">i mean not that i care</text:p>
      <text:p text:style-name="P2">it was a lot of mostly useless garbage</text:p>
      <text:p text:style-name="P2">i was going to use it to fight my bro with</text:p>
      <text:p text:style-name="P2">but i guess i forgot in the heat of battle</text:p>
      <text:p text:style-name="P2">also he was too fast</text:p>
      <text:p text:style-name="P2">_</text:p>
      <text:p text:style-name="P2">36. JH12: =003407</text:p>
      <text:p text:style-name="P2">ok so</text:p>
      <text:p text:style-name="P2">the egg is now in a nest made of shitty swords and soft puppet ass</text:p>
      <text:p text:style-name="P2">please advise</text:p>
      <text:p text:style-name="P2">do you think thatll take more than four hours</text:p>
      <text:p text:style-name="P2">its hot as the sizzle side of a steak</text:p>
      <text:p text:style-name="P2">maybe i should try to get it back</text:p>
      <text:p text:style-name="P2">and put it in the microwave</text:p>
      <text:p text:style-name="P2">_</text:p>
      <text:p text:style-name="P2">37. JH13: =003410</text:p>
      <text:p text:style-name="P2">you mean the jumper block thing</text:p>
      <text:p text:style-name="P2">wait what</text:p>
      <text:p text:style-name="P2">the thing costs 1000 for me</text:p>
      <text:p text:style-name="P2">what</text:p>
      <text:p text:style-name="P2">man i only got 200 to splash around with in roses rainbow world</text:p>
      <text:p text:style-name="P2">what the hell</text:p>
      <text:p text:style-name="P2">hang on ill ask</text:p>
      <text:p text:style-name="P2">she says 20</text:p>
      <text:p text:style-name="P2"><text:soft-page-break/>yeah</text:p>
      <text:p text:style-name="P2">so i guess you can buy everything now</text:p>
      <text:p text:style-name="P2">ok now i know youre making this shit up</text:p>
      <text:p text:style-name="P2">well all i got here is the designix which i cant deploy cause i dont have any purples</text:p>
      <text:p text:style-name="P2">and the expensive as hell jumper thing and the cheap shunts which i assume do dick all without the jumpers to put em on</text:p>
      <text:p text:style-name="P2">oh also this cd which is 100 but i didnt drop cause it seemed like a stiff allocation of resources for now</text:p>
      <text:p text:style-name="P2">so with each new connection in our player chain i guess new weird deployables are introduced</text:p>
      <text:p text:style-name="P2">hey look we're learning stuff</text:p>
      <text:p text:style-name="P2">_</text:p>
      <text:p text:style-name="P2">38. JH14: =003411</text:p>
      <text:p text:style-name="P2">what should i do with these beta copies</text:p>
      <text:p text:style-name="P2">i dont really need them anymore</text:p>
      <text:p text:style-name="P2">wow that was a weird answer</text:p>
      <text:p text:style-name="P2">but ok</text:p>
      <text:p text:style-name="P2">_</text:p>
      <text:p text:style-name="P2">39. JH15: =003463</text:p>
      <text:p text:style-name="P2">ok</text:p>
      <text:p text:style-name="P2">_</text:p>
      <text:p text:style-name="P2">40. JH16: =003464</text:p>
      <text:p text:style-name="P2">so i guess this is just a built in designix</text:p>
      <text:p text:style-name="P2">which is sort of cool i guess</text:p>
      <text:p text:style-name="P2">since i wont have to go downstairs and bang the hallway door into the thing and squeeze through every time i want to punch a card</text:p>
      <text:p text:style-name="P2">because of course you couldnt have just put it next to the alchemiter in the first place</text:p>
      <text:p text:style-name="P2"><text:soft-page-break/>but then i have to go downstairs anyway to make totems and get cruxite and stuff</text:p>
      <text:p text:style-name="P2">so really who cares</text:p>
      <text:p text:style-name="P2">_</text:p>
      <text:p text:style-name="P2">41. RL12: =003488</text:p>
      <text:p text:style-name="P2">im building up your house</text:p>
      <text:p text:style-name="P2">by the way why do you live in this weird compound</text:p>
      <text:p text:style-name="P2">do you host east european industrial raves</text:p>
      <text:p text:style-name="P2">nevermind the point is</text:p>
      <text:p text:style-name="P2">im out of grist</text:p>
      <text:p text:style-name="P2">so if youre done whipping that ogre like a rented mule</text:p>
      <text:p text:style-name="P2">maybe you could convert it into a grist windfall</text:p>
      <text:p text:style-name="P2">i dont know beach the thing first i guess</text:p>
      <text:p text:style-name="P2">unless you were planning on sailing that ogre down the mississippi with a runaway slave</text:p>
      <text:p text:style-name="P2">what do you mean</text:p>
      <text:p text:style-name="P2">you kill it</text:p>
      <text:p text:style-name="P2">release a shitload of grist</text:p>
      <text:p text:style-name="P2">maybe take one of your needles and puncture the base of its skull</text:p>
      <text:p text:style-name="P2">does it even have a skull</text:p>
      <text:p text:style-name="P2">or a brain stem</text:p>
      <text:p text:style-name="P2">can you find out</text:p>
      <text:p text:style-name="P2">what</text:p>
      <text:p text:style-name="P2">but you just rigged the thing with an oedipal harness and rode its torso like a log flume ride down a magical rainbow</text:p>
      <text:p text:style-name="P2">this is bullshit its an unfeeling monster who gives a fuck</text:p>
      <text:p text:style-name="P2">wow fuck ok</text:p>
      <text:p text:style-name="P2">you can either kill it for the loot or wait a couple hours for <text:soft-page-break/>gristtorrent to steal more of johns</text:p>
      <text:p text:style-name="P2">but then again ill be pretty busy in a couple hours so make up your mind</text:p>
      <text:p text:style-name="P2">no but hes still got a ton so screw him</text:p>
      <text:p text:style-name="P2">yeah me too</text:p>
      <text:p text:style-name="P2">_</text:p>
      <text:p text:style-name="P2">42. KM1: =003489</text:p>
      <text:p text:style-name="P2">who</text:p>
      <text:p text:style-name="P2">oh yeah sure</text:p>
      <text:p text:style-name="P2">i command her alright i am like the pimpmaster hustledaddy of all snippy bookshrews</text:p>
      <text:p text:style-name="P2">wrong what do you want</text:p>
      <text:p text:style-name="P2">what the hell</text:p>
      <text:p text:style-name="P2">you have no idea dude she is so in my grill</text:p>
      <text:p text:style-name="P2">like a stray hotdog that rolled down there</text:p>
      <text:p text:style-name="P2">and now its too much trouble to fish out with the tongs</text:p>
      <text:p text:style-name="P2">so you just watch it like crack and turn black</text:p>
      <text:p text:style-name="P2">man wait</text:p>
      <text:p text:style-name="P2">whats this about</text:p>
      <text:p text:style-name="P2">you have a thing for her dont you</text:p>
      <text:p text:style-name="P2">dont deny it bro its obvious</text:p>
      <text:p text:style-name="P2">hahahaha so terrible</text:p>
      <text:p text:style-name="P2">what a transparent dodge</text:p>
      <text:p text:style-name="P2">all hiding behind your alien shit</text:p>
      <text:p text:style-name="P2">just admit it</text:p>
      <text:p text:style-name="P2">ok well its easy</text:p>
      <text:p text:style-name="P2">for everything she says take her to mean just the opposite</text:p>
      <text:p text:style-name="P2"><text:soft-page-break/>see not everybody always means literally what they say the way john and jade always do</text:p>
      <text:p text:style-name="P2">oh my flipping christ</text:p>
      <text:p text:style-name="P2">ok if you want rose to dig you you got to leave that crap in the shitty scifi novels where it belongs</text:p>
      <text:p text:style-name="P2">oh ok</text:p>
      <text:p text:style-name="P2">that was pretty good</text:p>
      <text:p text:style-name="P2">maybe even too deadpan but its a start keep at it</text:p>
      <text:p text:style-name="P2">hahaha yes youre on a roll</text:p>
      <text:p text:style-name="P2">oh</text:p>
      <text:p text:style-name="P2">alright look</text:p>
      <text:p text:style-name="P2">if you want to keep her attention you got to pull out all the stops</text:p>
      <text:p text:style-name="P2">reverse psychology mind games all sorts of machiavellian bullshit</text:p>
      <text:p text:style-name="P2">i mean unless youre really smooth and inherently likeable like me which youre not</text:p>
      <text:p text:style-name="P2">thats kind of the obtuse alien way of getting it but yeah</text:p>
      <text:p text:style-name="P2">be like</text:p>
      <text:p text:style-name="P2">an antagonism ninja</text:p>
      <text:p text:style-name="P2">like her</text:p>
      <text:p text:style-name="P2">i dont know you sort of remind me of her anyway so maybe thats a good thing</text:p>
      <text:p text:style-name="P2">it could be a horrible thing though</text:p>
      <text:p text:style-name="P2">yeah i guess i am</text:p>
      <text:p text:style-name="P2">i guess im saying be a less shitty troll</text:p>
      <text:p text:style-name="P2">good luck bro</text:p>
      <text:p text:style-name="P2">_</text:p>
      <text:p text:style-name="P2">43. TN2: =003495</text:p>
      <text:p text:style-name="P2">dont care</text:p>
      <text:p text:style-name="P2"><text:soft-page-break/>_</text:p>
      <text:p text:style-name="P2">44. JE14: =003537</text:p>
      <text:p text:style-name="P2">ok im in</text:p>
      <text:p text:style-name="P2">the medium</text:p>
      <text:p text:style-name="P2">what do you mean already shit took 4 goddamn hours</text:p>
      <text:p text:style-name="P2">i dont want to talk about it</text:p>
      <text:p text:style-name="P2">imagine the worst day of my life</text:p>
      <text:p text:style-name="P2">just stood up and clinked a glass like it was about to give a speech</text:p>
      <text:p text:style-name="P2">then took a shit in my dinner and passed out with its pants down</text:p>
      <text:p text:style-name="P2">yeah</text:p>
      <text:p text:style-name="P2">stfu</text:p>
      <text:p text:style-name="P2">what are you doing</text:p>
      <text:p text:style-name="P2">ok</text:p>
      <text:p text:style-name="P2">i need some advice</text:p>
      <text:p text:style-name="P2">my kernelsprite which was this brainless feathery asshole with a sword in it</text:p>
      <text:p text:style-name="P2">turned into this bigger like ghostly feathery asshole</text:p>
      <text:p text:style-name="P2">with a sword in it</text:p>
      <text:p text:style-name="P2">it seems to want me to prototype it again</text:p>
      <text:p text:style-name="P2">not sure what to do</text:p>
      <text:p text:style-name="P2">shes asleep for some reason</text:p>
      <text:p text:style-name="P2">yeah i saw her there</text:p>
      <text:p text:style-name="P2">all tuckered out</text:p>
      <text:p text:style-name="P2">like she got smacked in the face with a pillow case full of the snooze wizards beard dander</text:p>
      <text:p text:style-name="P2">cause obviously its fuckin prime time for swiping some shuteye about now</text:p>
      <text:p text:style-name="P2"><text:soft-page-break/>like a few hours into her magic stupid quest</text:p>
      <text:p text:style-name="P2">anyway what do you think</text:p>
      <text:p text:style-name="P2">ok fine but</text:p>
      <text:p text:style-name="P2">it seems to be suggesting something here</text:p>
      <text:p text:style-name="P2">and</text:p>
      <text:p text:style-name="P2">i guess im kinda weirded out by its suggestion</text:p>
      <text:p text:style-name="P2">ok well it definitely sounds like youre fucking something up over there</text:p>
      <text:p text:style-name="P2">but alright later</text:p>
      <text:p text:style-name="P2">_</text:p>
      <text:p text:style-name="P2">45. CS1: =003542</text:p>
      <text:p text:style-name="P2">shut up</text:p>
      <text:p text:style-name="P2">no</text:p>
      <text:p text:style-name="P2">just</text:p>
      <text:p text:style-name="P2">god damn it</text:p>
      <text:p text:style-name="P2">please</text:p>
      <text:p text:style-name="P2">just once</text:p>
      <text:p text:style-name="P2">shut the hell up</text:p>
      <text:p text:style-name="P2">shut up</text:p>
      <text:p text:style-name="P2">shut</text:p>
      <text:p text:style-name="P2">the</text:p>
      <text:p text:style-name="P2">fuck</text:p>
      <text:p text:style-name="P2">up</text:p>
      <text:p text:style-name="P2">_</text:p>
      <text:p text:style-name="P2">46. RL13: =003543</text:p>
      <text:p text:style-name="P2">thats it i cant take it anymore</text:p>
      <text:p text:style-name="P2">it was such a huge mistake prototyping seppucrow with this <text:soft-page-break/>useless mindnumbing jackass</text:p>
      <text:p text:style-name="P2">im going back</text:p>
      <text:p text:style-name="P2">what do you mean already shit took 4 goddamn months</text:p>
      <text:p text:style-name="P2">or something</text:p>
      <text:p text:style-name="P2">i dont know im kind of losing track of how long its been with all this time hopping</text:p>
      <text:p text:style-name="P2">what else is there to know</text:p>
      <text:p text:style-name="P2">we lost</text:p>
      <text:p text:style-name="P2">cant finish the game with a dead heir and witch</text:p>
      <text:p text:style-name="P2">yeah well she had a big fucking meteor bearing down on her and we never heard from her again</text:p>
      <text:p text:style-name="P2">or the trolls for that matter</text:p>
      <text:p text:style-name="P2">after they tricked john into skipping way ahead and getting his ass handed to him by the denizen</text:p>
      <text:p text:style-name="P2">i guess once they managed to sabotage us they were done with us</text:p>
      <text:p text:style-name="P2">and since john died he couldnt get jade in on time so whether shes alive or not shes as good as dead from our perspective</text:p>
      <text:p text:style-name="P2">only thing left to do is change all that</text:p>
      <text:p text:style-name="P2">theres not much to remember</text:p>
      <text:p text:style-name="P2">i go back and tell john not to be an idiot and get trolled like such a gullible stooge</text:p>
      <text:p text:style-name="P2">i dont know what he was thinking</text:p>
      <text:p text:style-name="P2">even we couldnt kill one of those things yet</text:p>
      <text:p text:style-name="P2">with our higher levels and all our sick gear</text:p>
      <text:p text:style-name="P2">nah itll be fine dont worry</text:p>
      <text:p text:style-name="P2">i dont know</text:p>
      <text:p text:style-name="P2">i mean your whole timeline will</text:p>
      <text:p text:style-name="P2">maybe</text:p>
      <text:p text:style-name="P2">the thing with time travel is</text:p>
      <text:p text:style-name="P2"><text:soft-page-break/>you cant overthink it</text:p>
      <text:p text:style-name="P2">just roll with it and see what happens</text:p>
      <text:p text:style-name="P2">and above all try not to do anything retarded</text:p>
      <text:p text:style-name="P2">try going to sleep</text:p>
      <text:p text:style-name="P2">our dream selves kind of operate outside the normal time continuum i think</text:p>
      <text:p text:style-name="P2">so if part of you from this timelines going to persist thats probably the way to make it happen</text:p>
      <text:p text:style-name="P2">and hey you might even be able to help your past dream self wake up sooner without all that fuss you went through</text:p>
      <text:p text:style-name="P2">the true purpose is to make a sprite that doesnt make me want to flog myself raw with my own brain stem</text:p>
      <text:p text:style-name="P2">anything else is gravy</text:p>
      <text:p text:style-name="P2">yeah thatd be cool i guess</text:p>
      <text:p text:style-name="P2">im gonna go now</text:p>
      <text:p text:style-name="P2">_</text:p>
      <text:p text:style-name="P2">47. JE15: =003546</text:p>
      <text:p text:style-name="P2">COPY OF CONVERSATION JE14: =003537</text:p>
      <text:p text:style-name="P2">_</text:p>
      <text:p text:style-name="P2">48. JE16: =003547</text:p>
      <text:p text:style-name="P2">WAIT</text:p>
      <text:p text:style-name="P2">dont go yet</text:p>
      <text:p text:style-name="P2">somethings up</text:p>
      <text:p text:style-name="P2">_</text:p>
      <text:p text:style-name="P2">49. JE17: =003548</text:p>
      <text:p text:style-name="P2">ok its me from the future</text:p>
      <text:p text:style-name="P2">its me</text:p>
      <text:p text:style-name="P2">i just appeared</text:p>
      <text:p text:style-name="P2"><text:soft-page-break/>from the future</text:p>
      <text:p text:style-name="P2">wearing a rad suit</text:p>
      <text:p text:style-name="P2">he says dont go</text:p>
      <text:p text:style-name="P2">or youre gonna die</text:p>
      <text:p text:style-name="P2">_</text:p>
      <text:p text:style-name="P2">50. JE18: =003549</text:p>
      <text:p text:style-name="P2">he says i dunno gullible enough to trust a leetspeaking troll who wants you dead and strap on a rocket pack cause she said to</text:p>
      <text:p text:style-name="P2">ok that was probably the dumbest thing you ever said just now</text:p>
      <text:p text:style-name="P2">do you hear what youre saying oh my god</text:p>
      <text:p text:style-name="P2">this guy is me if i get him to talk to you youre just talking to me again jesus it proves nothing</text:p>
      <text:p text:style-name="P2">john stop being a tool and unbuckle yourself from that piece of shit</text:p>
      <text:p text:style-name="P2">if our friendship means anything youll listen to me and past dave</text:p>
      <text:p text:style-name="P2">this is future dave by the way</text:p>
      <text:p text:style-name="P2">yeah exactly why would i bother</text:p>
      <text:p text:style-name="P2">this sort of cornball horseshit is your cup of tea not mine</text:p>
      <text:p text:style-name="P2">dont make me track you down through time and stop you in person</text:p>
      <text:p text:style-name="P2">oh god did you just blast off</text:p>
      <text:p text:style-name="P2">ok well just dont ok</text:p>
      <text:p text:style-name="P2">im turning this timeline over to past dave</text:p>
      <text:p text:style-name="P2">and helping you all stay alive and do this thing the right way this time</text:p>
      <text:p text:style-name="P2">just stay on the goddamn ground for fucks sake</text:p>
      <text:p text:style-name="P2">_</text:p>
      <text:p text:style-name="P2">51. DaSp1: =003551</text:p>
      <text:p text:style-name="P2">hey</text:p>
      <text:p text:style-name="P2"><text:soft-page-break/>_</text:p>
      <text:p text:style-name="P2">52. DaSp2: =003558</text:p>
      <text:p text:style-name="P2">who were you talking to</text:p>
      <text:p text:style-name="P2">ok cool</text:p>
      <text:p text:style-name="P2">so now that youre a sprite</text:p>
      <text:p text:style-name="P2">do you know everything about the game</text:p>
      <text:p text:style-name="P2">alright</text:p>
      <text:p text:style-name="P2">here goes</text:p>
      <text:p text:style-name="P2">why are we so fucking awesome</text:p>
      <text:p text:style-name="P2">yeah</text:p>
      <text:p text:style-name="P2">so is everything cool with this john business</text:p>
      <text:p text:style-name="P2">is he gonna be ok</text:p>
      <text:p text:style-name="P2">ok</text:p>
      <text:p text:style-name="P2">like what</text:p>
      <text:p text:style-name="P2">i was in the middle of the nancho party arc</text:p>
      <text:p text:style-name="P2">yeah that was sorta the plan</text:p>
      <text:p text:style-name="P2">making a ten part story about nachos was always a bullshit idea</text:p>
      <text:p text:style-name="P2">yeah sure</text:p>
      <text:p text:style-name="P2">_</text:p>
      <text:p text:style-name="P2">53. JE19*: =003562</text:p>
      <text:p text:style-name="P2">so hey</text:p>
      <text:p text:style-name="P2">since its your bday i had to get you back for the sick memorabilia you got me so i got you this godawful thing and now i just know youre standing there flipping your shit over it so youre welcome.</text:p>
      <text:p text:style-name="P2">its the actual gross bunny in the movie so that means nick cage actually grubbed it up with his clownish no talent fingers. i would suggest you put it somewhere and display it ironically but i know youre dead serious about this ridiculous shit so youll probably sleep with the damn thing and nibble its ear and stuff.</text:p>
      <text:p text:style-name="P2"><text:soft-page-break/>but the weird thing is thats whats cool about you. youre this naive guy like pinocchio tumbled ass backwards off the turnip truck and started liking ghostbusters. then the fairy godmother kissed your nose or some shit and you turned out to be not made of wood and also pretty cool to talk to. one day your gooberish ways are gonna land you in a jam and i know im going to have to get you off the hook but its cool i got your back bro.</text:p>
      <text:p text:style-name="P2">then we'll meet and hug bump and get each others filthy wife beaters that much filthier so yeah</text:p>
      <text:p text:style-name="P2">peace dawg</text:p>
      <text:p text:style-name="P2">tg</text:p>
      <text:p text:style-name="P2">_</text:p>
      <text:p text:style-name="P2">54. JE20: =003566</text:p>
      <text:p text:style-name="P2">did you blast off like a spazzy douche yet or what</text:p>
      <text:p text:style-name="P2">god dammit what do i have to do to make you believe me</text:p>
      <text:p text:style-name="P2">fist bump my future self til i got bloody knuckles and write you an even sappier bday note in my own blood</text:p>
      <text:p text:style-name="P2">on a back to the future poster</text:p>
      <text:p text:style-name="P2">oh ok</text:p>
      <text:p text:style-name="P2">so you believe me then</text:p>
      <text:p text:style-name="P2">about future me</text:p>
      <text:p text:style-name="P2">and like</text:p>
      <text:p text:style-name="P2">him turning into a floating sword bird</text:p>
      <text:p text:style-name="P2">oh man and if weve just concluded anything its that talking to those dbags should be priority number one so yeah go right ahead</text:p>
      <text:p text:style-name="P2">_</text:p>
      <text:p text:style-name="P2">55. JE21: =003592</text:p>
      <text:p text:style-name="P2">yo</text:p>
      <text:p text:style-name="P2">what did you do</text:p>
      <text:p text:style-name="P2">ahahahahaha</text:p>
      <text:p text:style-name="P2"><text:soft-page-break/>pff</text:p>
      <text:p text:style-name="P2">dont worry about it</text:p>
      <text:p text:style-name="P2">cause i wouldnt give a shit</text:p>
      <text:p text:style-name="P2">and hes me</text:p>
      <text:p text:style-name="P2">what</text:p>
      <text:p text:style-name="P2">really</text:p>
      <text:p text:style-name="P2">ok</text:p>
      <text:p text:style-name="P2">dont go anywhere</text:p>
      <text:p text:style-name="P2">im coming down to the computer</text:p>
      <text:p text:style-name="P2">_</text:p>
      <text:p text:style-name="P2">56. JE22: =003593</text:p>
      <text:p text:style-name="P2">ok i dont know what youre doing here</text:p>
      <text:p text:style-name="P2">but i think we can both agree that youve got to rummage through as much of her shit as possible before she wakes up</text:p>
      <text:p text:style-name="P2">dude no come on</text:p>
      <text:p text:style-name="P2">shes out like a light anyway</text:p>
      <text:p text:style-name="P2">it was some like weird future thing that happened that made her sleep</text:p>
      <text:p text:style-name="P2">yeah</text:p>
      <text:p text:style-name="P2">shit doesnt get more clear than that</text:p>
      <text:p text:style-name="P2">fine dont</text:p>
      <text:p text:style-name="P2">but here just do this one thing</text:p>
      <text:p text:style-name="P2">see those two notebooks on the floor behind you</text:p>
      <text:p text:style-name="P2">you dont have to read them im not telling you to</text:p>
      <text:p text:style-name="P2">what kind of prying tool do you take me for</text:p>
      <text:p text:style-name="P2">just pick them up</text:p>
      <text:p text:style-name="P2">you know like tidy up a bit since you made a royal fucking dump of her room just now</text:p>
      <text:p text:style-name="P2"><text:soft-page-break/>_</text:p>
      <text:p text:style-name="P2">57. JE23: =003594</text:p>
      <text:p text:style-name="P2">now i need you to do something else</text:p>
      <text:p text:style-name="P2">this is important</text:p>
      <text:p text:style-name="P2">like for important game reasons and stuff</text:p>
      <text:p text:style-name="P2">take the card the books are on</text:p>
      <text:p text:style-name="P2">flip it over</text:p>
      <text:p text:style-name="P2">so you can see the code</text:p>
      <text:p text:style-name="P2">dude you dont have to tell me the code</text:p>
      <text:p text:style-name="P2">just flip it over and let me know if theres a code there thats all</text:p>
      <text:p text:style-name="P2">alright cool</text:p>
      <text:p text:style-name="P2">you can ditch the books now if you want</text:p>
      <text:p text:style-name="P2">maybe put them back on the floor</text:p>
      <text:p text:style-name="P2">so rose doesnt think you were snooping</text:p>
      <text:p text:style-name="P2">seriously youve got some grubby fingers bro why dont you mind your own business there</text:p>
      <text:p text:style-name="P2">what is even with you</text:p>
      <text:p text:style-name="P2">isnt that your birthday package there</text:p>
      <text:p text:style-name="P2">maybe you should look at it</text:p>
      <text:p text:style-name="P2">i dont think it counts as snooping since its technically yours</text:p>
      <text:p text:style-name="P2">_</text:p>
      <text:p text:style-name="P2">58. JE24: =003605</text:p>
      <text:p text:style-name="P2">afdsjjjjjjjjvfffffffffffffffffffffffffffffffff</text:p>
      <text:p text:style-name="P2">_</text:p>
      <text:p text:style-name="P2">59. RL14: =003757</text:p>
      <text:p text:style-name="P2">whoa why are you burning your wizard fanfiction</text:p>
      <text:p text:style-name="P2"><text:soft-page-break/>oh ok</text:p>
      <text:p text:style-name="P2">then why are you burning that</text:p>
      <text:p text:style-name="P2">is that some dumb wizard thing you just made up</text:p>
      <text:p text:style-name="P2">or something to do with tentacle monsters</text:p>
      <text:p text:style-name="P2">i cant keep track of what you like anymore</text:p>
      <text:p text:style-name="P2">john told me</text:p>
      <text:p text:style-name="P2">he was all snoopin around your room while you were asleep and i was like no man dont</text:p>
      <text:p text:style-name="P2">so not cool</text:p>
      <text:p text:style-name="P2">then he was like haha dude check it out this book is full of wizard slash</text:p>
      <text:p text:style-name="P2">and i was like i dont even want to know this is such a crazy violation of privacy</text:p>
      <text:p text:style-name="P2">do you want me to chew him out about it i will because that was so outrageous i dont know where he got off being like that</text:p>
      <text:p text:style-name="P2">i thought you hated wizards</text:p>
      <text:p text:style-name="P2">whats the deal with that</text:p>
      <text:p text:style-name="P2">oh man thats so messed up</text:p>
      <text:p text:style-name="P2">that you think that</text:p>
      <text:p text:style-name="P2">she probably digs wizards for real just like you and youre blowing shit out of proportion like pretty much always</text:p>
      <text:p text:style-name="P2">you and she could probably have been chatting up how awesome wizards were this whole time but no</text:p>
      <text:p text:style-name="P2">youre probably burning your nutjob meow book to spite her too arent you</text:p>
      <text:p text:style-name="P2">oh yeah</text:p>
      <text:p text:style-name="P2">i thought that was a joke</text:p>
      <text:p text:style-name="P2">when did they say that</text:p>
      <text:p text:style-name="P2">you mean when we were dancing and stuff in our dreams</text:p>
      <text:p text:style-name="P2">ive never seen or heard these things in my dreams</text:p>
      <text:p text:style-name="P2"><text:soft-page-break/>uh yeah</text:p>
      <text:p text:style-name="P2">no what a ridiculous question</text:p>
      <text:p text:style-name="P2">....</text:p>
      <text:p text:style-name="P2">........</text:p>
      <text:p text:style-name="P2">..........................</text:p>
      <text:p text:style-name="P2">dunno</text:p>
      <text:p text:style-name="P2">anyway yeah i guess ill do that</text:p>
      <text:p text:style-name="P2">get some sky monsters to boss me around sounds cool</text:p>
      <text:p text:style-name="P2">_</text:p>
      <text:p text:style-name="P2">60. RL15: =003758</text:p>
      <text:p text:style-name="P2">are you talking to future me</text:p>
      <text:p text:style-name="P2">ok im out of the loop again</text:p>
      <text:p text:style-name="P2">between you taking orders from dream beasts and bird wing me with like</text:p>
      <text:p text:style-name="P2">future secrets</text:p>
      <text:p text:style-name="P2">im doing some sort of spectacular fucking jackknife off the loop and getting a wink and a nod from barack obana</text:p>
      <text:p text:style-name="P2">im coming upstairs</text:p>
      <text:p text:style-name="P2">_</text:p>
      <text:p text:style-name="P2">61. DaSp3: =003761</text:p>
      <text:p text:style-name="P2">so it was pretty funny how i made a copy of roses evil book right before she burned it and now she doesnt know about it</text:p>
      <text:p text:style-name="P2">the best thing about how i did that is how it in no way will ever come back to bite us in the ass ever</text:p>
      <text:p text:style-name="P2">so safe</text:p>
      <text:p text:style-name="P2">safer than some flintstone vitamins in a bottle</text:p>
      <text:p text:style-name="P2">keep twisting junior all you get is clicks</text:p>
      <text:p text:style-name="P2">yeah</text:p>
      <text:p text:style-name="P2"><text:soft-page-break/>anyway guess ill go back down and burn that book</text:p>
      <text:p text:style-name="P2">_</text:p>
      <text:p text:style-name="P2">62. TP1: =003835</text:p>
      <text:p text:style-name="P2">what</text:p>
      <text:p text:style-name="P2">fuck off</text:p>
      <text:p text:style-name="P2">youre the annoying blind one arent you</text:p>
      <text:p text:style-name="P2">dave told me about you</text:p>
      <text:p text:style-name="P2">man im telling you burns like that are unreal</text:p>
      <text:p text:style-name="P2">where do you even get a burn thats that sick</text:p>
      <text:p text:style-name="P2">no you messed that up</text:p>
      <text:p text:style-name="P2">uh</text:p>
      <text:p text:style-name="P2">did you try to draw shades on his face and miss</text:p>
      <text:p text:style-name="P2">whats even the point hes already wearing shades</text:p>
      <text:p text:style-name="P2">this is moronic</text:p>
      <text:p text:style-name="P2">i dont know what it smells like or tastes like</text:p>
      <text:p text:style-name="P2">but i sure as hell know what it looks like</text:p>
      <text:p text:style-name="P2">like a fuckin symphony on my retinas</text:p>
      <text:p text:style-name="P2">shit is beautiful like a little vermilion picnic on my hands</text:p>
      <text:p text:style-name="P2">every day i open my eyes i find poetry in even the simplest things</text:p>
      <text:p text:style-name="P2">just one of those little joys in life you take for granted you know</text:p>
      <text:p text:style-name="P2">this miraculous gift of vision</text:p>
      <text:p text:style-name="P2">i could give myself a hernia trying to be as big a douche as that guy</text:p>
      <text:p text:style-name="P2">i could try but it would wind up like a motorcycle stunt gone horribly wrong</text:p>
      <text:p text:style-name="P2">my broken body would flop and tumble around like a rag doll</text:p>
      <text:p text:style-name="P2"><text:soft-page-break/>and yet as much as that guys the tooliest dude i could ever hope to meet he and i would still get along famously</text:p>
      <text:p text:style-name="P2">cause we can both see</text:p>
      <text:p text:style-name="P2">just him and me</text:p>
      <text:p text:style-name="P2">havin a see party</text:p>
      <text:p text:style-name="P2">like a couple of eagle eyed bros peepin shit up into the wee hours </text:p>
      <text:p text:style-name="P2">i guess but youll have to be careful not to stumble around bumping into all the gorgeous masterpieces hanging around everywhere</text:p>
      <text:p text:style-name="P2">god so beautiful to look at with my perfect eyesight</text:p>
      <text:p text:style-name="P2">yeah thats fine</text:p>
      <text:p text:style-name="P2">_</text:p>
      <text:p text:style-name="P2">63. TP2: =003839</text:p>
      <text:p text:style-name="P2">oh hell</text:p>
      <text:p text:style-name="P2">that</text:p>
      <text:p text:style-name="P2">ok thats pretty amazing</text:p>
      <text:p text:style-name="P2">hey speaking of which</text:p>
      <text:p text:style-name="P2">where is my bro anyway</text:p>
      <text:p text:style-name="P2">havent seen him at all since i got here</text:p>
      <text:p text:style-name="P2">davesprite doesnt know</text:p>
      <text:p text:style-name="P2">you can see everything that goes on right</text:p>
      <text:p text:style-name="P2">or like smell it or whatever</text:p>
      <text:p text:style-name="P2">how does that even work</text:p>
      <text:p text:style-name="P2">how do you use a computer and know whats going on it doesnt make sense</text:p>
      <text:p text:style-name="P2">my face doesnt make sense</text:p>
      <text:p text:style-name="P2">hahaha</text:p>
      <text:p text:style-name="P2">ew</text:p>
      <text:p text:style-name="P2"><text:soft-page-break/>oh ok</text:p>
      <text:p text:style-name="P2">so the dumbest and most far fetched explanation imaginable ok got it</text:p>
      <text:p text:style-name="P2">man dont remind me about that</text:p>
      <text:p text:style-name="P2">so embarrassing</text:p>
      <text:p text:style-name="P2">ok cool</text:p>
      <text:p text:style-name="P2">whos upset</text:p>
      <text:p text:style-name="P2">bout time the dude gave me a little space</text:p>
      <text:p text:style-name="P2">i guess</text:p>
      <text:p text:style-name="P2">alright so whats next</text:p>
      <text:p text:style-name="P2">why would i be scared</text:p>
      <text:p text:style-name="P2">we have cotton candy dumpass</text:p>
      <text:p text:style-name="P2">_</text:p>
      <text:p text:style-name="P1">Act 5</text:p>
      <text:p text:style-name="P2">_</text:p>
      <text:p text:style-name="P1">Act 5 Act 2</text:p>
      <text:p text:style-name="P2">_</text:p>
      <text:p text:style-name="P2">64. JE25: =004637</text:p>
      <text:p text:style-name="P2">hey</text:p>
      <text:p text:style-name="P2">has it</text:p>
      <text:p text:style-name="P2">man who cares</text:p>
      <text:p text:style-name="P2">i mean thats great and all</text:p>
      <text:p text:style-name="P2">but i talked to you plenty more times since that from where im standing</text:p>
      <text:p text:style-name="P2">ive got to make this quick</text:p>
      <text:p text:style-name="P2">fuck no fuck that trollian horseshit</text:p>
      <text:p text:style-name="P2">its just regular old time travel</text:p>
      <text:p text:style-name="P2"><text:soft-page-break/>im from the future</text:p>
      <text:p text:style-name="P2">no</text:p>
      <text:p text:style-name="P2">just regular ordinary dave from the fucking future nothing special dude come on</text:p>
      <text:p text:style-name="P2">yeah ok it is awesome but im in a hurry</text:p>
      <text:p text:style-name="P2">i need to borrow some boondollars off you</text:p>
      <text:p text:style-name="P2">no they do do something</text:p>
      <text:p text:style-name="P2">what do you think they buy shit its fucking money</text:p>
      <text:p text:style-name="P2">i cant answer all these questions dude youll find out anyway its not like youll even really need your money</text:p>
      <text:p text:style-name="P2">you you might as well give it to me</text:p>
      <text:p text:style-name="P2">all of it</text:p>
      <text:p text:style-name="P2">ill pay you back</text:p>
      <text:p text:style-name="P2">in the future</text:p>
      <text:p text:style-name="P2">if theres one thing im not short on its the fuckin future</text:p>
      <text:p text:style-name="P2">yeah we do</text:p>
      <text:p text:style-name="P2">but chronologically ive been around for at least triple that</text:p>
      <text:p text:style-name="P2">no shit your deal is wind not time</text:p>
      <text:p text:style-name="P2">youre on easy street what is there even to think about with wind</text:p>
      <text:p text:style-name="P2">like what angle to blow it at to fly a damn kite or how gentle its gotta be to make a picnic go swimmingly</text:p>
      <text:p text:style-name="P2">its kiddie bullshit time is serious fucking business</text:p>
      <text:p text:style-name="P2">leave it to the pros ok</text:p>
      <text:p text:style-name="P2">yeah it can work that way</text:p>
      <text:p text:style-name="P2">or not</text:p>
      <text:p text:style-name="P2">ive been very careful</text:p>
      <text:p text:style-name="P2">this whole operation is strung together with stable time loops</text:p>
      <text:p text:style-name="P2">no timeline offshoots cause thats when daves start dying and that <text:soft-page-break/>isnt no good for nobody</text:p>
      <text:p text:style-name="P2">yeah</text:p>
      <text:p text:style-name="P2">there are a bunch of daves running around the timeline</text:p>
      <text:p text:style-name="P2">but they are all me</text:p>
      <text:p text:style-name="P2">i mean they will all become me and ill become them one way or another</text:p>
      <text:p text:style-name="P2">thats how stable time loops work shit takes a lot of planning and precise choreography</text:p>
      <text:p text:style-name="P2">ive got some help though</text:p>
      <text:p text:style-name="P2">yeah</text:p>
      <text:p text:style-name="P2">man dont even get me started with that</text:p>
      <text:p text:style-name="P2">the 24 hour span of the reckoning is like some kind of critical spike in us dealing with troll bullshit</text:p>
      <text:p text:style-name="P2">i guess its just when the most shit is going down so they figure thats the best time to mess with us</text:p>
      <text:p text:style-name="P2">i dont know man they seem to flock to me</text:p>
      <text:p text:style-name="P2">ive been laying waste to chumps nonstop</text:p>
      <text:p text:style-name="P2">its like they heard somebody over here was handing out asses and theyve known nothing but years of bitter ass famine</text:p>
      <text:p text:style-name="P2">oh you know</text:p>
      <text:p text:style-name="P2">noirs outta control</text:p>
      <text:p text:style-name="P2">rose is crazy jades crazier and youre</text:p>
      <text:p text:style-name="P2">well youre you</text:p>
      <text:p text:style-name="P2">and together were up to our bulges and miscellaneous bullshit alien physiology in hot sloppy shenanigans while hatching plans under our feathery asses like a bunch of cage free farm fresh motherfuckers</text:p>
      <text:p text:style-name="P2">but im not about to get into specifics cause this is complicated enough as it is</text:p>
      <text:p text:style-name="P2">and if i started ranting too much about the future id start sounding like one of these smug alternian shitheads and im not <text:soft-page-break/>about to drop that retarded science on my good bro</text:p>
      <text:p text:style-name="P2">so im staying on track here</text:p>
      <text:p text:style-name="P2">speaking of which</text:p>
      <text:p text:style-name="P2">give me your money</text:p>
      <text:p text:style-name="P2">oh christ</text:p>
      <text:p text:style-name="P2">only one</text:p>
      <text:p text:style-name="P2">well fuck nevermind then</text:p>
      <text:p text:style-name="P2">i thought youd have more by now but thats goddamn peanuts</text:p>
      <text:p text:style-name="P2">i mean</text:p>
      <text:p text:style-name="P2">ill take it anyway but damn</text:p>
      <text:p text:style-name="P2">im working the system here</text:p>
      <text:p text:style-name="P2">using time loops to manipulate the incipispheres financial sector</text:p>
      <text:p text:style-name="P2">making a goddamn killing in the lohacse</text:p>
      <text:p text:style-name="P2">lohac stock exchange</text:p>
      <text:p text:style-name="P2">my planet</text:p>
      <text:p text:style-name="P2">land of heat and clockwork dude come on</text:p>
      <text:p text:style-name="P2">you know like gears and lava and shit</text:p>
      <text:p text:style-name="P2">wrong it kicks ass</text:p>
      <text:p text:style-name="P2">egbert stfu and give me your goddamn boonbuck j3gus fuck</text:p>
      <text:p text:style-name="P2">ill turn it into a boonmint in an hour and youll get it back ok</text:p>
      <text:p text:style-name="P2">no comment</text:p>
      <text:p text:style-name="P2">you can wire it to my account</text:p>
      <text:p text:style-name="P2">ill send you the app</text:p>
      <text:p text:style-name="P2">i know</text:p>
      <text:p text:style-name="P2">but this takes like two seconds</text:p>
      <text:p text:style-name="P2">dude</text:p>
      <text:p text:style-name="P2">dont do the vriska thing ok</text:p>
      <text:p text:style-name="P2"><text:soft-page-break/>shes messed up we talked about this</text:p>
      <text:p text:style-name="P2">or will talk</text:p>
      <text:p text:style-name="P2">whatever</text:p>
      <text:p text:style-name="P2">alright app incoming</text:p>
      <text:p text:style-name="P2">gotta go later</text:p>
      <text:p text:style-name="P2">_</text:p>
      <text:p text:style-name="P2">65. TP3: =004642</text:p>
      <text:p text:style-name="P2">hey</text:p>
      <text:p text:style-name="P2">have i made enough money yet</text:p>
      <text:p text:style-name="P2">ok</text:p>
      <text:p text:style-name="P2">fuck</text:p>
      <text:p text:style-name="P2">bout time</text:p>
      <text:p text:style-name="P2">what took so long</text:p>
      <text:p text:style-name="P2">k cool lets see it</text:p>
      <text:p text:style-name="P2">damn</text:p>
      <text:p text:style-name="P2">thats incredible</text:p>
      <text:p text:style-name="P2">oh shit really</text:p>
      <text:p text:style-name="P2">that loud sound of shock you just smelled was my jaw hitting the floor</text:p>
      <text:p text:style-name="P2">yeah i mean</text:p>
      <text:p text:style-name="P2">i cant possibly argue with any of that</text:p>
      <text:p text:style-name="P2">so are we done making money yet or what</text:p>
      <text:p text:style-name="P2">yeah i kinda figured</text:p>
      <text:p text:style-name="P2">im not complaining</text:p>
      <text:p text:style-name="P2">but you said there was something specific we were working toward here</text:p>
      <text:p text:style-name="P2">i mean aside from buying up all the nastiest fraymotifs</text:p>
      <text:p text:style-name="P2"><text:soft-page-break/>competitive</text:p>
      <text:p text:style-name="P2">man</text:p>
      <text:p text:style-name="P2">dont matter what i do im not gonna outpace egbert</text:p>
      <text:p text:style-name="P2">hey its not like the futures a mystery or anything weve both seen it</text:p>
      <text:p text:style-name="P2">well</text:p>
      <text:p text:style-name="P2">ive seen it</text:p>
      <text:p text:style-name="P2">youve just caught a whiff of it</text:p>
      <text:p text:style-name="P2">like a hungry beggar loitering cross the street of an olive garden</text:p>
      <text:p text:style-name="P2">just cause a filthy vagrants barred from entry dont mean a dude doesnt know italian foods nearby its a fucking fact to his nose</text:p>
      <text:p text:style-name="P2">yeah fine</text:p>
      <text:p text:style-name="P2">so whats the other thing we were accomplishing here</text:p>
      <text:p text:style-name="P2">does that get to be not an obnoxious secret yet</text:p>
      <text:p text:style-name="P2">ok so this was your game</text:p>
      <text:p text:style-name="P2">to get rich off me</text:p>
      <text:p text:style-name="P2">alright well its not like i even have a problem parting with this useless bullshit money</text:p>
      <text:p text:style-name="P2">how much do you need</text:p>
      <text:p text:style-name="P2">thats all</text:p>
      <text:p text:style-name="P2">i can afford to give you a fuckload more than that</text:p>
      <text:p text:style-name="P2">how bout i give you an even boonbank</text:p>
      <text:p text:style-name="P2">ok just to be clear</text:p>
      <text:p text:style-name="P2">thats 413</text:p>
      <text:p text:style-name="P2">not "aie"</text:p>
      <text:p text:style-name="P2">whats up with that number</text:p>
      <text:p text:style-name="P2">ive seen it around</text:p>
      <text:p text:style-name="P2"><text:soft-page-break/>whats that mean</text:p>
      <text:p text:style-name="P2">ok awesome</text:p>
      <text:p text:style-name="P2">you mean i can do that</text:p>
      <text:p text:style-name="P2">then</text:p>
      <text:p text:style-name="P2">why werent we just wiring money into the past for these investment escapades instead of doing all this time traveling</text:p>
      <text:p text:style-name="P2">oh yeah</text:p>
      <text:p text:style-name="P2">i knew that its just frustrating sometimes its like paradox space makes you do everything the hard way</text:p>
      <text:p text:style-name="P2">sure</text:p>
      <text:p text:style-name="P2">yeah</text:p>
      <text:p text:style-name="P2">reminds me</text:p>
      <text:p text:style-name="P2">i made you a comic a while ago</text:p>
      <text:p text:style-name="P2">yeah here</text:p>
      <text:p text:style-name="P2">yeaho k whatever you say</text:p>
      <text:p text:style-name="P2">fuckin aliens</text:p>
      <text:p text:style-name="P2">ok cool</text:p>
      <text:p text:style-name="P2">hey boonbonds incoming now</text:p>
      <text:p text:style-name="P2">brace yourself six hours ago</text:p>
      <text:p text:style-name="P2">_</text:p>
      <text:p text:style-name="P2">66. TP4: =004672</text:p>
      <text:p text:style-name="P2">yes im a girl</text:p>
      <text:p text:style-name="P2">north american hollering phallus baboon</text:p>
      <text:p text:style-name="P2">no its true we are highly endangered</text:p>
      <text:p text:style-name="P2">when our territory is threatened thats when the indiscriminate fucking begins</text:p>
      <text:p text:style-name="P2">could fuck a circus tent down a gas tank</text:p>
      <text:p text:style-name="P2">bunch it up in there good</text:p>
      <text:p text:style-name="P2"><text:soft-page-break/>slam the lid and drive away</text:p>
      <text:p text:style-name="P2">beep beep albino hairless dickmonkey coming through</text:p>
      <text:p text:style-name="P2">the glittering civilization before you was built on angry apefuck power alone</text:p>
      <text:p text:style-name="P2">stand agog and marvel bitch</text:p>
      <text:p text:style-name="P2">shaggy 2 dope</text:p>
      <text:p text:style-name="P2">ok sorry</text:p>
      <text:p text:style-name="P2">its ben stiller</text:p>
      <text:p text:style-name="P2">nope</text:p>
      <text:p text:style-name="P2">sorry to disappoint you dude</text:p>
      <text:p text:style-name="P2">dont care</text:p>
      <text:p text:style-name="P2">oh man another failed trolling attempt</text:p>
      <text:p text:style-name="P2">i had such high hopes trapezi it started out brilliantly</text:p>
      <text:p text:style-name="P2">excuse me but it says right in the header of this conversation that youre trolling me</text:p>
      <text:p text:style-name="P2">persterchum always knows</text:p>
      <text:p text:style-name="P2">no shit</text:p>
      <text:p text:style-name="P2">ok</text:p>
      <text:p text:style-name="P2">let me just set aside some time to be stupid enough to believe that</text:p>
      <text:p text:style-name="P2">hey looks like next month is chemical lobotomy month youre in luck</text:p>
      <text:p text:style-name="P2">so what do you think</text:p>
      <text:p text:style-name="P2">time to block you yet or what</text:p>
      <text:p text:style-name="P2">drawing a comic</text:p>
      <text:p text:style-name="P2">awesome</text:p>
      <text:p text:style-name="P2">nah</text:p>
      <text:p text:style-name="P2">i dunno</text:p>
      <text:p text:style-name="P2"><text:soft-page-break/>you seem kinda young to me and this thing is like</text:p>
      <text:p text:style-name="P2">borderline pornographic</text:p>
      <text:p text:style-name="P2">how old are you</text:p>
      <text:p text:style-name="P2">goddamn</text:p>
      <text:p text:style-name="P2">ok now youre messing with me arent you you arent 6</text:p>
      <text:p text:style-name="P2">whatever thats bullshit</text:p>
      <text:p text:style-name="P2">ok fuck it</text:p>
      <text:p text:style-name="P2">just dont tell your parents</text:p>
      <text:p text:style-name="P2">thats just about the saddest thing i ever heard get said</text:p>
      <text:p text:style-name="P2">here</text:p>
      <text:p text:style-name="P5"><text:a xlink:type="simple" xlink:href="http://tinyurl.com/CDandSL" text:style-name="Internet_20_link" text:visited-style-name="Visited_20_Internet_20_Link"><text:span text:style-name="T2">http://tinyurl.com/CDandSL</text:span></text:a></text:p>
      <text:p text:style-name="P2">i guess</text:p>
      <text:p text:style-name="P2">its ok</text:p>
      <text:p text:style-name="P2">im not thrilled with this direction though i think its too much like my bros stuff</text:p>
      <text:p text:style-name="P2">need to figure out my own ironic statement to make</text:p>
      <text:p text:style-name="P2">spread my wings you know</text:p>
      <text:p text:style-name="P2">pretty deep troll girl</text:p>
      <text:p text:style-name="P2">ok</text:p>
      <text:p text:style-name="P2">i see</text:p>
      <text:p text:style-name="P2">that fucking puppet</text:p>
      <text:p text:style-name="P2">uh what</text:p>
      <text:p text:style-name="P2">man i dunno</text:p>
      <text:p text:style-name="P2">wheres this drawing you promised me</text:p>
      <text:p text:style-name="P2">oh my fucking hell</text:p>
      <text:p text:style-name="P2">that is horrendous</text:p>
      <text:p text:style-name="P2">in the most beautiful way</text:p>
      <text:p text:style-name="P2"><text:soft-page-break/>god damn</text:p>
      <text:p text:style-name="P2">that mouth</text:p>
      <text:p text:style-name="P2">its like</text:p>
      <text:p text:style-name="P2">i dont know</text:p>
      <text:p text:style-name="P2">a fucking pork chop</text:p>
      <text:p text:style-name="P2">jegus</text:p>
      <text:p text:style-name="P2">i mean jesus</text:p>
      <text:p text:style-name="P2">so overwhelmed i cant even damn type</text:p>
      <text:p text:style-name="P2">is there even any other way to draw on a computer</text:p>
      <text:p text:style-name="P2">fuckin doubt it</text:p>
      <text:p text:style-name="P2">ok lets say its</text:p>
      <text:p text:style-name="P2">dave why not</text:p>
      <text:p text:style-name="P2">fuck</text:p>
      <text:p text:style-name="P2">what the hell could you possibly have to do</text:p>
      <text:p text:style-name="P2">doesnt seem like youre into trolling us as much as your numbnut friends</text:p>
      <text:p text:style-name="P2">yeah what didnt you get the memo</text:p>
      <text:p text:style-name="P2">your leader</text:p>
      <text:p text:style-name="P2">thats a retarded thing to say even by the standard of your own bullshit made up vernacular</text:p>
      <text:p text:style-name="P2">whos he really</text:p>
      <text:p text:style-name="P2">your boyfriend or something</text:p>
      <text:p text:style-name="P2">ok asking for an explanation on that is pretty much the exact opposite of what im doing</text:p>
      <text:p text:style-name="P2">and interesteds the opposite of what im being</text:p>
      <text:p text:style-name="P2">ok that remark was almost as boring as it was weird</text:p>
      <text:p text:style-name="P2">haha</text:p>
      <text:p text:style-name="P2">i dont cry</text:p>
      <text:p text:style-name="P2"><text:soft-page-break/>oh god</text:p>
      <text:p text:style-name="P2">i plan on forgetting about you instantly after this conversation</text:p>
      <text:p text:style-name="P2">well maybe</text:p>
      <text:p text:style-name="P2">even if thats the case</text:p>
      <text:p text:style-name="P2">ill just forget on principle</text:p>
      <text:p text:style-name="P2">yeah</text:p>
      <text:p text:style-name="P2">pretty cool guy here</text:p>
      <text:p text:style-name="P2">case you hadnt noticed</text:p>
      <text:p text:style-name="P2">_</text:p>
      <text:p text:style-name="P2">67. TP5: =004674</text:p>
      <text:p text:style-name="P2">what the fuck was the point of this again</text:p>
      <text:p text:style-name="P2">this is bullshit</text:p>
      <text:p text:style-name="P2">this was a setup all along</text:p>
      <text:p text:style-name="P2">ok jegus</text:p>
      <text:p text:style-name="P2">dont say it</text:p>
      <text:p text:style-name="P2">if you say i warned you about tears or something one more time</text:p>
      <text:p text:style-name="P2">i swear to gog</text:p>
      <text:p text:style-name="P2">ok fine</text:p>
      <text:p text:style-name="P2">our memes can cancel each other out this time</text:p>
      <text:p text:style-name="P2">god dammit</text:p>
      <text:p text:style-name="P2">im not actually crying</text:p>
      <text:p text:style-name="P2">its the fucking onions</text:p>
      <text:p text:style-name="P2">these piece of shit crocodiles are lambasting me with them</text:p>
      <text:p text:style-name="P2">i guess the stench of onions is covering up the smell of the truth how convenient</text:p>
      <text:p text:style-name="P2">also your nose sux youre not even any good at smellin at all</text:p>
      <text:p text:style-name="P2">the only thing im getting</text:p>
      <text:p text:style-name="P2"><text:soft-page-break/>is out of this goddamn idiot cauldron here</text:p>
      <text:p text:style-name="P2">the only thing im going to make</text:p>
      <text:p text:style-name="P2">is like banana and split</text:p>
      <text:p text:style-name="P2">out of this bubbling pail of misery</text:p>
      <text:p text:style-name="P2">why whats the relevance of that</text:p>
      <text:p text:style-name="P2">tell me its more alien nonsense it will be so awesome to hear more of that</text:p>
      <text:p text:style-name="P2">man</text:p>
      <text:p text:style-name="P2">why did i ever agree to go along with this horseshit</text:p>
      <text:p text:style-name="P2">what secrets</text:p>
      <text:p text:style-name="P2">they dont have any secrets</text:p>
      <text:p text:style-name="P2">look at them theyre morons</text:p>
      <text:p text:style-name="P2">the only secret theyve got is how many times a day they accidentally flush their medical alert bracelets down the toilet</text:p>
      <text:p text:style-name="P2">ok im gonna change out of this wet suit</text:p>
      <text:p text:style-name="P2">and into a dry shut your fucking mouth</text:p>
      <text:p text:style-name="P2">_</text:p>
      <text:p text:style-name="P2">68. TP6: =004675</text:p>
      <text:p text:style-name="P2">there now i wont be satisfying your crazy red fetish either</text:p>
      <text:p text:style-name="P2">all you get to smell is black</text:p>
      <text:p text:style-name="P2">like licorice or something</text:p>
      <text:p text:style-name="P2">you hate licorice right</text:p>
      <text:p text:style-name="P2">shit</text:p>
      <text:p text:style-name="P2">ok lets say i dont smell like licorice then</text:p>
      <text:p text:style-name="P2">i smell like</text:p>
      <text:p text:style-name="P2">a coal miners asshole</text:p>
      <text:p text:style-name="P2">whatever</text:p>
      <text:p text:style-name="P2"><text:soft-page-break/>anyway</text:p>
      <text:p text:style-name="P2">probably bout time i got on with this game</text:p>
      <text:p text:style-name="P2">sans these pointless sidequests you want drag me through for kicks</text:p>
      <text:p text:style-name="P2">later terezi nice knowing you</text:p>
      <text:p text:style-name="P2">unlikely</text:p>
      <text:p text:style-name="P2">you told me remember</text:p>
      <text:p text:style-name="P2">why would i forget</text:p>
      <text:p text:style-name="P2">oh</text:p>
      <text:p text:style-name="P2">i guess i forgot i was supposed to forget</text:p>
      <text:p text:style-name="P2">uh alright</text:p>
      <text:p text:style-name="P2">what the hell</text:p>
      <text:p text:style-name="P2">whats your obsession with making this goofy bullshit anyway</text:p>
      <text:p text:style-name="P2">is it troll irony</text:p>
      <text:p text:style-name="P2">dont get me wrong its awesome</text:p>
      <text:p text:style-name="P2">thats cool</text:p>
      <text:p text:style-name="P2">sure thats fine</text:p>
      <text:p text:style-name="P2">im still gonna go off and do my own thing though</text:p>
      <text:p text:style-name="P2">later</text:p>
      <text:p text:style-name="P2">dammit what</text:p>
      <text:p text:style-name="P2">yeah fine but i doubt that i</text:p>
      <text:p text:style-name="P2">oh fuck there i am hiding behind that column</text:p>
      <text:p text:style-name="P2">_</text:p>
      <text:p text:style-name="P2">69. TP7: =004679</text:p>
      <text:p text:style-name="P2">ok so whats the plan</text:p>
      <text:p text:style-name="P2">thats cool</text:p>
      <text:p text:style-name="P2">but whats the answer that doesnt have anything to do with <text:soft-page-break/>meaningless bullshit</text:p>
      <text:p text:style-name="P2">time</text:p>
      <text:p text:style-name="P2">for</text:p>
      <text:p text:style-name="P2">for</text:p>
      <text:p text:style-name="P2">come on</text:p>
      <text:p text:style-name="P2">......</text:p>
      <text:p text:style-name="P2">...........</text:p>
      <text:p text:style-name="P2">god dammit</text:p>
      <text:p text:style-name="P2">whoa</text:p>
      <text:p text:style-name="P2">_</text:p>
      <text:p text:style-name="P2">70. TP8: =004680</text:p>
      <text:p text:style-name="P2">its like</text:p>
      <text:p text:style-name="P2">watching a miracle made of nothing but twitching schroder legs</text:p>
      <text:p text:style-name="P2">look at us go</text:p>
      <text:p text:style-name="P2">i cant stop watching</text:p>
      <text:p text:style-name="P2">damn</text:p>
      <text:p text:style-name="P2">those moves</text:p>
      <text:p text:style-name="P2">i can see im going to have to drop everything</text:p>
      <text:p text:style-name="P2">drop it like its simultaneously hot and i just tripped over the rug</text:p>
      <text:p text:style-name="P2">dedicate my undivided attention to this shit</text:p>
      <text:p text:style-name="P2">damn youre right</text:p>
      <text:p text:style-name="P2">truth be told everyone will be tripping when im done</text:p>
      <text:p text:style-name="P2">once i upset this biznasty with my swift cuts</text:p>
      <text:p text:style-name="P2">dudes will phalanx themselves agape like theyre offerin to store my shit in their mouths for the night</text:p>
      <text:p text:style-name="P2">rows of glasseyed human fly catchers beholding categorical fucking domination of the dance floor</text:p>
      <text:p text:style-name="P2"><text:soft-page-break/>but they wont catch none cause the flys all mine</text:p>
      <text:p text:style-name="P2">theres not any i dont have</text:p>
      <text:p text:style-name="P2">im crafting a new dance move</text:p>
      <text:p text:style-name="P2">to shock the shit out of asses in pants</text:p>
      <text:p text:style-name="P2">fred astaires ghost will weep in the arms of his own nimble rotting corpse</text:p>
      <text:p text:style-name="P2">its called</text:p>
      <text:p text:style-name="P2">the smug cracker parlor wiggle</text:p>
      <text:p text:style-name="P2">of course</text:p>
      <text:p text:style-name="P2">and just when the scene thought it was startin to recover from its ridiculous erection over that</text:p>
      <text:p text:style-name="P2">thats when i bust out another fierce move</text:p>
      <text:p text:style-name="P2">i call it rageclock me in the douche smirk plz</text:p>
      <text:p text:style-name="P2">cut out to the rude jam "askin 4 it!"</text:p>
      <text:p text:style-name="P2">id say if i had to take an educated guess it was outright goddamn unmannerly</text:p>
      <text:p text:style-name="P2">needs to get worked over by some stuffy prude at finishing school</text:p>
      <text:p text:style-name="P2">i dont know about that</text:p>
      <text:p text:style-name="P2">i dont know if you can keep up with me kid</text:p>
      <text:p text:style-name="P2">no offense</text:p>
      <text:p text:style-name="P2">theres just magic in these shoes and the coy gnome i ransacked wants them goddamn back</text:p>
      <text:p text:style-name="P2">ahahahahahaha</text:p>
      <text:p text:style-name="P2">_</text:p>
      <text:p text:style-name="P2">71. TP9: =004681</text:p>
      <text:p text:style-name="P2">i feel like i should be offering some visual rebuttal here</text:p>
      <text:p text:style-name="P2">you arent giving me any time though dammit</text:p>
      <text:p text:style-name="P2">oh yeah</text:p>
      <text:p text:style-name="P2"><text:soft-page-break/>i keep forgetting i can time travel</text:p>
      <text:p text:style-name="P2">thats fine i guess</text:p>
      <text:p text:style-name="P2">see</text:p>
      <text:p text:style-name="P2">i cant compete with this</text:p>
      <text:p text:style-name="P2">_</text:p>
      <text:p text:style-name="P2">72. DS10: =004682</text:p>
      <text:p text:style-name="P2">but seriously what is the real plan here</text:p>
      <text:p text:style-name="P2">that has to do with not fucking around</text:p>
      <text:p text:style-name="P2">ok could you try to be somehow even less subtle when you hit on me thanks</text:p>
      <text:p text:style-name="P2">man</text:p>
      <text:p text:style-name="P2">nevermind</text:p>
      <text:p text:style-name="P2">no shit</text:p>
      <text:p text:style-name="P2">im going to infer that your species reproduces by having sex with a grub in a bucket or something</text:p>
      <text:p text:style-name="P2">am i close</text:p>
      <text:p text:style-name="P2">ok sorry</text:p>
      <text:p text:style-name="P2">back on point</text:p>
      <text:p text:style-name="P2">what are we doing</text:p>
      <text:p text:style-name="P2">ok</text:p>
      <text:p text:style-name="P2">sounds cool</text:p>
      <text:p text:style-name="P2">huh what an odd thing to say</text:p>
      <text:p text:style-name="P2">it demands no explanation whatsoever</text:p>
      <text:p text:style-name="P2">so how do i start making all this money</text:p>
      <text:p text:style-name="P2">tell me anyway</text:p>
      <text:p text:style-name="P2">dont know</text:p>
      <text:p text:style-name="P2">i never even looked at it</text:p>
      <text:p text:style-name="P2"><text:soft-page-break/>k</text:p>
      <text:p text:style-name="P2">ok after all this hype you better be prepared to fucking dazzle me</text:p>
      <text:p text:style-name="P2">are you gonna bring it?</text:p>
      <text:p text:style-name="P2">awesome</text:p>
      <text:p text:style-name="P2">peace out t-z</text:p>
      <text:p text:style-name="P2">oh shit</text:p>
      <text:p text:style-name="P2">_</text:p>
      <text:p text:style-name="P2">73. TP11: =004683</text:p>
      <text:p text:style-name="P2">fuck</text:p>
      <text:p text:style-name="P2">_</text:p>
      <text:p text:style-name="P2">74. KV1: =004698</text:p>
      <text:p text:style-name="P2">i thought you were asleep</text:p>
      <text:p text:style-name="P2">not cool</text:p>
      <text:p text:style-name="P2">luring me into your cyber boobytrap with shitty clip art who told you my weakness</text:p>
      <text:p text:style-name="P2">obviously</text:p>
      <text:p text:style-name="P2">_</text:p>
      <text:p text:style-name="P2">75. JE26; KV2: =004690</text:p>
      <text:p text:style-name="P2">what</text:p>
      <text:p text:style-name="P2">hey</text:p>
      <text:p text:style-name="P2">some kinda asshole rumpus looks like</text:p>
      <text:p text:style-name="P2">ok later windbag</text:p>
      <text:p text:style-name="P2">nah</text:p>
      <text:p text:style-name="P2">no</text:p>
      <text:p text:style-name="P2">but whatever he thinks im doing im not going to stop</text:p>
      <text:p text:style-name="P2">the guys jealous obviously he thinks his girlfriend has a thing for me and you know what hes probably right</text:p>
      <text:p text:style-name="P2"><text:soft-page-break/>but what else is new just another lady from outer space mackin on me whatever chance she gets</text:p>
      <text:p text:style-name="P2">pretty sure she is</text:p>
      <text:p text:style-name="P2">or he thinks she is or something</text:p>
      <text:p text:style-name="P2">made it pretty obvious when he started ranting at me months ago</text:p>
      <text:p text:style-name="P2">back when i suspected these trolls were full of shit</text:p>
      <text:p text:style-name="P2">but now look how far weve come</text:p>
      <text:p text:style-name="P2">theres not any doubt left about that at all</text:p>
      <text:p text:style-name="P2">right</text:p>
      <text:p text:style-name="P2">sounds like its time to get a clue she is over you dude</text:p>
      <text:p text:style-name="P2">john god dammit stop embarrassing us</text:p>
      <text:p text:style-name="P2">first of all weve got to be on record here as not giving a shit about that</text:p>
      <text:p text:style-name="P2">second obviously theres gonna be 4 quadrants come on</text:p>
      <text:p text:style-name="P2">k then bye</text:p>
      <text:p text:style-name="P2">sounds like a loudmouth inferiority thing going on here to me</text:p>
      <text:p text:style-name="P2">like you dont want to acknowledge that your troll ladies find a couple of human dudes irresistible</text:p>
      <text:p text:style-name="P2">smooth</text:p>
      <text:p text:style-name="P2">i dunno</text:p>
      <text:p text:style-name="P2">do you like her</text:p>
      <text:p text:style-name="P2">yeah ok</text:p>
      <text:p text:style-name="P2">but i mean</text:p>
      <text:p text:style-name="P2">anything more than that</text:p>
      <text:p text:style-name="P2">like</text:p>
      <text:p text:style-name="P2">if earth wasnt destroyed and she werent in some other universe on a planet full of unspeakable frothing dipshits</text:p>
      <text:p text:style-name="P2">and she was on earth visiting your town or something</text:p>
      <text:p text:style-name="P2"><text:soft-page-break/>would you want to ask her to go see one of your dumbass movies</text:p>
      <text:p text:style-name="P2">like the new maconnohey jam where he smirks and like all but deliberately draws the audiences ire like a goddamn magnetron</text:p>
      <text:p text:style-name="P2">doesnt concern you dude</text:p>
      <text:p text:style-name="P2">i dunno man doesnt sound like you really got our interests in mind here</text:p>
      <text:p text:style-name="P2">you just sound kinda bitter</text:p>
      <text:p text:style-name="P2">did one of the human ladies reject you</text:p>
      <text:p text:style-name="P2">how did it go did you stand in a quadrant like you were playing four square</text:p>
      <text:p text:style-name="P2">holding a bucket full of flowers or slime or whatever and jade was like no thanks bro</text:p>
      <text:p text:style-name="P2">is that how it went down</text:p>
      <text:p text:style-name="P2">or maybe it was a guy who rejected you</text:p>
      <text:p text:style-name="P2">haha wow bingo</text:p>
      <text:p text:style-name="P2">see how i look right now thats a poker face might want to take some notes</text:p>
      <text:p text:style-name="P2">oh god stop talking about my lips thats the second time</text:p>
      <text:p text:style-name="P2">ok youre clearly gay and youve probably got some issues about it dude</text:p>
      <text:p text:style-name="P2">john just a heads up in the future i think youre gonna spurn one of his awkward advances</text:p>
      <text:p text:style-name="P2">what</text:p>
      <text:p text:style-name="P2">the fuck</text:p>
      <text:p text:style-name="P2">are you talking about</text:p>
      <text:p text:style-name="P2">thats obviously not gonna happen</text:p>
      <text:p text:style-name="P2">dude</text:p>
      <text:p text:style-name="P2">no</text:p>
      <text:p text:style-name="P2">just</text:p>
      <text:p text:style-name="P2">stop</text:p>
      <text:p text:style-name="P2"><text:soft-page-break/>oh my fucking god</text:p>
      <text:p text:style-name="P2">please let this conversation not be taking place</text:p>
      <text:p text:style-name="P2">ok youre by far the worst artist out of any of us</text:p>
      <text:p text:style-name="P2">and thats saying something</text:p>
      <text:p text:style-name="P2">thx for the shipping grid bro imma drop everything and go have a baby with jade right now</text:p>
      <text:p text:style-name="P2">no peeking k</text:p>
      <text:p text:style-name="P2">you should go back to sleep</text:p>
      <text:p text:style-name="P2">it was so much cooler when you were asleep and i basically never had to listen to you ever</text:p>
      <text:p text:style-name="P2">_</text:p>
      <text:p text:style-name="P2">76. GM1: =004718</text:p>
      <text:p text:style-name="P2">what</text:p>
      <text:p text:style-name="P2">oh god thats right</text:p>
      <text:p text:style-name="P2">you were the best troll</text:p>
      <text:p text:style-name="P2">i remember now</text:p>
      <text:p text:style-name="P2">yeah</text:p>
      <text:p text:style-name="P2">i mean</text:p>
      <text:p text:style-name="P2">in the most ironic and hilarious ways possible</text:p>
      <text:p text:style-name="P2">but that really shouldnt even need to be said</text:p>
      <text:p text:style-name="P2">it was months ago for me</text:p>
      <text:p text:style-name="P2">you did your bizarrely oblivious juggalo thing</text:p>
      <text:p text:style-name="P2">then bitched and moaned at me for ruining your religion or some horseshit</text:p>
      <text:p text:style-name="P2">like i guess a weird crisis in faith i dunno</text:p>
      <text:p text:style-name="P2">and then</text:p>
      <text:p text:style-name="P2">you kinda got over that i guess</text:p>
      <text:p text:style-name="P2">and we both proceeded to have one of the best rap-offs in the <text:soft-page-break/>history of paradox space</text:p>
      <text:p text:style-name="P2">remember</text:p>
      <text:p text:style-name="P2">could be time shit</text:p>
      <text:p text:style-name="P2">you might not have had the conversation yet</text:p>
      <text:p text:style-name="P2">do you remember if you watched any videos</text:p>
      <text:p text:style-name="P2">from earth</text:p>
      <text:p text:style-name="P2">that i might have sent</text:p>
      <text:p text:style-name="P2">dude i was telling you</text:p>
      <text:p text:style-name="P2">youve got to check this out</text:p>
      <text:p text:style-name="P2">trust me itll lift your spirits shit will all make sense to you finally</text:p>
      <text:p text:style-name="P2">youll finally figure out who you are and why you worship all this ridiculous clown bullshit</text:p>
      <text:p text:style-name="P2">and also why your planet has faygo for some baffling reason</text:p>
      <text:p text:style-name="P2">actually no nevermind it doesnt explain that</text:p>
      <text:p text:style-name="P2">that still makes no damn sense</text:p>
      <text:p text:style-name="P2">but like</text:p>
      <text:p text:style-name="P2">the thing youre looking for</text:p>
      <text:p text:style-name="P2">your dark clownish salvation or whatever the fuck</text:p>
      <text:p text:style-name="P2">your mirthful messiahs</text:p>
      <text:p text:style-name="P2">ahahahaha i cant even type that without lmao</text:p>
      <text:p text:style-name="P2">anyway theyre here dude</text:p>
      <text:p text:style-name="P2">check it out</text:p>
      <text:p text:style-name="P5"><text:a xlink:type="simple" xlink:href="http://tinyurl.com/MoThErFuCkInMiRaClEs" text:style-name="Internet_20_link" text:visited-style-name="Visited_20_Internet_20_Link"><text:span text:style-name="T2">http://tinyurl.com/MoThErFuCkInMiRaClEs</text:span></text:a></text:p>
      <text:p text:style-name="P2">_</text:p>
      <text:p text:style-name="P2">77. EZ1: =004725</text:p>
      <text:p text:style-name="P2">it does bro</text:p>
      <text:p text:style-name="P2"><text:soft-page-break/>my bloods red</text:p>
      <text:p text:style-name="P2">on earth class is sorted out by who can drop the most delirious flow</text:p>
      <text:p text:style-name="P2">no</text:p>
      <text:p text:style-name="P2">well yeah</text:p>
      <text:p text:style-name="P2">verbal pulse</text:p>
      <text:p text:style-name="P2">rap battles</text:p>
      <text:p text:style-name="P2">the kings of wordtech ascend to godhood and look down on us patriarchally like urban watermarks in the sky</text:p>
      <text:p text:style-name="P2">this is like</text:p>
      <text:p text:style-name="P2">our religion man</text:p>
      <text:p text:style-name="P2">its fucking serious business its like what our whole culture revolves around</text:p>
      <text:p text:style-name="P2">yeah well</text:p>
      <text:p text:style-name="P2">used to be dictated</text:p>
      <text:p text:style-name="P2">til the rapocalypse happened</text:p>
      <text:p text:style-name="P2">i still believe though</text:p>
      <text:p text:style-name="P2">in my heart so long as it keeps thumping the righteous beat</text:p>
      <text:p text:style-name="P2">subwoofing out devotion every which way</text:p>
      <text:p text:style-name="P2">that he will come</text:p>
      <text:p text:style-name="P2">our savior</text:p>
      <text:p text:style-name="P2">was foretold hed come after meteors show up to drop it like its hot</text:p>
      <text:p text:style-name="P2">and hed gather up the ashes of our civilization and lift it like its heavy</text:p>
      <text:p text:style-name="P2">fuck im tearing up my ishades are gonna fry</text:p>
      <text:p text:style-name="P2">hahahahaha</text:p>
      <text:p text:style-name="P2">douche</text:p>
      <text:p text:style-name="P2">if youre gonna spit that kind of bravado at me im just saying put <text:soft-page-break/>it in rhyme</text:p>
      <text:p text:style-name="P2">lets hear what you got tooly mcsnoothole</text:p>
      <text:p text:style-name="P2">come on</text:p>
      <text:p text:style-name="P2">whatever dude</text:p>
      <text:p text:style-name="P2">deprivatize them</text:p>
      <text:p text:style-name="P2">just</text:p>
      <text:p text:style-name="P2">take whatevers in there</text:p>
      <text:p text:style-name="P2">that brorage lust youre feelin</text:p>
      <text:p text:style-name="P2">turn that bitch inside out like a broke ass millionaires pockets</text:p>
      <text:p text:style-name="P2">alright</text:p>
      <text:p text:style-name="P2">weird but alright</text:p>
      <text:p text:style-name="P2">you sound wound up</text:p>
      <text:p text:style-name="P2">but my gears are airtight</text:p>
      <text:p text:style-name="P2">steer clear a the seer and the knight if youre scared of unfair fights</text:p>
      <text:p text:style-name="P2">youll drop like the staircase impaired, seein em spareds a fair fuckin rare sight</text:p>
      <text:p text:style-name="P2">for poor eyes like that millionaire whos pockets i mocked earlier</text:p>
      <text:p text:style-name="P2">hes paradoxically me but richer and surlier</text:p>
      <text:p text:style-name="P2">broke as his sword before his stock picks skyrocketed</text:p>
      <text:p text:style-name="P2">worth more than all the chests lockpicked and gold croc bricks and boonbucks i pickpocketed</text:p>
      <text:p text:style-name="P2">fillin folios with millions im milkin to pad out my pockets</text:p>
      <text:p text:style-name="P2">more chock full than sad trollian villains cloggin my blocklist</text:p>
      <text:p text:style-name="P2">so thoughtful to popul-</text:p>
      <text:p text:style-name="P2">-ate my slate with propositions to copulate to a spate of hemoerotic hotpix</text:p>
      <text:p text:style-name="P2">which i posit you got shit of that nature in spades</text:p>
      <text:p text:style-name="P2"><text:soft-page-break/>as my shades got you locked in</text:p>
      <text:p text:style-name="P2">spyin a guy whos eyed more cocks and dicks than i got clocks and they got ticks</text:p>
      <text:p text:style-name="P2">ahaha wow YES</text:p>
      <text:p text:style-name="P2">dont really understand that but yes</text:p>
      <text:p text:style-name="P2">ok hold that thought im gonna pull this fuckin sword out of the thing</text:p>
      <text:p text:style-name="P2">_</text:p>
      <text:p text:style-name="P2">78. EZ2: =004726</text:p>
      <text:p text:style-name="P2">yes</text:p>
      <text:p text:style-name="P2">still no clue what this shit means but keep going</text:p>
      <text:p text:style-name="P2">holy shit</text:p>
      <text:p text:style-name="P2">what</text:p>
      <text:p text:style-name="P2">what the fuck</text:p>
      <text:p text:style-name="P2">oh god</text:p>
      <text:p text:style-name="P2">ok stop</text:p>
      <text:p text:style-name="P2">hahaha</text:p>
      <text:p text:style-name="P2">jesus</text:p>
      <text:p text:style-name="P2">ok maybe youre actually the worst troll</text:p>
      <text:p text:style-name="P2">im thinking none of that was actually ironic that was all pretty straightup wasnt it</text:p>
      <text:p text:style-name="P2">nevermind</text:p>
      <text:p text:style-name="P2">god dammit</text:p>
      <text:p text:style-name="P2">fuckin piece of shit sword</text:p>
      <text:p text:style-name="P2">wont goddamn budge probably useless anyway</text:p>
      <text:p text:style-name="P2">its a legendary piece of shit</text:p>
      <text:p text:style-name="P2">_</text:p>
      <text:p text:style-name="P2">79. EZ3: =004727</text:p>
      <text:p text:style-name="P2"><text:soft-page-break/>ok im kinda starting to wonder why youre bugging me now</text:p>
      <text:p text:style-name="P2">youre a fuckin creepy dude</text:p>
      <text:p text:style-name="P2">what</text:p>
      <text:p text:style-name="P2">you mean the guy who spent years beating my ass down with a puppet</text:p>
      <text:p text:style-name="P2">yeah i remember</text:p>
      <text:p text:style-name="P2">man</text:p>
      <text:p text:style-name="P2">im not that strong ok</text:p>
      <text:p text:style-name="P2">just cause i broke a cheap ass sword doesnt make me the fucking hulk</text:p>
      <text:p text:style-name="P2">what did you go around breaking a bunch of swords too</text:p>
      <text:p text:style-name="P2">how the fuck do you even wield a broken bow</text:p>
      <text:p text:style-name="P2">did you go around clubbing shit with the two halves</text:p>
      <text:p text:style-name="P2">_</text:p>
      <text:p text:style-name="P2">80. EZ4: =004728</text:p>
      <text:p text:style-name="P2">whats it look like</text:p>
      <text:p text:style-name="P2">so am i</text:p>
      <text:p text:style-name="P2">bow down before your new king bitch</text:p>
      <text:p text:style-name="P2">_</text:p>
      <text:p text:style-name="P2">81. TP12: =004733</text:p>
      <text:p text:style-name="P2">please dont say this party started please dont say this party started</text:p>
      <text:p text:style-name="P2">god everything is about parties with you</text:p>
      <text:p text:style-name="P2">ok</text:p>
      <text:p text:style-name="P2">lets see some fine art then</text:p>
      <text:p text:style-name="P2">ok that</text:p>
      <text:p text:style-name="P2">is every bit as shitty as all your other drawings</text:p>
      <text:p text:style-name="P2">i like it though you dont gotta improve</text:p>
      <text:p text:style-name="P2"><text:soft-page-break/>art skills are overrated</text:p>
      <text:p text:style-name="P2">its kind of weird though what the hell is actually going on here</text:p>
      <text:p text:style-name="P2">does this mean something</text:p>
      <text:p text:style-name="P2">yeah</text:p>
      <text:p text:style-name="P2">but</text:p>
      <text:p text:style-name="P2">why</text:p>
      <text:p text:style-name="P2">alright but</text:p>
      <text:p text:style-name="P2">i mean even if that made sense which it kind of doesnt</text:p>
      <text:p text:style-name="P2">karkat was saying how it was all a game and youre just flirtin and stuff</text:p>
      <text:p text:style-name="P2">and that we should quit it because he doesnt want you in my grill or me in yours or whatever</text:p>
      <text:p text:style-name="P2">well yeah thats what i thought too</text:p>
      <text:p text:style-name="P2">and really if we got no other reason keep rolling with it at least theres that one</text:p>
      <text:p text:style-name="P2">to piss him off</text:p>
      <text:p text:style-name="P2">im not saying i know for sure but it seems to me like</text:p>
      <text:p text:style-name="P2">my grill is your goddamn prison</text:p>
      <text:p text:style-name="P2">you are practically incarcerated in that fucker</text:p>
      <text:p text:style-name="P2">doing hard time on a bed of charcoal and lighterfluid</text:p>
      <text:p text:style-name="P2">privy to what i flame broil from below</text:p>
      <text:p text:style-name="P2">what im sayin is you got a front row seat to the brown side of my burger</text:p>
      <text:p text:style-name="P2">hows it smell btw</text:p>
      <text:p text:style-name="P2">yeah i thought so</text:p>
      <text:p text:style-name="P2">so is that whats going on</text:p>
      <text:p text:style-name="P2">is this some weird game involving flirtation and assassinations or whatever</text:p>
      <text:p text:style-name="P2">thats pretty much the most insulting thing possible to say im <text:soft-page-break/>anything like that raving gulf of shit</text:p>
      <text:p text:style-name="P2">issues</text:p>
      <text:p text:style-name="P2">what are you talking about</text:p>
      <text:p text:style-name="P2">wow ok what does that have to do with me</text:p>
      <text:p text:style-name="P2">i dunno i guess maybe when i become future me</text:p>
      <text:p text:style-name="P2">fuck who cares</text:p>
      <text:p text:style-name="P2">like i even give a shit about being a hero whatever that even means</text:p>
      <text:p text:style-name="P2">im not seeing the problem here future me is awesome he can bail me out if he wants</text:p>
      <text:p text:style-name="P2">not gonna happen</text:p>
      <text:p text:style-name="P2">hey look at this change of subject going down</text:p>
      <text:p text:style-name="P2">about this comic</text:p>
      <text:p text:style-name="P2">are you saying im about to fall asleep</text:p>
      <text:p text:style-name="P2">_</text:p>
      <text:p text:style-name="P2">82. TP13: =004734</text:p>
      <text:p text:style-name="P2">why</text:p>
      <text:p text:style-name="P2">i dont feel tired</text:p>
      <text:p text:style-name="P2">could be rose waking me up again</text:p>
      <text:p text:style-name="P2">bonkin me with yarn or some shit</text:p>
      <text:p text:style-name="P2">can you see in my dreams</text:p>
      <text:p text:style-name="P2">too bad</text:p>
      <text:p text:style-name="P2">last time i promised rose id take off my shades and look in the sky for some reason</text:p>
      <text:p text:style-name="P2">youre gonna miss a hell of a show</text:p>
      <text:p text:style-name="P2">so i guess i have to summon davesprite too</text:p>
      <text:p text:style-name="P2">whys that</text:p>
      <text:p text:style-name="P2">huh</text:p>
      <text:p text:style-name="P2"><text:soft-page-break/>ok</text:p>
      <text:p text:style-name="P2">yeah kinda</text:p>
      <text:p text:style-name="P2">didnt think this useless horseshit was boss grade loot to be honest</text:p>
      <text:p text:style-name="P2">ok see ya</text:p>
      <text:p text:style-name="P2">_</text:p>
      <text:p text:style-name="P2">83. DaSp3: =004735</text:p>
      <text:p text:style-name="P2">sup</text:p>
      <text:p text:style-name="P2">_</text:p>
      <text:p text:style-name="P2">84. DaSp4: =004736</text:p>
      <text:p text:style-name="P2">is that how you pronounce that</text:p>
      <text:p text:style-name="P2">what are welsh things doing in this game</text:p>
      <text:p text:style-name="P2">fuck yeah it is</text:p>
      <text:p text:style-name="P2">is this thing as pointless as i think it is or do i need it for something</text:p>
      <text:p text:style-name="P2">yeah thats what i figured</text:p>
      <text:p text:style-name="P2">fuck it ill just power through the rest of the game with the SORD.....</text:p>
      <text:p text:style-name="P2">yeah</text:p>
      <text:p text:style-name="P2">goddamn jpeg hero</text:p>
      <text:p text:style-name="P2">right here</text:p>
      <text:p text:style-name="P2">dude its long gone</text:p>
      <text:p text:style-name="P2">up in skaia now or something</text:p>
      <text:p text:style-name="P2">thrashing ill grinds on clouds</text:p>
      <text:p text:style-name="P2">yeah you got it</text:p>
      <text:p text:style-name="P2">so why wasnt this legendary pos in the sylladex you gave me</text:p>
      <text:p text:style-name="P2">did you chuck it after you alchemized it</text:p>
      <text:p text:style-name="P2">should i just chuck it too</text:p>
      <text:p text:style-name="P2"><text:soft-page-break/>hes the denizen right</text:p>
      <text:p text:style-name="P2">isnt that like a greek god</text:p>
      <text:p text:style-name="P2">or roman or whatever</text:p>
      <text:p text:style-name="P2">what is greco roman shit doing in here you know what never mind</text:p>
      <text:p text:style-name="P2">whats the forge</text:p>
      <text:p text:style-name="P2">huh</text:p>
      <text:p text:style-name="P2">you mean jades volcano</text:p>
      <text:p text:style-name="P2">so do you know this stuff cause youre from the future or cause youre a sprite</text:p>
      <text:p text:style-name="P2">so now youre like</text:p>
      <text:p text:style-name="P2">a wise feathery asshole</text:p>
      <text:p text:style-name="P2">yeah i guess</text:p>
      <text:p text:style-name="P2">really</text:p>
      <text:p text:style-name="P2">there was no other way to get it out</text:p>
      <text:p text:style-name="P2">thats kind of retarded</text:p>
      <text:p text:style-name="P2">ok</text:p>
      <text:p text:style-name="P2">yeah</text:p>
      <text:p text:style-name="P2">that sounds about like something id do if i were you</text:p>
      <text:p text:style-name="P2">which i am</text:p>
      <text:p text:style-name="P2">so hey</text:p>
      <text:p text:style-name="P2">apparently im about to fall asleep</text:p>
      <text:p text:style-name="P2">_</text:p>
      <text:p text:style-name="P2">85. DaSp5: =004737</text:p>
      <text:p text:style-name="P2">yeah probably</text:p>
      <text:p text:style-name="P2">anyway monsters will show up soon and try to eat my sleeping corpse</text:p>
      <text:p text:style-name="P2">yeah</text:p>
      <text:p text:style-name="P2"><text:soft-page-break/>so thats where you come in</text:p>
      <text:p text:style-name="P2">ok</text:p>
      <text:p text:style-name="P2">guess ill make myself comfortable here</text:p>
      <text:p text:style-name="P2">what do you mean</text:p>
      <text:p text:style-name="P2">where will you go</text:p>
      <text:p text:style-name="P2">oh yeah</text:p>
      <text:p text:style-name="P2">where do you think he is</text:p>
      <text:p text:style-name="P2">what happened to him in your timeline</text:p>
      <text:p text:style-name="P2">yeah</text:p>
      <text:p text:style-name="P2">ok good luck with that</text:p>
      <text:p text:style-name="P2">_</text:p>
      <text:p text:style-name="P2">86. JH17; KV3: =004752</text:p>
      <text:p text:style-name="P2">ahahahahah oh god</text:p>
      <text:p text:style-name="P2">dude i cant believe you were just getting on our case about hitting on the troll girls</text:p>
      <text:p text:style-name="P2">and then literally the very next memo you are slobbering all over jade</text:p>
      <text:p text:style-name="P2">thats just perfect hahahaha</text:p>
      <text:p text:style-name="P2">_</text:p>
      <text:p text:style-name="P2">87. JH18: =004924</text:p>
      <text:p text:style-name="P2">hey</text:p>
      <text:p text:style-name="P2">welcome to the medium finally i guess</text:p>
      <text:p text:style-name="P2">ok i dont know what youre talking about it was probably just some horrorterror chirping at you during one of your nap bubble mindfucks</text:p>
      <text:p text:style-name="P2">its not the point i just wanted to say</text:p>
      <text:p text:style-name="P2">i just saw you</text:p>
      <text:p text:style-name="P2">yeah</text:p>
      <text:p text:style-name="P2"><text:soft-page-break/>you appeared for a second</text:p>
      <text:p text:style-name="P2">shooting at an imp</text:p>
      <text:p text:style-name="P2">then you disappeared</text:p>
      <text:p text:style-name="P2">no you can kill them</text:p>
      <text:p text:style-name="P2">youll get better dont worry</text:p>
      <text:p text:style-name="P2">three places</text:p>
      <text:p text:style-name="P2">i remember seeing you twice before in different locations</text:p>
      <text:p text:style-name="P2">but at the moment im standing in the middle of this snowy goddamn field freezing my shit off</text:p>
      <text:p text:style-name="P2">just wanted to see if you were cool</text:p>
      <text:p text:style-name="P2">no i was</text:p>
      <text:p text:style-name="P2">this is future me</text:p>
      <text:p text:style-name="P2">one of the future mes that is</text:p>
      <text:p text:style-name="P2">yeah jade thats what the future me means</text:p>
      <text:p text:style-name="P2">yeah</text:p>
      <text:p text:style-name="P2">its ok</text:p>
      <text:p text:style-name="P2">hey its pretty fucking cold</text:p>
      <text:p text:style-name="P2">so im gonna go some place warm be back in a while later</text:p>
      <text:p text:style-name="P2">ok im back</text:p>
      <text:p text:style-name="P2">an hour later</text:p>
      <text:p text:style-name="P2">an hour for me</text:p>
      <text:p text:style-name="P2">a second for you</text:p>
      <text:p text:style-name="P2">i ran around for an hour got my ass some place warm</text:p>
      <text:p text:style-name="P2">went back in time</text:p>
      <text:p text:style-name="P2">picked up where we left off</text:p>
      <text:p text:style-name="P2">yeah</text:p>
      <text:p text:style-name="P2">i guess im sorta used to it by now i dont think of hours going by <text:soft-page-break/>the same way anymore</text:p>
      <text:p text:style-name="P2">i mean</text:p>
      <text:p text:style-name="P2">they are my hours but not everyone elses theyre kind of like private hours all to myself</text:p>
      <text:p text:style-name="P2">while everyone else is sort of in slow motion stuck in the thick of the alpha</text:p>
      <text:p text:style-name="P2">well yeah</text:p>
      <text:p text:style-name="P2">my thing is time yours is space</text:p>
      <text:p text:style-name="P2">pretty different things</text:p>
      <text:p text:style-name="P2">you GET things about space i dont</text:p>
      <text:p text:style-name="P2">or you will</text:p>
      <text:p text:style-name="P2">yup</text:p>
      <text:p text:style-name="P2">pretty believable since you lived on guam or wherever the fuck</text:p>
      <text:p text:style-name="P2">and also inside an active volcano</text:p>
      <text:p text:style-name="P2">well ive never seen it either now that i think about it</text:p>
      <text:p text:style-name="P2">no</text:p>
      <text:p text:style-name="P2">nah</text:p>
      <text:p text:style-name="P2">lavas better</text:p>
      <text:p text:style-name="P2">yeah it is lava and skeletal skyscrapers all melting and shit how is that not way cooler than</text:p>
      <text:p text:style-name="P2">snow and</text:p>
      <text:p text:style-name="P2">like</text:p>
      <text:p text:style-name="P2">more snow</text:p>
      <text:p text:style-name="P2">snows a big chilly carpet of nobody gives a shit</text:p>
      <text:p text:style-name="P2">like old man winter spread around his nasty mayonnaise and turned the landscape into his personal asshole sandwich</text:p>
      <text:p text:style-name="P2">when i look around all i see is the miles of unharnessed snowmen im just too damn cool to build</text:p>
      <text:p text:style-name="P2">whoa jade with the fucking haymaker</text:p>
      <text:p text:style-name="P2"><text:soft-page-break/>i need to go look for my teeth on the canvas as soon as shit stops spinning and there stops being like ten of you</text:p>
      <text:p text:style-name="P2">time</text:p>
      <text:p text:style-name="P2">time</text:p>
      <text:p text:style-name="P2">time then shades</text:p>
      <text:p text:style-name="P2">time</text:p>
      <text:p text:style-name="P2">time/shades lets go</text:p>
      <text:p text:style-name="P2">oh my fucking god</text:p>
      <text:p text:style-name="P2">im not gonna play in the snow</text:p>
      <text:p text:style-name="P2">maybe you missed those credentials i flashed which clearly stated me being too cool for that</text:p>
      <text:p text:style-name="P2">like federally too cool</text:p>
      <text:p text:style-name="P2">my coolness is named after a dead president plus his middle initial to make it sound extra legit</text:p>
      <text:p text:style-name="P2">ok</text:p>
      <text:p text:style-name="P2">i thought you were going inside</text:p>
      <text:p text:style-name="P2">well at least make some damn clothes</text:p>
      <text:p text:style-name="P2">something warmer why dont you alchemize some shit</text:p>
      <text:p text:style-name="P2">blew up</text:p>
      <text:p text:style-name="P2">i completely understand everything about that practically entirely</text:p>
      <text:p text:style-name="P2">no dont bother john</text:p>
      <text:p text:style-name="P2">_</text:p>
      <text:p text:style-name="P2">88. JH19: =004925</text:p>
      <text:p text:style-name="P2">hes on like his fuckin</text:p>
      <text:p text:style-name="P2">wind mission or whatever</text:p>
      <text:p text:style-name="P2">getting all his ridiculous magic cyclone powers on and realizing his huge blowy destiny</text:p>
      <text:p text:style-name="P2">as the chump of shoosh</text:p>
      <text:p text:style-name="P2"><text:soft-page-break/>almost</text:p>
      <text:p text:style-name="P2">we all start out somewhere</text:p>
      <text:p text:style-name="P2">remember how i was scrambling up that tower to get that egg like an idiot</text:p>
      <text:p text:style-name="P2">what the hell was i doing</text:p>
      <text:p text:style-name="P2">i was like goddamn pooh bear in a tree reaching up his fat fuckin pooh paw for some mother fuckin honey</text:p>
      <text:p text:style-name="P2">so even though im awesome now at one point i was plausibly likened to an autistic stuffed animal</text:p>
      <text:p text:style-name="P2">and you even knew what to do</text:p>
      <text:p text:style-name="P2">you told me how it worked all christopher robinning my ignorant ass about that egg</text:p>
      <text:p text:style-name="P2">but i was all like IM A LITTLE BLACK RAIN CLOUD BITCH WATCH ME CLIMB</text:p>
      <text:p text:style-name="P2">so maybe youre startin out with more sense than me</text:p>
      <text:p text:style-name="P2">in any case egbert lost his computer and game disc</text:p>
      <text:p text:style-name="P2">so he cant do anything for you anyways</text:p>
      <text:p text:style-name="P2">probably some shit like thats what happened</text:p>
      <text:p text:style-name="P2">but youre not completely screwed</text:p>
      <text:p text:style-name="P2">we just have to think outside the box here</text:p>
      <text:p text:style-name="P2">yeah honestly i figured wed have to do something like this</text:p>
      <text:p text:style-name="P2">so i guess here we are doing it</text:p>
      <text:p text:style-name="P2">well youre my server player remember</text:p>
      <text:p text:style-name="P2">i need you to deploy something first</text:p>
      <text:p text:style-name="P2">in my apartment</text:p>
      <text:p text:style-name="P2">in a few hours ill go back there and we can continue this</text:p>
      <text:p text:style-name="P2">yeah</text:p>
      <text:p text:style-name="P2">as in a few seconds</text:p>
      <text:p text:style-name="P2">im back at my place now</text:p>
      <text:p text:style-name="P2"><text:soft-page-break/>yeah</text:p>
      <text:p text:style-name="P2">now</text:p>
      <text:p text:style-name="P2">deploy the intellibeam laserstation</text:p>
      <text:p text:style-name="P2">no it costs practically nothing</text:p>
      <text:p text:style-name="P2">check out how much ive got</text:p>
      <text:p text:style-name="P2">_</text:p>
      <text:p text:style-name="P2">89. JH20: =004926</text:p>
      <text:p text:style-name="P2">its mostly pretty stupid and useless</text:p>
      <text:p text:style-name="P2">but itll come in handy here</text:p>
      <text:p text:style-name="P2">it reads captcha codes</text:p>
      <text:p text:style-name="P2">yeah</text:p>
      <text:p text:style-name="P2">some are too garbled and complicated</text:p>
      <text:p text:style-name="P2">the human eye cant decipher them</text:p>
      <text:p text:style-name="P2">needs sophisticated scanning technology</text:p>
      <text:p text:style-name="P2">and artificial intelligence to figure it out</text:p>
      <text:p text:style-name="P2">yeah well</text:p>
      <text:p text:style-name="P2">thats why this is so dumb</text:p>
      <text:p text:style-name="P2">_</text:p>
      <text:p text:style-name="P2">90. JH21: =004927</text:p>
      <text:p text:style-name="P2">i guess some captchas are so incomprehensible cause the game thinks it would be too cheap to let you duplicate them</text:p>
      <text:p text:style-name="P2">like an anti piracy measure</text:p>
      <text:p text:style-name="P2">so the solution to the anti piracy measure is to override the anti spam measure</text:p>
      <text:p text:style-name="P2">well yeah thats what captchas are for</text:p>
      <text:p text:style-name="P2">and theyre on the back of cards for a really good reason</text:p>
      <text:p text:style-name="P2">cause god knows the last thing youd want was some web bot being able to figure out the code for like</text:p>
      <text:p text:style-name="P2"><text:soft-page-break/>a potted plant</text:p>
      <text:p text:style-name="P2">that would be fucking mayhem</text:p>
      <text:p text:style-name="P2">but in order to effectively cheat here weve got to open pandoras spam box</text:p>
      <text:p text:style-name="P2">and release the laserstation into the world with its leering intellibeam</text:p>
      <text:p text:style-name="P2">now no captcha is safe youll have bots signing up for email accounts and duplicating potted plants and shit</text:p>
      <text:p text:style-name="P2">basically robots are in control now</text:p>
      <text:p text:style-name="P2">which is good news and bad news</text:p>
      <text:p text:style-name="P2">the bad news is theyre all pornbots and theyve got LOADS of provocative material theyre just dying to share with us</text:p>
      <text:p text:style-name="P2">thats also the good news</text:p>
      <text:p text:style-name="P2">whats it look like</text:p>
      <text:p text:style-name="P2">im duplicating my server disc</text:p>
      <text:p text:style-name="P2">_</text:p>
      <text:p text:style-name="P2">91. JH22: =004928</text:p>
      <text:p text:style-name="P2">nah i told you were not bothering john</text:p>
      <text:p text:style-name="P2">hes got shit to do</text:p>
      <text:p text:style-name="P2">ill just install it</text:p>
      <text:p text:style-name="P2">dont see why not</text:p>
      <text:p text:style-name="P2">we have to get creative here</text:p>
      <text:p text:style-name="P2">this games already so far off the rails what else is there to do but improvise</text:p>
      <text:p text:style-name="P2">well he was</text:p>
      <text:p text:style-name="P2">he got you in didnt he</text:p>
      <text:p text:style-name="P2">but now hes not</text:p>
      <text:p text:style-name="P2">been a change of plans</text:p>
      <text:p text:style-name="P2">time to roll with it</text:p>
      <text:p text:style-name="P2"><text:soft-page-break/>_</text:p>
      <text:p text:style-name="P2">92. JH23: =004929</text:p>
      <text:p text:style-name="P2">yeah more or less</text:p>
      <text:p text:style-name="P2">i never really studied how it went down all that closely</text:p>
      <text:p text:style-name="P2">i just figured when the time came to sort it out the right thing to do would be obvious</text:p>
      <text:p text:style-name="P2">like it is now</text:p>
      <text:p text:style-name="P2">managing the loops is a balance of careful planning and just rolling with your in the moment decisions</text:p>
      <text:p text:style-name="P2">and trusting they were the ones you were always supposed to make</text:p>
      <text:p text:style-name="P2">by now im pretty used to having my intuition woven into the fabric of the alpha timeline</text:p>
      <text:p text:style-name="P2">yeah i know</text:p>
      <text:p text:style-name="P2">_</text:p>
      <text:p text:style-name="P2">93. JH24: =004930</text:p>
      <text:p text:style-name="P2">thisll be the disc i use for your connection</text:p>
      <text:p text:style-name="P2">while the original will stay bound to roses connection</text:p>
      <text:p text:style-name="P2">well technically</text:p>
      <text:p text:style-name="P2">i will be your server</text:p>
      <text:p text:style-name="P2">and past me will stay as roses server</text:p>
      <text:p text:style-name="P2">which is to say present me will</text:p>
      <text:p text:style-name="P2">the one in the black suit</text:p>
      <text:p text:style-name="P2">he can keep managing her for a while</text:p>
      <text:p text:style-name="P2">until she sorta checks out soon and becomes totally useless</text:p>
      <text:p text:style-name="P2">then he can start hopping around time like i did</text:p>
      <text:p text:style-name="P2">make a ton of money and stuff</text:p>
      <text:p text:style-name="P2">eventually become me</text:p>
      <text:p text:style-name="P2">and become your server player</text:p>
      <text:p text:style-name="P2"><text:soft-page-break/>yeah see its not hard to get the hang of</text:p>
      <text:p text:style-name="P2">in the meantime ill kind of loiter around this timeframe to help you out for a while</text:p>
      <text:p text:style-name="P2">dont worry about it just some more future stuff</text:p>
      <text:p text:style-name="P2">now i need you to go downstairs</text:p>
      <text:p text:style-name="P2">_</text:p>
      <text:p text:style-name="P2">94. JH25: =004931</text:p>
      <text:p text:style-name="P2">im just going to cut right to the chase and upgrade your alchemiter so you can avoid a lot of bullshit</text:p>
      <text:p text:style-name="P2">ill give you some codes and you can punch cards and slip em into jumper blocks</text:p>
      <text:p text:style-name="P2">which are really the exact same codes you first gave me when we upgraded my alchemiter</text:p>
      <text:p text:style-name="P2">which seems like a hella long time ago</text:p>
      <text:p text:style-name="P2">yeah but it kind of literally is for me</text:p>
      <text:p text:style-name="P2">few days i guess</text:p>
      <text:p text:style-name="P2">whatever</text:p>
      <text:p text:style-name="P2">_</text:p>
      <text:p text:style-name="P2">95. RL16*: =004936</text:p>
      <text:p text:style-name="P2">hey</text:p>
      <text:p text:style-name="P2">what just happened</text:p>
      <text:p text:style-name="P2">_</text:p>
      <text:p text:style-name="P2">96. RL17: =004937</text:p>
      <text:p text:style-name="P2">oh yeah</text:p>
      <text:p text:style-name="P2">so shes here then</text:p>
      <text:p text:style-name="P2">is she ok what was going on there</text:p>
      <text:p text:style-name="P2">i guess i should catch up with her</text:p>
      <text:p text:style-name="P2">i am</text:p>
      <text:p text:style-name="P2"><text:soft-page-break/>oh ok time travels involved</text:p>
      <text:p text:style-name="P2">thats all you needed to say everythings cool and under control then</text:p>
      <text:p text:style-name="P2">weird</text:p>
      <text:p text:style-name="P2">and kind of boring</text:p>
      <text:p text:style-name="P2">i was in your dream room for a while spying on you</text:p>
      <text:p text:style-name="P2">being all creepy and dream duplicitous and shit</text:p>
      <text:p text:style-name="P2">whats with your book collection</text:p>
      <text:p text:style-name="P2">or</text:p>
      <text:p text:style-name="P2">dream book collection</text:p>
      <text:p text:style-name="P2">all your books are bizarre and terrible</text:p>
      <text:p text:style-name="P2">nah</text:p>
      <text:p text:style-name="P2">but yeah i understand defending your collection i guess if you were in my dream room and talking shit about my awesome dream portraits of dream stiller and dream snoop or whatever wed have to have a fucking talk</text:p>
      <text:p text:style-name="P2">oh</text:p>
      <text:p text:style-name="P2">yeah</text:p>
      <text:p text:style-name="P2">i did</text:p>
      <text:p text:style-name="P2">horrible things</text:p>
      <text:p text:style-name="P2">yeah</text:p>
      <text:p text:style-name="P2">it was like</text:p>
      <text:p text:style-name="P2">peering through the dark portal of an eldritch red lobster</text:p>
      <text:p text:style-name="P2">and scoping out its all you can eat seafood buffet</text:p>
      <text:p text:style-name="P2">and</text:p>
      <text:p text:style-name="P2">when i saw them</text:p>
      <text:p text:style-name="P2">their voices became clearer</text:p>
      <text:p text:style-name="P2">i couldnt really focus on anything specific</text:p>
      <text:p text:style-name="P2"><text:soft-page-break/>but</text:p>
      <text:p text:style-name="P2">in totality</text:p>
      <text:p text:style-name="P2">im pretty sure it was</text:p>
      <text:p text:style-name="P2">like</text:p>
      <text:p text:style-name="P2">a plea for help</text:p>
      <text:p text:style-name="P2">_</text:p>
      <text:p text:style-name="P2">97. RL18: =004939</text:p>
      <text:p text:style-name="P2">no it was disturbing</text:p>
      <text:p text:style-name="P2">so i slapped my shades back on</text:p>
      <text:p text:style-name="P2">went and perved up some sleeping girls room to take my mind of it</text:p>
      <text:p text:style-name="P2">oh god why would i want that</text:p>
      <text:p text:style-name="P2">im not about to get molested by calamari with fucking teeth</text:p>
      <text:p text:style-name="P2">use your powers and like</text:p>
      <text:p text:style-name="P2">stroke a mummys paw or some horseshit and open a dark channel</text:p>
      <text:p text:style-name="P2">tell them to keep their lecherous flagella to themselves</text:p>
      <text:p text:style-name="P2">whats that mean</text:p>
      <text:p text:style-name="P2">who cares if theyre getting killed</text:p>
      <text:p text:style-name="P2">theyre hideous and obnoxious</text:p>
      <text:p text:style-name="P2">oh ok cool</text:p>
      <text:p text:style-name="P2">_</text:p>
      <text:p text:style-name="P2">98. RL19: =004940</text:p>
      <text:p text:style-name="P2">oh shit youre kidding</text:p>
      <text:p text:style-name="P2">no really are you serious i didnt even notice</text:p>
      <text:p text:style-name="P2">fuck mind = blown</text:p>
      <text:p text:style-name="P2">ok</text:p>
      <text:p text:style-name="P2">what am i supposed to do</text:p>
      <text:p text:style-name="P2">like</text:p>
      <text:p text:style-name="P2"><text:soft-page-break/>a treasure map</text:p>
      <text:p text:style-name="P2">why</text:p>
      <text:p text:style-name="P2">plot a course to what</text:p>
      <text:p text:style-name="P2">_</text:p>
      <text:p text:style-name="P2">99. RL20: =004941</text:p>
      <text:p text:style-name="P2">oh right the green sun ok</text:p>
      <text:p text:style-name="P2">wait sorry</text:p>
      <text:p text:style-name="P5"><text:span text:style-name="T1">i mean the </text:span><text:span text:style-name="T3"><draw:frame draw:style-name="fr1" draw:name="2" text:anchor-type="as-char" svg:width="0.7917in" svg:height="0.1354in" draw:z-index="1"><draw:image xlink:href="Pictures/20000008000007DB00000158DE834C35.wmf" xlink:type="simple" xlink:show="embed" xlink:actuate="onLoad"/></draw:frame></text:span><text:span text:style-name="T1"> my bad</text:span></text:p>
      <text:p text:style-name="P2">whats the deal with this thing</text:p>
      <text:p text:style-name="P2">i mean aside from giving jades dog his devil powers</text:p>
      <text:p text:style-name="P2">and by extension i guess jack</text:p>
      <text:p text:style-name="P2">yeah</text:p>
      <text:p text:style-name="P2">how big</text:p>
      <text:p text:style-name="P2">i need a sense of scale here</text:p>
      <text:p text:style-name="P2">is it like the size of our sun</text:p>
      <text:p text:style-name="P2">or bigger</text:p>
      <text:p text:style-name="P2">or is it only as big as like</text:p>
      <text:p text:style-name="P2">planet fucking jupiter</text:p>
      <text:p text:style-name="P2">ok thats pretty fucking big</text:p>
      <text:p text:style-name="P2">see how important that contextualization was now i know how fucking impressed i should be</text:p>
      <text:p text:style-name="P2">i mean hopy shit thats huge</text:p>
      <text:p text:style-name="P2">so ok i make a map to this thing</text:p>
      <text:p text:style-name="P2">with the help of a million rambunctious gross tentacle mutants</text:p>
      <text:p text:style-name="P2">and then i guess we go there for some reason</text:p>
      <text:p text:style-name="P2">why do we need a map</text:p>
      <text:p text:style-name="P2">cant they just</text:p>
      <text:p text:style-name="P2"><text:soft-page-break/>tell us what direction its in</text:p>
      <text:p text:style-name="P2">point a spaceship that way</text:p>
      <text:p text:style-name="P2">blast off to adventure</text:p>
      <text:p text:style-name="P2">i can kind of get that time is messed up there</text:p>
      <text:p text:style-name="P2">with like loops and causality paradoxes and shit like that</text:p>
      <text:p text:style-name="P2">being the knight of time here</text:p>
      <text:p text:style-name="P2">not really sure why navigating the space would be a problem though</text:p>
      <text:p text:style-name="P2">space isnt my thing remember</text:p>
      <text:p text:style-name="P2">what is it like</text:p>
      <text:p text:style-name="P2">full of wormholes or something</text:p>
      <text:p text:style-name="P2">i thought you werent supposed to know shit about either</text:p>
      <text:p text:style-name="P2">seeing as youre the seer whatever that means</text:p>
      <text:p text:style-name="P2">fair enough</text:p>
      <text:p text:style-name="P2">so i take my map and fly to this thing</text:p>
      <text:p text:style-name="P2">ok you fly to it</text:p>
      <text:p text:style-name="P2">then what</text:p>
      <text:p text:style-name="P2">_</text:p>
      <text:p text:style-name="P2">100. RL21: =004942</text:p>
      <text:p text:style-name="P2">you mean with the quest youre sending him on</text:p>
      <text:p text:style-name="P2">is there anything you do thats not sending dudes on quests</text:p>
      <text:p text:style-name="P2">so hes got to get the cancer out of skaia right</text:p>
      <text:p text:style-name="P2">yeah</text:p>
      <text:p text:style-name="P2">so whats The Tumor do</text:p>
      <text:p text:style-name="P2">i mean the tumor</text:p>
      <text:p text:style-name="P2">jesus can we stop with the fancy colored text bullshit</text:p>
      <text:p text:style-name="P2">well ok you can keep doing it then</text:p>
      <text:p text:style-name="P2"><text:soft-page-break/>ok cool what is it</text:p>
      <text:p text:style-name="P2">ok i wont say anything</text:p>
      <text:p text:style-name="P2">just tell me</text:p>
      <text:p text:style-name="P2">_</text:p>
      <text:p text:style-name="P2">101. RL22: =004943</text:p>
      <text:p text:style-name="P2">what the hell is a bomb doing in there</text:p>
      <text:p text:style-name="P2">first time for everything i guess</text:p>
      <text:p text:style-name="P2">seriously whered you get all this info</text:p>
      <text:p text:style-name="P2">did you get it all from the gods</text:p>
      <text:p text:style-name="P2">are these just a bunch of orders youre following</text:p>
      <text:p text:style-name="P2">what</text:p>
      <text:p text:style-name="P2">what you mean a troll</text:p>
      <text:p text:style-name="P2">sounds like a really credible dude sign me up for trusting everything he says</text:p>
      <text:p text:style-name="P2">oh so he knows everything</text:p>
      <text:p text:style-name="P2">even if he is omniscient which he probably isnt what if hes just lying</text:p>
      <text:p text:style-name="P2">whys he want to die</text:p>
      <text:p text:style-name="P2">wait</text:p>
      <text:p text:style-name="P2">what</text:p>
      <text:p text:style-name="P2">ok i get it now</text:p>
      <text:p text:style-name="P2">_</text:p>
      <text:p text:style-name="P2">102. RL23: =004944</text:p>
      <text:p text:style-name="P2">whoa fuck</text:p>
      <text:p text:style-name="P2">a suicide mission are you serious</text:p>
      <text:p text:style-name="P2">no bullshit thats not happening</text:p>
      <text:p text:style-name="P2">hey look suddenly everything we just talked about was useless because its time to make a plan that doesnt fucking suck</text:p>
      <text:p text:style-name="P2"><text:soft-page-break/>oh</text:p>
      <text:p text:style-name="P2">haha yeah thats fine i guess</text:p>
      <text:p text:style-name="P2">those fuckers are all kinds of mad expendable</text:p>
      <text:p text:style-name="P2">way to leave me hanging there</text:p>
      <text:p text:style-name="P2">for someone whos saying lets cool it on the drama the whole i wont be coming back thing is a pretty theatrical bombshell</text:p>
      <text:p text:style-name="P2">for future reference</text:p>
      <text:p text:style-name="P2">yeah i know</text:p>
      <text:p text:style-name="P2">so when do i do my thing</text:p>
      <text:p text:style-name="P2">make this map</text:p>
      <text:p text:style-name="P2">which i guess is just like</text:p>
      <text:p text:style-name="P2">a solid black piece of paper</text:p>
      <text:p text:style-name="P2">this is going to be fucking stupid isnt it</text:p>
      <text:p text:style-name="P2">alright</text:p>
      <text:p text:style-name="P2">so</text:p>
      <text:p text:style-name="P2">dog it as long as possible</text:p>
      <text:p text:style-name="P2">then travel back to about now and go to sleep</text:p>
      <text:p text:style-name="P2">what</text:p>
      <text:p text:style-name="P2">no</text:p>
      <text:p text:style-name="P2">oh yeah terezi</text:p>
      <text:p text:style-name="P2">no shes cool</text:p>
      <text:p text:style-name="P2">its blossoming into an interspecies partnership in incredibly shitty cartooning</text:p>
      <text:p text:style-name="P2">what do you mean get her to trick someone into putting me asleep again</text:p>
      <text:p text:style-name="P2">when did that happen</text:p>
      <text:p text:style-name="P2">who did that</text:p>
      <text:p text:style-name="P2">god</text:p>
      <text:p text:style-name="P2"><text:soft-page-break/>fuckin trolls</text:p>
      <text:p text:style-name="P2">too many of them who can even keep track of this shit</text:p>
      <text:p text:style-name="P2">which ones yours</text:p>
      <text:p text:style-name="P2">is it the absurd juggalo one that would be hilarious</text:p>
      <text:p text:style-name="P2">yeah see what i mean</text:p>
      <text:p text:style-name="P2">oh ok</text:p>
      <text:p text:style-name="P2">well im suddenly not interested so go talk to your fairy god troll</text:p>
      <text:p text:style-name="P2">ill be over here paving the way for your elaborate dream suicide</text:p>
      <text:p text:style-name="P2">when i feel like getting around to it i mean</text:p>
      <text:p text:style-name="P2">later</text:p>
      <text:p text:style-name="P2">_</text:p>
      <text:p text:style-name="P2">103. TP14: =004991</text:p>
      <text:p text:style-name="P2">ok</text:p>
      <text:p text:style-name="P2">what do you mean what</text:p>
      <text:p text:style-name="P2">but</text:p>
      <text:p text:style-name="P2">you know if im going to or not</text:p>
      <text:p text:style-name="P2">its lame for you to pretend theres any element of suspense here</text:p>
      <text:p text:style-name="P2">why dont you just tell me</text:p>
      <text:p text:style-name="P2">look i dont mind making the decision if thats whats going on here</text:p>
      <text:p text:style-name="P2">like doing the free will thing</text:p>
      <text:p text:style-name="P2">yes how would it ever stop being a thing</text:p>
      <text:p text:style-name="P2">being a things not something it ever stopped doing</text:p>
      <text:p text:style-name="P2">i just want to know whats really going on here</text:p>
      <text:p text:style-name="P2">before i decide to start choppin off the heads of outrageously good looking snoozing dudes</text:p>
      <text:p text:style-name="P2">ok i know but</text:p>
      <text:p text:style-name="P2"><text:soft-page-break/>something about this doesnt add up</text:p>
      <text:p text:style-name="P2">who is this guy</text:p>
      <text:p text:style-name="P2">i dont remember sleeping on this bed</text:p>
      <text:p text:style-name="P2">or reaching the god tier im pretty sure thats something id remember</text:p>
      <text:p text:style-name="P2">so is he from the future</text:p>
      <text:p text:style-name="P2">does this mean later im going to have to put this ugly goddamn suit back on</text:p>
      <text:p text:style-name="P2">which i thought we both agreed id retired from the wardrobe forever</text:p>
      <text:p text:style-name="P2">and then go back in time and sleep in this bed and get killed by me right now</text:p>
      <text:p text:style-name="P2">do i have the stable loop right</text:p>
      <text:p text:style-name="P2">then what</text:p>
      <text:p text:style-name="P2">why wouldnt i be concerned about that</text:p>
      <text:p text:style-name="P2">if we make mistakes then dead daves start piling up</text:p>
      <text:p text:style-name="P2">and dead daves are the enemy remember</text:p>
      <text:p text:style-name="P2">says the sword holding guy whos about to add one to the pile</text:p>
      <text:p text:style-name="P2">who</text:p>
      <text:p text:style-name="P2">ok i got it</text:p>
      <text:p text:style-name="P2">i wonder if this can finally be the conversation that doesnt deteriorate into a lot of bitching and moaning about her</text:p>
      <text:p text:style-name="P2">so if im understanding this</text:p>
      <text:p text:style-name="P2">this guy isnt from the future who came back to finish a loop</text:p>
      <text:p text:style-name="P2">and hes not from the past because id remember doing this</text:p>
      <text:p text:style-name="P2">so this isnt part of our timeline choreography at all</text:p>
      <text:p text:style-name="P2">must be from an offshoot timeline</text:p>
      <text:p text:style-name="P2">which means hes doomed</text:p>
      <text:p text:style-name="P2">ok so how did this happen where did we fuck up</text:p>
      <text:p text:style-name="P2"><text:soft-page-break/>what exactly did you do</text:p>
      <text:p text:style-name="P2">_</text:p>
      <text:p text:style-name="P2">104. TP15: =004992</text:p>
      <text:p text:style-name="P2">yeah i remember</text:p>
      <text:p text:style-name="P2">that seems like a long time ago already</text:p>
      <text:p text:style-name="P2">what was that like more than a day for me chronologically </text:p>
      <text:p text:style-name="P2">ok but you didnt actually give me a choice</text:p>
      <text:p text:style-name="P2">you just flipped a coin</text:p>
      <text:p text:style-name="P2">_</text:p>
      <text:p text:style-name="P2">105. TP16: =004993</text:p>
      <text:p text:style-name="P2">ok stop that shit is probably like crack to you</text:p>
      <text:p text:style-name="P2">im not going to stand by and watch you fall prey to your own wild cherry apeshit apocalypse</text:p>
      <text:p text:style-name="P2">the arrangement being the coin flip thing</text:p>
      <text:p text:style-name="P2">thank god we did that otherwise wed be screwed</text:p>
      <text:p text:style-name="P2">i probably would have gone back in time and killed my own grandfather oh wait i never had one</text:p>
      <text:p text:style-name="P2">oh yeah</text:p>
      <text:p text:style-name="P2">twoface is a human batman villain whos half ugly and flips coins all the time to make evil decisions</text:p>
      <text:p text:style-name="P2">its ok flippin coins for reasons is still pretty badass i guess</text:p>
      <text:p text:style-name="P2">why dont you finish your story</text:p>
      <text:p text:style-name="P2">_</text:p>
      <text:p text:style-name="P2">106. TP17: =004994</text:p>
      <text:p text:style-name="P2">right exactly</text:p>
      <text:p text:style-name="P2">so like i said before i had no choice at all i picked some options and you flipped a coin</text:p>
      <text:p text:style-name="P2">not seein it</text:p>
      <text:p text:style-name="P2"><text:soft-page-break/>i picked good heads to mean youd show me now</text:p>
      <text:p text:style-name="P2">bad heads to mean youd show me later</text:p>
      <text:p text:style-name="P2">you said it came up bad heads</text:p>
      <text:p text:style-name="P2">so i was like ok i can wait</text:p>
      <text:p text:style-name="P2">and i did for like a whole day</text:p>
      <text:p text:style-name="P2">and now here you are showing me</text:p>
      <text:p text:style-name="P2">did i miss something</text:p>
      <text:p text:style-name="P2">_</text:p>
      <text:p text:style-name="P2">107. TP18: =004995</text:p>
      <text:p text:style-name="P2">then</text:p>
      <text:p text:style-name="P2">this is kind of useless isnt it</text:p>
      <text:p text:style-name="P2">i thought you were bringing me back here to finish a stable time loop not murder a guy you punked whos gonna die regardless</text:p>
      <text:p text:style-name="P2">whats the fucking point of giving a doomed version of myself superpowers anyway</text:p>
      <text:p text:style-name="P2">its just the worst thing when you get morbid</text:p>
      <text:p text:style-name="P2">anyway maybe</text:p>
      <text:p text:style-name="P2">but i kind of doubt thats how it works i mean</text:p>
      <text:p text:style-name="P2">doomed means doomed doesnt it</text:p>
      <text:p text:style-name="P2">the loopholes are only temporary like look how davesprite turned out</text:p>
      <text:p text:style-name="P2">am i wrong in guessing that</text:p>
      <text:p text:style-name="P2">shouldnt you know better than me</text:p>
      <text:p text:style-name="P2">i dont know</text:p>
      <text:p text:style-name="P2">what does being a seer of mind actually mean</text:p>
      <text:p text:style-name="P2">oh ok its someone who asks a bunch of dumb riddles i figured it out already</text:p>
      <text:p text:style-name="P2">lets not get derailed here</text:p>
      <text:p text:style-name="P2"><text:soft-page-break/>we were talking about a serious issue and im standing over my soon to be corpse while holding a fucking sword</text:p>
      <text:p text:style-name="P2">punishing</text:p>
      <text:p text:style-name="P2">i guess</text:p>
      <text:p text:style-name="P2">_</text:p>
      <text:p text:style-name="P2">108. TP19: =004996</text:p>
      <text:p text:style-name="P2">i dunno none of this is making for a very persuasive argument that i should kill doomed me</text:p>
      <text:p text:style-name="P2">see</text:p>
      <text:p text:style-name="P2">this shit youre doing now</text:p>
      <text:p text:style-name="P2">this is the morbid shit i was talking about</text:p>
      <text:p text:style-name="P2">its not anywhere near as endearing as you probably think</text:p>
      <text:p text:style-name="P2">even when you bracket smile after it</text:p>
      <text:p text:style-name="P2">like ok you said something fucked up but hey theres a cute face my heart just fucking melted</text:p>
      <text:p text:style-name="P2">ok yeah youre right i just got won back over totally</text:p>
      <text:p text:style-name="P2">i think</text:p>
      <text:p text:style-name="P2">this whole thing was a ruse</text:p>
      <text:p text:style-name="P2">and not even the funny kind that qualify as distactions</text:p>
      <text:p text:style-name="P2">i think you got my whole timeline there in front of you and you know damn well i have no intention of killing this guy ever</text:p>
      <text:p text:style-name="P2">and its just a big game you set up to watch me squirm over weird mortality issues while you giggle</text:p>
      <text:p text:style-name="P2">so</text:p>
      <text:p text:style-name="P2">i guess</text:p>
      <text:p text:style-name="P2">well played??????</text:p>
      <text:p text:style-name="P2">i dont know</text:p>
      <text:p text:style-name="P2">just one question</text:p>
      <text:p text:style-name="P2">and please just drop your fucking justice riddles and be honest</text:p>
      <text:p text:style-name="P2"><text:soft-page-break/>do i ever make the god tier</text:p>
      <text:p text:style-name="P2">like the right way</text:p>
      <text:p text:style-name="P2">ok</text:p>
      <text:p text:style-name="P2">then cool i guess i can live without wearing a sweet windsock hoodie and making time tornadoes or whatever</text:p>
      <text:p text:style-name="P2">i was only bugging you about it cause you were being so vague</text:p>
      <text:p text:style-name="P2">_</text:p>
      <text:p text:style-name="P2">109. TP20: =004997</text:p>
      <text:p text:style-name="P2">alright then</text:p>
      <text:p text:style-name="P2">i guess thats enough of this horseshit time to move on right</text:p>
      <text:p text:style-name="P2">i dont even want to be around when he wakes up itll be weird and awkward</text:p>
      <text:p text:style-name="P2">no fuck no</text:p>
      <text:p text:style-name="P2">put your fucking death coin away jesus</text:p>
      <text:p text:style-name="P2">i am forbidding you from ever flipping that coin again when youre talking to me or even thinking about me</text:p>
      <text:p text:style-name="P2">what you didnt</text:p>
      <text:p text:style-name="P2">thats fucking idiotic</text:p>
      <text:p text:style-name="P2">you could smell a flea off a dogs balls</text:p>
      <text:p text:style-name="P2">this is bs</text:p>
      <text:p text:style-name="P2">so ok your coinflip of death was meaningless great to know</text:p>
      <text:p text:style-name="P2">is there anything else we need to do here</text:p>
      <text:p text:style-name="P2">i sent you the money i got all the fraymotifs tell me what is there thats left besides you jerking me around</text:p>
      <text:p text:style-name="P2">probably time we chill out for a while and i get back in sync with my teammates</text:p>
      <text:p text:style-name="P2">then i guess thats where ill go</text:p>
      <text:p text:style-name="P2">ok</text:p>
      <text:p text:style-name="P2">i mean</text:p>
      <text:p text:style-name="P2"><text:soft-page-break/>im not even actually mad i just</text:p>
      <text:p text:style-name="P2">i dunno</text:p>
      <text:p text:style-name="P2">i still dont really get what you did</text:p>
      <text:p text:style-name="P2">was the trick really necessary</text:p>
      <text:p text:style-name="P2">it sounds like</text:p>
      <text:p text:style-name="P2">the splitoff was a result of both possible decisions i could have made</text:p>
      <text:p text:style-name="P2">and had fuckall to do with your coin or randomness or luck</text:p>
      <text:p text:style-name="P2">get what</text:p>
      <text:p text:style-name="P2">yeah</text:p>
      <text:p text:style-name="P2">and</text:p>
      <text:p text:style-name="P2">i obviously still dont know</text:p>
      <text:p text:style-name="P2">i dont know sounds like a riddle</text:p>
      <text:p text:style-name="P2">fuck it ill just say all of it</text:p>
      <text:p text:style-name="P2">i mean that is the answer right</text:p>
      <text:p text:style-name="P2">oh ok</text:p>
      <text:p text:style-name="P2">really well</text:p>
      <text:p text:style-name="P2">i know it biblically its an obscene nsfw spectacle</text:p>
      <text:p text:style-name="P2">means my skull is a bucket and my brains a plump fuckgrub</text:p>
      <text:p text:style-name="P2">oh do you</text:p>
      <text:p text:style-name="P2">is that what you were doing just now</text:p>
      <text:p text:style-name="P2">yeah no fuck</text:p>
      <text:p text:style-name="P2">man</text:p>
      <text:p text:style-name="P2">you are just</text:p>
      <text:p text:style-name="P2">some kind of nowitall arent you</text:p>
      <text:p text:style-name="P2">what else do you know</text:p>
      <text:p text:style-name="P2">like</text:p>
      <text:p text:style-name="P2"><text:soft-page-break/>yeah because</text:p>
      <text:p text:style-name="P2">you didnt even look</text:p>
      <text:p text:style-name="P2">it was like</text:p>
      <text:p text:style-name="P2">schrodingers fucking coin</text:p>
      <text:p text:style-name="P2">and then</text:p>
      <text:p text:style-name="P2">it turned into schrodingers fucking dave</text:p>
      <text:p text:style-name="P2">yeah</text:p>
      <text:p text:style-name="P2">what</text:p>
      <text:p text:style-name="P2">_</text:p>
      <text:p text:style-name="P2">110. JH26: =005041</text:p>
      <text:p text:style-name="P2">yes perfect</text:p>
      <text:p text:style-name="P2">ok im going to torrent you another like negative billion artifact grists</text:p>
      <text:p text:style-name="P2">yeah</text:p>
      <text:p text:style-name="P2">now draw the conksuckiest boot you ever drew</text:p>
      <text:p text:style-name="P2">_</text:p>
      <text:p text:style-name="P2">111. JH27: =005042</text:p>
      <text:p text:style-name="P2">its the conksuckiest piece of fucking shit that ever still somehow qualified as a boot</text:p>
      <text:p text:style-name="P2">you just know imigrants were responsible</text:p>
      <text:p text:style-name="P2">yeah see what i mean</text:p>
      <text:p text:style-name="P2">_</text:p>
      <text:p text:style-name="P2">112. TP21: =005090</text:p>
      <text:p text:style-name="P2">well that was apparently pointless</text:p>
      <text:p text:style-name="P2">now what</text:p>
      <text:p text:style-name="P2">hello</text:p>
      <text:p text:style-name="P2">terezi</text:p>
      <text:p text:style-name="P2"><text:soft-page-break/>whats up</text:p>
      <text:p text:style-name="P2">_</text:p>
      <text:p text:style-name="P2">113. JH28: =005104</text:p>
      <text:p text:style-name="P2">this is a dave out there whats up</text:p>
      <text:p text:style-name="P2">it wasnt a future dave he was from a while ago</text:p>
      <text:p text:style-name="P2">sorry you had to see that</text:p>
      <text:p text:style-name="P2">but dont worry it was just a doomed dave no big deal really</text:p>
      <text:p text:style-name="P2">i was swindled into splitting time paths along the way and that guy got the dead end of the stick</text:p>
      <text:p text:style-name="P2">ill be fine</text:p>
      <text:p text:style-name="P2">yes you are go ahead and be relieved</text:p>
      <text:p text:style-name="P2">nice</text:p>
      <text:p text:style-name="P2">yeah</text:p>
      <text:p text:style-name="P2">hes pretty much the guy in charge of random teleportation murders right now</text:p>
      <text:p text:style-name="P2">what</text:p>
      <text:p text:style-name="P2">my bro</text:p>
      <text:p text:style-name="P2">yeah jack killed him too</text:p>
      <text:p text:style-name="P2">not much to talk about</text:p>
      <text:p text:style-name="P2">this is some pretty serious existence threatening shit going down and some people are going to die i guess</text:p>
      <text:p text:style-name="P2">even crazy hard dudes like my bro slash weird covert biological ghost dad</text:p>
      <text:p text:style-name="P2">yeah roses too</text:p>
      <text:p text:style-name="P2">i thought john filled you in on the ectobiology stuff</text:p>
      <text:p text:style-name="P2">bottom line is were all related slimewise except you and me and him and rose pairways respectively</text:p>
      <text:p text:style-name="P2">makes the shipping chart pretty simple here hang on while i dig up that piece of shit karkat made</text:p>
      <text:p text:style-name="P2"><text:soft-page-break/>where the fuck did that thing go</text:p>
      <text:p text:style-name="P2">fuck it never mind</text:p>
      <text:p text:style-name="P2">just imagine something ugly made by a jackass</text:p>
      <text:p text:style-name="P2">i guess</text:p>
      <text:p text:style-name="P2">meh it was a pretty bizarre relationship by any standard</text:p>
      <text:p text:style-name="P2">fightin off wave after wave of face pumicing puppet ass every day</text:p>
      <text:p text:style-name="P2">always being on guard for stealth attacks in the middle of the night while getting up to go to the fucking bathroom</text:p>
      <text:p text:style-name="P2">but i guess it all sorta amounted to some vague unspoken semblance of kinship</text:p>
      <text:p text:style-name="P2">if thats a thing</text:p>
      <text:p text:style-name="P2">like if honor among thieves is something then lets call it camaraderie among ironic rapping roof ninjas</text:p>
      <text:p text:style-name="P2">but thanks</text:p>
      <text:p text:style-name="P2">i thought about taking his sword</text:p>
      <text:p text:style-name="P2">when i was there</text:p>
      <text:p text:style-name="P2">but i couldnt</text:p>
      <text:p text:style-name="P2">couldnt really bring myself to try to pull it out it was too weird</text:p>
      <text:p text:style-name="P2">what</text:p>
      <text:p text:style-name="P2">you think</text:p>
      <text:p text:style-name="P2">well id like to</text:p>
      <text:p text:style-name="P2">but im still trapped in the chronologistics of this fuckin one man ballet</text:p>
      <text:p text:style-name="P2">there are loops outstanding and if i step out of line you get to see more bloody daves</text:p>
      <text:p text:style-name="P2">im getting pretty sick of it but i think itll be over soon</text:p>
      <text:p text:style-name="P2">then ill break out and ride linear the rest of the way i think</text:p>
      <text:p text:style-name="P2">once its time to put the end game in motion</text:p>
      <text:p text:style-name="P2"><text:soft-page-break/>til then youre on your own for a while</text:p>
      <text:p text:style-name="P2">besides we cant beat him</text:p>
      <text:p text:style-name="P2">look what he did to bro and davesprite together</text:p>
      <text:p text:style-name="P2">im at the top of my echeladder with all the fraymotifs and i stand no chance</text:p>
      <text:p text:style-name="P2">johns even better than that even though he doesnt know it at the moment</text:p>
      <text:p text:style-name="P2">and he stands no chance either</text:p>
      <text:p text:style-name="P2">only thing we can do is hold out until the scratch</text:p>
      <text:p text:style-name="P2">guess i shouldnt really say</text:p>
      <text:p text:style-name="P2">since you sort of lead the way in making that plan</text:p>
      <text:p text:style-name="P2">yeah well</text:p>
      <text:p text:style-name="P2">suffice to say</text:p>
      <text:p text:style-name="P2">if we cant beat him</text:p>
      <text:p text:style-name="P2">all we can really do is exile him to a place where he cant teleport back</text:p>
      <text:p text:style-name="P2">which hopefully buys us some time</text:p>
      <text:p text:style-name="P2">to try to take out his power source in a crazy suicide mission</text:p>
      <text:p text:style-name="P2">kinda</text:p>
      <text:p text:style-name="P2">well</text:p>
      <text:p text:style-name="P2">youre about to do what youre about to do</text:p>
      <text:p text:style-name="P2">and im not going to tell you not to</text:p>
      <text:p text:style-name="P2">i wont do the bullshit troll thing and tell you what youre going to do and then just dare you not to</text:p>
      <text:p text:style-name="P2">while knowing damn well you will anyway</text:p>
      <text:p text:style-name="P2">so ill just say</text:p>
      <text:p text:style-name="P2">whats next is up to you</text:p>
      <text:p text:style-name="P2">and if later you want to talk about it</text:p>
      <text:p text:style-name="P2"><text:soft-page-break/>im here</text:p>
      <text:p text:style-name="P2">_</text:p>
      <text:p text:style-name="P2">114. AM1: =005381</text:p>
      <text:p text:style-name="P2">hey</text:p>
      <text:p text:style-name="P2">christ</text:p>
      <text:p text:style-name="P2">youre a fan of one of my websites arent you</text:p>
      <text:p text:style-name="P2">what asshole gave you my chumhandle</text:p>
      <text:p text:style-name="P2">also what was your favorite thing i did you liked</text:p>
      <text:p text:style-name="P2">and what did you think was so great about it</text:p>
      <text:p text:style-name="P2">also</text:p>
      <text:p text:style-name="P2">asl???</text:p>
      <text:p text:style-name="P2">oh holy shit ok youre a troll</text:p>
      <text:p text:style-name="P2">only trolls say theyre six i dont know whats up with you and that dumb fake age</text:p>
      <text:p text:style-name="P2">makes no sense bye</text:p>
      <text:p text:style-name="P2">cool story</text:p>
      <text:p text:style-name="P2">ok so 2=6 awesome joke hahahaha</text:p>
      <text:p text:style-name="P2">or wait maybe it was just a waste of time</text:p>
      <text:p text:style-name="P2">you people think im made of the stuff</text:p>
      <text:p text:style-name="P2">_</text:p>
      <text:p text:style-name="P2">115. AM2: =005382</text:p>
      <text:p text:style-name="P2">what</text:p>
      <text:p text:style-name="P2">yeah</text:p>
      <text:p text:style-name="P2">i think</text:p>
      <text:p text:style-name="P2">im gonna shut off my phone now cya</text:p>
      <text:p text:style-name="P2">uh</text:p>
      <text:p text:style-name="P2">what</text:p>
      <text:p text:style-name="P2"><text:soft-page-break/>the fuck</text:p>
      <text:p text:style-name="P2">i remember this</text:p>
      <text:p text:style-name="P2">i remember shutting off my phone and never talking to you again</text:p>
      <text:p text:style-name="P2">but</text:p>
      <text:p text:style-name="P2">im still talking</text:p>
      <text:p text:style-name="P2">whats going on</text:p>
      <text:p text:style-name="P2">no its a dream</text:p>
      <text:p text:style-name="P2">im asleep</text:p>
      <text:p text:style-name="P2">or am i</text:p>
      <text:p text:style-name="P2">what is going on here</text:p>
      <text:p text:style-name="P2">why</text:p>
      <text:p text:style-name="P2">bs</text:p>
      <text:p text:style-name="P2">i dont see anything out there</text:p>
      <text:p text:style-name="P2">_</text:p>
      <text:p text:style-name="P2">116. AM3: =005383</text:p>
      <text:p text:style-name="P2">oh sup</text:p>
      <text:p text:style-name="P2">looks like youre a fairy</text:p>
      <text:p text:style-name="P2">thats cool</text:p>
      <text:p text:style-name="P2">_</text:p>
      <text:p text:style-name="P2">117. AM4: =005384</text:p>
      <text:p text:style-name="P2">these arent my shades anymore</text:p>
      <text:p text:style-name="P2">john gave me these new ones for my bday</text:p>
      <text:p text:style-name="P2">i remember that</text:p>
      <text:p text:style-name="P2">and i wasnt wearing this shirt</text:p>
      <text:p text:style-name="P2">it was this one</text:p>
      <text:p text:style-name="P2">howd it get like that</text:p>
      <text:p text:style-name="P2">i cant</text:p>
      <text:p text:style-name="P2"><text:soft-page-break/>wait</text:p>
      <text:p text:style-name="P2">i wasnt wearing this actually</text:p>
      <text:p text:style-name="P2">_</text:p>
      <text:p text:style-name="P2">118. AM5: =005385</text:p>
      <text:p text:style-name="P2">i was wearing this suit</text:p>
      <text:p text:style-name="P2">no wait</text:p>
      <text:p text:style-name="P2">it was a black one</text:p>
      <text:p text:style-name="P2">yeah</text:p>
      <text:p text:style-name="P2">and i was playing sburb</text:p>
      <text:p text:style-name="P2">thats right</text:p>
      <text:p text:style-name="P2">and then i went to sleep at some point</text:p>
      <text:p text:style-name="P2">which is why im asleep now</text:p>
      <text:p text:style-name="P2">but</text:p>
      <text:p text:style-name="P2">if im dreaming</text:p>
      <text:p text:style-name="P2">then why am i not awake as my dream self</text:p>
      <text:p text:style-name="P2">shit</text:p>
      <text:p text:style-name="P2">this wasnt the suit i was wearing</text:p>
      <text:p text:style-name="P2">_</text:p>
      <text:p text:style-name="P2">119. AM6: =005386</text:p>
      <text:p text:style-name="P2">it was this ugly fucking rag</text:p>
      <text:p text:style-name="P2">and i went to take a nap</text:p>
      <text:p text:style-name="P2">terezi said id reach god tier</text:p>
      <text:p text:style-name="P2">or i guess show me why i wouldnt</text:p>
      <text:p text:style-name="P2">did it work is this part of the process somehow</text:p>
      <text:p text:style-name="P2">so then</text:p>
      <text:p text:style-name="P2">its just a stupid pointless dream</text:p>
      <text:p text:style-name="P2">wait</text:p>
      <text:p text:style-name="P2"><text:soft-page-break/>oh yeah</text:p>
      <text:p text:style-name="P2">i woke up</text:p>
      <text:p text:style-name="P2">and then</text:p>
      <text:p text:style-name="P2">_</text:p>
      <text:p text:style-name="P2">120. AM7: =005387</text:p>
      <text:p text:style-name="P2">welp</text:p>
      <text:p text:style-name="P2">_</text:p>
      <text:p text:style-name="P2">121. AM8: =005388</text:p>
      <text:p text:style-name="P2">so then</text:p>
      <text:p text:style-name="P2">im dead</text:p>
      <text:p text:style-name="P2">then this isnt a memory or a dream at all</text:p>
      <text:p text:style-name="P2">its the afterlife</text:p>
      <text:p text:style-name="P2">_</text:p>
      <text:p text:style-name="P2">122. AM9: =005389</text:p>
      <text:p text:style-name="P2">ok</text:p>
      <text:p text:style-name="P2">what is going on over here then</text:p>
      <text:p text:style-name="P2">is this some disturbing ghost hallucination should i start slapping myself or what</text:p>
      <text:p text:style-name="P2">i dont remember this</text:p>
      <text:p text:style-name="P2">fuck</text:p>
      <text:p text:style-name="P2">lucky bastard</text:p>
      <text:p text:style-name="P2">so then i guess terezi tricked me</text:p>
      <text:p text:style-name="P2">it would have been cool to know if picking one option would definitely kill me pointlessly so yeah</text:p>
      <text:p text:style-name="P2">but i guess i kept giving her shit about it and i knew she was kind of crazy and morbid anyways so whatever</text:p>
      <text:p text:style-name="P2">is</text:p>
      <text:p text:style-name="P2">bro dead there</text:p>
      <text:p text:style-name="P2"><text:soft-page-break/>like in reality</text:p>
      <text:p text:style-name="P2">like thats a thing that really happened</text:p>
      <text:p text:style-name="P2">also</text:p>
      <text:p text:style-name="P2">is reality still a thing that means something can that be a question on the table too</text:p>
      <text:p text:style-name="P2">well</text:p>
      <text:p text:style-name="P2">dammit</text:p>
      <text:p text:style-name="P2">what did i do wrong</text:p>
      <text:p text:style-name="P2">aside from getting my ass killed in the most retarded way possible</text:p>
      <text:p text:style-name="P2">whats he doing</text:p>
      <text:p text:style-name="P2">alpha me</text:p>
      <text:p text:style-name="P2">i am him</text:p>
      <text:p text:style-name="P2">i dunno</text:p>
      <text:p text:style-name="P2">yeah</text:p>
      <text:p text:style-name="P2">sorta</text:p>
      <text:p text:style-name="P2">maybe</text:p>
      <text:p text:style-name="P2">ok</text:p>
      <text:p text:style-name="P2">am i talking to someone there</text:p>
      <text:p text:style-name="P2">who</text:p>
      <text:p text:style-name="P2">probably</text:p>
      <text:p text:style-name="P2">terezi i guess</text:p>
      <text:p text:style-name="P2">i dunno</text:p>
      <text:p text:style-name="P2">would she do that</text:p>
      <text:p text:style-name="P2">was i</text:p>
      <text:p text:style-name="P2">so</text:p>
      <text:p text:style-name="P2">im just one dead dave offered up to the time god</text:p>
      <text:p text:style-name="P2"><text:soft-page-break/>what about the other dead daves</text:p>
      <text:p text:style-name="P2">uh</text:p>
      <text:p text:style-name="P2">i think</text:p>
      <text:p text:style-name="P2">im up to my neck in dave already</text:p>
      <text:p text:style-name="P2">just being one</text:p>
      <text:p text:style-name="P2">still doesnt seem right though</text:p>
      <text:p text:style-name="P2">why are you even here like why are you showing me this</text:p>
      <text:p text:style-name="P2">but like</text:p>
      <text:p text:style-name="P2">if im seeing this</text:p>
      <text:p text:style-name="P2">shouldnt i be able to do something about it</text:p>
      <text:p text:style-name="P2">or stop it from happening or</text:p>
      <text:p text:style-name="P2">i dont know like anything to keep helping my friends</text:p>
      <text:p text:style-name="P2">what do i do</text:p>
      <text:p text:style-name="P2">_</text:p>
      <text:p text:style-name="P2">123. AM10: =005390</text:p>
      <text:p text:style-name="P2">where are we now</text:p>
      <text:p text:style-name="P2">oh so this is the trollplanet</text:p>
      <text:p text:style-name="P2">pretty cool not really what i pictured</text:p>
      <text:p text:style-name="P2">i dont know its more subdued</text:p>
      <text:p text:style-name="P2">i pictured a lot more mayhem like</text:p>
      <text:p text:style-name="P2">a bunch of trolls flying around in little grub pods constantly screaming at each other through bullhorns shaped like buckets</text:p>
      <text:p text:style-name="P2">hahaha</text:p>
      <text:p text:style-name="P2">can we not go to those parts</text:p>
      <text:p text:style-name="P2">awesome</text:p>
      <text:p text:style-name="P2">so what am i supposed to do now that im dead</text:p>
      <text:p text:style-name="P2">what is like</text:p>
      <text:p text:style-name="P2"><text:soft-page-break/>the primary activity here</text:p>
      <text:p text:style-name="P2">that ghosts get their shit worked up over</text:p>
      <text:p text:style-name="P2">like</text:p>
      <text:p text:style-name="P2">where are the fucking hauntoffs at is what im asking</text:p>
      <text:p text:style-name="P2">boring</text:p>
      <text:p text:style-name="P2">just kidding that sounds cool</text:p>
      <text:p text:style-name="P2">what else</text:p>
      <text:p text:style-name="P2">it isnt</text:p>
      <text:p text:style-name="P2">ha</text:p>
      <text:p text:style-name="P2">haha</text:p>
      <text:p text:style-name="P2">i bet you meant a laugh a whole lot less shitty than that</text:p>
      <text:p text:style-name="P2">yeah sure</text:p>
      <text:p text:style-name="P2">well</text:p>
      <text:p text:style-name="P2">how about later</text:p>
      <text:p text:style-name="P2">not that that doesnt sound cool but i kind of want to just go home</text:p>
      <text:p text:style-name="P2">and i guess chill for a while cause i guess it was all a bit much</text:p>
      <text:p text:style-name="P2">if thats ok and i guess also possible</text:p>
      <text:p text:style-name="P2">_</text:p>
      <text:p text:style-name="P2">124. AM11; TN3: =005391</text:p>
      <text:p text:style-name="P2">aw hell no</text:p>
      <text:p text:style-name="P2">is this who i think this is</text:p>
      <text:p text:style-name="P2">holy shit</text:p>
      <text:p text:style-name="P2">dude</text:p>
      <text:p text:style-name="P2">are those sick fires youre packing there</text:p>
      <text:p text:style-name="P2">you best not be bringin that fire into my bubble less you plan on dropping that shit</text:p>
      <text:p text:style-name="P2"><text:soft-page-break/>i am your general fucking practitioner and doctors orders are to shut up and burn down my goddamn office</text:p>
      <text:p text:style-name="P2">ill break your brittle ass like a graham cracker and well roast smores over the flaming debris have i made myself clear</text:p>
      <text:p text:style-name="P2">dude</text:p>
      <text:p text:style-name="P2">gross</text:p>
      <text:p text:style-name="P2">so aradia just so were clear</text:p>
      <text:p text:style-name="P2">this is like a hellbubble right</text:p>
      <text:p text:style-name="P2">its my eternal punishment to have shitty rapoffs with this tool forever is that it</text:p>
      <text:p text:style-name="P2">i guess i had it coming for a flagrant lifetime spent being unbelievably fucking incredible at rap and just about practically everything else</text:p>
      <text:p text:style-name="P2">except not dying</text:p>
      <text:p text:style-name="P2">so is he dead</text:p>
      <text:p text:style-name="P2">he looks dead</text:p>
      <text:p text:style-name="P2">what about you</text:p>
      <text:p text:style-name="P2">you dont look dead</text:p>
      <text:p text:style-name="P2">are you dreaming</text:p>
      <text:p text:style-name="P2">so</text:p>
      <text:p text:style-name="P2">youre not dead</text:p>
      <text:p text:style-name="P2">_</text:p>
      <text:p text:style-name="P2">125. TP22: =005598</text:p>
      <text:p text:style-name="P2">oh my fucking god</text:p>
      <text:p text:style-name="P2">what do you mean what</text:p>
      <text:p text:style-name="P2">we just got done talking and agreed it would be awesome if you didnt bother me for a while</text:p>
      <text:p text:style-name="P2">you know like while i guess i grieved over this brutally murdered rad family member or something</text:p>
      <text:p text:style-name="P2">it was five seconds ago</text:p>
      <text:p text:style-name="P2"><text:soft-page-break/>so youre officially going nonlinear with me then</text:p>
      <text:p text:style-name="P2">were just forfeiting all rhyme or reason to this unmitigated clusterfuck is that it </text:p>
      <text:p text:style-name="P2">whoops ok in the future ill try not to pitch any sort of dramatics while brooding over the cadavers of slaughtered loved ones</text:p>
      <text:p text:style-name="P2">no</text:p>
      <text:p text:style-name="P2">puppets arent cool theyre shitty small fake people who haunt your dreams and grin like permanent assholes</text:p>
      <text:p text:style-name="P2">i was making a joke about being all broken up about it</text:p>
      <text:p text:style-name="P2">a guy can be sad and make jokes at the same time</text:p>
      <text:p text:style-name="P2">exactly</text:p>
      <text:p text:style-name="P2">i said we agreed youd leave me alone to grieve</text:p>
      <text:p text:style-name="P2">didnt say whether i actually would or actually am</text:p>
      <text:p text:style-name="P2">i am grieving to the max like a widow on dead husband island</text:p>
      <text:p text:style-name="P2">behind these chill as fuck shades my face is having this crazy attack of the sads</text:p>
      <text:p text:style-name="P2">my rue is fucking bananas cant you tell</text:p>
      <text:p text:style-name="P2">the truth is a mystery</text:p>
      <text:p text:style-name="P2">tucked behind the pursed lips of a shitty riddler</text:p>
      <text:p text:style-name="P2">they will be loosened only when presented with the conundrous grandeur of rigid insoluble puzzlecock</text:p>
      <text:p text:style-name="P2">im sorry you are so flustered by the mere mention of glittering mythical cryptodick it honestly makes me think youre not ready for the truth</text:p>
      <text:p text:style-name="P2">its pretty simple</text:p>
      <text:p text:style-name="P2">im just thinkin about how im gonna take this sword</text:p>
      <text:p text:style-name="P2">filthiest thing you ever said</text:p>
      <text:p text:style-name="P2">forget it</text:p>
      <text:p text:style-name="P2">pulling swords out of things isnt how i roll</text:p>
      <text:p text:style-name="P2"><text:soft-page-break/>im not john remember</text:p>
      <text:p text:style-name="P2">im not a hereo</text:p>
      <text:p text:style-name="P2">my bro was</text:p>
      <text:p text:style-name="P2">john is</text:p>
      <text:p text:style-name="P2">im not</text:p>
      <text:p text:style-name="P2">no</text:p>
      <text:p text:style-name="P2">fine its a title we inherit as phlegm babies or whatever but what have i done to earn it</text:p>
      <text:p text:style-name="P2">pretty much nothing but horsing around through time and swindling retarded alligators out of their life savings</text:p>
      <text:p text:style-name="P2">if that swords coming out of his chest its coming out clean</text:p>
      <text:p text:style-name="P2">taking it vertically means drawing more blood</text:p>
      <text:p text:style-name="P2">but horizontally means a clean break</text:p>
      <text:p text:style-name="P2">check it</text:p>
      <text:p text:style-name="P2">_</text:p>
      <text:p text:style-name="P2">126. TP23: =005603</text:p>
      <text:p text:style-name="P2">no fuck that</text:p>
      <text:p text:style-name="P2">im a lie my ass right down here for a while looking slightly less cool than i make myself out to be ordinarily </text:p>
      <text:p text:style-name="P2">that is basically what i just did isnt it</text:p>
      <text:p text:style-name="P2">thats what im doing here im making a point of makin every little thing take place what was once mentioned in passing no matter how seemingly trivial or pointless</text:p>
      <text:p text:style-name="P2">thats how all the best adventures get strung together</text:p>
      <text:p text:style-name="P2">you havent heard me bleat like a goat for ironically humorous purposes yet have you</text:p>
      <text:p text:style-name="P2">that was something that was mentioned at some point by someone i forget when or why</text:p>
      <text:p text:style-name="P2">i bet you are on goddamn pins and needles waiting for that arent you</text:p>
      <text:p text:style-name="P2"><text:soft-page-break/>no</text:p>
      <text:p text:style-name="P2">fuck that</text:p>
      <text:p text:style-name="P2">no</text:p>
      <text:p text:style-name="P2">fuck you</text:p>
      <text:p text:style-name="P2">go away</text:p>
      <text:p text:style-name="P2">what</text:p>
      <text:p text:style-name="P2">i dunno</text:p>
      <text:p text:style-name="P2">why are you even talking to me anyway</text:p>
      <text:p text:style-name="P2">aside from the fact that several hours from now you apparently forget i dont need consolation and oughta be left alone</text:p>
      <text:p text:style-name="P2">oh</text:p>
      <text:p text:style-name="P2">bitten</text:p>
      <text:p text:style-name="P2">what</text:p>
      <text:p text:style-name="P2">that sure sounds like a dumb way to say a thing</text:p>
      <text:p text:style-name="P2">almost egbertian in elegant stupidity</text:p>
      <text:p text:style-name="P2">the t in egbertian is soft like shhhhh</text:p>
      <text:p text:style-name="P2">why would i get mad at you</text:p>
      <text:p text:style-name="P2">ok</text:p>
      <text:p text:style-name="P2">but yeah i guess its about time you showed me whats up with my allegedly futile god tierification</text:p>
      <text:p text:style-name="P2">how long ago was it that you did your coin flip thing i dont even remember</text:p>
      <text:p text:style-name="P2">i was getting sure you were just bullshitting me and had no intention of ever mentioning it again</text:p>
      <text:p text:style-name="P2">for what</text:p>
      <text:p text:style-name="P2">before what happens</text:p>
      <text:p text:style-name="P2">you mean god tiering</text:p>
      <text:p text:style-name="P2">does something go wrong</text:p>
      <text:p text:style-name="P2"><text:soft-page-break/>thats practically unthinkable</text:p>
      <text:p text:style-name="P2">but i mean ok we can talk about your troll problem but this is pretty important here</text:p>
      <text:p text:style-name="P2">the god tier thing and whether i can actually do it or not</text:p>
      <text:p text:style-name="P2">it might be kind of hard to tell on account of me chilling face down on the pavement and also because downplaying feelings is the chief rule of cool but im pretty pissed about this</text:p>
      <text:p text:style-name="P2">which is weird</text:p>
      <text:p text:style-name="P2">no its not weird to be mad its just weird it feels like im the only one who is</text:p>
      <text:p text:style-name="P2">and the only one even contemplating taking jack on</text:p>
      <text:p text:style-name="P2">even among your group of irate gnashing shitheads</text:p>
      <text:p text:style-name="P2">what</text:p>
      <text:p text:style-name="P2">well ok</text:p>
      <text:p text:style-name="P2">and that would be a bitchin line to switch the subject to start talkin about your complicated problems but i kinda wasnt done </text:p>
      <text:p text:style-name="P2">but ok i mean isnt that what heroes should be doing</text:p>
      <text:p text:style-name="P2">working to take down the bad guy without a whole lot of this fuckin grandiloquence and these huge sweeping plans that got nothin to do with fighting him</text:p>
      <text:p text:style-name="P2">like always biding our time and tiptoeing around the unbeatable god boss</text:p>
      <text:p text:style-name="P2">johns too nice to get mad</text:p>
      <text:p text:style-name="P2">rose spends all her time calculating</text:p>
      <text:p text:style-name="P2">too focused on machiavellian ploys of sabotage to try anything drastic</text:p>
      <text:p text:style-name="P2">jade is</text:p>
      <text:p text:style-name="P2">i dont even know</text:p>
      <text:p text:style-name="P2">probably more a liability if she got it in her head to take him down</text:p>
      <text:p text:style-name="P2">if anything id bet she just needs protection</text:p>
      <text:p text:style-name="P2"><text:soft-page-break/>im just wondering</text:p>
      <text:p text:style-name="P2">when does someone actually step up</text:p>
      <text:p text:style-name="P2">jacks got shit to pay for</text:p>
      <text:p text:style-name="P2">yeah i guess</text:p>
      <text:p text:style-name="P2">i guess it has been on my mind</text:p>
      <text:p text:style-name="P2">maybe i am supposed to be a hero and rise to the occasion because there seems to be this little persistent voice in my head nagging me about it</text:p>
      <text:p text:style-name="P2">insisting someones gotta pay</text:p>
      <text:p text:style-name="P2">and its hard for me to disagree</text:p>
      <text:p text:style-name="P2">what things</text:p>
      <text:p text:style-name="P2">_</text:p>
      <text:p text:style-name="P2">127. TP24: =005604</text:p>
      <text:p text:style-name="P2">im pretty sure i dont even have an exile</text:p>
      <text:p text:style-name="P2">ive never heard any voices or anything</text:p>
      <text:p text:style-name="P2">anyway you dont need a voice in your head to tell you this shit is</text:p>
      <text:p text:style-name="P2">just like</text:p>
      <text:p text:style-name="P2">so completely illegal</text:p>
      <text:p text:style-name="P2">wait</text:p>
      <text:p text:style-name="P2">why did i just say that stupid thing i said</text:p>
      <text:p text:style-name="P2">_</text:p>
      <text:p text:style-name="P2">128. TP25: =005605</text:p>
      <text:p text:style-name="P2">no i mean</text:p>
      <text:p text:style-name="P2">ok that came out wrong</text:p>
      <text:p text:style-name="P2">what were we talking about again</text:p>
      <text:p text:style-name="P2">right</text:p>
      <text:p text:style-name="P2">someone has to make him pay</text:p>
      <text:p text:style-name="P2"><text:soft-page-break/>cant let him just go unpunished</text:p>
      <text:p text:style-name="P2">if i can figure out how to reach the god tier maybe i can be the one to throw him into the slammer</text:p>
      <text:p text:style-name="P2">slammer means jail</text:p>
      <text:p text:style-name="P2">you call it the slammer when youre extra angry at crimes</text:p>
      <text:p text:style-name="P2">_</text:p>
      <text:p text:style-name="P2">129. TP26: =005606</text:p>
      <text:p text:style-name="P2">are you taking notes on this important principle?? jesus get a fucking pen</text:p>
      <text:p text:style-name="P2">or some chalk or whatever</text:p>
      <text:p text:style-name="P2">wait</text:p>
      <text:p text:style-name="P2">fuck</text:p>
      <text:p text:style-name="P2">what</text:p>
      <text:p text:style-name="P2">no</text:p>
      <text:p text:style-name="P2">i know it doesnt</text:p>
      <text:p text:style-name="P2">im just saying</text:p>
      <text:p text:style-name="P2">what am i even saying here</text:p>
      <text:p text:style-name="P2">shit</text:p>
      <text:p text:style-name="P2">_</text:p>
      <text:p text:style-name="P2">130. TP27: =005607</text:p>
      <text:p text:style-name="P2">ok forget the slammer stuff that was stupid</text:p>
      <text:p text:style-name="P2">it is about justice though</text:p>
      <text:p text:style-name="P2">and since no one else seems to give a shit about that it apparently falls in my jurisdiction now</text:p>
      <text:p text:style-name="P2">not just going after jack</text:p>
      <text:p text:style-name="P2">but all the mutinous agents responsible for crimes</text:p>
      <text:p text:style-name="P2">holy shit why do i care about THAT suddenly</text:p>
      <text:p text:style-name="P2">anyway thats more shit that popped into my head just now</text:p>
      <text:p text:style-name="P2"><text:soft-page-break/>so</text:p>
      <text:p text:style-name="P2">ok</text:p>
      <text:p text:style-name="P2">_</text:p>
      <text:p text:style-name="P2">131. TP28: =005608</text:p>
      <text:p text:style-name="P2">not really</text:p>
      <text:p text:style-name="P2">no</text:p>
      <text:p text:style-name="P2">anyway</text:p>
      <text:p text:style-name="P2">its not like being mad about this and hankering for justice is even the only irrational thing im currently hot and bothered about</text:p>
      <text:p text:style-name="P2">i have other duties to attend to</text:p>
      <text:p text:style-name="P2">_</text:p>
      <text:p text:style-name="P2">132. TP29: =005609</text:p>
      <text:p text:style-name="P2">ive got to explode this ridiculously illegal edifice oh my god what are these words im saying</text:p>
      <text:p text:style-name="P2">never mind</text:p>
      <text:p text:style-name="P2">oh</text:p>
      <text:p text:style-name="P2">yeah</text:p>
      <text:p text:style-name="P2">thats gotta be what im talking about</text:p>
      <text:p text:style-name="P2">probably</text:p>
      <text:p text:style-name="P2">i need to shut up now</text:p>
      <text:p text:style-name="P2">im sounding like an idiot and my head is starting to hurt</text:p>
      <text:p text:style-name="P2">why dont we talk about your thing now</text:p>
      <text:p text:style-name="P2">what justice thing do you have to do</text:p>
      <text:p text:style-name="P2">yes</text:p>
      <text:p text:style-name="P2">just please tell me your justice problem and make me stop saying stuff</text:p>
      <text:p text:style-name="P2">farewell</text:p>
      <text:p text:style-name="P2"><text:soft-page-break/>no i mean</text:p>
      <text:p text:style-name="P2">god damn it im not leaving</text:p>
      <text:p text:style-name="P2">farewell is not even a thing i would ever say jesus what am i a victorian poet</text:p>
      <text:p text:style-name="P2">can you show me a little respect and assume any time i say something stupid it just means im temporarily being inexplicably retarded</text:p>
      <text:p text:style-name="P2">thats what a real friend would do</text:p>
      <text:p text:style-name="P2">_</text:p>
      <text:p text:style-name="P2">133. TP30: =005610</text:p>
      <text:p text:style-name="P2">thank you</text:p>
      <text:p text:style-name="P2">that sounds awesome</text:p>
      <text:p text:style-name="P2">justice problems</text:p>
      <text:p text:style-name="P2">oh shit are you fucking serious</text:p>
      <text:p text:style-name="P2">no i got that theyre like your alien death lawyers who were sorta like bounty hunters in olden times pretty simple to decipher through context</text:p>
      <text:p text:style-name="P2">she</text:p>
      <text:p text:style-name="P2">ok i cant even make little interrogative quips to grease the wheels of your monologue</text:p>
      <text:p text:style-name="P2">_</text:p>
      <text:p text:style-name="P2">134. TP31: =005611</text:p>
      <text:p text:style-name="P2">spidertroll</text:p>
      <text:p text:style-name="P2">youve decided to take her down then</text:p>
      <text:p text:style-name="P2">you dont sound that psyched about it</text:p>
      <text:p text:style-name="P2">are you feeling guilty</text:p>
      <text:p text:style-name="P2">like second guessing whether she deserves it</text:p>
      <text:p text:style-name="P2">hasnt she done enough terrible shit to warrant legislaceration</text:p>
      <text:p text:style-name="P2">_</text:p>
      <text:p text:style-name="P2"><text:soft-page-break/>135. TP32: =005612</text:p>
      <text:p text:style-name="P2">are you sure about that</text:p>
      <text:p text:style-name="P2">there is no john vs dave thing though</text:p>
      <text:p text:style-name="P2">are you going to stop me too then</text:p>
      <text:p text:style-name="P2">hunt me down and lawyerviscerate me for my own good</text:p>
      <text:p text:style-name="P2">are you saying that i wont make god tier or i wont be strong enough if i do</text:p>
      <text:p text:style-name="P2">what</text:p>
      <text:p text:style-name="P2">lame motion overruled the judge wants to see where this is going</text:p>
      <text:p text:style-name="P2">ok fine</text:p>
      <text:p text:style-name="P2">we can keep obsessing over your fucked up kismesister if you want</text:p>
      <text:p text:style-name="P2">do you think she stands a chance against him</text:p>
      <text:p text:style-name="P2">then whats the big deal</text:p>
      <text:p text:style-name="P2">why not let her go get her shit ruined by jack and let justice happen that way</text:p>
      <text:p text:style-name="P2">so why dont you go do it</text:p>
      <text:p text:style-name="P2">you mean you cant beat her in a fight</text:p>
      <text:p text:style-name="P2">i thought trolls were all about gratuitous murderings</text:p>
      <text:p text:style-name="P2">are</text:p>
      <text:p text:style-name="P2">you asking me to reassure you about that</text:p>
      <text:p text:style-name="P2">cause i seriously dont have a clue</text:p>
      <text:p text:style-name="P2">i dont understand</text:p>
      <text:p text:style-name="P2">i thought you were insane kinds of apeshit over the macabre stuff</text:p>
      <text:p text:style-name="P2">like being all cutesy about executions and smelling cherry blood and such things contrived to get a guy feeling vaguely uncomfortable</text:p>
      <text:p text:style-name="P2">was that all an act</text:p>
      <text:p text:style-name="P2">of course the fuck not</text:p>
      <text:p text:style-name="P2"><text:soft-page-break/>didnt you say youve killed people before</text:p>
      <text:p text:style-name="P2">_</text:p>
      <text:p text:style-name="P2">136. TP33: =005613</text:p>
      <text:p text:style-name="P2">ok</text:p>
      <text:p text:style-name="P2">id like to help you out but i dont know what advice i should be giving</text:p>
      <text:p text:style-name="P2">to a member of a murderous species whos gunshy on going off to justicemurder a murderhappy murderer whose done lots of murders</text:p>
      <text:p text:style-name="P2">it feels pretty weird and inappropriate for me to be the one to tell you fuck yes go for it shes got this huge murder with her name on it anyways and its cruising right at her down comeuppance boulevard</text:p>
      <text:p text:style-name="P2">so i dont know</text:p>
      <text:p text:style-name="P2">do you want me to tell you to be a better human</text:p>
      <text:p text:style-name="P2">or to be a better troll</text:p>
      <text:p text:style-name="P2">alright well all ill say is</text:p>
      <text:p text:style-name="P2">maybe if you kill her at least we can finally stop obsessing over her</text:p>
      <text:p text:style-name="P2">why dont you just do what you think you have to do</text:p>
      <text:p text:style-name="P2">and ill do the same</text:p>
      <text:p text:style-name="P2">speaking of which</text:p>
      <text:p text:style-name="P2">these time shenanigans completely blindsided us they practically never even happen</text:p>
      <text:p text:style-name="P2">so i hang up now with future you and then start pestering present you about it is that how it works</text:p>
      <text:p text:style-name="P2">and i make sure not to reference anything said here to keep it simple</text:p>
      <text:p text:style-name="P2">except like in an offhand way thatll seem retroactively logical to your future self</text:p>
      <text:p text:style-name="P2">ie you right now</text:p>
      <text:p text:style-name="P2">if for no other reason than itd be boring as hell to rehash it</text:p>
      <text:p text:style-name="P2"><text:soft-page-break/>does luck actually matter</text:p>
      <text:p text:style-name="P2">_</text:p>
      <text:p text:style-name="P2">137. RL24: =005776</text:p>
      <text:p text:style-name="P2">heres one for you</text:p>
      <text:p text:style-name="P2">its a whopper</text:p>
      <text:p text:style-name="P2">are you ready</text:p>
      <text:p text:style-name="P2">_</text:p>
      <text:p text:style-name="P2">138. RL25: =005777</text:p>
      <text:p text:style-name="P2">this huge fuckin whopper im about to just say</text:p>
      <text:p text:style-name="P2">what</text:p>
      <text:p text:style-name="P2">no no</text:p>
      <text:p text:style-name="P2">ok first do you even have burger kings out in the fucking woods</text:p>
      <text:p text:style-name="P2">why do you reference things that obviously arent in the woods like terrible burgers</text:p>
      <text:p text:style-name="P2">there is</text:p>
      <text:p text:style-name="P2">ok whatever</text:p>
      <text:p text:style-name="P2">im talking about a dream i just had</text:p>
      <text:p text:style-name="P2">i mean it was a doozy like psychologically speaking</text:p>
      <text:p text:style-name="P2">doozy is a slightly dumber word than whopper</text:p>
      <text:p text:style-name="P2">it was absurdly heavy handed my subconscious was really slathering it on</text:p>
      <text:p text:style-name="P2">like whatever tangy sludge the king himself squirts on his bargain patties</text:p>
      <text:p text:style-name="P2">its possible that i dreamt it ironically i dunno</text:p>
      <text:p text:style-name="P2">i figured youd be interested in hearing about it its every bit as thick and juicy as a half pound of sizzling grade A premium ok this is stupid weve got to get burgers out of this conversation</text:p>
      <text:p text:style-name="P2">are you busy</text:p>
      <text:p text:style-name="P2">cool listen to this</text:p>
      <text:p text:style-name="P2"><text:soft-page-break/>_</text:p>
      <text:p text:style-name="P2">139. RL26: =005778</text:p>
      <text:p text:style-name="P2">no but this one is too good not to put under the microscope with your whole precocious psychotherapy shtick its almost laughably symbolic of all my mental problems assuming i actually have those</text:p>
      <text:p text:style-name="P2">its grotesquely pregnant with meaning</text:p>
      <text:p text:style-name="P2">all gestating at least 8 gooey octuplets thrashing around in an undulating belly full of mind slime </text:p>
      <text:p text:style-name="P2">no look</text:p>
      <text:p text:style-name="P2">i just want your professional take on how many things in my dream symbolize dicks</text:p>
      <text:p text:style-name="P2">yeah thats a given but i didnt even dream about puppets this time</text:p>
      <text:p text:style-name="P2">i know</text:p>
      <text:p text:style-name="P2">it was so much more relaxing and enjoyable</text:p>
      <text:p text:style-name="P2">it was about me dying repeatedly</text:p>
      <text:p text:style-name="P2">_</text:p>
      <text:p text:style-name="P2">140. RL27: =005779</text:p>
      <text:p text:style-name="P2">i was in this dark place surrounded by this big flock of crows</text:p>
      <text:p text:style-name="P2">god this is so generically morbid</text:p>
      <text:p text:style-name="P2">im sorry in advance for exposing you to my unconscious minds retarded cliches</text:p>
      <text:p text:style-name="P2">well obviously i knew the birds were just black screaming sky dongs just hear me out</text:p>
      <text:p text:style-name="P2">i kept dying</text:p>
      <text:p text:style-name="P2">there kept being these traps like i would go one way and get my head chopped off</text:p>
      <text:p text:style-name="P2">or go another way and get stabbed or whatever</text:p>
      <text:p text:style-name="P2">and every time i died the dream reset itself and i was standing there alive and ready to try to escape again</text:p>
      <text:p text:style-name="P2">but each time i would be watching myself from the vantage point <text:soft-page-break/>of a different crow</text:p>
      <text:p text:style-name="P2">like i was the crow all squawking around in circles like a macabre flapping douche</text:p>
      <text:p text:style-name="P2">and i would always watch myself try to do something different to dodge the trap but i always ended up dead</text:p>
      <text:p text:style-name="P2">you mean maybe its about anxiety over maintaining my blogs</text:p>
      <text:p text:style-name="P2">or that my beats might not be ill enough</text:p>
      <text:p text:style-name="P2">and then we crack up laughing cause we both know theyre fresher than your moms change of drawers and tighter than when shes wearin them</text:p>
      <text:p text:style-name="P2">please its not like shes my mom i can visualize her choice ass all i want without it gettin much more than moderately uncomfortable for everyone involved</text:p>
      <text:p text:style-name="P2">about what</text:p>
      <text:p text:style-name="P2">uh</text:p>
      <text:p text:style-name="P2">this isnt the first time youve insinuated were related what is up with that</text:p>
      <text:p text:style-name="P2">no</text:p>
      <text:p text:style-name="P2">i mean</text:p>
      <text:p text:style-name="P2">im not sure</text:p>
      <text:p text:style-name="P2">i feel like youve brought it up before which is kind of weird but now i dont know</text:p>
      <text:p text:style-name="P2">i think im getting this weird deja vu thing where i was sure we talked about this</text:p>
      <text:p text:style-name="P2">forget it</text:p>
      <text:p text:style-name="P2">ok</text:p>
      <text:p text:style-name="P2">so i kept dying and kept being crows and stuff</text:p>
      <text:p text:style-name="P2">and then i started to notice something coming from the sky</text:p>
      <text:p text:style-name="P2">it was this faint eerie singing and i look up and theres nothing there just darkness</text:p>
      <text:p text:style-name="P2">what did you read</text:p>
      <text:p text:style-name="P2"><text:soft-page-break/>what the fuck sort of crackpot psychology text would say something like that</text:p>
      <text:p text:style-name="P2">so then youre consulting astrology books now</text:p>
      <text:p text:style-name="P2">oh my fucking god will you put that away</text:p>
      <text:p text:style-name="P2">theres not even much more to it</text:p>
      <text:p text:style-name="P2">i looked up into the sky</text:p>
      <text:p text:style-name="P2">didnt see anyone singing</text:p>
      <text:p text:style-name="P2">but even though the sky was black i could see the sun</text:p>
      <text:p text:style-name="P2">it was bright as hell even through my shades</text:p>
      <text:p text:style-name="P2">so i flapped my wings and flew up away to it like a fucking piece of garbage</text:p>
      <text:p text:style-name="P2">and thats it</text:p>
      <text:p text:style-name="P2">no</text:p>
      <text:p text:style-name="P2">not in the sense that it was a dark sacrificial zoology mission</text:p>
      <text:p text:style-name="P2">it was more like somewhere to go besides watching myself die a lot from the vantage of a feathery murder of dumb shitty birds</text:p>
      <text:p text:style-name="P2">what the fuck are you talking about</text:p>
      <text:p text:style-name="P2">ok somethings wrong</text:p>
      <text:p text:style-name="P2">this whole conversation is falling apart this isnt how it originally went at all</text:p>
      <text:p text:style-name="P2">this happened months ago</text:p>
      <text:p text:style-name="P2">does this mean im dead</text:p>
      <text:p text:style-name="P2">_</text:p>
      <text:p text:style-name="P2">141. RL28: =005780</text:p>
      <text:p text:style-name="P2">stop it</text:p>
      <text:p text:style-name="P2">this is so sick you using the dream bubble bullshit to pick apart my psyche</text:p>
      <text:p text:style-name="P2">am i dead or asleep</text:p>
      <text:p text:style-name="P2">god dammit</text:p>
      <text:p text:style-name="P2"><text:soft-page-break/>yeah right</text:p>
      <text:p text:style-name="P2">i dont know</text:p>
      <text:p text:style-name="P2">_</text:p>
      <text:p text:style-name="P2">142. RL29: =005796</text:p>
      <text:p text:style-name="P2">i remember waking up here</text:p>
      <text:p text:style-name="P2">after getting shot</text:p>
      <text:p text:style-name="P2">then the cage bunny came</text:p>
      <text:p text:style-name="P2">he gave us the bomb</text:p>
      <text:p text:style-name="P2">whered he go anyway</text:p>
      <text:p text:style-name="P2">the bunnys a she</text:p>
      <text:p text:style-name="P2">dumb</text:p>
      <text:p text:style-name="P2">we were talking about who should go</text:p>
      <text:p text:style-name="P2">no</text:p>
      <text:p text:style-name="P2">wait</text:p>
      <text:p text:style-name="P2">wasnt i going to go</text:p>
      <text:p text:style-name="P2">is that what happened did i go and now im dead</text:p>
      <text:p text:style-name="P2">whats not quite</text:p>
      <text:p text:style-name="P2">that i didnt go or that im not dead</text:p>
      <text:p text:style-name="P2">no</text:p>
      <text:p text:style-name="P2">sure</text:p>
      <text:p text:style-name="P2">i did that</text:p>
      <text:p text:style-name="P2">because i wanted to</text:p>
      <text:p text:style-name="P2">and because i was supposed to</text:p>
      <text:p text:style-name="P2">yeah i saw my future self fighting him so obviously that had to happen or else id be dead anyway</text:p>
      <text:p text:style-name="P2">without even getting the satisfaction of standing up to him</text:p>
      <text:p text:style-name="P2">hard to explain</text:p>
      <text:p text:style-name="P2"><text:soft-page-break/>with all the time shit going on</text:p>
      <text:p text:style-name="P2">i dont try to understand your light shit do i</text:p>
      <text:p text:style-name="P2">havent we had this conversation already</text:p>
      <text:p text:style-name="P2">its jogging i guess</text:p>
      <text:p text:style-name="P2">its manboobs are jiggling a little</text:p>
      <text:p text:style-name="P2">what</text:p>
      <text:p text:style-name="P2">what am i really supposed to say</text:p>
      <text:p text:style-name="P2">hey were gonna hunt frogs til you shoot me through the jack</text:p>
      <text:p text:style-name="P2">then i die and youve got to make out with me</text:p>
      <text:p text:style-name="P2">that kind of changes how the whole thing goes doesnt it</text:p>
      <text:p text:style-name="P2">what does that even mean</text:p>
      <text:p text:style-name="P2">wtf</text:p>
      <text:p text:style-name="P2">aspd</text:p>
      <text:p text:style-name="P2">oh no</text:p>
      <text:p text:style-name="P2">this conversation just got bumrushed by a mudslide of fucking awful</text:p>
      <text:p text:style-name="P2">you dont know anything</text:p>
      <text:p text:style-name="P2">about what i was feeling or what happened on lofaf</text:p>
      <text:p text:style-name="P2">you were all pavement faced and babbling your throefester speak and flipping off the shit with your own crazy deathwish thing why do you think you know what was going through my head</text:p>
      <text:p text:style-name="P2">youre just assuming and throwing around psyche buzzwords like aspd complex disorder</text:p>
      <text:p text:style-name="P2">in your case probably</text:p>
      <text:p text:style-name="P2">its some delirious biznasty alright</text:p>
      <text:p text:style-name="P2">yes ima authorize a GOD DAMN you may swipe it at the door to check yourself into the burn ward</text:p>
      <text:p text:style-name="P2">nah those are kept in emergency reserve for yo mama jokes from the 90s</text:p>
      <text:p text:style-name="P2"><text:soft-page-break/>anyway</text:p>
      <text:p text:style-name="P2">im telling you if i said anything at all about it she probably doesnt even fire her gun once and all im doing is dragging her into a doomed timeline with me</text:p>
      <text:p text:style-name="P2">none of this is that big a deal</text:p>
      <text:p text:style-name="P2">i just mentioned the basics to her</text:p>
      <text:p text:style-name="P2">that id stop time traveling soon</text:p>
      <text:p text:style-name="P2">break out of the loops</text:p>
      <text:p text:style-name="P2">not have to wonder all the time if i was taking a wrong turn and dooming everybody</text:p>
      <text:p text:style-name="P2">i was never that cool with this</text:p>
      <text:p text:style-name="P2">you know how you turned out to be this incredibly shitty seer of light and basically failed at that in every way imaginable </text:p>
      <text:p text:style-name="P2">well maybe i never wanted to be a knight of time</text:p>
      <text:p text:style-name="P2">maybe id rather just be like</text:p>
      <text:p text:style-name="P2">the dave of guy</text:p>
      <text:p text:style-name="P2">you know just some dude</text:p>
      <text:p text:style-name="P2">i guess not</text:p>
      <text:p text:style-name="P2">guess i failed my quest then</text:p>
      <text:p text:style-name="P2">so im like</text:p>
      <text:p text:style-name="P2">now what bitches</text:p>
      <text:p text:style-name="P2">to nobody in particular i guess</text:p>
      <text:p text:style-name="P2">yes those exact bitches</text:p>
      <text:p text:style-name="P2">_</text:p>
      <text:p text:style-name="P2">143. RL30: =005797</text:p>
      <text:p text:style-name="P2">oh yeah</text:p>
      <text:p text:style-name="P2">i remember that now</text:p>
      <text:p text:style-name="P2">then i guess thats what happened</text:p>
      <text:p text:style-name="P2"><text:soft-page-break/>i delivered the bomb and now i must be dead</text:p>
      <text:p text:style-name="P2">is that wrong</text:p>
      <text:p text:style-name="P2">because i made the map so i know how to get there better</text:p>
      <text:p text:style-name="P2">ok if you remember it all so clearly why are you grilling me on this shit</text:p>
      <text:p text:style-name="P2">will you just tell me whats going on </text:p>
      <text:p text:style-name="P2">well i am</text:p>
      <text:p text:style-name="P2">because i should</text:p>
      <text:p text:style-name="P2">or should have</text:p>
      <text:p text:style-name="P2">man what the fuck is going on</text:p>
      <text:p text:style-name="P2">am i dead or are you dead or what</text:p>
      <text:p text:style-name="P2">uh</text:p>
      <text:p text:style-name="P2">oh yeah</text:p>
      <text:p text:style-name="P2">we were trying to figure out a way to detach the moon</text:p>
      <text:p text:style-name="P2">so i could pilot it out there</text:p>
      <text:p text:style-name="P2">fly it into the sun</text:p>
      <text:p text:style-name="P2">_</text:p>
      <text:p text:style-name="P2">144. RL31: =005798</text:p>
      <text:p text:style-name="P2">but the chain was huge</text:p>
      <text:p text:style-name="P2">couldnt think of how to break it</text:p>
      <text:p text:style-name="P2">then out of nowhere this sword appears in the thing</text:p>
      <text:p text:style-name="P2">so im thinking obviously i have to break the sword somehow</text:p>
      <text:p text:style-name="P2">because thats all i fucking do is break swords</text:p>
      <text:p text:style-name="P2">_</text:p>
      <text:p text:style-name="P2">145. RL32: =005799</text:p>
      <text:p text:style-name="P2">but as im thinking of how to do it i put my hand on it</text:p>
      <text:p text:style-name="P2">and it just snaps off with this comical shattering noise</text:p>
      <text:p text:style-name="P2"><text:soft-page-break/>like i just fucked up some priceless shit in the louvre</text:p>
      <text:p text:style-name="P2">_</text:p>
      <text:p text:style-name="P2">146. RL33: =005800</text:p>
      <text:p text:style-name="P2">see like that</text:p>
      <text:p text:style-name="P2">like i did again just there with my hand</text:p>
      <text:p text:style-name="P2">cause of dreambubbles</text:p>
      <text:p text:style-name="P2">remember when that happened</text:p>
      <text:p text:style-name="P2">_</text:p>
      <text:p text:style-name="P2">147. RL34: =005801</text:p>
      <text:p text:style-name="P2">then i took it and sliced the chain</text:p>
      <text:p text:style-name="P2">like this</text:p>
      <text:p text:style-name="P2">damn</text:p>
      <text:p text:style-name="P2">it still cuts like its plowing through a shaft of boneless zombie meat</text:p>
      <text:p text:style-name="P2">whoops</text:p>
      <text:p text:style-name="P2">yeah</text:p>
      <text:p text:style-name="P2">_</text:p>
      <text:p text:style-name="P2">148. RL35: =005802</text:p>
      <text:p text:style-name="P2">so then</text:p>
      <text:p text:style-name="P2">the moon started drifting away</text:p>
      <text:p text:style-name="P2">and i was going to fly up</text:p>
      <text:p text:style-name="P2">and take it to the sun</text:p>
      <text:p text:style-name="P2">and i said something to you</text:p>
      <text:p text:style-name="P2">or i was going to</text:p>
      <text:p text:style-name="P2">like say bye or something</text:p>
      <text:p text:style-name="P2">but you were just standing there not saying anything</text:p>
      <text:p text:style-name="P2">holding that ball of yarn</text:p>
      <text:p text:style-name="P2"><text:soft-page-break/>_</text:p>
      <text:p text:style-name="P2">149. RL36: =005803</text:p>
      <text:p text:style-name="P2">and then</text:p>
      <text:p text:style-name="P2">oh</text:p>
      <text:p text:style-name="P2">god thats right</text:p>
      <text:p text:style-name="P2">_</text:p>
      <text:p text:style-name="P2">150. RL37: =005804</text:p>
      <text:p text:style-name="P2">come on</text:p>
      <text:p text:style-name="P2">knocking me out so you can steal the suicide mission</text:p>
      <text:p text:style-name="P2">god dammit</text:p>
      <text:p text:style-name="P2">that is so trite</text:p>
      <text:p text:style-name="P2">its like</text:p>
      <text:p text:style-name="P2">heres how bad this is</text:p>
      <text:p text:style-name="P2">were are basically bruce willis and ben affleck from johns shitty crappy movie</text:p>
      <text:p text:style-name="P2">you made this even more armageddon than it already was</text:p>
      <text:p text:style-name="P2">sealing me in the air lock so i can go home to liv tyler and have the most terrible babies with her</text:p>
      <text:p text:style-name="P2">the bunny or the actress</text:p>
      <text:p text:style-name="P2">you not knocking me out with a ball of fucking yarn is fucking what</text:p>
      <text:p text:style-name="P2">this probably comes close but that doesnt make it not lame as hell</text:p>
      <text:p text:style-name="P2">its cool you are so tickled by this i hope it brought you a lot of rad laughs on your way to go fucking explode </text:p>
      <text:p text:style-name="P2">so thats it</text:p>
      <text:p text:style-name="P2">im actually lying here on derse asleep</text:p>
      <text:p text:style-name="P2">and you went out there and blew up the sun</text:p>
      <text:p text:style-name="P2">and now youre dead and im dream chilling with your smug ghost</text:p>
      <text:p text:style-name="P2"><text:soft-page-break/>so youre not dead</text:p>
      <text:p text:style-name="P2">then youre dreaming</text:p>
      <text:p text:style-name="P2">what youre taking a little nap on the moon in the middle of nowhere</text:p>
      <text:p text:style-name="P2">_</text:p>
      <text:p text:style-name="P2">151. RL38: =005837</text:p>
      <text:p text:style-name="P2">ok</text:p>
      <text:p text:style-name="P2">so all those questions you asked me</text:p>
      <text:p text:style-name="P2">getting me to remember</text:p>
      <text:p text:style-name="P2">you were just stalling me werent you</text:p>
      <text:p text:style-name="P2">so i wouldnt wake up and try to stop you</text:p>
      <text:p text:style-name="P2">this sucks</text:p>
      <text:p text:style-name="P2">could you just please turn the thing around and come back</text:p>
      <text:p text:style-name="P2">we agreed id do it though</text:p>
      <text:p text:style-name="P2">or at least you pretended to agree</text:p>
      <text:p text:style-name="P2">just before going into a major league wind up with your nap yarn</text:p>
      <text:p text:style-name="P2">sports</text:p>
      <text:p text:style-name="P2">all im saying is</text:p>
      <text:p text:style-name="P2">no one likes a basketball hog</text:p>
      <text:p text:style-name="P2">i just think you should know</text:p>
      <text:p text:style-name="P2">that in the athletic arena of competitive achievement</text:p>
      <text:p text:style-name="P2">its a widely known fact that cherry picking posers get showered in nothin but boos</text:p>
      <text:p text:style-name="P2">you dont gank the rock and steal the big mans thunder on his raucus drive to the hole</text:p>
      <text:p text:style-name="P2">is that the sort of ignominy you want</text:p>
      <text:p text:style-name="P2">see you didnt consider sports you never consider the sports </text:p>
      <text:p text:style-name="P2">and yet</text:p>
      <text:p text:style-name="P2"><text:soft-page-break/>such has been whats happened</text:p>
      <text:p text:style-name="P2">it like the tight end was going long down the yard in sudden death</text:p>
      <text:p text:style-name="P2">its me im the tight end</text:p>
      <text:p text:style-name="P2">and the quarterback sniped the fieldgoal just before the nfl buzzer went off</text:p>
      <text:p text:style-name="P2">the greedy qb is you</text:p>
      <text:p text:style-name="P2">but instead of winning the gold sports prize you just fucking die and nobody cares and it didnt mean anything</text:p>
      <text:p text:style-name="P2">the football prize</text:p>
      <text:p text:style-name="P2">no come on</text:p>
      <text:p text:style-name="P2">its called the bruce bombardi trophy or something</text:p>
      <text:p text:style-name="P2">for best pile squad</text:p>
      <text:p text:style-name="P2">and even though youre dead all these fat millionaires in helmets just leap on your corpse anyway and pile up and i mean WAY up</text:p>
      <text:p text:style-name="P2">the sport pile doesnt stop from getting taller</text:p>
      <text:p text:style-name="P2">what do you care youll be dead like the mission thieving poser you are</text:p>
      <text:p text:style-name="P2">yes poser it should be my torso getting pulverized by that avalanche of overpaid beefcakes and you know it </text:p>
      <text:p text:style-name="P2">there obviously stopped being a difference between those things the question is offensive</text:p>
      <text:p text:style-name="P2">almost as offensive as you stalling me while you peel out of here in your dumb moon </text:p>
      <text:p text:style-name="P2">yeah but i dont know how to wake back up is the thing</text:p>
      <text:p text:style-name="P2">how do i wake back up</text:p>
      <text:p text:style-name="P2">_</text:p>
      <text:p text:style-name="P2">152. RL39: =005838</text:p>
      <text:p text:style-name="P2">ok then do it</text:p>
      <text:p text:style-name="P2">but this was my mission</text:p>
      <text:p text:style-name="P2"><text:soft-page-break/>that doesnt make sense</text:p>
      <text:p text:style-name="P2">why would they drag me into it just to have me make a map and then let you ditch me</text:p>
      <text:p text:style-name="P2">theyve obviously been gunning for me too</text:p>
      <text:p text:style-name="P2">why do you think that</text:p>
      <text:p text:style-name="P2">but i dont want you to die</text:p>
      <text:p text:style-name="P2">this isnt right</text:p>
      <text:p text:style-name="P2">so you admit you were stalling with all that bullshit</text:p>
      <text:p text:style-name="P2">what do you mean</text:p>
      <text:p text:style-name="P2">............ </text:p>
      <text:p text:style-name="P2">what</text:p>
      <text:p text:style-name="P2">sure</text:p>
      <text:p text:style-name="P2">but</text:p>
      <text:p text:style-name="P2">if im promising not to chase you down then theres not really any hurry to wake up</text:p>
      <text:p text:style-name="P2">nah ill stay asleep a while</text:p>
      <text:p text:style-name="P2">what did you want me to tell john</text:p>
      <text:p text:style-name="P2">what</text:p>
      <text:p text:style-name="P2">no what</text:p>
      <text:p text:style-name="P2">_</text:p>
      <text:p text:style-name="P2">153. RL40: =005839</text:p>
      <text:p text:style-name="P2">whos this douche dag</text:p>
      <text:p text:style-name="P2">i mean bag</text:p>
      <text:p text:style-name="P2">im stuttering this dude is making me nervous</text:p>
      <text:p text:style-name="P2">no</text:p>
      <text:p text:style-name="P2">so hes actually here with us on the moon</text:p>
      <text:p text:style-name="P2">_</text:p>
      <text:p text:style-name="P2"><text:soft-page-break/>154. GM2: =005927</text:p>
      <text:p text:style-name="P2">?</text:p>
      <text:p text:style-name="P2">ok</text:p>
      <text:p text:style-name="P2">im sorry</text:p>
      <text:p text:style-name="P2">this is like</text:p>
      <text:p text:style-name="P2">some trolling schtick right</text:p>
      <text:p text:style-name="P2">this icp shit</text:p>
      <text:p text:style-name="P2">hahaha</text:p>
      <text:p text:style-name="P2">best troll ever</text:p>
      <text:p text:style-name="P2">i dont even care if you're really into this stuff or not its awesome</text:p>
      <text:p text:style-name="P2">like</text:p>
      <text:p text:style-name="P2">horrorcore</text:p>
      <text:p text:style-name="P2">lame clown rap and stuff</text:p>
      <text:p text:style-name="P2">dude are you an actual juggalo or not</text:p>
      <text:p text:style-name="P2">hahahahaha</text:p>
      <text:p text:style-name="P2">do you really not know what im talking about</text:p>
      <text:p text:style-name="P2">ahaha</text:p>
      <text:p text:style-name="P2">i cant even tell if youre trying to troll me with this or if you actually are having some weird emotional problem</text:p>
      <text:p text:style-name="P2">ok im telling you</text:p>
      <text:p text:style-name="P2">you need to watch this video</text:p>
      <text:p text:style-name="P2">the song isnt even supposed to be released for another year or something</text:p>
      <text:p text:style-name="P2">but i got it from an inside source</text:p>
      <text:p text:style-name="P2">this is as hot as it gets</text:p>
      <text:p text:style-name="P2">hang on lemme dig it up</text:p>
      <text:p text:style-name="P2">_</text:p>
      <text:p text:style-name="P2"><text:soft-page-break/>155. GM3: =005931</text:p>
      <text:p text:style-name="P2">none of that really meant anything but ok</text:p>
      <text:p text:style-name="P2">also you have me confused for somebody else we never talked</text:p>
      <text:p text:style-name="P2">i guarantee i would have remembered you</text:p>
      <text:p text:style-name="P2">thats cool juggalo guy who i still cant quite tell is ironic about this or not</text:p>
      <text:p text:style-name="P2">but like i said either way its all good</text:p>
      <text:p text:style-name="P2">what</text:p>
      <text:p text:style-name="P2">what fears</text:p>
      <text:p text:style-name="P2">oh god</text:p>
      <text:p text:style-name="P2">did my bro put you up to this</text:p>
      <text:p text:style-name="P2">i should have guessed he might have a hand in some of these shitty trolling escapades</text:p>
      <text:p text:style-name="P2">hahaha jesus</text:p>
      <text:p text:style-name="P2">you are fucking insane</text:p>
      <text:p text:style-name="P2">so</text:p>
      <text:p text:style-name="P2">my bros idiotic ventriloquist dummy is responsible for this schizophrenic bullshit</text:p>
      <text:p text:style-name="P2">is that what youre saying</text:p>
      <text:p text:style-name="P2">what else does he say</text:p>
      <text:p text:style-name="P2">welp</text:p>
      <text:p text:style-name="P2">that sounds about right</text:p>
      <text:p text:style-name="P2">better do what he says dude</text:p>
      <text:p text:style-name="P2">hahahahahahahaha</text:p>
      <text:p text:style-name="P2">you are either literally an insane psychopathic murderer or some kind of trolling savant</text:p>
      <text:p text:style-name="P2">time to block you now but lets do this again ok</text:p>
      <text:p text:style-name="P2">holy shit</text:p>
      <text:p text:style-name="P2"><text:soft-page-break/>uh</text:p>
      <text:p text:style-name="P2">_</text:p>
      <text:p text:style-name="P1">Act 6</text:p>
      <text:p text:style-name="P2">_</text:p>
      <text:p text:style-name="P1">Act 6 Intermission 1</text:p>
      <text:p text:style-name="P2">_</text:p>
      <text:p text:style-name="P2">156. AM12; SC1; RL41; TP34; KV4: =006249</text:p>
      <text:p text:style-name="P2">hahaha oh god</text:p>
      <text:p text:style-name="P2">oh my god we are never going to stop fucking with each other are we</text:p>
      <text:p text:style-name="P2">even without computers</text:p>
      <text:p text:style-name="P2">yo terezi weve got a grim reaper too</text:p>
      <text:p text:style-name="P2">shit isnt that novel</text:p>
      <text:p text:style-name="P2">i mean i think even a civilization full of the laziest sons of bitches are gonna make up a myth figure for death</text:p>
      <text:p text:style-name="P2">like oooh watch OUT death is coming for you hes got like</text:p>
      <text:p text:style-name="P2">a SKULL and shit</text:p>
      <text:p text:style-name="P2">i basically have no fucking imagination that sounds badass to me</text:p>
      <text:p text:style-name="P2">wait wait no how about hes got a BLACK ROBE too</text:p>
      <text:p text:style-name="P2">and a fuckin scythe to fuckin slash at you with in case you didnt die all the way or whatever</text:p>
      <text:p text:style-name="P2">daaaaaamn now youre talking bro</text:p>
      <text:p text:style-name="P2">lets go ahead stick that in our culture forever</text:p>
      <text:p text:style-name="P2">hell yes</text:p>
      <text:p text:style-name="P2">_</text:p>
      <text:p text:style-name="P2">157. KV5; GM4: =006250</text:p>
      <text:p text:style-name="P2">dude chill out we just got hornswoggled is all </text:p>
      <text:p text:style-name="P2"><text:soft-page-break/>man what the hell even happened on this meteor anyway</text:p>
      <text:p text:style-name="P2">actually dont even tell me </text:p>
      <text:p text:style-name="P2">_</text:p>
      <text:p text:style-name="P2">158. TP35: =006253</text:p>
      <text:p text:style-name="P2">are you actually</text:p>
      <text:p text:style-name="P2">_</text:p>
      <text:p text:style-name="P2">159. AM13; KV6: =006254</text:p>
      <text:p text:style-name="P2">wait</text:p>
      <text:p text:style-name="P2">really</text:p>
      <text:p text:style-name="P2">ok</text:p>
      <text:p text:style-name="P2">i dont really have any orders to give though</text:p>
      <text:p text:style-name="P2">except for karkat to shut the hell up because that horseshit is more obnoxious in person than i ever imagined </text:p>
      <text:p text:style-name="P2">_</text:p>
      <text:p text:style-name="P2">160. KM2; KV7; RL42: =006255</text:p>
      <text:p text:style-name="P2">aw yeah</text:p>
      <text:p text:style-name="P2">i got sicknasty logistics up my sleeve</text:p>
      <text:p text:style-name="P2">i just call them stics fyi which is how you know im way savvy about them</text:p>
      <text:p text:style-name="P2">most of the stics im fine tuning atm involve rap though i should warn you</text:p>
      <text:p text:style-name="P2">but dave what if that dope as hell plan falls through i can hear you ask</text:p>
      <text:p text:style-name="P2">plan b</text:p>
      <text:p text:style-name="P2">involves drawing some shitty cartoons</text:p>
      <text:p text:style-name="P2">and not giving a fuck about stuff</text:p>
      <text:p text:style-name="P2">hahahahahahahahahahahahahahahaha</text:p>
      <text:p text:style-name="P2">rose i told you this dude is fucking incredible</text:p>
      <text:p text:style-name="P2"><text:soft-page-break/>_</text:p>
      <text:p text:style-name="P2">161. RL43: =006256</text:p>
      <text:p text:style-name="P2">whoa really</text:p>
      <text:p text:style-name="P2">_</text:p>
      <text:p text:style-name="P2">162. KV8; TP36; RL44: =006257</text:p>
      <text:p text:style-name="P2">wait</text:p>
      <text:p text:style-name="P2">shes dead too</text:p>
      <text:p text:style-name="P2">you guys are so messed up</text:p>
      <text:p text:style-name="P2">wait has the juggalo troll been giving you guys fits like this or something</text:p>
      <text:p text:style-name="P2">like this is a thing</text:p>
      <text:p text:style-name="P2">like a pattern</text:p>
      <text:p text:style-name="P2">oh man one of you has got to sit me down and tell me what actually happened here it all just sounds fuckin amazing in sort of the stupidest way possible</text:p>
      <text:p text:style-name="P2">i mean like personal tragedies notwithstanding</text:p>
      <text:p text:style-name="P2">not really</text:p>
      <text:p text:style-name="P2">oh wait</text:p>
      <text:p text:style-name="P2">against all odds i sorta do</text:p>
      <text:p text:style-name="P2">mine actually did do that once</text:p>
      <text:p text:style-name="P2">when i was really young</text:p>
      <text:p text:style-name="P2">he made this stupid leather bib for me out of a goddamn horse</text:p>
      <text:p text:style-name="P2">for the ironies obviously</text:p>
      <text:p text:style-name="P2">yeah</text:p>
      <text:p text:style-name="P2">what</text:p>
      <text:p text:style-name="P2">well shit</text:p>
      <text:p text:style-name="P2">thats a hell of a mystery no one thought was a mystery and didnt even really need solving</text:p>
      <text:p text:style-name="P2"><text:soft-page-break/>but damn if it didnt just get solved so nice work</text:p>
      <text:p text:style-name="P2">_</text:p>
      <text:p text:style-name="P2">163. RL45: =006283</text:p>
      <text:p text:style-name="P2">whos this guy</text:p>
      <text:p text:style-name="P2">_</text:p>
      <text:p text:style-name="P2">164. RL46: =006284</text:p>
      <text:p text:style-name="P2">is he dead</text:p>
      <text:p text:style-name="P2">_</text:p>
      <text:p text:style-name="P2">165. KV9: =006285</text:p>
      <text:p text:style-name="P2">what is he the mayor of anyway</text:p>
      <text:p text:style-name="P2">it kinda looks like he just made that sash himself</text:p>
      <text:p text:style-name="P2">_</text:p>
      <text:p text:style-name="P1">Act 6 Act 2</text:p>
      <text:p text:style-name="P2">_</text:p>
      <text:p text:style-name="P1">Act 6 Intermission 2</text:p>
      <text:p text:style-name="P2">_</text:p>
      <text:p text:style-name="P2">166. RL47: =006596</text:p>
      <text:p text:style-name="P2">hey</text:p>
      <text:p text:style-name="P2">_</text:p>
      <text:p text:style-name="P2">167. RL48; KM3: =006597</text:p>
      <text:p text:style-name="P2">anyone seen terezi around</text:p>
      <text:p text:style-name="P2">we were gonna do a thing</text:p>
      <text:p text:style-name="P2">but shes not around and not answering my messages</text:p>
      <text:p text:style-name="P2">on any one of the probably ten thousand computers lying around that they would show up on </text:p>
      <text:p text:style-name="P2">yes a thing</text:p>
      <text:p text:style-name="P2">shut up</text:p>
      <text:p text:style-name="P2"><text:soft-page-break/>what about you have you seen her</text:p>
      <text:p text:style-name="P2">are you serious</text:p>
      <text:p text:style-name="P2">of course not</text:p>
      <text:p text:style-name="P2">i havent see that guy at all since the first day we got here</text:p>
      <text:p text:style-name="P2">not once</text:p>
      <text:p text:style-name="P2">talk about an elusive juggalo</text:p>
      <text:p text:style-name="P2">probably like the shyest fuckin juggalo of all time</text:p>
      <text:p text:style-name="P2">im pretty sure only karkats seen him</text:p>
      <text:p text:style-name="P2">dont expect him to rat him out either because of the "morail" junk</text:p>
      <text:p text:style-name="P2">moirail?</text:p>
      <text:p text:style-name="P2">mwah rail...</text:p>
      <text:p text:style-name="P2">alien words</text:p>
      <text:p text:style-name="P2">yeah</text:p>
      <text:p text:style-name="P2">i mean i bet you think youre imparting some really obscure cultural fact about trolls</text:p>
      <text:p text:style-name="P2">but really if a human said to another human</text:p>
      <text:p text:style-name="P2">"hey man can you tell me where your best clown friend is hiding so i can go chainsaw him to death"</text:p>
      <text:p text:style-name="P2">just fyi that would probably be bad form too</text:p>
      <text:p text:style-name="P2">i dunno its been a year already i think hes really intent on hiding</text:p>
      <text:p text:style-name="P2">and hanging on to those dead bodies</text:p>
      <text:p text:style-name="P2">hes probably scared to death of you at this point anyway</text:p>
      <text:p text:style-name="P2">maybe you should just let it go</text:p>
      <text:p text:style-name="P2">rose back me up</text:p>
      <text:p text:style-name="P2">interpersonal</text:p>
      <text:p text:style-name="P2">wait</text:p>
      <text:p text:style-name="P2"><text:soft-page-break/>are you saying this is like</text:p>
      <text:p text:style-name="P2">a spade quadrant thing</text:p>
      <text:p text:style-name="P2">is she trying to be his kismet fish</text:p>
      <text:p text:style-name="P2">well if she hates him isnt that what that means</text:p>
      <text:p text:style-name="P2">haha no im not shes cool</text:p>
      <text:p text:style-name="P2">look shes being cool about it</text:p>
      <text:p text:style-name="P2">see????</text:p>
      <text:p text:style-name="P2">yeah see i knew there had to be a perfectly harmless and unerotic explanation </text:p>
      <text:p text:style-name="P2">_</text:p>
      <text:p text:style-name="P2">168. RL49: =006598</text:p>
      <text:p text:style-name="P2">got it</text:p>
      <text:p text:style-name="P2">so what are you up to in here</text:p>
      <text:p text:style-name="P2">whats with all these books</text:p>
      <text:p text:style-name="P2">hell yeah</text:p>
      <text:p text:style-name="P2">we looted one of them for the can town project</text:p>
      <text:p text:style-name="P2">i told you about can town didnt i</text:p>
      <text:p text:style-name="P2">well</text:p>
      <text:p text:style-name="P2">the thing about can town</text:p>
      <text:p text:style-name="P2">and all there really is to say about can town is</text:p>
      <text:p text:style-name="P2">its awesome</text:p>
      <text:p text:style-name="P2">the end???</text:p>
      <text:p text:style-name="P2">fu</text:p>
      <text:p text:style-name="P2">so</text:p>
      <text:p text:style-name="P2">what is the point of this research</text:p>
      <text:p text:style-name="P2">i thought you pretty much already knew the situation</text:p>
      <text:p text:style-name="P2">since you can see the future</text:p>
      <text:p text:style-name="P2"><text:soft-page-break/>yes you can</text:p>
      <text:p text:style-name="P2">you totally can</text:p>
      <text:p text:style-name="P2">no thats totally dumb</text:p>
      <text:p text:style-name="P2">i could know things about the future if i time traveled and found out first hand</text:p>
      <text:p text:style-name="P2">nobodys mistaking that about me im a time traveler not a fuckin fortune teller its simple as shit</text:p>
      <text:p text:style-name="P2">ok whatever</text:p>
      <text:p text:style-name="P2">nice</text:p>
      <text:p text:style-name="P2">uh</text:p>
      <text:p text:style-name="P2">now?</text:p>
      <text:p text:style-name="P2">yeah that would be pretty legit of us</text:p>
      <text:p text:style-name="P2">ok i didnt really catch any of that bullshit cause i wasnt listening</text:p>
      <text:p text:style-name="P2">im gonna make myself a cup of coffee and get primed to listen to you saying a lot of stuff like that</text:p>
      <text:p text:style-name="P2">do you want some</text:p>
      <text:p text:style-name="P2">_</text:p>
      <text:p text:style-name="P2">169. KM4: =006599</text:p>
      <text:p text:style-name="P2">kanaya?</text:p>
      <text:p text:style-name="P2">ok</text:p>
      <text:p text:style-name="P2">...</text:p>
      <text:p text:style-name="P2">this fuckin thing</text:p>
      <text:p text:style-name="P2">where did you even unearth this piece of shit from</text:p>
      <text:p text:style-name="P2">_</text:p>
      <text:p text:style-name="P2">170. RL50: =006600</text:p>
      <text:p text:style-name="P2">oh ok there it goes</text:p>
      <text:p text:style-name="P2">two hot revitalizing cups of shitty coffee</text:p>
      <text:p text:style-name="P2"><text:soft-page-break/>fresh out of the weird pod</text:p>
      <text:p text:style-name="P2">why do we even drink this shit</text:p>
      <text:p text:style-name="P2">i guess just cause this thing is here</text:p>
      <text:p text:style-name="P2">like somehow the temptation is even stronger because the coffee sucks?</text:p>
      <text:p text:style-name="P2">dunno how the fuck that works</text:p>
      <text:p text:style-name="P2">wish there was such a thing as apple juice on troll world</text:p>
      <text:p text:style-name="P2">could go for a bottle of aj</text:p>
      <text:p text:style-name="P2">i wonder if theres any booze squirreled away on this meteor</text:p>
      <text:p text:style-name="P2">kinda feels like we should be drinking our asses off here</text:p>
      <text:p text:style-name="P2">no adults nothing to do</text:p>
      <text:p text:style-name="P2">thats what you do without adults right</text:p>
      <text:p text:style-name="P2">get wasted all the time?</text:p>
      <text:p text:style-name="P2">wait what the fuck am i saying trolls dont even have adults</text:p>
      <text:p text:style-name="P2">well they do</text:p>
      <text:p text:style-name="P2">but theyre all in outer space being insane badasses</text:p>
      <text:p text:style-name="P2">i guess they do have the stupid nanny monsters</text:p>
      <text:p text:style-name="P2">do the monsters give a shit if they get wasted </text:p>
      <text:p text:style-name="P2">what</text:p>
      <text:p text:style-name="P2">oh</text:p>
      <text:p text:style-name="P2">off the shit is how</text:p>
      <text:p text:style-name="P2">all being like</text:p>
      <text:p text:style-name="P2">in cups and everything</text:p>
      <text:p text:style-name="P2">_</text:p>
      <text:p text:style-name="P2">171. RL51; KM5: =006601</text:p>
      <text:p text:style-name="P2">so whats with the big book youre writing in</text:p>
      <text:p text:style-name="P2">is that more wizard fan fiction</text:p>
      <text:p text:style-name="P2"><text:soft-page-break/>so its like</text:p>
      <text:p text:style-name="P2">your nigh unreadable gamefaq</text:p>
      <text:p text:style-name="P2">in tome form</text:p>
      <text:p text:style-name="P2">you sure like to write big game guides</text:p>
      <text:p text:style-name="P2">i guess</text:p>
      <text:p text:style-name="P2">ehh</text:p>
      <text:p text:style-name="P2">chances of that seem pretty remote</text:p>
      <text:p text:style-name="P2">ok totally sold on that suddenly</text:p>
      <text:p text:style-name="P2">on account of not caring</text:p>
      <text:p text:style-name="P2">so tell me about the new session</text:p>
      <text:p text:style-name="P2">what is there to know</text:p>
      <text:p text:style-name="P2">and most importantly</text:p>
      <text:p text:style-name="P2">how is everything going to go wrong this time</text:p>
      <text:p text:style-name="P2">ok but i thought the whole point of this</text:p>
      <text:p text:style-name="P2">the scratch thing</text:p>
      <text:p text:style-name="P2">is it gave us a chance to still win</text:p>
      <text:p text:style-name="P2">but youre saying the new session has a fault too? </text:p>
      <text:p text:style-name="P2">_</text:p>
      <text:p text:style-name="P2">172. RL52: =006602</text:p>
      <text:p text:style-name="P2">ok</text:p>
      <text:p text:style-name="P2">which is what</text:p>
      <text:p text:style-name="P2">weird</text:p>
      <text:p text:style-name="P2">why would these alt universe players fuck up in such an obvious and stupid way</text:p>
      <text:p text:style-name="P2">didnt you say at some point that not prototyping anything would be really bad</text:p>
      <text:p text:style-name="P2">_</text:p>
      <text:p text:style-name="P2"><text:soft-page-break/>173. RL53: =006603</text:p>
      <text:p text:style-name="P2">still waiting to hear how this is in any way an improvement on all the shit we just escaped from </text:p>
      <text:p text:style-name="P2">jade has our battlefield right</text:p>
      <text:p text:style-name="P2">so she shows up and drops it in skaia</text:p>
      <text:p text:style-name="P2">and then we take the result of all that damn frog breeding we did and stick the thing in there somehow</text:p>
      <text:p text:style-name="P2">and we sit back and wait for it to do its huge ribbit or whatever</text:p>
      <text:p text:style-name="P2">and were golden</text:p>
      <text:p text:style-name="P2">_</text:p>
      <text:p text:style-name="P2">174. RL54: =006604</text:p>
      <text:p text:style-name="P2">is that going to be a problem</text:p>
      <text:p text:style-name="P2">ok but</text:p>
      <text:p text:style-name="P2">conspiracies aside</text:p>
      <text:p text:style-name="P2">did it ever really look like clear sailing to you</text:p>
      <text:p text:style-name="P2">thats not what i was seeing</text:p>
      <text:p text:style-name="P2">we are going to arrive and then soon after jack is going to show up</text:p>
      <text:p text:style-name="P2">and then we have to beat him right</text:p>
      <text:p text:style-name="P2">so there kind of is a time limit</text:p>
      <text:p text:style-name="P2">_</text:p>
      <text:p text:style-name="P2">175. RL55: =006605</text:p>
      <text:p text:style-name="P2">oh</text:p>
      <text:p text:style-name="P2">why not</text:p>
      <text:p text:style-name="P2">so</text:p>
      <text:p text:style-name="P2">no meteors came at all</text:p>
      <text:p text:style-name="P2">you mean by fucking up and having to scratch we also sort of saved earth in the process </text:p>
      <text:p text:style-name="P2"><text:soft-page-break/>i see</text:p>
      <text:p text:style-name="P2">what about the players themselves</text:p>
      <text:p text:style-name="P2">they had to arrive on meteors too didnt they</text:p>
      <text:p text:style-name="P2">i guess the baby meteors were some exceptions too right </text:p>
      <text:p text:style-name="P2">_</text:p>
      <text:p text:style-name="P2">176. RL56: =006606</text:p>
      <text:p text:style-name="P2">................</text:p>
      <text:p text:style-name="P2">what do you mean tweak the destination times</text:p>
      <text:p text:style-name="P2">where did they get sent to</text:p>
      <text:p text:style-name="P2">what</text:p>
      <text:p text:style-name="P2">_</text:p>
      <text:p text:style-name="P2">177. RL57: =006607</text:p>
      <text:p text:style-name="P2">uh</text:p>
      <text:p text:style-name="P2">so</text:p>
      <text:p text:style-name="P2">uh</text:p>
      <text:p text:style-name="P2">in this alt universe group of us and</text:p>
      <text:p text:style-name="P2">them</text:p>
      <text:p text:style-name="P2">which ones are the actual players</text:p>
      <text:p text:style-name="P2">fuck</text:p>
      <text:p text:style-name="P2">why did i know that was gonna be the answer</text:p>
      <text:p text:style-name="P2">i dunno if im ready to process the ramifications of this bullshit</text:p>
      <text:p text:style-name="P2">_</text:p>
      <text:p text:style-name="P2">178. RL57; KM6: =006608</text:p>
      <text:p text:style-name="P2">man</text:p>
      <text:p text:style-name="P2">at least im used to dealing with alt daves</text:p>
      <text:p text:style-name="P2">ive been fuck deep in alt daves before</text:p>
      <text:p text:style-name="P2">its a goddamn delight if you want to know the truth</text:p>
      <text:p text:style-name="P2"><text:soft-page-break/>but i dont even know what to think about...</text:p>
      <text:p text:style-name="P2">lets not even talk about it ok</text:p>
      <text:p text:style-name="P2">can we slow down this meteor</text:p>
      <text:p text:style-name="P2">delay the meetup</text:p>
      <text:p text:style-name="P2">maybe fight jack for a little while </text:p>
      <text:p text:style-name="P2">but your mom was just a nice alcoholic spinster who liked wizards who you complained about for no reason</text:p>
      <text:p text:style-name="P2">she wasnt anything like an untouchable master of irony who could replace the meat in your sandwich before it even occurred to you what the fuck you were chewing</text:p>
      <text:p text:style-name="P2">let me ask you this did your mom ever wiggle a puppet in your face even ONCE </text:p>
      <text:p text:style-name="P2">fine well you can be on bro duty then</text:p>
      <text:p text:style-name="P2">ill be the ambassador to your mom</text:p>
      <text:p text:style-name="P2">and no that wasnt actually meant as the sick burn it sounded like </text:p>
      <text:p text:style-name="P2">yeah i know</text:p>
      <text:p text:style-name="P2">ill be the ambassador to my mom then</text:p>
      <text:p text:style-name="P2">that sounds pretty stupid when i say it that way</text:p>
      <text:p text:style-name="P2">whatever</text:p>
      <text:p text:style-name="P2">ill be the fuckin one man welcome wagon for the john and jade teen old people and also our mom thats the plan</text:p>
      <text:p text:style-name="P2">so when we finally see them we can get our shit into formation like trained acrobats</text:p>
      <text:p text:style-name="P2">like ill blow a whistle and we make a human pyramid got it</text:p>
      <text:p text:style-name="P2">that way we can totally avoid anything awkward </text:p>
      <text:p text:style-name="P2">what</text:p>
      <text:p text:style-name="P2">when</text:p>
      <text:p text:style-name="P2">wait that was her</text:p>
      <text:p text:style-name="P2">oh</text:p>
      <text:p text:style-name="P2"><text:soft-page-break/>huh</text:p>
      <text:p text:style-name="P2">.....</text:p>
      <text:p text:style-name="P2">no</text:p>
      <text:p text:style-name="P2">god fucking dammit</text:p>
      <text:p text:style-name="P2">no what a load of shit</text:p>
      <text:p text:style-name="P2">stuff said between you and me before we knew we were related</text:p>
      <text:p text:style-name="P2">we both know that was a lot of horseplay bullfuckery between like smartass 10 year olds or whatever</text:p>
      <text:p text:style-name="P2">you cant seriously have taken any of that seriously </text:p>
      <text:p text:style-name="P2">ugh dont ever do that</text:p>
      <text:p text:style-name="P2">all these fuckin</text:p>
      <text:p text:style-name="P2">momtraps and sistertraps</text:p>
      <text:p text:style-name="P2">what a joke i hope skaia gets to have a good laugh over shit like this</text:p>
      <text:p text:style-name="P2">wait i forgot skaia doesnt laugh it just "sees" and "knows"</text:p>
      <text:p text:style-name="P2">its like a huge blue perv thats mad jazzed for kidcest </text:p>
      <text:p text:style-name="P2">dont you wink at her</text:p>
      <text:p text:style-name="P2">kanaya heres a protip that wink meant jack dick shes just being weird</text:p>
      <text:p text:style-name="P2">yeah im pretty much olyying outie too</text:p>
      <text:p text:style-name="P2">got some shit to attend to</text:p>
      <text:p text:style-name="P2">after you</text:p>
      <text:p text:style-name="P2">_</text:p>
      <text:p text:style-name="P2">179. KV10: =006609</text:p>
      <text:p text:style-name="P2">karkat is broken guys</text:p>
      <text:p text:style-name="P2">dude what is the matter with you</text:p>
      <text:p text:style-name="P2">_</text:p>
      <text:p text:style-name="P2">180. KV11: =006610</text:p>
      <text:p text:style-name="P2"><text:soft-page-break/>dunno but i was just leaving </text:p>
      <text:p text:style-name="P2">just stepping out to do a thing</text:p>
      <text:p text:style-name="P2">which is not your business</text:p>
      <text:p text:style-name="P2">yeah sure</text:p>
      <text:p text:style-name="P2">well</text:p>
      <text:p text:style-name="P2">probably the mayor</text:p>
      <text:p text:style-name="P2">hes usually down for whatever</text:p>
      <text:p text:style-name="P2">hey dont be saying shit about the mayor</text:p>
      <text:p text:style-name="P2">the mayor rules hes like my best fucking friend</text:p>
      <text:p text:style-name="P2">hes a mayor you douche his thing says mayor</text:p>
      <text:p text:style-name="P2">no mayo is like grub sauce but without grubs </text:p>
      <text:p text:style-name="P2">like</text:p>
      <text:p text:style-name="P2">uh</text:p>
      <text:p text:style-name="P2">i dunno its white and it just sort of exists</text:p>
      <text:p text:style-name="P2">you dont ask about mayo thats not what you do with mayo </text:p>
      <text:p text:style-name="P2">hahaha you are pathetic</text:p>
      <text:p text:style-name="P2">this is why you all stormed in here out of breath</text:p>
      <text:p text:style-name="P2">what did you actually sprint all the way across the meteor to tell me this </text:p>
      <text:p text:style-name="P2">yeah and what i do with mine is mine</text:p>
      <text:p text:style-name="P2">watch me make them make me leave </text:p>
      <text:p text:style-name="P2">dude dont touch my cape</text:p>
      <text:p text:style-name="P2">...</text:p>
      <text:p text:style-name="P2">huh</text:p>
      <text:p text:style-name="P2">i cant believe i seriously just said dude dont touch my cape to somebody and was serious about it</text:p>
      <text:p text:style-name="P2">_</text:p>
      <text:p text:style-name="P2"><text:soft-page-break/>181. KV12: =006611</text:p>
      <text:p text:style-name="P2">man</text:p>
      <text:p text:style-name="P2">you are so overblowing this</text:p>
      <text:p text:style-name="P2">yeah you are</text:p>
      <text:p text:style-name="P2">you have some idea about us or what were getting up to</text:p>
      <text:p text:style-name="P2">so weve done a few things together to pass the time so what</text:p>
      <text:p text:style-name="P2">i dont even think you could call them dates or anything</text:p>
      <text:p text:style-name="P2">what the fuck would even qualify as a date on this gross dark meteor </text:p>
      <text:p text:style-name="P2">we have one of those???</text:p>
      <text:p text:style-name="P2">yeah i remember</text:p>
      <text:p text:style-name="P2">havent you only watched a bunch of shitty dane cook movies on infinite loop since we left </text:p>
      <text:p text:style-name="P2">dude</text:p>
      <text:p text:style-name="P2">you know youre only pretending to be a huge fan of his bullshit to piss me off</text:p>
      <text:p text:style-name="P2">hrnngngnngghhhh</text:p>
      <text:p text:style-name="P2">it turns out that exact sentence is my one weakness</text:p>
      <text:p text:style-name="P2">you win bro you got your girl back </text:p>
      <text:p text:style-name="P2">oh</text:p>
      <text:p text:style-name="P2">ok then</text:p>
      <text:p text:style-name="P2">_</text:p>
      <text:p text:style-name="P2">182. KV13: =006612</text:p>
      <text:p text:style-name="P2">oh no</text:p>
      <text:p text:style-name="P2">what the hot mess of fresh fuck am i looking at </text:p>
      <text:p text:style-name="P2">what...</text:p>
      <text:p text:style-name="P2">"concept"</text:p>
      <text:p text:style-name="P2">you lost me at quadrant</text:p>
      <text:p text:style-name="P2"><text:soft-page-break/>for future reference thats the word that always lets me know its time to check out of a sentence </text:p>
      <text:p text:style-name="P2">n drangles</text:p>
      <text:p text:style-name="P2">god dammit</text:p>
      <text:p text:style-name="P2">......... </text:p>
      <text:p text:style-name="P2">what is that huge beefcake troll even doing</text:p>
      <text:p text:style-name="P2">is he grinding against the little dudes shoulder what is even going on</text:p>
      <text:p text:style-name="P2">why the fuck is he nude </text:p>
      <text:p text:style-name="P2">what is going on with the other chick</text:p>
      <text:p text:style-name="P2">all grabbing at the other one down there in the corner </text:p>
      <text:p text:style-name="P2">our purposes</text:p>
      <text:p text:style-name="P2">what the fuck are our purposes</text:p>
      <text:p text:style-name="P2">you must be out of your fucking mind if you think i want to know where youre going with this </text:p>
      <text:p text:style-name="P2">_</text:p>
      <text:p text:style-name="P2">183. KV14: =006613</text:p>
      <text:p text:style-name="P2">im not reading that shit</text:p>
      <text:p text:style-name="P2">i cant even read your stupid troll language why would you think i can</text:p>
      <text:p text:style-name="P2">there is nothing even slightly applicable about any of that bullshit to our situation </text:p>
      <text:p text:style-name="P2">oh my god</text:p>
      <text:p text:style-name="P2">why is this happening </text:p>
      <text:p text:style-name="P2">youve completely lost it dude</text:p>
      <text:p text:style-name="P2">i cant believe for a fucking second this is reasonable shit to propose even on troll world</text:p>
      <text:p text:style-name="P2">you just</text:p>
      <text:p text:style-name="P2">totally snapped </text:p>
      <text:p text:style-name="P2"><text:soft-page-break/>hnnrrghh</text:p>
      <text:p text:style-name="P2">_</text:p>
      <text:p text:style-name="P2">184. KV15: =006614</text:p>
      <text:p text:style-name="P2">oh no</text:p>
      <text:p text:style-name="P2">no you are NOT making another shipping grid dude</text:p>
      <text:p text:style-name="P2">its a grid youre drawing a god damn grid</text:p>
      <text:p text:style-name="P2">im not letting you draw a grid for this stupid shit</text:p>
      <text:p text:style-name="P2">put the fucking pen down</text:p>
      <text:p text:style-name="P2">_</text:p>
      <text:p text:style-name="P2">185. KV16: =006615</text:p>
      <text:p text:style-name="P2">do not draw a shipping grid</text:p>
      <text:p text:style-name="P2">do not do it</text:p>
      <text:p text:style-name="P2">this is fucked up put it down</text:p>
      <text:p text:style-name="P2">you are not drawing a grid to organize our goddamn dating lives</text:p>
      <text:p text:style-name="P2">that is some straight up crackpot motherfuckin noise i will not abide</text:p>
      <text:p text:style-name="P2">stop drawing the shipping grid</text:p>
      <text:p text:style-name="P2">you will not draw anything that even remotely resembles a grid</text:p>
      <text:p text:style-name="P2">_</text:p>
      <text:p text:style-name="P2">186. KV17: =006616</text:p>
      <text:p text:style-name="P2">do not draw an arrangement of squares or otherwise interlocking polygons</text:p>
      <text:p text:style-name="P2">you will not draw a spreadsheet for the purpose of allocating time spent with a mutual girlfriend you horses ass</text:p>
      <text:p text:style-name="P2">that is exactly the shit i do not want to see</text:p>
      <text:p text:style-name="P2">no</text:p>
      <text:p text:style-name="P2">stop</text:p>
      <text:p text:style-name="P2">do not draw any additional squares</text:p>
      <text:p text:style-name="P2"><text:soft-page-break/>do not draw any quadrilaterals or trapezoids or rectangles or fucking n-drangles and especially as fuck not any god damned rhombuses</text:p>
      <text:p text:style-name="P2">i dont want to see your lines making any right angles do you understand </text:p>
      <text:p text:style-name="P2">no</text:p>
      <text:p text:style-name="P2">that is the perfect example of what you shouldnt be drawing </text:p>
      <text:p text:style-name="P2">no</text:p>
      <text:p text:style-name="P2">no you fuck</text:p>
      <text:p text:style-name="P2">put the goddamn pen down</text:p>
      <text:p text:style-name="P2">you piece of shit</text:p>
      <text:p text:style-name="P2">yes</text:p>
      <text:p text:style-name="P2">_</text:p>
      <text:p text:style-name="P2">187. KV18: =006617</text:p>
      <text:p text:style-name="P2">this is so sick does she even know youre doing this</text:p>
      <text:p text:style-name="P2">splitting up her time in a grid for your stupid rotating hate date plan</text:p>
      <text:p text:style-name="P2">what a presumptuous sack of shit put the pen down</text:p>
      <text:p text:style-name="P2">step away from your dumb ugly scribble grid</text:p>
      <text:p text:style-name="P2">youre messing up roses book</text:p>
      <text:p text:style-name="P2">dont talk to me about rank smells</text:p>
      <text:p text:style-name="P2">you are the fuckin big man of smellin bad</text:p>
      <text:p text:style-name="P2">you dominate the paint with your stonk</text:p>
      <text:p text:style-name="P2">oh yeah well check it out:</text:p>
      <text:p text:style-name="P2">you smell like if someone took a dump on a butt </text:p>
      <text:p text:style-name="P2">theyre magic fucking pajamas they stay like perma clean or something</text:p>
      <text:p text:style-name="P2">theyre enchanted and comfy as fuck give me the pen </text:p>
      <text:p text:style-name="P2">_</text:p>
      <text:p text:style-name="P2"><text:soft-page-break/>188. KV19: =006618</text:p>
      <text:p text:style-name="P2">karkat whoa man what are you doing</text:p>
      <text:p text:style-name="P2">why are you drawing all these human dicks</text:p>
      <text:p text:style-name="P2">how do you even know what they look like what have you been watching??</text:p>
      <text:p text:style-name="P2">no way</text:p>
      <text:p text:style-name="P2">this book is now like</text:p>
      <text:p text:style-name="P2">our fight fueled ouija board of cock</text:p>
      <text:p text:style-name="P2">are you sure man</text:p>
      <text:p text:style-name="P2">thats the spooky thing about penis ouija you can never be sure who did the dicks</text:p>
      <text:p text:style-name="P2">was it you or me or maybe a ghoooost??? </text:p>
      <text:p text:style-name="P2">gimme the pen</text:p>
      <text:p text:style-name="P2">yes</text:p>
      <text:p text:style-name="P2">yes</text:p>
      <text:p text:style-name="P2">no</text:p>
      <text:p text:style-name="P2">were still drawing</text:p>
      <text:p text:style-name="P2">are you kidding this is a fucking masterpiece we have to see this through </text:p>
      <text:p text:style-name="P2">we are in the shit now</text:p>
      <text:p text:style-name="P2">we are motherfuckin entrenched in this bitch </text:p>
      <text:p text:style-name="P2">were running out of room rose can you turn the page for us </text:p>
      <text:p text:style-name="P2">_</text:p>
      <text:p text:style-name="P2">189. KV20: =006619</text:p>
      <text:p text:style-name="P2">what are you talking about</text:p>
      <text:p text:style-name="P2">shut up and draw another penis</text:p>
      <text:p text:style-name="P2">_</text:p>
      <text:p text:style-name="P2">190. KV21: =006620</text:p>
      <text:p text:style-name="P2"><text:soft-page-break/>man if you want to look at this that way then thats your business</text:p>
      <text:p text:style-name="P2">this is just an old fashioned beatdown where im from deal with it</text:p>
      <text:p text:style-name="P2">stop biting my cape</text:p>
      <text:p text:style-name="P2">_</text:p>
      <text:p text:style-name="P2">191. KV22: =006621</text:p>
      <text:p text:style-name="P2">shit!</text:p>
      <text:p text:style-name="P2">_</text:p>
      <text:p text:style-name="P2">192. KV23: =006623</text:p>
      <text:p text:style-name="P2">are you serious</text:p>
      <text:p text:style-name="P2">dude unreal</text:p>
      <text:p text:style-name="P2">you are like a cape magnet</text:p>
      <text:p text:style-name="P2">_</text:p>
      <text:p text:style-name="P2">193. KV24: =006624</text:p>
      <text:p text:style-name="P2">hold still</text:p>
      <text:p text:style-name="P2">_</text:p>
      <text:p text:style-name="P2">194. KV25: =006625</text:p>
      <text:p text:style-name="P2">hup</text:p>
      <text:p text:style-name="P2">_</text:p>
      <text:p text:style-name="P2">195. KV26: =006626</text:p>
      <text:p text:style-name="P2">BOOYEAH</text:p>
      <text:p text:style-name="P2">_</text:p>
      <text:p text:style-name="P2">196. KV27: =006658</text:p>
      <text:p text:style-name="P2">whoa is that john</text:p>
      <text:p text:style-name="P2">what the hell is going on</text:p>
      <text:p text:style-name="P2">_</text:p>
      <text:p text:style-name="P1">Act 6 Act 3</text:p>
      <text:p text:style-name="P2"><text:soft-page-break/>_</text:p>
      <text:p text:style-name="P2">197. RL58: =006885</text:p>
      <text:p text:style-name="P2">(rose whos the john looking kid)</text:p>
      <text:p text:style-name="P2">(what)</text:p>
      <text:p text:style-name="P2">_</text:p>
      <text:p text:style-name="P2">198. RL59: =006887</text:p>
      <text:p text:style-name="P2">(hey rose)</text:p>
      <text:p text:style-name="P2">(i dunno if this is a weird question)</text:p>
      <text:p text:style-name="P2">(but like)</text:p>
      <text:p text:style-name="P2">(do you think we should try and wake up our teen mom)</text:p>
      <text:p text:style-name="P2">(or what)</text:p>
      <text:p text:style-name="P2">_</text:p>
      <text:p text:style-name="P2">199. RL60: =006888</text:p>
      <text:p text:style-name="P2">(why)</text:p>
      <text:p text:style-name="P2">(sounds good to me)</text:p>
      <text:p text:style-name="P2">(mayor what do you think)</text:p>
      <text:p text:style-name="P2">(you hear that rose)</text:p>
      <text:p text:style-name="P2">(the mayor thinks its an awesome idea)</text:p>
      <text:p text:style-name="P2">(me too buddy me too)</text:p>
      <text:p text:style-name="P2">(why)</text:p>
      <text:p text:style-name="P2">(oh)</text:p>
      <text:p text:style-name="P2">(cant you throw some yarn at her)</text:p>
      <text:p text:style-name="P2">(that worked on me didnt it)</text:p>
      <text:p text:style-name="P2">(what the fuck kind of question is that)</text:p>
      <text:p text:style-name="P2">(i am the fucking yarn king)</text:p>
      <text:p text:style-name="P2">(be passin out yarn like cheap cigars)</text:p>
      <text:p text:style-name="P2">(dream mom gave teen ecto birth or some shit)</text:p>
      <text:p text:style-name="P2"><text:soft-page-break/>(turned out the baby was us)</text:p>
      <text:p text:style-name="P2">(so like)</text:p>
      <text:p text:style-name="P2">(handing out yarn in the waiting room)</text:p>
      <text:p text:style-name="P2">(like cigars you see)</text:p>
      <text:p text:style-name="P2">(to other serious dads from the 1950s)</text:p>
      <text:p text:style-name="P2">(cheap ones cause you dont wanna go fuckin broke on cigars with a baby on the way)</text:p>
      <text:p text:style-name="P2">(gotta be frugal rose)</text:p>
      <text:p text:style-name="P2">(celebrate that shit but have some damn sense about your cigar budget)</text:p>
      <text:p text:style-name="P2">(but yeah i dont got any yarn)</text:p>
      <text:p text:style-name="P2">(oh god no stop)</text:p>
      <text:p text:style-name="P2">(just shut the fuck up!)</text:p>
      <text:p text:style-name="P2">(arent you magic or something)</text:p>
      <text:p text:style-name="P2">(are you still magic or is your superpower now just talking a lot and wearing orange)</text:p>
      <text:p text:style-name="P2">(why dont you use your magics to wake her up)</text:p>
      <text:p text:style-name="P2">(arent you kinda curious to talk to her)</text:p>
      <text:p text:style-name="P2">(like find out what her deal is)</text:p>
      <text:p text:style-name="P2">(hey what even is magic anyway)</text:p>
      <text:p text:style-name="P2">(like are spells real like when you do magic are you actualy doing legit spells like the dipshits in harry potter)</text:p>
      <text:p text:style-name="P2">(babbling up some false baloney ass latin)</text:p>
      <text:p text:style-name="P2">(i knew it what a load of shit that all is)</text:p>
      <text:p text:style-name="P2">(spells and shit)</text:p>
      <text:p text:style-name="P2">_</text:p>
      <text:p text:style-name="P2">200. RL61; KM7: =006889</text:p>
      <text:p text:style-name="P2">(hey rose)</text:p>
      <text:p text:style-name="P2"><text:soft-page-break/>(does mom seem to kinda be)</text:p>
      <text:p text:style-name="P2">(like uh)</text:p>
      <text:p text:style-name="P2">(i dont know)</text:p>
      <text:p text:style-name="P2">(a sloppy sleeper)</text:p>
      <text:p text:style-name="P2">(is she drunk or something)</text:p>
      <text:p text:style-name="P2">(can a dream self be drunk)</text:p>
      <text:p text:style-name="P2">(what really)</text:p>
      <text:p text:style-name="P2">(just like that thats the answer)</text:p>
      <text:p text:style-name="P2">(like thats something you actually know for sure)</text:p>
      <text:p text:style-name="P2">(what the fuck)</text:p>
      <text:p text:style-name="P2">(is it seer powers that let you know that or did you read it in a book)</text:p>
      <text:p text:style-name="P2">(why would someone write that in a book)</text:p>
      <text:p text:style-name="P2">(how would you even know that)</text:p>
      <text:p text:style-name="P2">(yeah bs)</text:p>
      <text:p text:style-name="P2">(there wasnt even time for that)</text:p>
      <text:p text:style-name="P2">(drinking or anything)</text:p>
      <text:p text:style-name="P2">(with all the grimdark nonsense and carting around moon bombs)</text:p>
      <text:p text:style-name="P2">(and anyway you dont like booze)</text:p>
      <text:p text:style-name="P2">(you are fucking with me)</text:p>
      <text:p text:style-name="P2">(oh)</text:p>
      <text:p text:style-name="P2">(right)</text:p>
      <text:p text:style-name="P2">(SHIT)</text:p>
      <text:p text:style-name="P2">(oh god i never get used to how quietly troll vampires sneak around)</text:p>
      <text:p text:style-name="P2">(liquor is booze you drink it and it makes you fall down and slur words and understand sports)</text:p>
      <text:p text:style-name="P2">(and apparently snore like an off road motorcycle)</text:p>
      <text:p text:style-name="P2"><text:soft-page-break/>(yeah we know fucking squat)</text:p>
      <text:p text:style-name="P2">(maybe we should have been paying attention i dont even know what the hell these people are talking about)</text:p>
      <text:p text:style-name="P2">(kind of too many people here maybe karkat was right to sit this one out)</text:p>
      <text:p text:style-name="P2">(grandpa johns not saying much)</text:p>
      <text:p text:style-name="P2">(i kind of wonder whats up with him)</text:p>
      <text:p text:style-name="P2">(maybe hes shy or freaked out hey why did he even show up with that troll girl)</text:p>
      <text:p text:style-name="P2">(should i say something to him or)</text:p>
      <text:p text:style-name="P2">(this is awkward)</text:p>
      <text:p text:style-name="P2">(terezis all asking them questions and stuff)</text:p>
      <text:p text:style-name="P2">(she is like literally the only one on the ball here this is embarrassing)</text:p>
      <text:p text:style-name="P2">(oh god yeah)</text:p>
      <text:p text:style-name="P2">_</text:p>
      <text:p text:style-name="P2">201. TP37: =006890</text:p>
      <text:p text:style-name="P2">ok</text:p>
      <text:p text:style-name="P2">can you maybe like</text:p>
      <text:p text:style-name="P2">give us the gist of it</text:p>
      <text:p text:style-name="P2">_</text:p>
      <text:p text:style-name="P2">202. RL62: =006906</text:p>
      <text:p text:style-name="P2">oh shit grandpa egbert juniordad totally snapped</text:p>
      <text:p text:style-name="P2">_</text:p>
      <text:p text:style-name="P2">203. RL63: =006907</text:p>
      <text:p text:style-name="P2">what</text:p>
      <text:p text:style-name="P2">juggalos</text:p>
      <text:p text:style-name="P2">rose is he drunk too</text:p>
      <text:p text:style-name="P2"><text:soft-page-break/>what is going on</text:p>
      <text:p text:style-name="P2">_</text:p>
      <text:p text:style-name="P1">Act 6 Intermission 3</text:p>
      <text:p text:style-name="P2">_</text:p>
      <text:p text:style-name="P2">204. =007163</text:p>
      <text:p text:style-name="P2">SEE LOG FOR "Act 6 Intermission 3 Part 1" IN GAMES FOLDER</text:p>
      <text:p text:style-name="P2">_</text:p>
      <text:p text:style-name="P2">205. =007298</text:p>
      <text:p text:style-name="P2">SEE LOG FOR "Act 6 Intermission 3 Part 3" IN GAMES FOLDER</text:p>
      <text:p text:style-name="P2">_</text:p>
      <text:p text:style-name="P2">206. =007300</text:p>
      <text:p text:style-name="P2">(pshh psh bumBUM)</text:p>
      <text:p text:style-name="P2">(pshh psh bumBUM BUM psh)</text:p>
      <text:p text:style-name="P2">(yeah)</text:p>
      <text:p text:style-name="P2">(uh huh)</text:p>
      <text:p text:style-name="P2">(no wait)</text:p>
      <text:p text:style-name="P2">(more like...)</text:p>
      <text:p text:style-name="P2">(uh)</text:p>
      <text:p text:style-name="P2">(pshh psh chch bumBUM)</text:p>
      <text:p text:style-name="P2">(TCH)</text:p>
      <text:p text:style-name="P2">(pshh psh chch bumBUM BUM psh)</text:p>
      <text:p text:style-name="P2">(yeah thats right)</text:p>
      <text:p text:style-name="P2">(we are droppin it)</text:p>
      <text:p text:style-name="P2">(lets do this)</text:p>
      <text:p text:style-name="P2">(we are like)</text:p>
      <text:p text:style-name="P2">(in tha PROCESS)</text:p>
      <text:p text:style-name="P2"><text:soft-page-break/>(right now)</text:p>
      <text:p text:style-name="P2">(droppin it like)</text:p>
      <text:p text:style-name="P2">(a thanksgiving turkey)</text:p>
      <text:p text:style-name="P2">(tripped over something and shit just got away from me)</text:p>
      <text:p text:style-name="P2">(my butterballs in freefall motherfuckers)</text:p>
      <text:p text:style-name="P2">(look out be GOD DAMN LOW)</text:p>
      <text:p text:style-name="P2">_</text:p>
      <text:p text:style-name="P2">207. =007301</text:p>
      <text:p text:style-name="P2">(yeah)</text:p>
      <text:p text:style-name="P3">(yeah)</text:p>
      <text:p text:style-name="P2">(droppin everything today)</text:p>
      <text:p text:style-name="P2">(making it rain)</text:p>
      <text:p text:style-name="P2">(precipitatin straight up mayhem)</text:p>
      <text:p text:style-name="P2">(HELLS of weather patterns closing in)</text:p>
      <text:p text:style-name="P2">(inanimate shit be slippin from my mitts)</text:p>
      <text:p text:style-name="P2">(my digits cant commit to a legitimate grip)</text:p>
      <text:p text:style-name="P2">(wait)</text:p>
      <text:p text:style-name="P2">(nah ima start over)</text:p>
      <text:p text:style-name="P2">(feel this flow out a lil more)</text:p>
      <text:p text:style-name="P2">(about how im droppin things today)</text:p>
      <text:p text:style-name="P2">(just left and right)</text:p>
      <text:p text:style-name="P2">(things of all shapes sizes and dubious metaphorical merit)</text:p>
      <text:p text:style-name="P2">(things aint even being held)</text:p>
      <text:p text:style-name="P2">(by chumps who cant be assed to show up)</text:p>
      <text:p text:style-name="P2">(droppin shit on yo BEHALF)</text:p>
      <text:p text:style-name="P2">(you name it)</text:p>
      <text:p text:style-name="P2">(ima let it go)</text:p>
      <text:p text:style-name="P2"><text:soft-page-break/>(drop it like a frivolous lawsuit)</text:p>
      <text:p text:style-name="P2">(oh snap)</text:p>
      <text:p text:style-name="P2">(get out of my courtroom bitch)</text:p>
      <text:p text:style-name="P2">(WASTE OF TAXPAYER MONEY YO)</text:p>
      <text:p text:style-name="P2">(drop it like the most expensive fucking christmas ornament)</text:p>
      <text:p text:style-name="P2">(step on that glass with your bare ass feet)</text:p>
      <text:p text:style-name="P2">(christmas is RUINED motherfucker)</text:p>
      <text:p text:style-name="P2">(drop it like the mug in usual suspects)</text:p>
      <text:p text:style-name="P2">(kobayashi was your cup you dumb fuck)</text:p>
      <text:p text:style-name="P2">(lmao)</text:p>
      <text:p text:style-name="P2">(drop it like unemployment figures under the obama administrations bold economic policies)</text:p>
      <text:p text:style-name="P2">(drop it like cargo on a space getaway)</text:p>
      <text:p text:style-name="P2">(just)</text:p>
      <text:p text:style-name="P2">(jettison that motherfucker)</text:p>
      <text:p text:style-name="P2">(this rap is blasting off)</text:p>
      <text:p text:style-name="P2">(drop it like a bunch of firewood i just gathered)</text:p>
      <text:p text:style-name="P2">(gonna rub a couple muthafuckin sticks together)</text:p>
      <text:p text:style-name="P2">(just sittin here whippin up sick lyrical friction)</text:p>
      <text:p text:style-name="P2">(if you start smellin smoke you caught a whiff of my diction)</text:p>
      <text:p text:style-name="P2">(shits gettin warm but i wont stop til its hot)</text:p>
      <text:p text:style-name="P2">(warm just dont cut it when shits gettin dropped)</text:p>
      <text:p text:style-name="P2">(tell me how you feel)</text:p>
      <text:p text:style-name="P2">(about shit getting dropped)</text:p>
      <text:p text:style-name="P2">(how hot do you want it)</text:p>
      <text:p text:style-name="P2">(when i let go of the fire)</text:p>
      <text:p text:style-name="P2">(just say when)</text:p>
      <text:p text:style-name="P2"><text:soft-page-break/>(what)</text:p>
      <text:p text:style-name="P2">(i cant hear you)</text:p>
      <text:p text:style-name="P2">(I SAID SAY WHEN MUTHAFUCKS SHIT IS BURNIN MY HANDS!)</text:p>
      <text:p text:style-name="P2">(eff it)</text:p>
      <text:p text:style-name="P2">(here we go)</text:p>
      <text:p text:style-name="P2">_</text:p>
      <text:p text:style-name="P2">208. =007302</text:p>
      <text:p text:style-name="P2">(just dropped that shit like a bad phone connection)</text:p>
      <text:p text:style-name="P2">(i put gravity in charge of its downward direction)</text:p>
      <text:p text:style-name="P2">(unfettered descents what it considers perfection)</text:p>
      <text:p text:style-name="P2">(shit thinks of the ground and it gets an erection)</text:p>
      <text:p text:style-name="P2">(best hope its carpet bound in its downward spiral)</text:p>
      <text:p text:style-name="P2">(cause linoleums frowned on, met with an eyeroll)</text:p>
      <text:p text:style-name="P2">(landin on grass is just the course that its par for)</text:p>
      <text:p text:style-name="P2">(but hardwood fuckin floors what its woods gettin hard for)</text:p>
      <text:p text:style-name="P2">(guess i should mention stead a motherfuckin hardons)</text:p>
      <text:p text:style-name="P2">(how my motherfuckin french could use a presidential pardon)</text:p>
      <text:p text:style-name="P2">(KICK IT BARACK)</text:p>
      <text:p text:style-name="P2">(heres where obamas rap solo comes in)</text:p>
      <text:p text:style-name="P2">(no but how dope would that be!)</text:p>
      <text:p text:style-name="P2">(oh fuck me that would own)</text:p>
      <text:p text:style-name="P2">_</text:p>
      <text:p text:style-name="P2">209. RL66: =007303</text:p>
      <text:p text:style-name="P2">dammit</text:p>
      <text:p text:style-name="P2">rose dont drink so loud its messing up my raps</text:p>
      <text:p text:style-name="P2">i can actually hear your sips through my headphones </text:p>
      <text:p text:style-name="P2">oh my god</text:p>
      <text:p text:style-name="P2"><text:soft-page-break/>you are so fucking hammered</text:p>
      <text:p text:style-name="P2">how strong did you even make that stuff</text:p>
      <text:p text:style-name="P2">_</text:p>
      <text:p text:style-name="P2">210. RL67: =007304</text:p>
      <text:p text:style-name="P2">pretty strong</text:p>
      <text:p text:style-name="P2">rose you just bootlegged some fucking rubbing alcohol</text:p>
      <text:p text:style-name="P2">faculity isnt a word check mate</text:p>
      <text:p text:style-name="P2">this kinda strikes me as a sort of misappropriation of alchemy</text:p>
      <text:p text:style-name="P2">like fucking with the mystical technology of creation to whip up some moonshine just seems</text:p>
      <text:p text:style-name="P2">i dunno man</text:p>
      <text:p text:style-name="P2">tell me you at least alchemized a bathtub first to stir this shit in</text:p>
      <text:p text:style-name="P2">at least that would be hilarious</text:p>
      <text:p text:style-name="P2">and where the FUCK is my applejuice rose</text:p>
      <text:p text:style-name="P2">gotta say</text:p>
      <text:p text:style-name="P2">you really let me down on the aj front</text:p>
      <text:p text:style-name="P2">bullshit it was hard</text:p>
      <text:p text:style-name="P2">whats so hard about applejuice its like</text:p>
      <text:p text:style-name="P2">the most basic goddamn juice</text:p>
      <text:p text:style-name="P2">like the square one of juice</text:p>
      <text:p text:style-name="P2">uh</text:p>
      <text:p text:style-name="P2">well shit</text:p>
      <text:p text:style-name="P2">looks like i wandered into a really weird uncharted side of town tonight</text:p>
      <text:p text:style-name="P2">its called the drunk rose district</text:p>
      <text:p text:style-name="P2">and i am scared out of my fucking mind</text:p>
      <text:p text:style-name="P2">no!</text:p>
      <text:p text:style-name="P2"><text:soft-page-break/>i told you i dont want any of your experimental fucking spacewizard booze</text:p>
      <text:p text:style-name="P2">id rather not go blind</text:p>
      <text:p text:style-name="P2">then terezi will have to teach me to lick shit to see</text:p>
      <text:p text:style-name="P2">is that what you want do you want me licking everything in sight</text:p>
      <text:p text:style-name="P2">like oh hey mayor SLURP oh fuck youre not the mayor youre my goddamn sister</text:p>
      <text:p text:style-name="P2">_</text:p>
      <text:p text:style-name="P2">211. RL68: =007305</text:p>
      <text:p text:style-name="P2">oh my god</text:p>
      <text:p text:style-name="P2">you laughed way too hard at that it wasnt anywhere close to that funny</text:p>
      <text:p text:style-name="P2">i think youve had enough</text:p>
      <text:p text:style-name="P2">good lord</text:p>
      <text:p text:style-name="P2">i still dont know why you were so bent on making this liquor</text:p>
      <text:p text:style-name="P2">i thought you werent really that down with the drinkin</text:p>
      <text:p text:style-name="P2">you never liked it when your mom drank what happened to that</text:p>
      <text:p text:style-name="P2">ok so why</text:p>
      <text:p text:style-name="P2">why tonight do you just decide to get completely wasted before you</text:p>
      <text:p text:style-name="P2">like</text:p>
      <text:p text:style-name="P2">are you nervous about your date with kanaya is that it</text:p>
      <text:p text:style-name="P2">uh</text:p>
      <text:p text:style-name="P2">yes</text:p>
      <text:p text:style-name="P2">rose</text:p>
      <text:p text:style-name="P2">you are wearing a friggin prom dress</text:p>
      <text:p text:style-name="P2">and nervously drinking your ass off</text:p>
      <text:p text:style-name="P2">while you are waiting for kanaya to arrive</text:p>
      <text:p text:style-name="P2"><text:soft-page-break/>for a goddamn DATE</text:p>
      <text:p text:style-name="P2">this is infuriating</text:p>
      <text:p text:style-name="P2">why do you even bother with this stupid charade</text:p>
      <text:p text:style-name="P2">you could be at like a drive in movie making out with each other</text:p>
      <text:p text:style-name="P2">all exchanging class rings while giving birth to each others fucking children</text:p>
      <text:p text:style-name="P2">and you would still be all coy like IS IT A DATE OR ISNT IT HMMMM WHO CAN REALLY SAY FOR SURE???</text:p>
      <text:p text:style-name="P2">yeah</text:p>
      <text:p text:style-name="P2">that turned out to be one hell of a sip</text:p>
      <text:p text:style-name="P2">maybe you should just reschedule</text:p>
      <text:p text:style-name="P2">just sleep it off there are more hot dates where that came from</text:p>
      <text:p text:style-name="P2">im just not sure youre gonna make the best impression like this</text:p>
      <text:p text:style-name="P2">come on lets just find you a suitably soft pile of objects to sleep in before she</text:p>
      <text:p text:style-name="P2">aw shit</text:p>
      <text:p text:style-name="P2">shes here</text:p>
      <text:p text:style-name="P2">_</text:p>
      <text:p text:style-name="P2">212. RL69: =007306</text:p>
      <text:p text:style-name="P2">omfg i cant even deal</text:p>
      <text:p text:style-name="P2">(rose i think you started drinking way too early)</text:p>
      <text:p text:style-name="P2">(i think you just like)</text:p>
      <text:p text:style-name="P2">(completely fucking forgot to tell kanaya you were dressing up)</text:p>
      <text:p text:style-name="P2">(man youre gonna make her so uncomfortable all dolled up like that not to mention three sheets to the fucking wind)</text:p>
      <text:p text:style-name="P2">(this date is going to be so awkward)</text:p>
      <text:p text:style-name="P2">(yeah sure)</text:p>
      <text:p text:style-name="P2">(SMH)</text:p>
      <text:p text:style-name="P2"><text:soft-page-break/>_</text:p>
      <text:p text:style-name="P2">213. RL70; KM10: =007308</text:p>
      <text:p text:style-name="P2">holy shit we got a room full of smooth operators here tonight</text:p>
      <text:p text:style-name="P2">yes kanaya it was going to be a romantically oriented date</text:p>
      <text:p text:style-name="P2">but as you can see rose is hooched to the fucking max</text:p>
      <text:p text:style-name="P2">so i think youre better off going out another time</text:p>
      <text:p text:style-name="P2">ugh</text:p>
      <text:p text:style-name="P2">you seriously still wanna go through with this</text:p>
      <text:p text:style-name="P2">a problem</text:p>
      <text:p text:style-name="P2">uh</text:p>
      <text:p text:style-name="P2">i dunno if youre cool with your date slurring words and making no damn sense about apples then</text:p>
      <text:p text:style-name="P2">i guess not???</text:p>
      <text:p text:style-name="P2">why are you both looking at me</text:p>
      <text:p text:style-name="P2">stop that</text:p>
      <text:p text:style-name="P2">no dont</text:p>
      <text:p text:style-name="P2">hey i am not your fucking life coach here</text:p>
      <text:p text:style-name="P2">if you want to go on a drunkdate what do i care</text:p>
      <text:p text:style-name="P2">man what do i even know about "human courtship" anyway</text:p>
      <text:p text:style-name="P2">not like i ever dated a fuckin human</text:p>
      <text:p text:style-name="P2">so i guess have at it</text:p>
      <text:p text:style-name="P2">awesome</text:p>
      <text:p text:style-name="P2">datenite with drunky it is</text:p>
      <text:p text:style-name="P2">go apeshit i guess</text:p>
      <text:p text:style-name="P2">uh so</text:p>
      <text:p text:style-name="P2">what should i do here</text:p>
      <text:p text:style-name="P2">you want me to pack up my raps and leave you alone or</text:p>
      <text:p text:style-name="P2"><text:soft-page-break/>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1">Act 6 Intermission 5</text:p>
      <text:p text:style-name="P2">_</text:p>
      <text:p text:style-name="P2">214. KV29: =007835</text:p>
      <text:p text:style-name="P2">my pants</text:p>
      <text:p text:style-name="P2">what are you talking about</text:p>
      <text:p text:style-name="P2">theyre on my legs</text:p>
      <text:p text:style-name="P2">oh</text:p>
      <text:p text:style-name="P2">what</text:p>
      <text:p text:style-name="P2">for rose?</text:p>
      <text:p text:style-name="P2">uh yeah kind of</text:p>
      <text:p text:style-name="P2">man terezi doesnt need an intervention</text:p>
      <text:p text:style-name="P2">she just drinks a lot of soda</text:p>
      <text:p text:style-name="P2">its red fizzy shitwater dude who cares</text:p>
      <text:p text:style-name="P2">terezi has made her choices</text:p>
      <text:p text:style-name="P2"><text:soft-page-break/>among them was to begin guzzling untold liters of that putrid circus cola</text:p>
      <text:p text:style-name="P2">think of it as like a rite of passage</text:p>
      <text:p text:style-name="P2">like something that just goes with the territory when someone you know almost imperceptibly begins turning into a juggalo</text:p>
      <text:p text:style-name="P2">wait fuck</text:p>
      <text:p text:style-name="P2">maybe she does need an intervention</text:p>
      <text:p text:style-name="P2">did you try kicking her</text:p>
      <text:p text:style-name="P2">im out of ideas</text:p>
      <text:p text:style-name="P2">_</text:p>
      <text:p text:style-name="P2">215. KV30: =007836</text:p>
      <text:p text:style-name="P2">man i dunno</text:p>
      <text:p text:style-name="P2">sounds like you wanna make this needlessly melodramatic</text:p>
      <text:p text:style-name="P2">speaker crab</text:p>
      <text:p text:style-name="P2">man dont put me on speaker crab</text:p>
      <text:p text:style-name="P2">god</text:p>
      <text:p text:style-name="P2">honestly she can do whatever she wants i put this all behind me a while ago</text:p>
      <text:p text:style-name="P2">why do you really want me in on this conversation is it just that you dont know what to say by yourself</text:p>
      <text:p text:style-name="P2">what</text:p>
      <text:p text:style-name="P2">hahaha thats what you think that does?</text:p>
      <text:p text:style-name="P2">no dude thats not what gift of gab does</text:p>
      <text:p text:style-name="P2">its utility isnt really comprehensible to lowly mortals sorry</text:p>
      <text:p text:style-name="P2">nah</text:p>
      <text:p text:style-name="P2">_</text:p>
      <text:p text:style-name="P2">216. KV31: =007837</text:p>
      <text:p text:style-name="P2">what do you actually want from her</text:p>
      <text:p text:style-name="P2"><text:soft-page-break/>do you want her to stop drinking faygo and falling asleep in puddles of red fructose corn slobber</text:p>
      <text:p text:style-name="P2">or do you want her to somehow address the root of those habits and cut all that out for good</text:p>
      <text:p text:style-name="P2">yeah i can understand where youre coming from</text:p>
      <text:p text:style-name="P2">but in situations like this i think you need to remind yourself theres only so much you can do for somebody</text:p>
      <text:p text:style-name="P2">and maybe they arent going to want or need your help and you just have to figure out how to deal with that</text:p>
      <text:p text:style-name="P2">like at some point in your life one of your friends might start spending all her time with a guy you think is bad news</text:p>
      <text:p text:style-name="P2">and you have to decide if you need to intervene as a friend or just let it go because people can change or drift apart or whatever because thats just something that happens</text:p>
      <text:p text:style-name="P2">look all im saying is</text:p>
      <text:p text:style-name="P2">there comes a time in every young womans life when she has to come to terms with the decision to gradually morph into a juggalo while all her friends and loved ones watch in dismay</text:p>
      <text:p text:style-name="P2">terezi has strolled through the dark carnival and taken a great brooding whiff of that decisions festive asshole and the choice she has made is all too clear</text:p>
      <text:p text:style-name="P2">shes down with the clown</text:p>
      <text:p text:style-name="P2">its true man</text:p>
      <text:p text:style-name="P2">you can live in denial for only so long</text:p>
      <text:p text:style-name="P2">but as your bro i have to say it like it is</text:p>
      <text:p text:style-name="P2">she and gamzee man</text:p>
      <text:p text:style-name="P2">that is literally a thing</text:p>
      <text:p text:style-name="P2">they are in the hate square together</text:p>
      <text:p text:style-name="P2">total kismespades dude</text:p>
      <text:p text:style-name="P2">oh</text:p>
      <text:p text:style-name="P2">really?</text:p>
      <text:p text:style-name="P2"><text:soft-page-break/>then what the fuck have i been tiptoeing around all this time god damn</text:p>
      <text:p text:style-name="P2">i thought this was supposed to be like this "big secret" that would "destroy you" if you found out</text:p>
      <text:p text:style-name="P2">then why is it a problem now</text:p>
      <text:p text:style-name="P2">what</text:p>
      <text:p text:style-name="P2">like i said i just put it behind me</text:p>
      <text:p text:style-name="P2">she started sneaking around in vents and stuff acting suspicious trying to hide the fact that she was seeing him</text:p>
      <text:p text:style-name="P2">like she was obviously ashamed of it and worried how id react</text:p>
      <text:p text:style-name="P2">but it was hella transparent that was going on so i just said</text:p>
      <text:p text:style-name="P2">thats fine yall can do your blackrom thing with the juggalo its your decision</text:p>
      <text:p text:style-name="P2">but i cant keep playing along</text:p>
      <text:p text:style-name="P2">i cant do the quadrant thing its just too weird for me</text:p>
      <text:p text:style-name="P2">im not a troll and im not all open minded about gettin multicultural</text:p>
      <text:p text:style-name="P2">i still dont understand the spades thing and it makes me really fuckin uncomfortable even trying to imagine how that works and i sure as fuck dont want to date anybody whos got a hateclown on the side</text:p>
      <text:p text:style-name="P2">so i said no hard feelings i still like you and all, do whatever makes you happy ill just be over here in the hyper gravity chamber training to beat lord english</text:p>
      <text:p text:style-name="P2">no</text:p>
      <text:p text:style-name="P2">but what about you</text:p>
      <text:p text:style-name="P2">havent you been talking to gamzee this whole time</text:p>
      <text:p text:style-name="P2">or is he just balls out lying to you about sneakin around the meteor with terezi</text:p>
      <text:p text:style-name="P2">i thought moirails were supposed to be open with each other about stuff like that</text:p>
      <text:p text:style-name="P2">oh shit</text:p>
      <text:p text:style-name="P2"><text:soft-page-break/>sorry to hear about that</text:p>
      <text:p text:style-name="P2">amazing i spent three years on this rock and never said one thing to the guy</text:p>
      <text:p text:style-name="P2">i saw him once tho</text:p>
      <text:p text:style-name="P2">just a glimpse in a dark hallway</text:p>
      <text:p text:style-name="P2">it was kinda like seeing a blurry purple bigfoot with a huge boner</text:p>
      <text:p text:style-name="P2">why is he wearing it</text:p>
      <text:p text:style-name="P2">ahahaha the best thing we ever do together is slam this assholes dumb religion</text:p>
      <text:p text:style-name="P2">really its the most hilarious fucking horseshit ive ever heard</text:p>
      <text:p text:style-name="P2">i mean pretty much all religions are wrong but theres wrong and then theres WRONG</text:p>
      <text:p text:style-name="P2">as in ZERO CHANCE YOU ARE EVER PROVEN RIGHT ABOUT EVEN A SINGLE THING DUDE, EVER EVER EVER</text:p>
      <text:p text:style-name="P2">be one sad clown that day</text:p>
      <text:p text:style-name="P2">his bulge will probably deflate and make this high pitch noise plus corresponding flatulence</text:p>
      <text:p text:style-name="P2">what do you mean as friends</text:p>
      <text:p text:style-name="P2">uh</text:p>
      <text:p text:style-name="P2">yeah?</text:p>
      <text:p text:style-name="P2">no offense dog but thats a dumb and neurotic question</text:p>
      <text:p text:style-name="P2">you forgot the mayor</text:p>
      <text:p text:style-name="P2">youre pretty damn tight with the mayor arent you</text:p>
      <text:p text:style-name="P2">yeah the mayor rules</text:p>
      <text:p text:style-name="P2">but as usual you are overcomplicating this</text:p>
      <text:p text:style-name="P2">just like you overcomplicate everything</text:p>
      <text:p text:style-name="P2">friendship leadership romance</text:p>
      <text:p text:style-name="P2">shipping grids and dick battles</text:p>
      <text:p text:style-name="P2"><text:soft-page-break/>this is real simple</text:p>
      <text:p text:style-name="P2">our meteor will somehow tokyo drift to a dead stop in the new session</text:p>
      <text:p text:style-name="P2">at which point we will keep being bros for life or something</text:p>
      <text:p text:style-name="P2">i will start being friends with john and jade again because they are my friends and never stopped being that</text:p>
      <text:p text:style-name="P2">john will also be your friend because hes cool and also a doofus who is easy to be friends with</text:p>
      <text:p text:style-name="P2">jade will be your friend too cause shes nice and likes being friends with people</text:p>
      <text:p text:style-name="P2">i can personally guarantee that she will be happy to see you</text:p>
      <text:p text:style-name="P2">and as for the new people i dont know about them but theyll probably be your friends too</text:p>
      <text:p text:style-name="P2">all i know is two of them are my parents and two of them are johns parents and aint no rule that says you cant be friends with your bros mom and pop</text:p>
      <text:p text:style-name="P2">especially when your bros mom and pop are a couple of sassy teens</text:p>
      <text:p text:style-name="P2">as for terezi i dont know i guess well see what happens</text:p>
      <text:p text:style-name="P2">and as for gamzee fuck that guy with a balloon poodle</text:p>
      <text:p text:style-name="P2">friendship lesson secured the end</text:p>
      <text:p text:style-name="P2">_</text:p>
      <text:p text:style-name="P2">217. KV32; TP38: =007918</text:p>
      <text:p text:style-name="P2">yeah dude you should probably ditch the chair</text:p>
      <text:p text:style-name="P2">or at least sit on it frontways</text:p>
      <text:p text:style-name="P2">or offer her another chair?</text:p>
      <text:p text:style-name="P2">i dunno its kind of a dumb affectation in this context</text:p>
      <text:p text:style-name="P2">to sit on the goddamn floor</text:p>
      <text:p text:style-name="P2">so you can be on the same vertical plane with your friend while you exhibit compassion for her grody clown problem</text:p>
      <text:p text:style-name="P2">karkat just threw a tantrum about a chair</text:p>
      <text:p text:style-name="P2"><text:soft-page-break/>i just won karkat tantrum bingo</text:p>
      <text:p text:style-name="P2">_</text:p>
      <text:p text:style-name="P2">218. KV33; TP39: =007919</text:p>
      <text:p text:style-name="P2">where did you even get that chair</text:p>
      <text:p text:style-name="P2">did you steal it from the common area</text:p>
      <text:p text:style-name="P2">sounds like communism</text:p>
      <text:p text:style-name="P2">are you a communist or something</text:p>
      <text:p text:style-name="P2">actually that makes perfect sense what with your sickle and all</text:p>
      <text:p text:style-name="P2">wait john has a hammer oh shit its all adding up</text:p>
      <text:p text:style-name="P2">when we arrive are you going to team up with john and seize the means of production</text:p>
      <text:p text:style-name="P2">im just saying</text:p>
      <text:p text:style-name="P2">first chairs what next</text:p>
      <text:p text:style-name="P2">see i am all about private property and pocketing dough</text:p>
      <text:p text:style-name="P2">do you have any idea how rich i am</text:p>
      <text:p text:style-name="P2">i am a man of MEANS motherfucker</text:p>
      <text:p text:style-name="P2">just dont come after my boonies dude</text:p>
      <text:p text:style-name="P2">or should i say karkat marx</text:p>
      <text:p text:style-name="P2">i dont have much to say about this</text:p>
      <text:p text:style-name="P2">ive kinda got to recuse myself on the matter</text:p>
      <text:p text:style-name="P2">im all kinds of on record as being squicked out by the idea of hatelationships</text:p>
      <text:p text:style-name="P2">so i got no point of reference for gauging when one is fucked up the way thats normal for trolls or if its fucked up cause its actually fucked up and terrible</text:p>
      <text:p text:style-name="P2">this is like some ex alien boyfriend prime directive shit</text:p>
      <text:p text:style-name="P2">i cant intervene cause i dont know what im talking about</text:p>
      <text:p text:style-name="P2">but you do so i guess keep going</text:p>
      <text:p text:style-name="P2"><text:soft-page-break/>you were saying some pretty good stuff before i started riding your jock about chairs</text:p>
      <text:p text:style-name="P2">thank you</text:p>
      <text:p text:style-name="P2">intermission</text:p>
      <text:p text:style-name="P2">its not an intervention either</text:p>
      <text:p text:style-name="P2">my ghostly heads all beamin out of this crab for moral support yo</text:p>
      <text:p text:style-name="P2">i am in my homies corner even if he is a massive socialist</text:p>
      <text:p text:style-name="P2">terezi i think can probably figure this out</text:p>
      <text:p text:style-name="P2">she grew up alone and blind in a forest i think she will manage to bounce outta her juggalo phase</text:p>
      <text:p text:style-name="P2">but yeah terezi you should at least quit the fuckin soda</text:p>
      <text:p text:style-name="P2">_</text:p>
      <text:p text:style-name="P2">219. TP40: =007921</text:p>
      <text:p text:style-name="P2">what</text:p>
      <text:p text:style-name="P2">dont blame me</text:p>
      <text:p text:style-name="P2">i cant control the crab</text:p>
      <text:p text:style-name="P2">_</text:p>
      <text:p text:style-name="P2">220. KV34: =008124</text:p>
      <text:p text:style-name="P2">so</text:p>
      <text:p text:style-name="P2">has anyone figured out how were actually gonna stop this meteor</text:p>
      <text:p text:style-name="P2">or was three years not enough time to solve that problem</text:p>
      <text:p text:style-name="P2">i dont think thats possible dude</text:p>
      <text:p text:style-name="P2">in fact im not sure we were ever traveling at light speed</text:p>
      <text:p text:style-name="P2">i think maybe theres been some bogus science in circulation that we been chumped into gettin behind</text:p>
      <text:p text:style-name="P2">just saying</text:p>
      <text:p text:style-name="P2">_</text:p>
      <text:p text:style-name="P2">221. KV35; RL71: =008125</text:p>
      <text:p text:style-name="P2"><text:soft-page-break/>man pull it together</text:p>
      <text:p text:style-name="P2">this thing has to have some escape pods or something</text:p>
      <text:p text:style-name="P2">or i guess maybe we could</text:p>
      <text:p text:style-name="P2">just sort of</text:p>
      <text:p text:style-name="P2">hop up</text:p>
      <text:p text:style-name="P2">and</text:p>
      <text:p text:style-name="P2">like...</text:p>
      <text:p text:style-name="P2">fly away?</text:p>
      <text:p text:style-name="P2">i swear to god</text:p>
      <text:p text:style-name="P2">this meteor needs one of those baby on board things on the back</text:p>
      <text:p text:style-name="P2">but like a grub instead of baby for max fidelity to the gag because TROLLZ</text:p>
      <text:p text:style-name="P2">i know you cant fly dude obviously i would just carry you or something</text:p>
      <text:p text:style-name="P2">rose shut the fuck up</text:p>
      <text:p text:style-name="P2">_</text:p>
      <text:p text:style-name="P2">222. KV36; KM11: =008126</text:p>
      <text:p text:style-name="P2">dude did you just bark</text:p>
      <text:p text:style-name="P2">why would i bark</text:p>
      <text:p text:style-name="P2">because youre having a mental breakdown</text:p>
      <text:p text:style-name="P2">nah</text:p>
      <text:p text:style-name="P2">wasnt me</text:p>
      <text:p text:style-name="P2">kanaya did you bark</text:p>
      <text:p text:style-name="P2">you fuckin with us maryam</text:p>
      <text:p text:style-name="P2">maybe the mayor barked</text:p>
      <text:p text:style-name="P2">mayor was that you</text:p>
      <text:p text:style-name="P2">haha i bet it was</text:p>
      <text:p text:style-name="P2"><text:soft-page-break/>god i love the mayor hes so full of surprises</text:p>
      <text:p text:style-name="P2">_</text:p>
      <text:p text:style-name="P1">Act 6 Act 6</text:p>
      <text:p text:style-name="P2">_</text:p>
      <text:p text:style-name="P1">Act 6 Act 6 Intermission 1</text:p>
      <text:p text:style-name="P2">_</text:p>
      <text:p text:style-name="P2">223. KV37: =0008180</text:p>
      <text:p text:style-name="P2">hey</text:p>
      <text:p text:style-name="P2">i hope this isnt too dumb a question but</text:p>
      <text:p text:style-name="P2">do you have any idea how i got here</text:p>
      <text:p text:style-name="P2">lohac</text:p>
      <text:p text:style-name="P2">its my old planet</text:p>
      <text:p text:style-name="P2">you know with the lava and shit</text:p>
      <text:p text:style-name="P2">remember?</text:p>
      <text:p text:style-name="P2">it has dumb crocodiles</text:p>
      <text:p text:style-name="P2">and a stock market</text:p>
      <text:p text:style-name="P2">or at least it used to have one</text:p>
      <text:p text:style-name="P2">dunno if they locked it down since that time i literally ransacked the entire economy</text:p>
      <text:p text:style-name="P2">where are you</text:p>
      <text:p text:style-name="P2">lofaf?</text:p>
      <text:p text:style-name="P2">land of frost and frogs</text:p>
      <text:p text:style-name="P2">yeah it melted</text:p>
      <text:p text:style-name="P2">no</text:p>
      <text:p text:style-name="P2">i mean i doubt it you probably just cant see any right now</text:p>
      <text:p text:style-name="P2">can you hear any ribbits</text:p>
      <text:p text:style-name="P2">yes</text:p>
      <text:p text:style-name="P2"><text:soft-page-break/>probably</text:p>
      <text:p text:style-name="P2">how long have you and kanaya been on lofaf</text:p>
      <text:p text:style-name="P2">talkin to her rn</text:p>
      <text:p text:style-name="P2">lohac</text:p>
      <text:p text:style-name="P2">and yeah im with the mayor</text:p>
      <text:p text:style-name="P2">yes</text:p>
      <text:p text:style-name="P2">yeah</text:p>
      <text:p text:style-name="P2">dunno i just am</text:p>
      <text:p text:style-name="P2">not that i am complaining one bit the mayor as always rules categorically</text:p>
      <text:p text:style-name="P2">(fyi i just hi fived him for like the third time in a row to my recent recollection)</text:p>
      <text:p text:style-name="P2">so whats the last thing you actually do remember</text:p>
      <text:p text:style-name="P2">right</text:p>
      <text:p text:style-name="P2">me too</text:p>
      <text:p text:style-name="P2">but she was like a fuckin werewolf or something</text:p>
      <text:p text:style-name="P2">wait</text:p>
      <text:p text:style-name="P2">then she zapped us to that stonehenge place</text:p>
      <text:p text:style-name="P2">yeah</text:p>
      <text:p text:style-name="P2">we all landed in some grass like a pile of fuckups</text:p>
      <text:p text:style-name="P2">and then</text:p>
      <text:p text:style-name="P2">damn</text:p>
      <text:p text:style-name="P2">then what happened</text:p>
      <text:p text:style-name="P2">what the hell happened to john</text:p>
      <text:p text:style-name="P2">_</text:p>
      <text:p text:style-name="P2">224. KM12: =008181</text:p>
      <text:p text:style-name="P2">so are you just as brain damaged as we are</text:p>
      <text:p text:style-name="P2"><text:soft-page-break/>me and karkat</text:p>
      <text:p text:style-name="P2">ok</text:p>
      <text:p text:style-name="P2">so you have no idea how you got to lofaf then</text:p>
      <text:p text:style-name="P2">im talking to karkat</text:p>
      <text:p text:style-name="P2">yeah but i dont think thats the memory loss issue thats just him being an idiot</text:p>
      <text:p text:style-name="P2">but lets not get into that</text:p>
      <text:p text:style-name="P2">wheres rose</text:p>
      <text:p text:style-name="P2">oh</text:p>
      <text:p text:style-name="P2">what about terezi</text:p>
      <text:p text:style-name="P2">do they remember what happened</text:p>
      <text:p text:style-name="P2">what</text:p>
      <text:p text:style-name="P2">how</text:p>
      <text:p text:style-name="P2">friggin seers</text:p>
      <text:p text:style-name="P2">all makin us knights look bad</text:p>
      <text:p text:style-name="P2">and whatever you are</text:p>
      <text:p text:style-name="P2">what were you again</text:p>
      <text:p text:style-name="P2">what the dick is a sylph</text:p>
      <text:p text:style-name="P2">but witches are already magical arent they</text:p>
      <text:p text:style-name="P2">like by definition</text:p>
      <text:p text:style-name="P2">oh wait thats the joke i guess</text:p>
      <text:p text:style-name="P2">god damn this missing time shit is makin me feel dumb as hell</text:p>
      <text:p text:style-name="P2">ok good</text:p>
      <text:p text:style-name="P2">so what do the seers think happened</text:p>
      <text:p text:style-name="P2">oh god</text:p>
      <text:p text:style-name="P2">is she still drunk</text:p>
      <text:p text:style-name="P2">ok</text:p>
      <text:p text:style-name="P2"><text:soft-page-break/>wow youre right</text:p>
      <text:p text:style-name="P2">haha wtf</text:p>
      <text:p text:style-name="P2">man i cant even describe it</text:p>
      <text:p text:style-name="P2">its not just that her text is unreadable gibberish</text:p>
      <text:p text:style-name="P2">i mean it is</text:p>
      <text:p text:style-name="P2">but its more than that</text:p>
      <text:p text:style-name="P2">its like</text:p>
      <text:p text:style-name="P2">existentially inscrutable somehow</text:p>
      <text:p text:style-name="P2">i think we may have a problem here</text:p>
      <text:p text:style-name="P2">_</text:p>
      <text:p text:style-name="P2">225. RL72: =008182</text:p>
      <text:p text:style-name="P2">rose</text:p>
      <text:p text:style-name="P2">whats up</text:p>
      <text:p text:style-name="P2">yeah so i heard</text:p>
      <text:p text:style-name="P2">kanaya tells me you think you know what happened</text:p>
      <text:p text:style-name="P2">wanna give me the scoop</text:p>
      <text:p text:style-name="P2">damn she wasnt kidding</text:p>
      <text:p text:style-name="P2">this is surreal</text:p>
      <text:p text:style-name="P2">yeah i cant understand a word youre saying</text:p>
      <text:p text:style-name="P2">_</text:p>
      <text:p text:style-name="P2">226. =008202</text:p>
      <text:p text:style-name="P2">so weird being back here</text:p>
      <text:p text:style-name="P2">cant believe how long ago it feels since i lived in this place</text:p>
      <text:p text:style-name="P2">spent way too long wallowing in our own filth on that gnarly meteor thats for sure</text:p>
      <text:p text:style-name="P2">this doesnt even seem like my room anymore</text:p>
      <text:p text:style-name="P2">its like trespassing or something like im horning in on somebody <text:soft-page-break/>elses life</text:p>
      <text:p text:style-name="P2">a life lived most sweetly though i will admit</text:p>
      <text:p text:style-name="P2">ahahaha the fuckin toilets still there</text:p>
      <text:p text:style-name="P2">i remember when jade put that there that is perhaps like my favorite memory</text:p>
      <text:p text:style-name="P2">wish jade wasnt crazy just makes me remember how much i miss not crazy jade</text:p>
      <text:p text:style-name="P2">or less crazy jade</text:p>
      <text:p text:style-name="P2">wait</text:p>
      <text:p text:style-name="P2">didnt karkat once say terezi ripped a troll toilet out of his house</text:p>
      <text:p text:style-name="P2">what is with girls and their universally constant tendency to rip out plumbing fixtures</text:p>
      <text:p text:style-name="P2">did i just accidentally crack another cosmic riddle or</text:p>
      <text:p text:style-name="P2">i gotta txt him and get confirmation on this asap</text:p>
      <text:p text:style-name="P2">actually nah</text:p>
      <text:p text:style-name="P2">i probably harangued the poor guy with enough of my bs the last few years</text:p>
      <text:p text:style-name="P2">ill just keep shufflin thru memory lane making wistful observations out loud</text:p>
      <text:p text:style-name="P2">you know it kinda chaps my bulge that people rip on me for talking to myself</text:p>
      <text:p text:style-name="P2">its like the most perfectly natural thing to do</text:p>
      <text:p text:style-name="P2">why are people so up tight about keepin a lid on their monologues what a bunch of stuffy pricks</text:p>
      <text:p text:style-name="P2">ive always found the sound of my own voice to be mysteriously soothing</text:p>
      <text:p text:style-name="P2">haha talk about an embarrassing sentence to say in earshot of an actual person</text:p>
      <text:p text:style-name="P2">well maybe not the mayor</text:p>
      <text:p text:style-name="P2">you can always tell the mayor anything &lt;3</text:p>
      <text:p text:style-name="P2"><text:soft-page-break/>_</text:p>
      <text:p text:style-name="P2">227. =008203</text:p>
      <text:p text:style-name="P2">hahaha this piece of shit is still here too</text:p>
      <text:p text:style-name="P2">didnt we use this thing like ONCE</text:p>
      <text:p text:style-name="P2">what a useless pile of trash in hindsight</text:p>
      <text:p text:style-name="P2">sometimes i think this game was designed by an idiot</text:p>
      <text:p text:style-name="P2">wasnt it called like</text:p>
      <text:p text:style-name="P2">the laserbeam intellivision or something</text:p>
      <text:p text:style-name="P2">id throw it in the lava but that would be a waste of melting</text:p>
      <text:p text:style-name="P2">_</text:p>
      <text:p text:style-name="P2">228. =008204</text:p>
      <text:p text:style-name="P2">oh yeah</text:p>
      <text:p text:style-name="P2">almost forgot about my ill beats from the past</text:p>
      <text:p text:style-name="P2">i wonder if theyre as ill as i remember</text:p>
      <text:p text:style-name="P2">ok i just pushed some buttons and verified they remain as ill as the day they were dropped</text:p>
      <text:p text:style-name="P2">ill have to send them to karkat he has always been an enthusiastic patron of my exceptional science</text:p>
      <text:p text:style-name="P2">i mean sure he says it sucks and maybe he even believes that on some pathetic sub intellectual plane of consciousness which gross philistines operate on their whole lives</text:p>
      <text:p text:style-name="P2">but whenever he gets a load of my hype</text:p>
      <text:p text:style-name="P2">i see him there</text:p>
      <text:p text:style-name="P2">tapping his foot ever so slightly</text:p>
      <text:p text:style-name="P2">i see him</text:p>
      <text:p text:style-name="P2">_</text:p>
      <text:p text:style-name="P2">229. =008205</text:p>
      <text:p text:style-name="P2">this poster...</text:p>
      <text:p text:style-name="P2"><text:soft-page-break/>love this poster</text:p>
      <text:p text:style-name="P2">its like an old friend</text:p>
      <text:p text:style-name="P2">never even knew who these guys were or what their deal was</text:p>
      <text:p text:style-name="P2">never gave it much thought i guess</text:p>
      <text:p text:style-name="P2">doubt ill ever find out at this point</text:p>
      <text:p text:style-name="P2">oh well</text:p>
      <text:p text:style-name="P2">some things i guess were never meant to be figured out</text:p>
      <text:p text:style-name="P2">or benefit from any kind of elaboration</text:p>
      <text:p text:style-name="P2">not even years later</text:p>
      <text:p text:style-name="P2">just the way it is sometimes</text:p>
      <text:p text:style-name="P2">its like ive said before</text:p>
      <text:p text:style-name="P2">this poster is a hell of a mystery</text:p>
      <text:p text:style-name="P2">that i never even thought was a mystery</text:p>
      <text:p text:style-name="P2">and it would be pretty cool if somebody solved it</text:p>
      <text:p text:style-name="P2">but damn if thats ever gonna happen</text:p>
      <text:p text:style-name="P2">so thats a shame</text:p>
      <text:p text:style-name="P2">_</text:p>
      <text:p text:style-name="P2">230. =008206</text:p>
      <text:p text:style-name="P2">aw hell its my old dead things collection</text:p>
      <text:p text:style-name="P2">what a stupid blast from the past</text:p>
      <text:p text:style-name="P2">i seriously cannot remember if i was sincere with this shit</text:p>
      <text:p text:style-name="P2">i was probably trying to flex my underdeveloped irony muscles</text:p>
      <text:p text:style-name="P2">like the shrimpiest kid at the hipster gym</text:p>
      <text:p text:style-name="P2">why does my childhood room have to be such a predictable museum of embarrassments</text:p>
      <text:p text:style-name="P2">i dont know</text:p>
      <text:p text:style-name="P2">some of these things are kind of cool actually</text:p>
      <text:p text:style-name="P2"><text:soft-page-break/>like from a standpoint of objective reevaluation afforded by the sobering maturity that comes with being literally 100% grown up now</text:p>
      <text:p text:style-name="P2">dead things are actually pretty rad</text:p>
      <text:p text:style-name="P2">i feel like if i was legitmately into all this then more should have come of the interest</text:p>
      <text:p text:style-name="P2">like there could have been like</text:p>
      <text:p text:style-name="P2">entire CONVERSATIONS about it that never even took place</text:p>
      <text:p text:style-name="P2">hey rose youll never guess what im excited about and have loads of dialogue to spill over</text:p>
      <text:p text:style-name="P2">whats that dave</text:p>
      <text:p text:style-name="P2">ancient mollusks</text:p>
      <text:p text:style-name="P2">hmmmmmmmm said rose</text:p>
      <text:p text:style-name="P2">how many bananas do you think this paw clutched back when it was alive and attached to a monkey</text:p>
      <text:p text:style-name="P2">dave i really must say</text:p>
      <text:p text:style-name="P2">this conversation blows</text:p>
      <text:p text:style-name="P2">yeah sorry</text:p>
      <text:p text:style-name="P2">maybe i could have really developed this interest</text:p>
      <text:p text:style-name="P2">maybe i could have been something cool as a result</text:p>
      <text:p text:style-name="P2">like what even profession is this</text:p>
      <text:p text:style-name="P2">a dead shit ogler?</text:p>
      <text:p text:style-name="P2">no wait</text:p>
      <text:p text:style-name="P2">probably a paleontologist or something</text:p>
      <text:p text:style-name="P2">i could have been a paleontologist</text:p>
      <text:p text:style-name="P2">instead of what i became</text:p>
      <text:p text:style-name="P2">which was</text:p>
      <text:p text:style-name="P2">uh</text:p>
      <text:p text:style-name="P2">some pajama packing fuckface from the renaissance fair</text:p>
      <text:p text:style-name="P2"><text:soft-page-break/>that would have been the dopeness!</text:p>
      <text:p text:style-name="P2">_</text:p>
      <text:p text:style-name="P2">231. =008207</text:p>
      <text:p text:style-name="P2">eurgh</text:p>
      <text:p text:style-name="P2">the ironic selfies</text:p>
      <text:p text:style-name="P2">oh god</text:p>
      <text:p text:style-name="P2">now this</text:p>
      <text:p text:style-name="P2">this is some irredeemably mortifying shit here</text:p>
      <text:p text:style-name="P2">what was i thinking</text:p>
      <text:p text:style-name="P2">i dont know man</text:p>
      <text:p text:style-name="P2">i just dont know</text:p>
      <text:p text:style-name="P2">this is what seasoned veterans call "bad irony"</text:p>
      <text:p text:style-name="P2">look at this guy</text:p>
      <text:p text:style-name="P2">what a fucking novice</text:p>
      <text:p text:style-name="P2">_</text:p>
      <text:p text:style-name="P2">232. =008208</text:p>
      <text:p text:style-name="P2">oh who am i kidding</text:p>
      <text:p text:style-name="P2">i cant stay mad at that face</text:p>
      <text:p text:style-name="P2">_</text:p>
      <text:p text:style-name="P2">233. =008209</text:p>
      <text:p text:style-name="P2">ok this one is pretty funny actually</text:p>
      <text:p text:style-name="P2">...</text:p>
      <text:p text:style-name="P2">eheheh</text:p>
      <text:p text:style-name="P2">_</text:p>
      <text:p text:style-name="P2">234. =008210</text:p>
      <text:p text:style-name="P2">hehehehe</text:p>
      <text:p text:style-name="P2">_</text:p>
      <text:p text:style-name="P2"><text:soft-page-break/>235. =008211</text:p>
      <text:p text:style-name="P2">haha!</text:p>
      <text:p text:style-name="P2">hahahahahaha!</text:p>
      <text:p text:style-name="P2">_</text:p>
      <text:p text:style-name="P2">236. =008212</text:p>
      <text:p text:style-name="P2">HAHAHAHAHAHAHAHA!!!</text:p>
      <text:p text:style-name="P2">WHY</text:p>
      <text:p text:style-name="P2">AHAHAHAHAHAHAHAHAHAHAHA</text:p>
      <text:p text:style-name="P2">(gasp)</text:p>
      <text:p text:style-name="P2">WHY CANT</text:p>
      <text:p text:style-name="P2">HAHAHAHAHAHAHAHAHAHAHAHAHAHAHAHAHA</text:p>
      <text:p text:style-name="P2">WHY CANT I STOP LAUGHING</text:p>
      <text:p text:style-name="P2">PFFFFAHAHAHAHAHAHAHAHAHAHAHAHAHAHAHAHAHAHA</text:p>
      <text:p text:style-name="P2">_</text:p>
      <text:p text:style-name="P2">237. =008213</text:p>
      <text:p text:style-name="P2">YOU WIN!</text:p>
      <text:p text:style-name="P2">HAHAHAHAHAHAHA!</text:p>
      <text:p text:style-name="P2">YOU WIN YOUNG DAVE</text:p>
      <text:p text:style-name="P2">THESE SELFIES ARE COMEDY GOLD</text:p>
      <text:p text:style-name="P2">AAAAHAHAHAHAHAHAHAHAHAHAHAHAHAHAHA!!!!!</text:p>
      <text:p text:style-name="P2">_</text:p>
      <text:p text:style-name="P2">238. JE27: =008215</text:p>
      <text:p text:style-name="P2">whoa</text:p>
      <text:p text:style-name="P2">john</text:p>
      <text:p text:style-name="P2">what</text:p>
      <text:p text:style-name="P2">no</text:p>
      <text:p text:style-name="P2">i mean i was just laughing too hard at something dumb</text:p>
      <text:p text:style-name="P2"><text:soft-page-break/>you know how it is</text:p>
      <text:p text:style-name="P2">no its nothing</text:p>
      <text:p text:style-name="P2">where the fuck have you been</text:p>
      <text:p text:style-name="P2">do you remember what happened since we got here</text:p>
      <text:p text:style-name="P2">well</text:p>
      <text:p text:style-name="P2">are you gonna fill me in or keep floating there in the most uninformative way possible</text:p>
      <text:p text:style-name="P2">what</text:p>
      <text:p text:style-name="P2">why</text:p>
      <text:p text:style-name="P2">john wait</text:p>
      <text:p text:style-name="P2">_</text:p>
      <text:p text:style-name="P2">239. JE28: =008216</text:p>
      <text:p text:style-name="P2">no dont</text:p>
      <text:p text:style-name="P2">john no stop turning into wind you fickle idiot</text:p>
      <text:p text:style-name="P2">dont just leave right away that is such an insanely predictable move</text:p>
      <text:p text:style-name="P2">i said get back here you slippery motherfucker!!!</text:p>
      <text:p text:style-name="P2">_</text:p>
      <text:p text:style-name="P2">240. GJ1: =008217</text:p>
      <text:p text:style-name="P2">god dammit</text:p>
      <text:p text:style-name="P2">_</text:p>
      <text:p text:style-name="P2">241. GJ2: =008218</text:p>
      <text:p text:style-name="P2">no</text:p>
      <text:p text:style-name="P2">look all i know is egbert most definitely didnt just appear out of nowhere and catch me weeplaughing at my selfies</text:p>
      <text:p text:style-name="P2">i keep my apparment misted with his odor at all times</text:p>
      <text:p text:style-name="P2">essence d'egbert </text:p>
      <text:p text:style-name="P2">no like the french pronunciation</text:p>
      <text:p text:style-name="P2"><text:soft-page-break/>anyway im just a lot more comfortable when my whole place reeks of nerd musk</text:p>
      <text:p text:style-name="P2">so that explains that </text:p>
      <text:p text:style-name="P2">you did</text:p>
      <text:p text:style-name="P2">_</text:p>
      <text:p text:style-name="P2">242. GJ3: =008219</text:p>
      <text:p text:style-name="P2">where</text:p>
      <text:p text:style-name="P2">_</text:p>
      <text:p text:style-name="P2">243. GJ4: =008220</text:p>
      <text:p text:style-name="P2">what work</text:p>
      <text:p text:style-name="P2">what</text:p>
      <text:p text:style-name="P2">you mean the deringer</text:p>
      <text:p text:style-name="P2">i thought it was like the best possible sword</text:p>
      <text:p text:style-name="P2">or at least the best possible broken sword</text:p>
      <text:p text:style-name="P2">uh</text:p>
      <text:p text:style-name="P2">not really?</text:p>
      <text:p text:style-name="P2">lots of ways</text:p>
      <text:p text:style-name="P2">we could have a jade goes back to normal party</text:p>
      <text:p text:style-name="P2">starring normal jade</text:p>
      <text:p text:style-name="P2">ok here</text:p>
      <text:p text:style-name="P2">_</text:p>
      <text:p text:style-name="P2">244. GJ5: =008221</text:p>
      <text:p text:style-name="P2">how do we make it so it can damage him</text:p>
      <text:p text:style-name="P2">and you know what that is</text:p>
      <text:p text:style-name="P2">how</text:p>
      <text:p text:style-name="P2">i dont understand how this is working</text:p>
      <text:p text:style-name="P2">is she piping all these secrets into your brain</text:p>
      <text:p text:style-name="P2"><text:soft-page-break/>along with the evil</text:p>
      <text:p text:style-name="P2">fair enough</text:p>
      <text:p text:style-name="P2">i guess technically almost nothing is relevant to the dude youre barking orders to</text:p>
      <text:p text:style-name="P2">literal barking because of dogginess</text:p>
      <text:p text:style-name="P2">yes exactly like that</text:p>
      <text:p text:style-name="P2">thank you for participating in the joke</text:p>
      <text:p text:style-name="P2">now what is this special ingredient and where do we get it</text:p>
      <text:p text:style-name="P2">oh yeah?</text:p>
      <text:p text:style-name="P2">_</text:p>
      <text:p text:style-name="P2">245. GJ6: =008222</text:p>
      <text:p text:style-name="P2">no</text:p>
      <text:p text:style-name="P2">no!</text:p>
      <text:p text:style-name="P2">ive never seen that thing before</text:p>
      <text:p text:style-name="P2">i didnt take your lousy egg</text:p>
      <text:p text:style-name="P2">yeah well these planets are crawling with brainless lizards maybe one of them thought it was an egg</text:p>
      <text:p text:style-name="P2">and then brought it here cause its warm here and tried to hatch it</text:p>
      <text:p text:style-name="P2">what things</text:p>
      <text:p text:style-name="P2">what are you talking about</text:p>
      <text:p text:style-name="P2">come on dont compare me to him</text:p>
      <text:p text:style-name="P2">just cause i think its an eggy looking thing dont mean i think like a damn bird</text:p>
      <text:p text:style-name="P2">.....................</text:p>
      <text:p text:style-name="P2">do you actually want snausages</text:p>
      <text:p text:style-name="P2">ok well snausages notwithstanding this is bullshit</text:p>
      <text:p text:style-name="P2">tell me how that thing doesnt look like an egg to you</text:p>
      <text:p text:style-name="P2"><text:soft-page-break/>how is that not so obviously SUCH an egg???</text:p>
      <text:p text:style-name="P2">i see</text:p>
      <text:p text:style-name="P2">so if im following</text:p>
      <text:p text:style-name="P2">then what youre trying to tell me is</text:p>
      <text:p text:style-name="P2">lord english has some sort of severe egg allergy that we are hoping to exploit</text:p>
      <text:p text:style-name="P2">can we just make the eggsword already</text:p>
      <text:p text:style-name="P2">_</text:p>
      <text:p text:style-name="P2">246. GJ7: =008223</text:p>
      <text:p text:style-name="P2">oh no</text:p>
      <text:p text:style-name="P2">not the legendary piece of shit again</text:p>
      <text:p text:style-name="P2">its the fuckin welsh sword again!</text:p>
      <text:p text:style-name="P2">i dont know!</text:p>
      <text:p text:style-name="P2">because i have a shitty quest is how</text:p>
      <text:p text:style-name="P2">didnt davesprite tell you anything</text:p>
      <text:p text:style-name="P2">i found this sword in a gold cave and broke it</text:p>
      <text:p text:style-name="P2">then davesprite took it to hephaestus who fixed it and upgraded it to the deringer</text:p>
      <text:p text:style-name="P2">and sent that to me and i broke it again</text:p>
      <text:p text:style-name="P2">i know!!!</text:p>
      <text:p text:style-name="P2">that has always been my thing for some reason</text:p>
      <text:p text:style-name="P2">now i guess it turns out my ultimate sword is really just a repaired downgrade of my previously ultimate sword mixed with a cueball?</text:p>
      <text:p text:style-name="P2">we just cycled right back to caledfwelsh like a bunch of tools</text:p>
      <text:p text:style-name="P2">that is the most stupid convoluted ass backward way to get a sword out of a stone i can even imagine</text:p>
      <text:p text:style-name="P2">i feel like somebody somewhere is having a good laugh over this i sure hope like the juggalo equivalent of fuckin loki or whoever the fuck is having a top notch riddlewank at my expense</text:p>
      <text:p text:style-name="P2"><text:soft-page-break/>you know what really gets me is</text:p>
      <text:p text:style-name="P2">this shitty welsh sword presumably consisted of those ingredients all along which just makes me want to travel back in time to perform a mutually assisted suicide with myself</text:p>
      <text:p text:style-name="P2">me and other dave can take turns suffocating each other with our own DUMBASS capes</text:p>
      <text:p text:style-name="P2">jade this is STUPID</text:p>
      <text:p text:style-name="P2">my quest is a STUPID PIECE OF GARBAGE QUEST for LAME SHITTY LOSER FUCKHEADS WHO SUCK BALLS WHILE CRAPPING THEIR PANTS</text:p>
      <text:p text:style-name="P2">...</text:p>
      <text:p text:style-name="P2">i need help :(</text:p>
      <text:p text:style-name="P2">_</text:p>
      <text:p text:style-name="P2">247. GJ8: =008283</text:p>
      <text:p text:style-name="P2">why</text:p>
      <text:p text:style-name="P2">wait since when could you use a sword</text:p>
      <text:p text:style-name="P2">also</text:p>
      <text:p text:style-name="P2">whats up with that dumb sword</text:p>
      <text:p text:style-name="P2">how</text:p>
      <text:p text:style-name="P2">ohh</text:p>
      <text:p text:style-name="P2">yeah no</text:p>
      <text:p text:style-name="P2">i climbed a few yeah</text:p>
      <text:p text:style-name="P2">which ones do you have</text:p>
      <text:p text:style-name="P2">show me your badges and you can see mine</text:p>
      <text:p text:style-name="P2">i want to scope out this universal specibus badge that sounds pretty cool actually</text:p>
      <text:p text:style-name="P2">oh yeah</text:p>
      <text:p text:style-name="P2">its pretty easy to forget sometimes tho</text:p>
      <text:p text:style-name="P2">i think were getting sidetracked by the kiddie camper shit</text:p>
      <text:p text:style-name="P2">are you really suggesting that we do an actual sword fight right <text:soft-page-break/>now</text:p>
      <text:p text:style-name="P2">like for training purposes</text:p>
      <text:p text:style-name="P2">_</text:p>
      <text:p text:style-name="P2">248. GJ9: =008284</text:p>
      <text:p text:style-name="P2">will you cut it out with the evil jade baloney</text:p>
      <text:p text:style-name="P2">im not going to fight you</text:p>
      <text:p text:style-name="P2">my rooftop dueling days are OVER</text:p>
      <text:p text:style-name="P2">ugh</text:p>
      <text:p text:style-name="P2">even if we just went balls out jackass BANANAS with our swords here i mean realistically how much appreciable advancement in my battle skills would even result from that</text:p>
      <text:p text:style-name="P2">are you actually thinking this through or just going through the vaguely nefarious motions that come with the territory of being evildog!jade</text:p>
      <text:p text:style-name="P2">yeah you probably will</text:p>
      <text:p text:style-name="P2">youll probably annihilate me worse than my bro used to</text:p>
      <text:p text:style-name="P2">dont you have all of your dogs insane powers and like</text:p>
      <text:p text:style-name="P2">god tier space powers on top of all that</text:p>
      <text:p text:style-name="P2">how exactly am i supposed to compete with that</text:p>
      <text:p text:style-name="P2">no!</text:p>
      <text:p text:style-name="P2">ok here i go</text:p>
      <text:p text:style-name="P2">wait</text:p>
      <text:p text:style-name="P2">nah</text:p>
      <text:p text:style-name="P2">i told you</text:p>
      <text:p text:style-name="P2">im not time traveling</text:p>
      <text:p text:style-name="P2">i think im giving it up for good actually</text:p>
      <text:p text:style-name="P2">_</text:p>
      <text:p text:style-name="P2">249. GJ10: =008285</text:p>
      <text:p text:style-name="P2"><text:soft-page-break/>im serious</text:p>
      <text:p text:style-name="P2">the thing is</text:p>
      <text:p text:style-name="P2">being a time guy</text:p>
      <text:p text:style-name="P2">like actually MASTERING time travel</text:p>
      <text:p text:style-name="P2">im pretty sure what that involves is</text:p>
      <text:p text:style-name="P2">learning to never use it</text:p>
      <text:p text:style-name="P2">see its like karate</text:p>
      <text:p text:style-name="P2">well</text:p>
      <text:p text:style-name="P2">its more like what they SAY about karate</text:p>
      <text:p text:style-name="P2">that you learn it so you dont use it</text:p>
      <text:p text:style-name="P2">but i mean we all know the truth about karate is if you know karate then obviously in reality you use it all the time</text:p>
      <text:p text:style-name="P2">like doing lethal fuckin crane kicks and sweet karate chops while walking down the street just cause you can</text:p>
      <text:p text:style-name="P2">its a god damn no brainer thats what you do with karate</text:p>
      <text:p text:style-name="P2">but see with time travel</text:p>
      <text:p text:style-name="P2">all the stuff about learning it so you dont have to use it is true</text:p>
      <text:p text:style-name="P2">theres no good that can come of it</text:p>
      <text:p text:style-name="P2">you can crunch the logic on the loops all you want</text:p>
      <text:p text:style-name="P2">but all youre doing is painting yourself into a corner</text:p>
      <text:p text:style-name="P2">creating inevitabilities you have to rehearse and enact or face death for yourself or everyone you know</text:p>
      <text:p text:style-name="P2">and sometimes facing death is the very inevitability you have to rehearse</text:p>
      <text:p text:style-name="P2">and then you wait and wait knowing its coming and knowing it has to happen</text:p>
      <text:p text:style-name="P2">how do you think it made me feel when we were gathering up all those frogs</text:p>
      <text:p text:style-name="P2">and i knew the whole time in a little while you would have to <text:soft-page-break/>watch me get shot</text:p>
      <text:p text:style-name="P2">but i couldnt say anything or it would mess it all up</text:p>
      <text:p text:style-name="P2">all cause i thought it would be cool to be marty mcfuckin fly</text:p>
      <text:p text:style-name="P2">but instead of shredding johnny b goode on guitar to get my parents to bang</text:p>
      <text:p text:style-name="P2">my crowning performance was doing a funny dance while getting pumped full of lead</text:p>
      <text:p text:style-name="P2">then i had to leave everyone behind and get into the delorean and return to the 1980s</text:p>
      <text:p text:style-name="P2">but the delorean was actually a big purple moon</text:p>
      <text:p text:style-name="P2">and the 1980s was me accidentally reaching god tier and living on a shitty meteor for a while</text:p>
      <text:p text:style-name="P2">and i guess rose was doc brown</text:p>
      <text:p text:style-name="P2">doc brown accidentally reached god tier too</text:p>
      <text:p text:style-name="P2">ok i guess this is where the analogy falls apart but you get what i mean</text:p>
      <text:p text:style-name="P2">damn</text:p>
      <text:p text:style-name="P2">ok lemme start over</text:p>
      <text:p text:style-name="P2">why is that safe to expect</text:p>
      <text:p text:style-name="P2">where are all these presumptions coming from</text:p>
      <text:p text:style-name="P2">if you can use swords why dont you take the welsh cueball sword and fight him yourself</text:p>
      <text:p text:style-name="P2">i bet you could fuck him up</text:p>
      <text:p text:style-name="P2">youre probably even more extra strong now that youve succumbed to the bark side</text:p>
      <text:p text:style-name="P2">did you ever think about that</text:p>
      <text:p text:style-name="P2">the empress can suck it</text:p>
      <text:p text:style-name="P2">i have no intention of fighting him</text:p>
      <text:p text:style-name="P2">and this isnt even me pulling more lame self aware reluctant hero junk</text:p>
      <text:p text:style-name="P2"><text:soft-page-break/>i am just straight up not going to do it</text:p>
      <text:p text:style-name="P2">see thats not reluctance its just petulant refusal on my part</text:p>
      <text:p text:style-name="P2">reluctant hero shit is when the guys like aw shucks i dunno if i wanna but deep down we all know he really does</text:p>
      <text:p text:style-name="P2">but i really dont</text:p>
      <text:p text:style-name="P2">why should i</text:p>
      <text:p text:style-name="P2">i dont give a damn about lord english or his nebulous atrocities out in nowherespace</text:p>
      <text:p text:style-name="P2">what kind of villain is someone you never met who hardly did anything evil to you or your friends directly</text:p>
      <text:p text:style-name="P2">or even to anyone in your universe for that matter other than through some vague insidious influence</text:p>
      <text:p text:style-name="P2">who even is this guy and why should i hate him</text:p>
      <text:p text:style-name="P2">am i really supposed to be pissed off at a green muscle monster i never met</text:p>
      <text:p text:style-name="P2">cause i aint pissed off at no muscle monster</text:p>
      <text:p text:style-name="P2">hell wasnt he in some ass backwards way responsible for us existing in the first place?</text:p>
      <text:p text:style-name="P2">or all of humanity for that matter??</text:p>
      <text:p text:style-name="P2">maybe i should thank him before chopping him up via welshscalibur</text:p>
      <text:p text:style-name="P2">_</text:p>
      <text:p text:style-name="P2">250. GJ11: =008286</text:p>
      <text:p text:style-name="P2">what</text:p>
      <text:p text:style-name="P2">why are you dragging that guy into this</text:p>
      <text:p text:style-name="P2">what happened with you and him anyway</text:p>
      <text:p text:style-name="P2">it kind of is</text:p>
      <text:p text:style-name="P2">hes bird me</text:p>
      <text:p text:style-name="P2">that clearly means i have a right to know</text:p>
      <text:p text:style-name="P2">you said he had issues</text:p>
      <text:p text:style-name="P2"><text:soft-page-break/>what issues</text:p>
      <text:p text:style-name="P2">was he talking shit about me the whole time or something</text:p>
      <text:p text:style-name="P2">i know he resents me for being the real dave</text:p>
      <text:p text:style-name="P2">man i knew it</text:p>
      <text:p text:style-name="P2">i knew he was poisoning your view of me all those years</text:p>
      <text:p text:style-name="P2">and i wasnt there to say anything or defend against his slander so now of course you think im a neurotic douche</text:p>
      <text:p text:style-name="P2">yeah but i only started acting like a neurotic douche like half way through this conversation</text:p>
      <text:p text:style-name="P2">you clearly had an axe to grind with me from the start and i want to know why</text:p>
      <text:p text:style-name="P2">what did i ever do to deserve this shit from you</text:p>
      <text:p text:style-name="P2">what</text:p>
      <text:p text:style-name="P2">i did</text:p>
      <text:p text:style-name="P2">when</text:p>
      <text:p text:style-name="P2">whoa no way</text:p>
      <text:p text:style-name="P2">thats such an unfair characterization we are completely different dudes</text:p>
      <text:p text:style-name="P2">no i know</text:p>
      <text:p text:style-name="P2">i was playing the "hes bird me" card because it was convenient to whatever it was i was saying at the time</text:p>
      <text:p text:style-name="P2">i forget what point i was making when i said that</text:p>
      <text:p text:style-name="P2">but thats not the point im making now</text:p>
      <text:p text:style-name="P2">he and me are just</text:p>
      <text:p text:style-name="P2">crazy different yo</text:p>
      <text:p text:style-name="P2">hes got fuckin wings!!!</text:p>
      <text:p text:style-name="P2">he also presumably takes a dump and lays eggs out of the same ghostly hole</text:p>
      <text:p text:style-name="P2">...</text:p>
      <text:p text:style-name="P2"><text:soft-page-break/>ew man whyd i have to go there</text:p>
      <text:p text:style-name="P2">ok if he broke up with you or whatever that was because of his dumb bird issues not my issues</text:p>
      <text:p text:style-name="P2">theres no way i would have done that to you</text:p>
      <text:p text:style-name="P2">my issues are totally different and probably way more serious</text:p>
      <text:p text:style-name="P2">i dont see anyone ordering him to master time travel or trying to pawn brittle welsh swords off on him do you</text:p>
      <text:p text:style-name="P2">nobody is telling him hes got to murder the incredible hulk</text:p>
      <text:p text:style-name="P2">did you tell him hes got to murder the incredible hulk jade</text:p>
      <text:p text:style-name="P2">no i think not</text:p>
      <text:p text:style-name="P2">_</text:p>
      <text:p text:style-name="P2">251. GJ12: =008287</text:p>
      <text:p text:style-name="P2">hey</text:p>
      <text:p text:style-name="P2">what are you doing</text:p>
      <text:p text:style-name="P2">dont you dare touch the mayor</text:p>
      <text:p text:style-name="P2">GET AWAY FROM HIM!</text:p>
      <text:p text:style-name="P2">_</text:p>
      <text:p text:style-name="P2">252*. =008286</text:p>
      <text:p text:style-name="P2">N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text:soft-page-break/>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O</text:p>
      <text:p text:style-name="P2">_</text:p>
      <text:p text:style-name="P2">253. =008290</text:p>
      <text:p text:style-name="P2">GOT YOU</text:p>
      <text:p text:style-name="P2">_</text:p>
      <text:p text:style-name="P2">254. =008291</text:p>
      <text:p text:style-name="P2">i got you i got you i got you i got you</text:p>
      <text:p text:style-name="P2">im not letting go no never again never again i got you mayor</text:p>
      <text:p text:style-name="P2">never never never again its ok everything will be ok i have you youre safe and sound now its all going to be alright</text:p>
      <text:p text:style-name="P2"><text:soft-page-break/>_</text:p>
      <text:p text:style-name="P2">255. =008292</text:p>
      <text:p text:style-name="P2">its ok i wont let her hurt you mayor no no no never never never never never again</text:p>
      <text:p text:style-name="P2">youre fine now youre ok that was close so close but im here mayor im here for you and im not letting go i promise</text:p>
      <text:p text:style-name="P2">when this is all over lets run away together just you and me and we can build can town a REAL can town and well live there together alone all by ourselves and forget this nightmare ever happened</text:p>
      <text:p text:style-name="P2">everythings going to be fine mayor itll all be ok shoosh shoosh shoosh shoosh shoosh shoosh shoosh shoosh shoosh shoosh shoosh shoosh shoosh shooooooooooooooooooooooooosh</text:p>
      <text:p text:style-name="P2">_</text:p>
      <text:p text:style-name="P2">256. =008295</text:p>
      <text:p text:style-name="P2">hang on man ive got to take this</text:p>
      <text:p text:style-name="P2">wonder who this could be</text:p>
      <text:p text:style-name="P2">mayor ill be just a second with this i promise</text:p>
      <text:p text:style-name="P2">_</text:p>
      <text:p text:style-name="P2">257. DiSt1: =008296</text:p>
      <text:p text:style-name="P2">what</text:p>
      <text:p text:style-name="P2">who is this</text:p>
      <text:p text:style-name="P2">cant understand a thing youre saying</text:p>
      <text:p text:style-name="P2">is this davesprite</text:p>
      <text:p text:style-name="P2">davesprite yo if thats you we should probably talk soon</text:p>
      <text:p text:style-name="P2">about</text:p>
      <text:p text:style-name="P2">stuff</text:p>
      <text:p text:style-name="P2">what</text:p>
      <text:p text:style-name="P2">what about my bro?</text:p>
      <text:p text:style-name="P2">dude listen i cant talk now</text:p>
      <text:p text:style-name="P2"><text:soft-page-break/>im flying over some lava with the mayor</text:p>
      <text:p text:style-name="P2">oh shit you arent up to speed on the fuckin mayor?</text:p>
      <text:p text:style-name="P2">thats so wrong</text:p>
      <text:p text:style-name="P2">you gotta meet the mayor</text:p>
      <text:p text:style-name="P2">anyway lets talk another time when theres less glitchy bullshit</text:p>
      <text:p text:style-name="P2">later bro</text:p>
      <text:p text:style-name="P2">_</text:p>
      <text:p text:style-name="P2">258. GJ13: =008302</text:p>
      <text:p text:style-name="P2">COPY OF CONVERSATION GJ9: =008284</text:p>
      <text:p text:style-name="P2">_</text:p>
      <text:p text:style-name="P2">259. GJ14; JE29: =008303</text:p>
      <text:p text:style-name="P2">im serious</text:p>
      <text:p text:style-name="P2">the thing is</text:p>
      <text:p text:style-name="P2">being a time guy</text:p>
      <text:p text:style-name="P2">like actually MASTERING time travel</text:p>
      <text:p text:style-name="P2">im pretty sure what that involves is</text:p>
      <text:p text:style-name="P2">learning to never use it</text:p>
      <text:p text:style-name="P2">see its like karate</text:p>
      <text:p text:style-name="P2">well</text:p>
      <text:p text:style-name="P2">its more like what they SAY about karate</text:p>
      <text:p text:style-name="P2">that you learn it so you dont use it</text:p>
      <text:p text:style-name="P2">but i mean we all know the truth about karate is if you know karate then obviously in reality you use it all the time</text:p>
      <text:p text:style-name="P2">like doing lethal fuckin crane kicks and sweet karate chops while walking down the street just cause you can</text:p>
      <text:p text:style-name="P2">its a god damn no brainer...</text:p>
      <text:p text:style-name="P2">thats what...</text:p>
      <text:p text:style-name="P2"><text:soft-page-break/>you do...</text:p>
      <text:p text:style-name="P2">with...</text:p>
      <text:p text:style-name="P2">karate. john what the fuck are you doing here</text:p>
      <text:p text:style-name="P2">_</text:p>
      <text:p text:style-name="P2">260. GJ15; JE30: =008304</text:p>
      <text:p text:style-name="P2">john dont get me wrong its cool that you randomly dropped by again but this wasnt really the best time</text:p>
      <text:p text:style-name="P2">we were kind of in the middle of a thing here</text:p>
      <text:p text:style-name="P2">dude are you time traveling</text:p>
      <text:p text:style-name="P2">please dont tell me youre time traveling</text:p>
      <text:p text:style-name="P2">you need to leave that shit to the experts</text:p>
      <text:p text:style-name="P2">who do you think youre talking to here</text:p>
      <text:p text:style-name="P2">do you see this bright red gear on my hoodie</text:p>
      <text:p text:style-name="P2">that means i know stuff about time travel</text:p>
      <text:p text:style-name="P2">sure looks like youre time traveling to me</text:p>
      <text:p text:style-name="P2">troll pirates</text:p>
      <text:p text:style-name="P2">john youre fucking shit up here</text:p>
      <text:p text:style-name="P2">you being here</text:p>
      <text:p text:style-name="P2">thats not supposed to happen</text:p>
      <text:p text:style-name="P2">all this shit were saying now</text:p>
      <text:p text:style-name="P2">its not supposed to go down like this i can feel it</text:p>
      <text:p text:style-name="P2">i dont think it matters now dude the pooch is already screwed</text:p>
      <text:p text:style-name="P2">wow wait that was a terrible figure of speech in this context but you know what i mean</text:p>
      <text:p text:style-name="P2">yo like i was JUST saying i didnt want to time travel anymore to avoid bullshit like this</text:p>
      <text:p text:style-name="P2">then what is it</text:p>
      <text:p text:style-name="P2">thats time travel genius</text:p>
      <text:p text:style-name="P2"><text:soft-page-break/>alright</text:p>
      <text:p text:style-name="P2">but if it turns out you just created a doomed timeline and were all going to die im gonna be hella mad</text:p>
      <text:p text:style-name="P2">huh</text:p>
      <text:p text:style-name="P2">thats pretty dope if true</text:p>
      <text:p text:style-name="P2">actually in a way that almost makes me more nervous</text:p>
      <text:p text:style-name="P2">yeah messing with the alpha timeline</text:p>
      <text:p text:style-name="P2">i mean not the alpha timeline but the ALPHA alpha timeline</text:p>
      <text:p text:style-name="P2">almost seems</text:p>
      <text:p text:style-name="P2">heretical i guess?</text:p>
      <text:p text:style-name="P2">you sure you know what youre doing egbert</text:p>
      <text:p text:style-name="P2">gotcha</text:p>
      <text:p text:style-name="P2">welp im sold</text:p>
      <text:p text:style-name="P2">but uh</text:p>
      <text:p text:style-name="P2">really man you kind of are interrupting a thing</text:p>
      <text:p text:style-name="P2">temporal mechanics not even withstanding</text:p>
      <text:p text:style-name="P2">i think this was going to be a serious conversation here</text:p>
      <text:p text:style-name="P2">i have a feeling jade and i were going to get all heavy with our relationship issues or whatever</text:p>
      <text:p text:style-name="P2">uh</text:p>
      <text:p text:style-name="P2">does anyone even know whats going on NOW?</text:p>
      <text:p text:style-name="P2">truth</text:p>
      <text:p text:style-name="P2">what??</text:p>
      <text:p text:style-name="P2">holy shit so uncool</text:p>
      <text:p text:style-name="P2">wow</text:p>
      <text:p text:style-name="P2">jade i think you might be a little too good at being a villain its kind of worrying</text:p>
      <text:p text:style-name="P2">so the mayor would be dead if john didnt show up?</text:p>
      <text:p text:style-name="P2"><text:soft-page-break/>god damn jade</text:p>
      <text:p text:style-name="P2">why would you do that you know eventually id probably start using my powers and reluctantly start embracing my role as a reluctant hero</text:p>
      <text:p text:style-name="P2">that shit always happens</text:p>
      <text:p text:style-name="P2">yeah maybe</text:p>
      <text:p text:style-name="P2">but the point is youre not going to bother killing the mayor anymore are you </text:p>
      <text:p text:style-name="P2">see john your fake time travel shit is already paying off</text:p>
      <text:p text:style-name="P2">you saved the mayor congratulations</text:p>
      <text:p text:style-name="P2">ok all yall settle down im getting a text</text:p>
      <text:p text:style-name="P2">...</text:p>
      <text:p text:style-name="P2">i cant fucking read this</text:p>
      <text:p text:style-name="P2">_</text:p>
      <text:p text:style-name="P2">261. GJ16: =008317</text:p>
      <text:p text:style-name="P2">COPY OF CONVERSATION GJ9: =008284</text:p>
      <text:p text:style-name="P2">_</text:p>
      <text:p text:style-name="P2">262. GJ17: =008318</text:p>
      <text:p text:style-name="P2">COPY OF CONVERSATION GJ10: =008285</text:p>
      <text:p text:style-name="P2">_</text:p>
      <text:p text:style-name="P1">Act 6 Act 6 Act 2</text:p>
      <text:p text:style-name="P2">_</text:p>
      <text:p text:style-name="P1">Act 6 Act 6 Intermission 2</text:p>
      <text:p text:style-name="P2">_</text:p>
      <text:p text:style-name="P2">263. KV38: =008522</text:p>
      <text:p text:style-name="P2">go</text:p>
      <text:p text:style-name="P2">_</text:p>
      <text:p text:style-name="P2"><text:soft-page-break/>264. KV39: =008523</text:p>
      <text:p text:style-name="P2">what?</text:p>
      <text:p text:style-name="P2">what was that</text:p>
      <text:p text:style-name="P2">dude your words are all muffled</text:p>
      <text:p text:style-name="P2">can you speak up</text:p>
      <text:p text:style-name="P2">louder</text:p>
      <text:p text:style-name="P2">louder man</text:p>
      <text:p text:style-name="P2">sound doesnt travel through foam too well</text:p>
      <text:p text:style-name="P2">_</text:p>
      <text:p text:style-name="P2">265. KV40: =008524</text:p>
      <text:p text:style-name="P2">im on my way</text:p>
      <text:p text:style-name="P2">_</text:p>
      <text:p text:style-name="P2">266. =008553</text:p>
      <text:p text:style-name="P2">alright mayor</text:p>
      <text:p text:style-name="P2">ive got to go now</text:p>
      <text:p text:style-name="P2">not sure why but</text:p>
      <text:p text:style-name="P2">i have a really bad feeling about all this</text:p>
      <text:p text:style-name="P2">i mean</text:p>
      <text:p text:style-name="P2">i dont wanna scare you or come off as too dramatic or anything</text:p>
      <text:p text:style-name="P2">but</text:p>
      <text:p text:style-name="P2">if i never see you again i just wanted you to know</text:p>
      <text:p text:style-name="P2">its been real man</text:p>
      <text:p text:style-name="P2">you were always there for me</text:p>
      <text:p text:style-name="P2">you shared my darkest hours</text:p>
      <text:p text:style-name="P2">my deepest secrets</text:p>
      <text:p text:style-name="P2">and ill never fucking forget it</text:p>
      <text:p text:style-name="P2">goodbye mayor</text:p>
      <text:p text:style-name="P2"><text:soft-page-break/>_</text:p>
      <text:p text:style-name="P2">267. =008554</text:p>
      <text:p text:style-name="P2">i love you</text:p>
      <text:p text:style-name="P2">_</text:p>
      <text:p text:style-name="P2">268. RL73: =008555</text:p>
      <text:p text:style-name="P2">rose come in rose do you read me over</text:p>
      <text:p text:style-name="P2">you might want to get your ass in gear</text:p>
      <text:p text:style-name="P2">shits going down on lofaf</text:p>
      <text:p text:style-name="P2">_</text:p>
      <text:p text:style-name="P2">269. RL74: =008556</text:p>
      <text:p text:style-name="P2">theres problems</text:p>
      <text:p text:style-name="P2">_</text:p>
      <text:p text:style-name="P2">270. =008585</text:p>
      <text:p text:style-name="P2">uh</text:p>
      <text:p text:style-name="P2">what</text:p>
      <text:p text:style-name="P2">_</text:p>
      <text:p text:style-name="P2">271. =008586</text:p>
      <text:p text:style-name="P2">oh no</text:p>
      <text:p text:style-name="P2">_</text:p>
      <text:p text:style-name="P2">272. =008587</text:p>
      <text:p text:style-name="P2">ohhhhh noooooooooooooo</text:p>
      <text:p text:style-name="P2">_</text:p>
      <text:p text:style-name="P2">273. =008588</text:p>
      <text:p text:style-name="P2">shit shit shit shit shit</text:p>
      <text:p text:style-name="P2">_</text:p>
      <text:p text:style-name="P2">274. GM5: =008589</text:p>
      <text:p text:style-name="P2">gamzee what happened here</text:p>
      <text:p text:style-name="P2"><text:soft-page-break/>did you see what happened</text:p>
      <text:p text:style-name="P2">not gonna answer me huh</text:p>
      <text:p text:style-name="P2">youre just gonna keep manhandling johns evil mom and not tell me what jades doing under this house</text:p>
      <text:p text:style-name="P2">sweet jesus youre an awful dude</text:p>
      <text:p text:style-name="P2">_</text:p>
      <text:p text:style-name="P2">275. TP41: =008594</text:p>
      <text:p text:style-name="P2">whoa yeah</text:p>
      <text:p text:style-name="P2">terezi with the dropkick ambush from the fuckin sky</text:p>
      <text:p text:style-name="P2">go terezi kick his ass</text:p>
      <text:p text:style-name="P2">still dont have the slightest clue whats going on here but i fully endorse this turn of events</text:p>
      <text:p text:style-name="P2">_</text:p>
      <text:p text:style-name="P2">276. TP42; CJ1: =008595</text:p>
      <text:p text:style-name="P2">terezi do you know whats going on here</text:p>
      <text:p text:style-name="P2">do you know what happened to jade</text:p>
      <text:p text:style-name="P2">and where the hell is karkat</text:p>
      <text:p text:style-name="P2">is he ok</text:p>
      <text:p text:style-name="P2">terezi</text:p>
      <text:p text:style-name="P2">terezi</text:p>
      <text:p text:style-name="P2">ok she looks pretty serious about stabbing that clown</text:p>
      <text:p text:style-name="P2">i can respect that</text:p>
      <text:p text:style-name="P2">what about you</text:p>
      <text:p text:style-name="P2">hey</text:p>
      <text:p text:style-name="P2">hey johns hot mom did you see what happened</text:p>
      <text:p text:style-name="P2">shit i mean</text:p>
      <text:p text:style-name="P2">johns evil mom</text:p>
      <text:p text:style-name="P2"><text:soft-page-break/>did you happen to...</text:p>
      <text:p text:style-name="P2">damn</text:p>
      <text:p text:style-name="P2">ok that was a really embarrassing and inappropriate freudian slip there</text:p>
      <text:p text:style-name="P2">dont think im gonna rebound from that one</text:p>
      <text:p text:style-name="P2">im uh</text:p>
      <text:p text:style-name="P2">im gonna stop talking now</text:p>
      <text:p text:style-name="P2">_</text:p>
      <text:p text:style-name="P2">277. =008613</text:p>
      <text:p text:style-name="P2">i said put her down!</text:p>
      <text:p text:style-name="P2">bad anthropomorphic dogs!</text:p>
      <text:p text:style-name="P2">youre so bad!</text:p>
      <text:p text:style-name="P2">oh my god</text:p>
      <text:p text:style-name="P2">you are literally being the worst pair of anthro dogs i ever saw</text:p>
      <text:p text:style-name="P2">drop that goddamn girl i mean it</text:p>
      <text:p text:style-name="P2">dont you woof at me</text:p>
      <text:p text:style-name="P2">bad!</text:p>
      <text:p text:style-name="P2">BAD!!!</text:p>
      <text:p text:style-name="P2">you dont think im serious?</text:p>
      <text:p text:style-name="P2">im serious as a drive to the fuckin vet</text:p>
      <text:p text:style-name="P2">im not joking you dumb mutts i mean business here</text:p>
      <text:p text:style-name="P2">see ive got a sword too!</text:p>
      <text:p text:style-name="P2">its sharp</text:p>
      <text:p text:style-name="P2">and its awesome</text:p>
      <text:p text:style-name="P2">and...</text:p>
      <text:p text:style-name="P2">its fucking welsh!!!!!</text:p>
      <text:p text:style-name="P2">_</text:p>
      <text:p text:style-name="P2"><text:soft-page-break/>278. =008614</text:p>
      <text:p text:style-name="P2">ok listen</text:p>
      <text:p text:style-name="P2">jack and uh</text:p>
      <text:p text:style-name="P2">taller white jack</text:p>
      <text:p text:style-name="P2">clearly you are very loyal to jades corpse or whatever</text:p>
      <text:p text:style-name="P2">but you arent gonna help her by swiping the torso and growling at me like a pair of mangy assholes</text:p>
      <text:p text:style-name="P2">please</text:p>
      <text:p text:style-name="P2">just put her down</text:p>
      <text:p text:style-name="P2">look i got treats!</text:p>
      <text:p text:style-name="P2">i have snausages</text:p>
      <text:p text:style-name="P2">ok i dont have snausages</text:p>
      <text:p text:style-name="P2">i can get snausages!</text:p>
      <text:p text:style-name="P2">_</text:p>
      <text:p text:style-name="P2">279. CJ2: =008630</text:p>
      <text:p text:style-name="P2">hey</text:p>
      <text:p text:style-name="P2">johns hot mom</text:p>
      <text:p text:style-name="P2">did you just say you can revive jade</text:p>
      <text:p text:style-name="P2">_</text:p>
      <text:p text:style-name="P2">280. CJ3: =008631</text:p>
      <text:p text:style-name="P2">thats all i need to know</text:p>
      <text:p text:style-name="P2">wait here</text:p>
      <text:p text:style-name="P2">and whatever you do</text:p>
      <text:p text:style-name="P2">dont die ok</text:p>
      <text:p text:style-name="P2">_</text:p>
      <text:p text:style-name="P2">281. KV41: =008639</text:p>
      <text:p text:style-name="P2">cant talk chasing dogs</text:p>
      <text:p text:style-name="P2"><text:soft-page-break/>_</text:p>
      <text:p text:style-name="P1">Act 6 Act 6 Intermission 3</text:p>
      <text:p text:style-name="P2">_</text:p>
      <text:p text:style-name="P1">Act 6 Act 6 Act 4</text:p>
      <text:p text:style-name="P2">_</text:p>
      <text:p text:style-name="P1">Act 6 Act Intermission 4</text:p>
      <text:p text:style-name="P2">_</text:p>
      <text:p text:style-name="P2">282. TP43: =009214</text:p>
      <text:p text:style-name="P2">spidertroll</text:p>
      <text:p text:style-name="P2">youve decided to take her down then</text:p>
      <text:p text:style-name="P2">you dont sound that psyched about it</text:p>
      <text:p text:style-name="P2">what</text:p>
      <text:p text:style-name="P2">_</text:p>
      <text:p text:style-name="P2">283. TP44: =009217</text:p>
      <text:p text:style-name="P2">terezi</text:p>
      <text:p text:style-name="P2">hello</text:p>
      <text:p text:style-name="P2">wtf is going on there</text:p>
      <text:p text:style-name="P2">_</text:p>
      <text:p text:style-name="P1">Act 6 Act 6 Act 5</text:p>
      <text:p text:style-name="P2">_</text:p>
      <text:p text:style-name="P1">Act 6 Act 6 Intermission 5</text:p>
      <text:p text:style-name="P2">_</text:p>
      <text:p text:style-name="P2">284. VS1: =009357</text:p>
      <text:p text:style-name="P2">is it time yet</text:p>
      <text:p text:style-name="P2">oh</text:p>
      <text:p text:style-name="P2"><text:soft-page-break/>how about now</text:p>
      <text:p text:style-name="P2">i still dont understand whats supposed to happen</text:p>
      <text:p text:style-name="P2">hes just supposed to like</text:p>
      <text:p text:style-name="P2">appear?</text:p>
      <text:p text:style-name="P2">you mean</text:p>
      <text:p text:style-name="P2">here</text:p>
      <text:p text:style-name="P2">on this frog circle thing</text:p>
      <text:p text:style-name="P2">so jade came on a gold ship through a tiny window apparently</text:p>
      <text:p text:style-name="P2">but john wasnt on it??</text:p>
      <text:p text:style-name="P2">no its cool</text:p>
      <text:p text:style-name="P2">you can have that thunder if you want it</text:p>
      <text:p text:style-name="P2">_</text:p>
      <text:p text:style-name="P2">285. KV42; VS2; ARSp1; TS1: =009358</text:p>
      <text:p text:style-name="P2">(a what? dude lmao)</text:p>
      <text:p text:style-name="P2">haha...ha</text:p>
      <text:p text:style-name="P2">(um... yeah)</text:p>
      <text:p text:style-name="P2">vris yo nobodys arguing with you on that everybody here thinks hes pretty cool</text:p>
      <text:p text:style-name="P2">like just enough freakshow steps removed from being my bro i guess enough to make me not feel like-</text:p>
      <text:p text:style-name="P2">(oh stfu)</text:p>
      <text:p text:style-name="P2">_</text:p>
      <text:p text:style-name="P2">286. TP45; VS3; KV43: =009360</text:p>
      <text:p text:style-name="P2">so</text:p>
      <text:p text:style-name="P2">am i inferring correctly from some shit i just heard</text:p>
      <text:p text:style-name="P2">that uh</text:p>
      <text:p text:style-name="P2">that vriska is like the de facto team leader now</text:p>
      <text:p text:style-name="P2"><text:soft-page-break/>or vriska and terezi...</text:p>
      <text:p text:style-name="P2">i dunno i never understood the scourge shit</text:p>
      <text:p text:style-name="P2">you two have always been like this scheming giggling enigma huddled together in peapod for hella self-tickled murderdorks</text:p>
      <text:p text:style-name="P2">couldnt for the life of me figure out what youve been getting up to on that meteor</text:p>
      <text:p text:style-name="P2">is this it</text:p>
      <text:p text:style-name="P2">the plan you were hatching all along</text:p>
      <text:p text:style-name="P2">is this like your big move</text:p>
      <text:p text:style-name="P2">your power play to usurp karkat as team leader finally</text:p>
      <text:p text:style-name="P2">oh got it</text:p>
      <text:p text:style-name="P2">wait no dont got it</text:p>
      <text:p text:style-name="P2">it sounds like youre just like</text:p>
      <text:p text:style-name="P2">being the leader now cause you want to</text:p>
      <text:p text:style-name="P2">and making all the plans because nobody else wants to or really cares</text:p>
      <text:p text:style-name="P2">i mean not that i even care either i just want to set the record straight</text:p>
      <text:p text:style-name="P2">karkat are you cool with this</text:p>
      <text:p text:style-name="P2">karkat</text:p>
      <text:p text:style-name="P2">karkat</text:p>
      <text:p text:style-name="P2">karkat</text:p>
      <text:p text:style-name="P2">yo karkat</text:p>
      <text:p text:style-name="P2">oh my god</text:p>
      <text:p text:style-name="P2">dude were you just not listening to any of that </text:p>
      <text:p text:style-name="P2">hahaha</text:p>
      <text:p text:style-name="P2">man how long have you been tuning all this shit out</text:p>
      <text:p text:style-name="P2">i mean i literally just said i dont give a fuck about any of the shit vriska is saying so maybe im not one to talk but at least i <text:soft-page-break/>had the decency to actually be joking about that</text:p>
      <text:p text:style-name="P2">what the fuck are you even doing</text:p>
      <text:p text:style-name="P2">dude you dont have to get the go ahead from me</text:p>
      <text:p text:style-name="P2">shoring up a lil one on one time with the mayor is literally always acceptable</text:p>
      <text:p text:style-name="P2">what were you talking about</text:p>
      <text:p text:style-name="P2">i didnt hear you mumbling anything though</text:p>
      <text:p text:style-name="P2">no yeah i know what thats all about</text:p>
      <text:p text:style-name="P2">how when you talk to the mayor and most of the time words arent even necessary like he just *knows*</text:p>
      <text:p text:style-name="P2">man the mayor is just so wonderful i love him so much</text:p>
      <text:p text:style-name="P2">hey lets all take turns hugging him</text:p>
      <text:p text:style-name="P2">oh nothing really</text:p>
      <text:p text:style-name="P2">just wondering how you felt about vriska usurping your leadership role</text:p>
      <text:p text:style-name="P2">and if maybe you wanted to throw a vintage shitfit about that or...</text:p>
      <text:p text:style-name="P2">ok so vintage shitfit it is</text:p>
      <text:p text:style-name="P2">_</text:p>
      <text:p text:style-name="P2">287. VS4: =009362</text:p>
      <text:p text:style-name="P2">vriska</text:p>
      <text:p text:style-name="P2">yo can we maybe bust out some refreshments while we wait for this totally imminent thing to transpire</text:p>
      <text:p text:style-name="P2">can i take a look in the fridge</text:p>
      <text:p text:style-name="P2">whats in the fridge</text:p>
      <text:p text:style-name="P2">sorry i think i missed that part of the conversation</text:p>
      <text:p text:style-name="P2">oh</text:p>
      <text:p text:style-name="P2">yeah never mind</text:p>
      <text:p text:style-name="P2">_</text:p>
      <text:p text:style-name="P2"><text:soft-page-break/>288. KV44; JE31: =009367</text:p>
      <text:p text:style-name="P2">(wow)</text:p>
      <text:p text:style-name="P2">(wow)</text:p>
      <text:p text:style-name="P2">(hes really here isnt he)</text:p>
      <text:p text:style-name="P2">(wow)</text:p>
      <text:p text:style-name="P2">oh yeah hey john</text:p>
      <text:p text:style-name="P2">whats up</text:p>
      <text:p text:style-name="P2">_</text:p>
      <text:p text:style-name="P2">289. JE32; KV45: =009383</text:p>
      <text:p text:style-name="P2">hey bro</text:p>
      <text:p text:style-name="P2">i guess thats the thing were all accepting as true yeah</text:p>
      <text:p text:style-name="P2">i mean i wasnt going to but like not as a means of being an arbitrary dick to my number one childhood pal from the past</text:p>
      <text:p text:style-name="P2">i have literally no first hand cognizance of ever being in danger i just fucked around on a meteor for a bunch of years</text:p>
      <text:p text:style-name="P2">and here i am and so are you</text:p>
      <text:p text:style-name="P2">which i think is pretty dope</text:p>
      <text:p text:style-name="P2">karkat holy shit where are your manners</text:p>
      <text:p text:style-name="P2">leaving a fist unbumped like that this is a new low</text:p>
      <text:p text:style-name="P2">god damnit</text:p>
      <text:p text:style-name="P2">here</text:p>
      <text:p text:style-name="P2">_</text:p>
      <text:p text:style-name="P2">290. KV46; JE33: =009384</text:p>
      <text:p text:style-name="P2">strider to the rescue</text:p>
      <text:p text:style-name="P2">the fist bump has been secured</text:p>
      <text:p text:style-name="P2">wrecked</text:p>
      <text:p text:style-name="P2">_</text:p>
      <text:p text:style-name="P2"><text:soft-page-break/>291. JE44: =009385</text:p>
      <text:p text:style-name="P2">oh uh</text:p>
      <text:p text:style-name="P2">yeah vriska had to knock them out</text:p>
      <text:p text:style-name="P2">they were kickin up a ruckus</text:p>
      <text:p text:style-name="P2">yeah we cant</text:p>
      <text:p text:style-name="P2">some kind of brainwashing thing going on</text:p>
      <text:p text:style-name="P2">gotta keep em napping</text:p>
      <text:p text:style-name="P2">especially jade im sure you know what kind of crooked ass baloneyfuck powers she got</text:p>
      <text:p text:style-name="P2">cant let her turn those against us</text:p>
      <text:p text:style-name="P2">she should be pretty psyched to see you though</text:p>
      <text:p text:style-name="P2">yeah</text:p>
      <text:p text:style-name="P2">um</text:p>
      <text:p text:style-name="P2">i dunno if you know this or not but</text:p>
      <text:p text:style-name="P2">apparently along the way our version of john died</text:p>
      <text:p text:style-name="P2">so she made the whole trip without you</text:p>
      <text:p text:style-name="P2">yeah this timeline was gearing up to be pretty tragic i guess but then you sorta deus exxed out of nowhere and spared us those sadtimes</text:p>
      <text:p text:style-name="P2">i mean from your point of view i guess it isnt deus ex shit you were just the normal john you always were all zipping around like a nerdy hypergod saving everything from whatever</text:p>
      <text:p text:style-name="P2">but from our standpoint you just kinda yanked yourself out of random ass nothing but hey you know what ill take it</text:p>
      <text:p text:style-name="P2">feel free but i have a feeling youll just be joining her nap if you try</text:p>
      <text:p text:style-name="P2">dead</text:p>
      <text:p text:style-name="P2">yeah</text:p>
      <text:p text:style-name="P2">i guess so</text:p>
      <text:p text:style-name="P2">its a weird subject for me</text:p>
      <text:p text:style-name="P2"><text:soft-page-break/>like</text:p>
      <text:p text:style-name="P2">the guy was always on borrowed time wasnt he</text:p>
      <text:p text:style-name="P2">i mean that was his whole "thing" right</text:p>
      <text:p text:style-name="P2">yeah hes me and exactly what i would be like if i was a moping existential bird so its kind of embarrassing to even talk about ok</text:p>
      <text:p text:style-name="P2">i guess it is """sad""" but you know a lot of versions of me have died</text:p>
      <text:p text:style-name="P2">lots of versions of all of us including you</text:p>
      <text:p text:style-name="P2">isnt whats important that certain dubiously categorized iterations of ourselves are all alive here and now and hanging out</text:p>
      <text:p text:style-name="P2">dont stress over it</text:p>
      <text:p text:style-name="P2">we still have some time to kill before shit starts getting real in this session</text:p>
      <text:p text:style-name="P2">at least according to our vriska in chief</text:p>
      <text:p text:style-name="P2">all the bad guys are still just outside the incipisphere</text:p>
      <text:p text:style-name="P2">they wont converge here until a few hours or so</text:p>
      <text:p text:style-name="P2">so lets all just sit back a while and shoot the shit</text:p>
      <text:p text:style-name="P2">and i do mean empty our clips into the shit, like really pump that turd full of lead</text:p>
      <text:p text:style-name="P2">right up until she gets bossy again and commandeers our fly brotimes with more shrill tactical exhortations</text:p>
      <text:p text:style-name="P2">_</text:p>
      <text:p text:style-name="P2">292. JE45; KV47: =009387</text:p>
      <text:p text:style-name="P2">um</text:p>
      <text:p text:style-name="P2">oh well let me tell you</text:p>
      <text:p text:style-name="P2">vriska was most certainly alive during this one</text:p>
      <text:p text:style-name="P2">like almost</text:p>
      <text:p text:style-name="P2">extra-alive, if thats possible</text:p>
      <text:p text:style-name="P2"><text:soft-page-break/>ok dude maybe lets not spend our paltime trash talking serket if only cus theres no way youre not getting repeatedly trounced exactly just like that</text:p>
      <text:p text:style-name="P2">dude</text:p>
      <text:p text:style-name="P2">karkat what the fuck are you doing</text:p>
      <text:p text:style-name="P2">ok its not an unreasonable conversation to have but like</text:p>
      <text:p text:style-name="P2">we JUST started friend-jamming about past anecdotes to get us all up to speed or whatever</text:p>
      <text:p text:style-name="P2">and youre already trucking out these guns</text:p>
      <text:p text:style-name="P2">just sayin, it doesnt sound that casual and no big deal if you keep saying its casual and no big deal oh and also its the first fuckin thing out of your mouth to john in three years</text:p>
      <text:p text:style-name="P2">yo im hardly one to talk here since i am a goddamn geyser of hilariously self-pulverizing freudian bloopers</text:p>
      <text:p text:style-name="P2">at this point i cant even pretend to keep a lid on any shit ive got in me cause i know sooner or later during one of my rad soliloquies ill just pratfall butt backwards into an embarrassing admission and i just have to be like yeah... yeah ok thats my shit thats what im about lets just get the fuck on with our lives</text:p>
      <text:p text:style-name="P2">so when johns like hey man and youre all locked and loaded with some stuff about how youre 'over him' and go on and on about it its like some way obvious protest-too-much shit and everybody knows it so i dont see how it salvages any of your dignity or whatever to pretend thats not whats happening</text:p>
      <text:p text:style-name="P2">so what im saying is if youre so eager to push this out there-</text:p>
      <text:p text:style-name="P2">if youre pushing this out there which you are then maybe we should rap about it</text:p>
      <text:p text:style-name="P2">i mean discuss it critically and earnestly not drop ill rhymes or anything tho that could be sweet too</text:p>
      <text:p text:style-name="P2">so are you SURE you still dont have these unreconciled blackrom feelings about john</text:p>
      <text:p text:style-name="P2">i say we air this out before it ferments into some rank and hella unexamined feeling sauce</text:p>
      <text:p text:style-name="P2">no!</text:p>
      <text:p text:style-name="P2"><text:soft-page-break/>i dont do that to bros thats huge uncool</text:p>
      <text:p text:style-name="P2">i dont see what has to be uncomfy about chattin out our true ass thoughts and emotions</text:p>
      <text:p text:style-name="P2">dude you clearly had a spades thing for john but i dont recall you ever bringing it up</text:p>
      <text:p text:style-name="P2">is this something you been thinking about all this time or</text:p>
      <text:p text:style-name="P2">yeah we coulda talked about this</text:p>
      <text:p text:style-name="P2">i have all KINDS of shit to say about john seeing as he was my number 1 dude for approximately the majority of 13 years</text:p>
      <text:p text:style-name="P2">the main dead end here man is like, nothing personal at all its just that he is literally incapable of hating anyone</text:p>
      <text:p text:style-name="P2">gettin pissed off at a suspender dude sounds like just the sort of yarn i wanna be all ears for some time</text:p>
      <text:p text:style-name="P2">but ok thats something to work with</text:p>
      <text:p text:style-name="P2">hey karkat maybe theres some hope yet maybe its not a total lost cause</text:p>
      <text:p text:style-name="P2">own</text:p>
      <text:p text:style-name="P2">what</text:p>
      <text:p text:style-name="P2">no way</text:p>
      <text:p text:style-name="P2">im being real as a motherfucker</text:p>
      <text:p text:style-name="P2">what part</text:p>
      <text:p text:style-name="P2">john</text:p>
      <text:p text:style-name="P2">dude i gotta say</text:p>
      <text:p text:style-name="P2">when you talk about being or not being "a homosexual" you kinda sound like a corny old man</text:p>
      <text:p text:style-name="P2">what does normal mean though</text:p>
      <text:p text:style-name="P2">normal was some crap that ruled our dead civilization</text:p>
      <text:p text:style-name="P2">we left that behind years ago</text:p>
      <text:p text:style-name="P2">its all a huge pile of shit that doesnt matter anymore</text:p>
      <text:p text:style-name="P2">im not sure i guess</text:p>
      <text:p text:style-name="P2"><text:soft-page-break/>ok i guess what im saying is</text:p>
      <text:p text:style-name="P2">i dont think its all as simple as you think it is</text:p>
      <text:p text:style-name="P2">or maybe not like ACTIVELY think it is but continue to assume it is on account of NOT thinkin about it much</text:p>
      <text:p text:style-name="P2">due to a lot of junk about the subject that gets shoved into our brains from movies and stuff while we were just dumb kids</text:p>
      <text:p text:style-name="P2">im just saying it probably isnt as absolute or simplistic as the way youve been framing it</text:p>
      <text:p text:style-name="P2">or maybe it is for you personally i dont know</text:p>
      <text:p text:style-name="P2">im just guessing you havent spent much time thinking about it if only cause all the stuff we read and watch suggests that like even examining your honest thoughts about it is perilous road to go down</text:p>
      <text:p text:style-name="P2">cause if you actually think too much about it without always having that undercurrent of haha nope nope nope THEN what happens</text:p>
      <text:p text:style-name="P2">what if it turns out youre like...</text:p>
      <text:p text:style-name="P2">like not exactly the way you thought you were</text:p>
      <text:p text:style-name="P2">or maybe not so much that, as old presumptions about what you were turn out to be not that relevant?</text:p>
      <text:p text:style-name="P2">i dunno man</text:p>
      <text:p text:style-name="P2">not sure what youve been doing the last 3 years all riding a large boat, then saving everyone from apocalyptic whatever</text:p>
      <text:p text:style-name="P2">but ive had a fuck ton of time on my hands to think about stuff</text:p>
      <text:p text:style-name="P2">about stuff ive said and done in the past why i said and did them</text:p>
      <text:p text:style-name="P2">a lot of things i once would have insisted were like part of my brand and helped me come across cool and smartassy</text:p>
      <text:p text:style-name="P2">but now im not so sure</text:p>
      <text:p text:style-name="P2">we used rip on each other all the time for being gay even though we knew we werent which of course is what made it "funny" remember</text:p>
      <text:p text:style-name="P2">yeah i know</text:p>
      <text:p text:style-name="P2">it frankly IS funny to say how gay something is sometimes and <text:soft-page-break/>lets face it sometimes someone or something is just flat out REALLY fucking gay and theres no two ways about it</text:p>
      <text:p text:style-name="P2">its more like that through the preponderance of all that jokey shit is an underlying implication that its all lame stuff for pansies but not like us no were not lame and ha ha thats the joke</text:p>
      <text:p text:style-name="P2">which thrives on this like double-buried implication that the REAL COOL SHIT is founded on this absurd wanky ideal about masculinity which if you think about it is 1. dumb as fuck 2. the male adulation of masculinity to that extent TO BE HONEST is pretty fucking gay unto itself and 3. was always some totally impossible shit for us to live up to anyway</text:p>
      <text:p text:style-name="P2">i think all thats mixed up with the same phony ideals about heroism</text:p>
      <text:p text:style-name="P2">like living up to the storybook idea of what a hero to me feels almost interchangeable with living up to societys snapshot of what a hard manly dude should be</text:p>
      <text:p text:style-name="P2">i stopped pretending i could ever live up to either thing a while ago</text:p>
      <text:p text:style-name="P2">and mainly have spent time looking back on the sheer magnitude of all my "joking around"</text:p>
      <text:p text:style-name="P2">i used to lambaste fuckers left and right grinding them into the pavement over how gay they probably were and how much they were quite possibly jonesin to kiss some dudes or such</text:p>
      <text:p text:style-name="P2">and i dont really feel bad about it in the sense that it was jerky or like "insensitive" necessarily even though i guess it maybe was</text:p>
      <text:p text:style-name="P2">more that i feel like it was probably transparent</text:p>
      <text:p text:style-name="P2">a massive front of outrageous snark to disguise a lot of insecurity</text:p>
      <text:p text:style-name="P2">like a fuckin coverup</text:p>
      <text:p text:style-name="P2">as long as i kept clowning hard about it i didnt actually have to think about it or face my actual beliefs</text:p>
      <text:p text:style-name="P2">what no</text:p>
      <text:p text:style-name="P2">man no look</text:p>
      <text:p text:style-name="P2"><text:soft-page-break/>dude you arent listening</text:p>
      <text:p text:style-name="P2">although a gay butterfly effect is a pretty funny idea lets not dismiss that as a concept altogether</text:p>
      <text:p text:style-name="P2">anyway maybe what im tryin to say is sorta getting lost in the weeds here</text:p>
      <text:p text:style-name="P2">the fact that you were wondering if i "turned gay" makes me think maybe youre still not quite on the wavelength im tryin to ramble on here</text:p>
      <text:p text:style-name="P2">maybe we should wrestle this topic to the ground another time, theres a lot more id wanna say but this is probably not the venue</text:p>
      <text:p text:style-name="P2">i mean not literally wrestle to the ground because that is maybe literally the gayest course of action we could possibly take but you know what i mean</text:p>
      <text:p text:style-name="P2">uh</text:p>
      <text:p text:style-name="P2">_</text:p>
      <text:p text:style-name="P2">293. JE46; KV48: =009389</text:p>
      <text:p text:style-name="P2">yeah maybe we should drop this</text:p>
      <text:p text:style-name="P2">i dunno if you ever picked this up from him but hes a pretty sensitive guy</text:p>
      <text:p text:style-name="P2">its true</text:p>
      <text:p text:style-name="P2">hes pretty much the easiest dude to rip on and makes for an irresistible target but you also have to know where to draw the line</text:p>
      <text:p text:style-name="P2">really dont wanna actually you know like</text:p>
      <text:p text:style-name="P2">upset him</text:p>
      <text:p text:style-name="P2">man i dont know</text:p>
      <text:p text:style-name="P2">thats just his regular shit</text:p>
      <text:p text:style-name="P2">like, an every day occurrence but with different bodily positions and geographic configurations</text:p>
      <text:p text:style-name="P2">bro will you get the fuck up here</text:p>
      <text:p text:style-name="P2">k suit yourself</text:p>
      <text:p text:style-name="P2"><text:soft-page-break/>_</text:p>
      <text:p text:style-name="P2">294. JE47; KV49: =009390</text:p>
      <text:p text:style-name="P2">um anyway</text:p>
      <text:p text:style-name="P2">as you can see ive been spending probably way too much time with trolls</text:p>
      <text:p text:style-name="P2">it messes with you</text:p>
      <text:p text:style-name="P2">gets you thinkin about... stuff</text:p>
      <text:p text:style-name="P2">you know?</text:p>
      <text:p text:style-name="P2">thats not too far off</text:p>
      <text:p text:style-name="P2">its really inevitable</text:p>
      <text:p text:style-name="P2">you pick up the lingo they pick up yours</text:p>
      <text:p text:style-name="P2">its like a stupid cultural melange after a while that barely makes any sense from either frame of reference</text:p>
      <text:p text:style-name="P2">they take all their quadrants pretty seriously tbh</text:p>
      <text:p text:style-name="P2">yeah ive spent enough time talkin about it where i think i "get it" but</text:p>
      <text:p text:style-name="P2">ive never had cause or any real inclination to put it into practice or anything</text:p>
      <text:p text:style-name="P2">word</text:p>
      <text:p text:style-name="P2">like who</text:p>
      <text:p text:style-name="P2">me?</text:p>
      <text:p text:style-name="P2">heheh</text:p>
      <text:p text:style-name="P2">yuuup</text:p>
      <text:p text:style-name="P2">whoa hes back!</text:p>
      <text:p text:style-name="P2">all right side up and everything</text:p>
      <text:p text:style-name="P2">i dunno john it all sounds pretty logical to me</text:p>
      <text:p text:style-name="P2">karkat knows his shit when it comes to quadrants</text:p>
      <text:p text:style-name="P2">it happens to the best of us sooner or later</text:p>
      <text:p text:style-name="P2"><text:soft-page-break/>this crap is kind of old hat to me by now but i get why youre kinda freckling at the implications here</text:p>
      <text:p text:style-name="P2">you didnt have years of livin with trolls to kinda normalize this stuff</text:p>
      <text:p text:style-name="P2">ok sounds like a weenie thing to do but sure have fun with that</text:p>
      <text:p text:style-name="P2">dude that sentiment is well and good but</text:p>
      <text:p text:style-name="P2">when youre pledging a vow of secrecy maybe you should try to keep it down a little</text:p>
      <text:p text:style-name="P2">_</text:p>
      <text:p text:style-name="P2">295. JE48; KV50: =009391</text:p>
      <text:p text:style-name="P2">nah i disagree</text:p>
      <text:p text:style-name="P2">both humans and trolls are emotionally versatile sentient beings that can feel many hells of different things</text:p>
      <text:p text:style-name="P2">thats always a smart fallback position btw</text:p>
      <text:p text:style-name="P2">especially on rap</text:p>
      <text:p text:style-name="P2">i could school you on rap too are you confused about rap</text:p>
      <text:p text:style-name="P2">so uh</text:p>
      <text:p text:style-name="P2">this has been a hell of a reminiscence so far</text:p>
      <text:p text:style-name="P2">seriously though i wasnt actually intending to fork this like instantaneously in the direction of some like</text:p>
      <text:p text:style-name="P2">legitimately sincere dialogue on fuckin sexuality and romance</text:p>
      <text:p text:style-name="P2">i didnt plan on this dude you gotta believe me</text:p>
      <text:p text:style-name="P2">yeah</text:p>
      <text:p text:style-name="P2">did we cover everything</text:p>
      <text:p text:style-name="P2">whoa what</text:p>
      <text:p text:style-name="P2">oh</text:p>
      <text:p text:style-name="P2">right</text:p>
      <text:p text:style-name="P2">yeah</text:p>
      <text:p text:style-name="P2">so</text:p>
      <text:p text:style-name="P2"><text:soft-page-break/>howd that go</text:p>
      <text:p text:style-name="P2">me and jade</text:p>
      <text:p text:style-name="P2">or...</text:p>
      <text:p text:style-name="P2">him and jade</text:p>
      <text:p text:style-name="P2">hmm</text:p>
      <text:p text:style-name="P2">yeah</text:p>
      <text:p text:style-name="P2">_</text:p>
      <text:p text:style-name="P2">296. JE49: =009392</text:p>
      <text:p text:style-name="P2">hey</text:p>
      <text:p text:style-name="P2">um</text:p>
      <text:p text:style-name="P2">the girl you came with</text:p>
      <text:p text:style-name="P2">roses mom</text:p>
      <text:p text:style-name="P2">yeah</text:p>
      <text:p text:style-name="P2">whats she like</text:p>
      <text:p text:style-name="P2">yeah</text:p>
      <text:p text:style-name="P2">how uh</text:p>
      <text:p text:style-name="P2">how long have you and she actually been traveling together</text:p>
      <text:p text:style-name="P2">huh</text:p>
      <text:p text:style-name="P2">it sounds like you like her</text:p>
      <text:p text:style-name="P2">no i mean</text:p>
      <text:p text:style-name="P2">actually like her</text:p>
      <text:p text:style-name="P2">wow dude after one day maybe you should slow your roll</text:p>
      <text:p text:style-name="P2">im joking its fine who cares</text:p>
      <text:p text:style-name="P2">shes my mom isnt she</text:p>
      <text:p text:style-name="P2">why</text:p>
      <text:p text:style-name="P2">is it</text:p>
      <text:p text:style-name="P2">do you feel weird about dating my mom is that it</text:p>
      <text:p text:style-name="P2"><text:soft-page-break/>but if you did</text:p>
      <text:p text:style-name="P2">then you wouldnt wanna think of her like that because of like the familial weirdtimes it invokes</text:p>
      <text:p text:style-name="P2">ok</text:p>
      <text:p text:style-name="P2">but</text:p>
      <text:p text:style-name="P2">i think i like thinking of her as my mom</text:p>
      <text:p text:style-name="P2">even if its a lil weird</text:p>
      <text:p text:style-name="P2">not sure</text:p>
      <text:p text:style-name="P2">i never even stopped and thought about it before</text:p>
      <text:p text:style-name="P2">the idea of what it would be like to have a mom</text:p>
      <text:p text:style-name="P2">instead of a hyper-aggressive lunatic of an adult male guardian</text:p>
      <text:p text:style-name="P2">i never let myself give it a second of consideration</text:p>
      <text:p text:style-name="P2">but now</text:p>
      <text:p text:style-name="P2">seeing her actually here even though shes just some teen girl i never met</text:p>
      <text:p text:style-name="P2">i like the idea</text:p>
      <text:p text:style-name="P2">its nice</text:p>
      <text:p text:style-name="P2">yeah</text:p>
      <text:p text:style-name="P2">yeah i guess it kind of fucking is</text:p>
      <text:p text:style-name="P2">sweet</text:p>
      <text:p text:style-name="P2">_</text:p>
      <text:p text:style-name="P2">297. RxLa1; RL75; KM13: =009396</text:p>
      <text:p text:style-name="P2">hey what are we all talking about over here</text:p>
      <text:p text:style-name="P2">_</text:p>
      <text:p text:style-name="P2">298. RL76; KM14; RxLa2: =009402</text:p>
      <text:p text:style-name="P2">in the middle of what</text:p>
      <text:p text:style-name="P2">oh</text:p>
      <text:p text:style-name="P2"><text:soft-page-break/>i guess im in the middle of those now too</text:p>
      <text:p text:style-name="P2">im feeling heartfelt as fuck somebody bone me up on the shit</text:p>
      <text:p text:style-name="P2">come on</text:p>
      <text:p text:style-name="P2">yes lots</text:p>
      <text:p text:style-name="P2">um</text:p>
      <text:p text:style-name="P2">yeah man kanaya to the rescue with smart shit to say as usual</text:p>
      <text:p text:style-name="P2">ok but who cares about that</text:p>
      <text:p text:style-name="P2">so rose</text:p>
      <text:p text:style-name="P2">its our mom</text:p>
      <text:p text:style-name="P2">hey mom</text:p>
      <text:p text:style-name="P2">well not mom</text:p>
      <text:p text:style-name="P2">your actual name instead of that i guess</text:p>
      <text:p text:style-name="P2">roxy i think</text:p>
      <text:p text:style-name="P2">i dunno that might be weird</text:p>
      <text:p text:style-name="P2">calling you that all the time</text:p>
      <text:p text:style-name="P2">rose would that be weird</text:p>
      <text:p text:style-name="P2">so mom</text:p>
      <text:p text:style-name="P2">im just going to jump right into the fuckin frying pan here</text:p>
      <text:p text:style-name="P2">like tape off a no bullshit zone for a while</text:p>
      <text:p text:style-name="P2">if thats ok </text:p>
      <text:p text:style-name="P2">captain Serious is at the pan and he got the go-ahead from lieutenant Doesnt Fuckaround of the Heartattack Armada</text:p>
      <text:p text:style-name="P2">um i dont know maybe it is?</text:p>
      <text:p text:style-name="P2">ok like its cool that you even know that fact but this is exactly the kind of fuckery the no bs zone doesnt cotton to no matter what sorta cookware is involved or which pseudomilitary organization regulates its borders</text:p>
      <text:p text:style-name="P2">i just have some questions about you and about stuff in general so rather than mumble through a conversation that sounds mostly <text:soft-page-break/>like the stuff we literally just got done sayin, sweet though that would be, im gonna machine gun some shit at you lighting round style</text:p>
      <text:p text:style-name="P2">i know right?</text:p>
      <text:p text:style-name="P2">so</text:p>
      <text:p text:style-name="P2">you are my biological mother</text:p>
      <text:p text:style-name="P2">and roses</text:p>
      <text:p text:style-name="P2">and therefore bear at least partial and like biologically incidental responsibility for why we are both so fucked up</text:p>
      <text:p text:style-name="P2">but you yourself are a paradox clone</text:p>
      <text:p text:style-name="P2">which means</text:p>
      <text:p text:style-name="P2">you didnt even have bio parents</text:p>
      <text:p text:style-name="P2">you originated from yourself</text:p>
      <text:p text:style-name="P2">so you really dont have anyone to blame for who you are except weirdly and paradoxically yourself</text:p>
      <text:p text:style-name="P2">wait ok</text:p>
      <text:p text:style-name="P2">sorry if that sounded rude i didnt mean it rudely</text:p>
      <text:p text:style-name="P2">i mean</text:p>
      <text:p text:style-name="P2">you did have a "parental figure" who you i guess modeled yourself after in a way</text:p>
      <text:p text:style-name="P2">or were influenced by i mean</text:p>
      <text:p text:style-name="P2">an old version of rose from a long time ago</text:p>
      <text:p text:style-name="P2">and my bro was the same way</text:p>
      <text:p text:style-name="P2">or</text:p>
      <text:p text:style-name="P2">your friend i mean</text:p>
      <text:p text:style-name="P2">he was a paradox clone of himself</text:p>
      <text:p text:style-name="P2">and he like</text:p>
      <text:p text:style-name="P2">did kind of the same thing</text:p>
      <text:p text:style-name="P2">modeled himself after...</text:p>
      <text:p text:style-name="P2"><text:soft-page-break/>why dont we not talk about dirk</text:p>
      <text:p text:style-name="P2">can we change the subject</text:p>
      <text:p text:style-name="P2">i know</text:p>
      <text:p text:style-name="P2">i know</text:p>
      <text:p text:style-name="P2">look</text:p>
      <text:p text:style-name="P2">i bring up a lot of things</text:p>
      <text:p text:style-name="P2">and then have to back track a lot of those things i bring up</text:p>
      <text:p text:style-name="P2">cause sometimes the things i bring up are ill advised to say or make people uncomfortable or make me uncomfortable</text:p>
      <text:p text:style-name="P2">its just a thing about me</text:p>
      <text:p text:style-name="P2">i guess so yeah</text:p>
      <text:p text:style-name="P2">depends on if you want to keep sitting in this goddamn pan</text:p>
      <text:p text:style-name="P2">maybe you should speak for yourself</text:p>
      <text:p text:style-name="P2">SHIT</text:p>
      <text:p text:style-name="P2">no mom look</text:p>
      <text:p text:style-name="P2">roxy i mean</text:p>
      <text:p text:style-name="P2">its like i was just saying</text:p>
      <text:p text:style-name="P2">i just say things it is just like this force of nature no one can control or even try to, least of all me</text:p>
      <text:p text:style-name="P2">we just have to cross our fingers and hope for the best</text:p>
      <text:p text:style-name="P2">and that my one man verbal slapstick routine isnt too freudian in nature or at least not that often</text:p>
      <text:p text:style-name="P2">anyway lets pretend i didnt just insinuate you have a hot ass and move on </text:p>
      <text:p text:style-name="P2">i heard something about wizards</text:p>
      <text:p text:style-name="P2">you hells into wizards like rose?</text:p>
      <text:p text:style-name="P2">ok well that is a predictable if somewhat bland fact</text:p>
      <text:p text:style-name="P2">lets see if we can dig a lil deeper</text:p>
      <text:p text:style-name="P2"><text:soft-page-break/>dont get me wrong wizards are ok i guess</text:p>
      <text:p text:style-name="P2">yeah, im alright</text:p>
      <text:p text:style-name="P2">wizards are better at magic than me</text:p>
      <text:p text:style-name="P2">but im better than wizards at rap</text:p>
      <text:p text:style-name="P2">so i guess it breaks even</text:p>
      <text:p text:style-name="P2">or it would if i was a pretend jackass in silly robes and a dumb beard</text:p>
      <text:p text:style-name="P2">so point goes to dave</text:p>
      <text:p text:style-name="P2">do you like rap</text:p>
      <text:p text:style-name="P2">well what do you like to do</text:p>
      <text:p text:style-name="P2">ok that is a fair opinion but cats arent actually an activity or anything</text:p>
      <text:p text:style-name="P2">cat cloning huh</text:p>
      <text:p text:style-name="P2">that sounds like a pretty dope hobby</text:p>
      <text:p text:style-name="P2">i think were getting somewhere</text:p>
      <text:p text:style-name="P2">so you had access to that kind of stuff becaused you lived in a scifi world</text:p>
      <text:p text:style-name="P2">yeah the future</text:p>
      <text:p text:style-name="P2">what was the future like</text:p>
      <text:p text:style-name="P2">i see</text:p>
      <text:p text:style-name="P2">and it was just the chess guys and you</text:p>
      <text:p text:style-name="P2">like alone</text:p>
      <text:p text:style-name="P2">no other people except for bro</text:p>
      <text:p text:style-name="P2">who i guess was way off somewhere?</text:p>
      <text:p text:style-name="P2">sounds like kind of a bummer</text:p>
      <text:p text:style-name="P2">thats cool</text:p>
      <text:p text:style-name="P2">me too</text:p>
      <text:p text:style-name="P2">maybe when it comes down to it our lives werent that different</text:p>
      <text:p text:style-name="P2"><text:soft-page-break/>except for the extinction of humanity part</text:p>
      <text:p text:style-name="P2">my humans were just</text:p>
      <text:p text:style-name="P2">imminently extinct is all</text:p>
      <text:p text:style-name="P2">i didnt have chess guys around though</text:p>
      <text:p text:style-name="P2">theyre actually good company</text:p>
      <text:p text:style-name="P2">my best best best best best friend is a chess guy</text:p>
      <text:p text:style-name="P2">hes the mayor</text:p>
      <text:p text:style-name="P2">ill have to introduce you to him soon</text:p>
      <text:p text:style-name="P2">youll love the mayor everybody loves the mayor</text:p>
      <text:p text:style-name="P2">dont worry ill put in a good word for you pretty sure we can find an opening in his schedule</text:p>
      <text:p text:style-name="P2">tell me more</text:p>
      <text:p text:style-name="P2">about you</text:p>
      <text:p text:style-name="P2">fuck yeah</text:p>
      <text:p text:style-name="P2">aside from cat breeding how else did you pass the time</text:p>
      <text:p text:style-name="P2">haha seriously</text:p>
      <text:p text:style-name="P2">like actual hacking</text:p>
      <text:p text:style-name="P2">so kinda like john</text:p>
      <text:p text:style-name="P2">except</text:p>
      <text:p text:style-name="P2">i think he pretty much sucked at his codes</text:p>
      <text:p text:style-name="P2">yeah</text:p>
      <text:p text:style-name="P2">he seemed to find it frustrating mainly</text:p>
      <text:p text:style-name="P2">his bitching about it is literally my only point of reference for his degree of proficiency</text:p>
      <text:p text:style-name="P2">youre good though right</text:p>
      <text:p text:style-name="P2">i bet youre good</text:p>
      <text:p text:style-name="P2">knew it</text:p>
      <text:p text:style-name="P2"><text:soft-page-break/>fuck yes</text:p>
      <text:p text:style-name="P2">hed be all about that</text:p>
      <text:p text:style-name="P2">or i think he should be which is all that matters</text:p>
      <text:p text:style-name="P2">do that and insist on it if he gets weirdly obstinate or like tries to pretend he doesnt like programming anymore</text:p>
      <text:p text:style-name="P2">what else</text:p>
      <text:p text:style-name="P2">you sure</text:p>
      <text:p text:style-name="P2">what games</text:p>
      <text:p text:style-name="P2">i see</text:p>
      <text:p text:style-name="P2">which nintendos</text:p>
      <text:p text:style-name="P2">that makes sense</text:p>
      <text:p text:style-name="P2">thats mostly the relationship i have now with garbage romcoms</text:p>
      <text:p text:style-name="P2">largely because karkat likes watchin em</text:p>
      <text:p text:style-name="P2">so these godforsaken flicks have helped keep me grounded in our dead civilization in a weird way</text:p>
      <text:p text:style-name="P2">but re: games...</text:p>
      <text:p text:style-name="P2">i didnt have nintendos</text:p>
      <text:p text:style-name="P2">my bro had xbox so i played that sometimes</text:p>
      <text:p text:style-name="P2">but he mostly had all these shitty skating games</text:p>
      <text:p text:style-name="P2">and like 20 different tony hawk titles</text:p>
      <text:p text:style-name="P2">i would mainly just play them to fuck around</text:p>
      <text:p text:style-name="P2">like find spectacular ways to crash and flop around like a douchey ragdoll</text:p>
      <text:p text:style-name="P2">or figure out ways to get halfway stuck inside concrete fixtures and obstacles</text:p>
      <text:p text:style-name="P2">and watch all these cool fratty bros twitch and flop ad infinitum</text:p>
      <text:p text:style-name="P2">like struggling valiantly and earnestly forever against the shitty and deeply flawed physics of their confining virtual prison</text:p>
      <text:p text:style-name="P2"><text:soft-page-break/>i saw them as tragic figures</text:p>
      <text:p text:style-name="P2">pretty much</text:p>
      <text:p text:style-name="P2">oh my dick yes</text:p>
      <text:p text:style-name="P2">what</text:p>
      <text:p text:style-name="P2">thats fair</text:p>
      <text:p text:style-name="P2">meh shes fine</text:p>
      <text:p text:style-name="P2">yo thats been like</text:p>
      <text:p text:style-name="P2">her EXACT top preoccupation since she was a fuckin baby</text:p>
      <text:p text:style-name="P2">didnt she tell you</text:p>
      <text:p text:style-name="P2">were all fucked up, the end</text:p>
      <text:p text:style-name="P2">so what you wanna know mom</text:p>
      <text:p text:style-name="P2">..rox</text:p>
      <text:p text:style-name="P2">_</text:p>
      <text:p text:style-name="P2">299. RxLa3; RL77: =009403</text:p>
      <text:p text:style-name="P2">ok currently imagining that</text:p>
      <text:p text:style-name="P2">hmm not bad</text:p>
      <text:p text:style-name="P2">not bad at all</text:p>
      <text:p text:style-name="P2">thats a dead tie</text:p>
      <text:p text:style-name="P2">between me and snoop</text:p>
      <text:p text:style-name="P2">also MAYBE obama but to be fair i dont think he raps irl that is mainly just a headcanon i have about him</text:p>
      <text:p text:style-name="P2">but come on</text:p>
      <text:p text:style-name="P2">you werent actually curious about that were you</text:p>
      <text:p text:style-name="P2">rose and i went on a suicide mission piloting a moon through the furthest ring</text:p>
      <text:p text:style-name="P2">the moon had a cosmic mega nuclear bomb in its core but also our quest beds by surprise</text:p>
      <text:p text:style-name="P2">when it blew up it created literally the biggest fucking sun in <text:soft-page-break/>existence which also happened to be the exact same sun we thought we were going out there to destroy</text:p>
      <text:p text:style-name="P2">but we also died and resurrected as god tiers and i guess due to immortality rose up through the surface of the fuckin sun all glowing green and wearing pajamas and shit</text:p>
      <text:p text:style-name="P2">why how did you do it</text:p>
      <text:p text:style-name="P2">go on</text:p>
      <text:p text:style-name="P2">no</text:p>
      <text:p text:style-name="P2">eh that sounds alright</text:p>
      <text:p text:style-name="P2">who even cares about having a baller origin story</text:p>
      <text:p text:style-name="P2">we were just some chumps on a moon being melodramatic and in the process of gettin chumped by an omniscient creep</text:p>
      <text:p text:style-name="P2">your outfit looks cool at least</text:p>
      <text:p text:style-name="P2">what</text:p>
      <text:p text:style-name="P2">man</text:p>
      <text:p text:style-name="P2">these questions are taking on a different tenor than the ones i asked you</text:p>
      <text:p text:style-name="P2">um yeah ok i WAS kissed</text:p>
      <text:p text:style-name="P2">by jade when i was dead</text:p>
      <text:p text:style-name="P2">so i would come back to life</text:p>
      <text:p text:style-name="P2">that was like... RIGHT before the moon mission i mentioned</text:p>
      <text:p text:style-name="P2">by who</text:p>
      <text:p text:style-name="P2">maaan</text:p>
      <text:p text:style-name="P2">hey i thought you were just "studying" us!</text:p>
      <text:p text:style-name="P2">no come on</text:p>
      <text:p text:style-name="P2">i just asked you about nintendo and shit!!</text:p>
      <text:p text:style-name="P2">yes</text:p>
      <text:p text:style-name="P2">yes</text:p>
      <text:p text:style-name="P2">fuck yes</text:p>
      <text:p text:style-name="P2"><text:soft-page-break/>fuck fucking yes</text:p>
      <text:p text:style-name="P2">like what</text:p>
      <text:p text:style-name="P2">...</text:p>
      <text:p text:style-name="P2">no</text:p>
      <text:p text:style-name="P2">hell no</text:p>
      <text:p text:style-name="P2">aj</text:p>
      <text:p text:style-name="P2">apple juice</text:p>
      <text:p text:style-name="P2">pretty much</text:p>
      <text:p text:style-name="P2">god damn it!</text:p>
      <text:p text:style-name="P2">_</text:p>
      <text:p text:style-name="P2">300. RxLa4; RL78; VS5: =009404</text:p>
      <text:p text:style-name="P2">i think the lightning rounds over</text:p>
      <text:p text:style-name="P2">why dont we have a distraction to seal the deal</text:p>
      <text:p text:style-name="P2">hey mom i think harleydad over there is talkin about you</text:p>
      <text:p text:style-name="P2">i dont think hes noticing</text:p>
      <text:p text:style-name="P2">nope hes completely out to lunch</text:p>
      <text:p text:style-name="P2">just like all the harleyberts</text:p>
      <text:p text:style-name="P2">thats it?</text:p>
      <text:p text:style-name="P2">hes right back at it with the bull guy</text:p>
      <text:p text:style-name="P2">whats with him</text:p>
      <text:p text:style-name="P2">he reminds me a lot of john but really quiet which is very unjohnish</text:p>
      <text:p text:style-name="P2">ill try gettin to know him some time</text:p>
      <text:p text:style-name="P2">maybe trap him like a shy woodland creature</text:p>
      <text:p text:style-name="P2">then brutally harangue him with my typically rad shit and become airtight bros</text:p>
      <text:p text:style-name="P2">right there in the fucking woods</text:p>
      <text:p text:style-name="P2"><text:soft-page-break/>exactly how nature intended</text:p>
      <text:p text:style-name="P2">awesome thanks mom</text:p>
      <text:p text:style-name="P2">roxy i mean</text:p>
      <text:p text:style-name="P2">nothing</text:p>
      <text:p text:style-name="P2">its just like semi accidentally replacing a word with another word in a majority of instances</text:p>
      <text:p text:style-name="P2">why do you need to read things into everything</text:p>
      <text:p text:style-name="P2">exactly</text:p>
      <text:p text:style-name="P2">see rose yall worrying about nothing as usual</text:p>
      <text:p text:style-name="P2">moms fine with it</text:p>
      <text:p text:style-name="P2">moxy</text:p>
      <text:p text:style-name="P2">i mean</text:p>
      <text:p text:style-name="P2">romy</text:p>
      <text:p text:style-name="P2">mommy</text:p>
      <text:p text:style-name="P2">wait fuck</text:p>
      <text:p text:style-name="P2">ok that one was fucked up</text:p>
      <text:p text:style-name="P2">lets make sure i never ever fucking say that again</text:p>
      <text:p text:style-name="P2">i cant</text:p>
      <text:p text:style-name="P2">its like i was saying before</text:p>
      <text:p text:style-name="P2">this is a force of nature we all gotta just deal with</text:p>
      <text:p text:style-name="P2">striders blurtscapades</text:p>
      <text:p text:style-name="P2">daves flying boner circus</text:p>
      <text:p text:style-name="P2">this shit is immutable</text:p>
      <text:p text:style-name="P2">i had to face this fact a long time ago</text:p>
      <text:p text:style-name="P2">i could either try to change that part of myself which is an unwinnable war</text:p>
      <text:p text:style-name="P2">or i could try focusing on being like a vaguely half decent person so at least the shit i inevitably blurt out from deep down <text:soft-page-break/>isnt all that bad</text:p>
      <text:p text:style-name="P2">because the bad stuff has been and is still being purged through an arduous long term process of complete and utter humiliation</text:p>
      <text:p text:style-name="P2">its fucked up that shes joking but also not even really</text:p>
      <text:p text:style-name="P2">youll figure out how to crack her deadpan riddles theres an art to it</text:p>
      <text:p text:style-name="P2">ok then that explains everything</text:p>
      <text:p text:style-name="P2">if you got all the science genes then that means some scraped off on me</text:p>
      <text:p text:style-name="P2">which would explain why my beats are so ill</text:p>
      <text:p text:style-name="P2">its cause my science is off the charts</text:p>
      <text:p text:style-name="P2">yeah i dunno</text:p>
      <text:p text:style-name="P2">one of those things</text:p>
      <text:p text:style-name="P2">whichever involved more dead shit</text:p>
      <text:p text:style-name="P2">maybe</text:p>
      <text:p text:style-name="P2">i sincerely mumbled about the idea once or twice sure</text:p>
      <text:p text:style-name="P2">what about your quest</text:p>
      <text:p text:style-name="P2">the shit with your planet and the rain and stuff</text:p>
      <text:p text:style-name="P2">wasnt there still something to do there</text:p>
      <text:p text:style-name="P2">yeah exactly</text:p>
      <text:p text:style-name="P2">i did this really stilted like mashup of what i assume my "real quest" was</text:p>
      <text:p text:style-name="P2">like involving breaking a sword and UNbreaking a sword and a fuckin BIRD was involved and then the bird unceremoniously DIED somewhere</text:p>
      <text:p text:style-name="P2">it was kind of a mess</text:p>
      <text:p text:style-name="P2">like me i guess so maybe that made sense</text:p>
      <text:p text:style-name="P2">who knows what yours would have in store for you now</text:p>
      <text:p text:style-name="P2">i mean</text:p>
      <text:p text:style-name="P2"><text:soft-page-break/>if you even wanted to bother</text:p>
      <text:p text:style-name="P2">shrug</text:p>
      <text:p text:style-name="P2">yeah i know why you feel that way</text:p>
      <text:p text:style-name="P2">youve got big problems with authority</text:p>
      <text:p text:style-name="P2">you always have and you probably wouldnt even put it that way cause it sounds really Teen of you and gauche or whatever</text:p>
      <text:p text:style-name="P2">but its true</text:p>
      <text:p text:style-name="P2">yeah here we go again right?</text:p>
      <text:p text:style-name="P2">except just remember im a fraud at this stuff</text:p>
      <text:p text:style-name="P2">except in this particular case im totally right</text:p>
      <text:p text:style-name="P2">she sees this quest all neatly laid out for her wrapped in a bow</text:p>
      <text:p text:style-name="P2">fuck it even looks like its made for little kids with like pink turtles and rainbows and shit</text:p>
      <text:p text:style-name="P2">like here you go princess its babys first quest</text:p>
      <text:p text:style-name="P2">almost like it was designed to piss her off</text:p>
      <text:p text:style-name="P2">sburb says here, self improvement delineated and made comprehensible enjoy your cookie cutter odyssey</text:p>
      <text:p text:style-name="P2">so because shes rose she goes no fuck my quest</text:p>
      <text:p text:style-name="P2">literally starts wrecking shit</text:p>
      <text:p text:style-name="P2">and maybe that itself was always her quest</text:p>
      <text:p text:style-name="P2">oh awesome vriska was eavesdropping</text:p>
      <text:p text:style-name="P2">what</text:p>
      <text:p text:style-name="P2">_</text:p>
      <text:p text:style-name="P2">301. RxLa5; RL79; JS1; RS1; VS6: =009405</text:p>
      <text:p text:style-name="P2">um</text:p>
      <text:p text:style-name="P2">what exactly the fuck</text:p>
      <text:p text:style-name="P2">_</text:p>
      <text:p text:style-name="P2">302. RS2; RxLa6; RL80; JS2: =009406</text:p>
      <text:p text:style-name="P2"><text:soft-page-break/>so</text:p>
      <text:p text:style-name="P2">what does this even mean</text:p>
      <text:p text:style-name="P2">theres two roses now like</text:p>
      <text:p text:style-name="P2">what the fuck</text:p>
      <text:p text:style-name="P2">what are we supposed to do with this information and unfolding set of circumstances</text:p>
      <text:p text:style-name="P2">ok then</text:p>
      <text:p text:style-name="P2">good to know im not dumb and this literally is inherently irrational</text:p>
      <text:p text:style-name="P2">thanks ghost cat great job</text:p>
      <text:p text:style-name="P2">so what now</text:p>
      <text:p text:style-name="P2">_</text:p>
      <text:p text:style-name="P2">303. RL81: =009407</text:p>
      <text:p text:style-name="P2">rose</text:p>
      <text:p text:style-name="P2">you ok</text:p>
      <text:p text:style-name="P2">i mean</text:p>
      <text:p text:style-name="P2">sure</text:p>
      <text:p text:style-name="P2">i thought so too when bird dave happened</text:p>
      <text:p text:style-name="P2">but that turned out to be like</text:p>
      <text:p text:style-name="P2">a whole thing</text:p>
      <text:p text:style-name="P2">and important stuff happened as a result... kinda</text:p>
      <text:p text:style-name="P2">rose we dont have fuckin "arcs" we are just human beings</text:p>
      <text:p text:style-name="P2">_</text:p>
      <text:p text:style-name="P2">304. VS7; ARSp2; TP46: =009410</text:p>
      <text:p text:style-name="P2">hey am i interrupting anything</text:p>
      <text:p text:style-name="P2">ok i just thought i would</text:p>
      <text:p text:style-name="P2">saunter over here</text:p>
      <text:p text:style-name="P2"><text:soft-page-break/>things are getting pretty lalonde heavy over there</text:p>
      <text:p text:style-name="P2">two was ok or actually cool even but this</text:p>
      <text:p text:style-name="P2">yeah</text:p>
      <text:p text:style-name="P2">time to see whats up over here</text:p>
      <text:p text:style-name="P2">how is it going there broquiusprite</text:p>
      <text:p text:style-name="P2">ok that was some weird stuff to say</text:p>
      <text:p text:style-name="P2">but cool</text:p>
      <text:p text:style-name="P2">soooo</text:p>
      <text:p text:style-name="P2">you are</text:p>
      <text:p text:style-name="P2">some sort of freak right</text:p>
      <text:p text:style-name="P2">ok good to know</text:p>
      <text:p text:style-name="P2">its like</text:p>
      <text:p text:style-name="P2">talking to someone who is half my bro...</text:p>
      <text:p text:style-name="P2">but then not even really?</text:p>
      <text:p text:style-name="P2">the bro half is half AI or something??</text:p>
      <text:p text:style-name="P2">so maybe one quarter bro</text:p>
      <text:p text:style-name="P2">but then maybe even less because like alt-universe considerations and also part sprite</text:p>
      <text:p text:style-name="P2">yeah the bottom line is i can tell youre just a really watered down version</text:p>
      <text:p text:style-name="P2">or maybe</text:p>
      <text:p text:style-name="P2">sweated down</text:p>
      <text:p text:style-name="P2">why the fuck are you so sweaty</text:p>
      <text:p text:style-name="P2">oh god</text:p>
      <text:p text:style-name="P2">you know</text:p>
      <text:p text:style-name="P2">im kinda glad you sound this insane and for the most part barely understandable</text:p>
      <text:p text:style-name="P2">it makes it extra obvious you arent my legit bro</text:p>
      <text:p text:style-name="P2"><text:soft-page-break/>which means i can actually talk to you while only being like vaguely confused and unsettled instead of curling up into a ball and having some sort of social conniption</text:p>
      <text:p text:style-name="P2">speaking of which</text:p>
      <text:p text:style-name="P2">uh</text:p>
      <text:p text:style-name="P2">when is he supposed to get here btw</text:p>
      <text:p text:style-name="P2">what do you mean</text:p>
      <text:p text:style-name="P2">'expedited'</text:p>
      <text:p text:style-name="P2">alright</text:p>
      <text:p text:style-name="P2">so as long as im supposedly chillin and in no way wondering about my bro</text:p>
      <text:p text:style-name="P2">are you SURE there are no beverages in that fridge</text:p>
      <text:p text:style-name="P2">no aj or</text:p>
      <text:p text:style-name="P2">maybe later</text:p>
      <text:p text:style-name="P2">so youre sure theres nothin to drink in there</text:p>
      <text:p text:style-name="P2">dunno why im so insistent</text:p>
      <text:p text:style-name="P2">not like my fridge ever had anything comestible inside</text:p>
      <text:p text:style-name="P2">why the fuck did you even bring it</text:p>
      <text:p text:style-name="P2">oh come on</text:p>
      <text:p text:style-name="P2">oh right</text:p>
      <text:p text:style-name="P2">somehow i forgot that we literally just established that you had gamzee locked in there for some reason</text:p>
      <text:p text:style-name="P2">you sure we shouldnt maybe</text:p>
      <text:p text:style-name="P2">let him out</text:p>
      <text:p text:style-name="P2">he could suffocate in there</text:p>
      <text:p text:style-name="P2">hes not a fuckin god tier</text:p>
      <text:p text:style-name="P2">hes faking it he just made that fuckin suit from scratch or something</text:p>
      <text:p text:style-name="P2">i know hes complete trash but maybe we should just let him out</text:p>
      <text:p text:style-name="P2"><text:soft-page-break/>whats the harm its not like he can cause much trouble</text:p>
      <text:p text:style-name="P2">we all way outnumber him and have way more powers and shit</text:p>
      <text:p text:style-name="P2">_</text:p>
      <text:p text:style-name="P2">305. VS8; ARSp3; TP47; RL82; RxLa7; JE50: =009412</text:p>
      <text:p text:style-name="P2">so youre just gonna let him suffocate in there then</text:p>
      <text:p text:style-name="P2">ok thats fair</text:p>
      <text:p text:style-name="P2">i mean</text:p>
      <text:p text:style-name="P2">firm</text:p>
      <text:p text:style-name="P2">but fair</text:p>
      <text:p text:style-name="P2">well maybe not that fair but i guess i dont care</text:p>
      <text:p text:style-name="P2">so is johns hot mom awake yet?</text:p>
      <text:p text:style-name="P2">i mean</text:p>
      <text:p text:style-name="P2">not hot mom</text:p>
      <text:p text:style-name="P2">just mom</text:p>
      <text:p text:style-name="P2">damn</text:p>
      <text:p text:style-name="P2">did anyone hear that</text:p>
      <text:p text:style-name="P2">shit</text:p>
      <text:p text:style-name="P2">lets reboot all trains of thought starting now</text:p>
      <text:p text:style-name="P2">how much longer til his hot moms awake</text:p>
      <text:p text:style-name="P2">mom</text:p>
      <text:p text:style-name="P2">i mean his</text:p>
      <text:p text:style-name="P2">not mine</text:p>
      <text:p text:style-name="P2">his mom not my hot mom</text:p>
      <text:p text:style-name="P2">my mom i mean</text:p>
      <text:p text:style-name="P2">fucking hell</text:p>
      <text:p text:style-name="P2">not my mom his</text:p>
      <text:p text:style-name="P2">johns hot mom</text:p>
      <text:p text:style-name="P2"><text:soft-page-break/>JESUS</text:p>
      <text:p text:style-name="P2">no vriska dont go</text:p>
      <text:p text:style-name="P2">at least do me the solid of letting me land squarely on some phrases that allow some plausible deniability over whether i think johns mom is super fucking hot</text:p>
      <text:p text:style-name="P2">shit wait</text:p>
      <text:p text:style-name="P2">pretend i didnt say that while still rendering its meaning in your mind somehow</text:p>
      <text:p text:style-name="P2">vriskas gone im not even talking to anyone</text:p>
      <text:p text:style-name="P2">ok now youre just twisting my words around</text:p>
      <text:p text:style-name="P2">ok thats an interesting thought but hear me out</text:p>
      <text:p text:style-name="P2">what if</text:p>
      <text:p text:style-name="P2">we ran an experiment and spent the rest of our lives finding out what happened if we never told him</text:p>
      <text:p text:style-name="P2">what oh what the fuck</text:p>
      <text:p text:style-name="P2">are you on the idiot drugs today</text:p>
      <text:p text:style-name="P2">how could you possibly be serious about that</text:p>
      <text:p text:style-name="P2">how is this unconscious teen grandmother not a completely smokin babe</text:p>
      <text:p text:style-name="P2">no i dont even believe you</text:p>
      <text:p text:style-name="P2">youre obviously just trying to rile me up by going against the grain of fragrantly obvious babefacts</text:p>
      <text:p text:style-name="P2">no!</text:p>
      <text:p text:style-name="P2">im not saying anything</text:p>
      <text:p text:style-name="P2">just standard casual observations from a regular bystanding person</text:p>
      <text:p text:style-name="P2">wow</text:p>
      <text:p text:style-name="P2">wow</text:p>
      <text:p text:style-name="P2">peddle LIES much?</text:p>
      <text:p text:style-name="P2">i guess reprehensible dishonesty is all the rage with the troll <text:soft-page-break/>kids today</text:p>
      <text:p text:style-name="P2">no!</text:p>
      <text:p text:style-name="P2">maybe</text:p>
      <text:p text:style-name="P2">THANK you</text:p>
      <text:p text:style-name="P2">for</text:p>
      <text:p text:style-name="P2">defending the position i may or may not have been arguing for moments ago</text:p>
      <text:p text:style-name="P2">NOPE</text:p>
      <text:p text:style-name="P2">god DAMMIT terezi</text:p>
      <text:p text:style-name="P2">_</text:p>
      <text:p text:style-name="P2">306. VS9: =009418</text:p>
      <text:p text:style-name="P2">so in addition for waiting for way too many jacks to get here</text:p>
      <text:p text:style-name="P2">were also waiting for my bro too right</text:p>
      <text:p text:style-name="P2">who... gets here at the same time or...</text:p>
      <text:p text:style-name="P2">_</text:p>
      <text:p text:style-name="P2">307. VS10: =009434</text:p>
      <text:p text:style-name="P2">i guess thats me</text:p>
      <text:p text:style-name="P2">_</text:p>
      <text:p text:style-name="P2">308. VS11; TP48: =009435</text:p>
      <text:p text:style-name="P2">there are all these rumors swirling around that ive gotta beat LE anyway</text:p>
      <text:p text:style-name="P2">which is probably bogus but w/e</text:p>
      <text:p text:style-name="P2">killing this guy at least would be the next best thing right</text:p>
      <text:p text:style-name="P2">so maybe if i do that i could like</text:p>
      <text:p text:style-name="P2">put the "prophecy" to rest</text:p>
      <text:p text:style-name="P2">um</text:p>
      <text:p text:style-name="P2">yeah sure</text:p>
      <text:p text:style-name="P2"><text:soft-page-break/>thats fine if uh</text:p>
      <text:p text:style-name="P2">youre comfortable volunteering someone who isnt here for a deadly battle</text:p>
      <text:p text:style-name="P2">its cool if you want to do that</text:p>
      <text:p text:style-name="P2">...........</text:p>
      <text:p text:style-name="P2">_</text:p>
      <text:p text:style-name="P2">309. TP49; VS12: =009443</text:p>
      <text:p text:style-name="P2">yeah</text:p>
      <text:p text:style-name="P2">but</text:p>
      <text:p text:style-name="P2">dunno</text:p>
      <text:p text:style-name="P2">it feels weird to make some battleplans when one of our team members still isnt here</text:p>
      <text:p text:style-name="P2">yeah you know im sure if teen hardass strider shows up with his sword and shades and shit and we say</text:p>
      <text:p text:style-name="P2">hey dude look bad guy go kill</text:p>
      <text:p text:style-name="P2">im sure the guy will be more than willing to oblige</text:p>
      <text:p text:style-name="P2">its just</text:p>
      <text:p text:style-name="P2">man</text:p>
      <text:p text:style-name="P2">it feels wrong</text:p>
      <text:p text:style-name="P2">planning "around" him</text:p>
      <text:p text:style-name="P2">like hes a weird hypothetical battle mannequin</text:p>
      <text:p text:style-name="P2">no!</text:p>
      <text:p text:style-name="P2">its</text:p>
      <text:p text:style-name="P2">its more complicated than that</text:p>
      <text:p text:style-name="P2">and im supposed to...</text:p>
      <text:p text:style-name="P2">be getting ready for this huge deadly battle which is SO much more intense than anything i ever did</text:p>
      <text:p text:style-name="P2">even like 3 years ago back when i was actually doing adventure shit instead of watching dane cook movies</text:p>
      <text:p text:style-name="P2"><text:soft-page-break/>and somehow be all geared up for that</text:p>
      <text:p text:style-name="P2">AND meet my teen bro for the first time</text:p>
      <text:p text:style-name="P2">and say oh there you are thats cool</text:p>
      <text:p text:style-name="P2">lets fight this random nigh indestructible asshole</text:p>
      <text:p text:style-name="P2">and then</text:p>
      <text:p text:style-name="P2">hug bump or something?</text:p>
      <text:p text:style-name="P2">how do i deal with all this</text:p>
      <text:p text:style-name="P2">i think i could end up getting us all killed and none of you are taking this seriously</text:p>
      <text:p text:style-name="P2">??</text:p>
      <text:p text:style-name="P2">what</text:p>
      <text:p text:style-name="P2">what the fuck are you even going to do</text:p>
      <text:p text:style-name="P2">_</text:p>
      <text:p text:style-name="P2">310. JR1: =009559</text:p>
      <text:p text:style-name="P2">...</text:p>
      <text:p text:style-name="P2">_</text:p>
      <text:p text:style-name="P2">311. DiSt2: =009573</text:p>
      <text:p text:style-name="P2">so</text:p>
      <text:p text:style-name="P2">that was pretty fucking weird huh</text:p>
      <text:p text:style-name="P2">_</text:p>
      <text:p text:style-name="P2">312. DiSt3: =009574</text:p>
      <text:p text:style-name="P2">um sorta</text:p>
      <text:p text:style-name="P2">but i guess she fused with her dead cat or something</text:p>
      <text:p text:style-name="P2">the bottom line is we turned our back for two seconds and a shenanigan happened</text:p>
      <text:p text:style-name="P2">pretty much business as usual</text:p>
      <text:p text:style-name="P2">at least thats how it rolls for us idk about you guys here</text:p>
      <text:p text:style-name="P2"><text:soft-page-break/>yeah?</text:p>
      <text:p text:style-name="P2">what happened</text:p>
      <text:p text:style-name="P2">oh right</text:p>
      <text:p text:style-name="P2">that guy</text:p>
      <text:p text:style-name="P2">hmm</text:p>
      <text:p text:style-name="P2">_</text:p>
      <text:p text:style-name="P2">313. DiSt4: =009577</text:p>
      <text:p text:style-name="P2">soooooo</text:p>
      <text:p text:style-name="P2">so indeed</text:p>
      <text:p text:style-name="P2">...</text:p>
      <text:p text:style-name="P2">thats uh</text:p>
      <text:p text:style-name="P2">our conjunction of choice it seems</text:p>
      <text:p text:style-name="P2">(fuck)</text:p>
      <text:p text:style-name="P2">_</text:p>
      <text:p text:style-name="P2">314. DiSt5: =009578</text:p>
      <text:p text:style-name="P2">yeah pretty much</text:p>
      <text:p text:style-name="P2">its like</text:p>
      <text:p text:style-name="P2">a whole story man</text:p>
      <text:p text:style-name="P2">mostly involving vriska</text:p>
      <text:p text:style-name="P2">if you knew her youd know thats all i had to say</text:p>
      <text:p text:style-name="P2">youd be like ohhhh its a vriska thing ok got it forget i asked</text:p>
      <text:p text:style-name="P2">she brought you here too actually</text:p>
      <text:p text:style-name="P2">then jumped her ass in that window to go do whatever crazy bullshit she thinks needs gettin done</text:p>
      <text:p text:style-name="P2">shrug</text:p>
      <text:p text:style-name="P2">maybe</text:p>
      <text:p text:style-name="P2">seems like it</text:p>
      <text:p text:style-name="P2"><text:soft-page-break/>kind of</text:p>
      <text:p text:style-name="P2">karkat made some drawings so</text:p>
      <text:p text:style-name="P2">i guess</text:p>
      <text:p text:style-name="P2">ive got like</text:p>
      <text:p text:style-name="P2">a sword and shit</text:p>
      <text:p text:style-name="P2">yeah i know</text:p>
      <text:p text:style-name="P2">mines not that good</text:p>
      <text:p text:style-name="P2">its welsh</text:p>
      <text:p text:style-name="P2">i mean</text:p>
      <text:p text:style-name="P2">possibly fake welsh im not that sure</text:p>
      <text:p text:style-name="P2">i know</text:p>
      <text:p text:style-name="P2">for real?</text:p>
      <text:p text:style-name="P2">fake japense</text:p>
      <text:p text:style-name="P2">kinda like...</text:p>
      <text:p text:style-name="P2">how all anime probably takes place in some kind of fake japanese universe?</text:p>
      <text:p text:style-name="P2">thats cool</text:p>
      <text:p text:style-name="P2">tough gettin a sword from a place like that</text:p>
      <text:p text:style-name="P2">...</text:p>
      <text:p text:style-name="P2">_</text:p>
      <text:p text:style-name="P2">315. DiSt6: =009580</text:p>
      <text:p text:style-name="P2">god i hope soon</text:p>
      <text:p text:style-name="P2">_</text:p>
      <text:p text:style-name="P2">316. DiSt7: =009634</text:p>
      <text:p text:style-name="P2">what</text:p>
      <text:p text:style-name="P2">yeah</text:p>
      <text:p text:style-name="P2">well</text:p>
      <text:p text:style-name="P2"><text:soft-page-break/>one version of noir</text:p>
      <text:p text:style-name="P2">theres a shitload of them though</text:p>
      <text:p text:style-name="P2">hes yours</text:p>
      <text:p text:style-name="P2">yeah</text:p>
      <text:p text:style-name="P2">the one from your session</text:p>
      <text:p text:style-name="P2">well i guess he broke out</text:p>
      <text:p text:style-name="P2">hes kind of like a huge fucking deal now</text:p>
      <text:p text:style-name="P2">i have no idea</text:p>
      <text:p text:style-name="P2">i wasnt here</text:p>
      <text:p text:style-name="P2">hes got lord english powers tho</text:p>
      <text:p text:style-name="P2">hes apparently like</text:p>
      <text:p text:style-name="P2">just</text:p>
      <text:p text:style-name="P2">wretched fucking news</text:p>
      <text:p text:style-name="P2">hes going to be hard to beat</text:p>
      <text:p text:style-name="P2">even armed with the ultimate weapon:</text:p>
      <text:p text:style-name="P2">some swords</text:p>
      <text:p text:style-name="P2">i bet</text:p>
      <text:p text:style-name="P2">what do you mean you didnt solve many problems</text:p>
      <text:p text:style-name="P2">didnt you like</text:p>
      <text:p text:style-name="P2">program robots and stuff</text:p>
      <text:p text:style-name="P2">oh</text:p>
      <text:p text:style-name="P2">those</text:p>
      <text:p text:style-name="P2">_</text:p>
      <text:p text:style-name="P2">317. DiSt8: =009635</text:p>
      <text:p text:style-name="P2">yup</text:p>
      <text:p text:style-name="P2">not according to my current understanding of a mostly nonsensical body of information</text:p>
      <text:p text:style-name="P2"><text:soft-page-break/>not sure</text:p>
      <text:p text:style-name="P2">mostly that hes really hard to kill i think</text:p>
      <text:p text:style-name="P2">he MIGHT be vulnerable to welsh things too</text:p>
      <text:p text:style-name="P2">dont quote me on that</text:p>
      <text:p text:style-name="P2">because</text:p>
      <text:p text:style-name="P2">it will make me sound like an idiot</text:p>
      <text:p text:style-name="P2">_</text:p>
      <text:p text:style-name="P2">318. DiSt9: =009636</text:p>
      <text:p text:style-name="P2">...</text:p>
      <text:p text:style-name="P2">_</text:p>
      <text:p text:style-name="P2">319. DiSt10: =009637</text:p>
      <text:p text:style-name="P2">i already said i dont know</text:p>
      <text:p text:style-name="P2">_</text:p>
      <text:p text:style-name="P2">320. DiSt11: =009638</text:p>
      <text:p text:style-name="P2">um</text:p>
      <text:p text:style-name="P2">not soon enough is my best guess</text:p>
      <text:p text:style-name="P2">and i guess</text:p>
      <text:p text:style-name="P2">also my opinion?</text:p>
      <text:p text:style-name="P2">_</text:p>
      <text:p text:style-name="P2">321. DiSt12: =009641</text:p>
      <text:p text:style-name="P2">sure</text:p>
      <text:p text:style-name="P2">were you</text:p>
      <text:p text:style-name="P2">you dont say</text:p>
      <text:p text:style-name="P2">so</text:p>
      <text:p text:style-name="P2">you think im an important part of your life</text:p>
      <text:p text:style-name="P2">you dont actually know me though</text:p>
      <text:p text:style-name="P2">not this me</text:p>
      <text:p text:style-name="P2"><text:soft-page-break/>and im pretty sure you didnt know the other guy either</text:p>
      <text:p text:style-name="P2">what is it about me thats important then</text:p>
      <text:p text:style-name="P2">why</text:p>
      <text:p text:style-name="P2">idolized??</text:p>
      <text:p text:style-name="P2">.........</text:p>
      <text:p text:style-name="P2">_</text:p>
      <text:p text:style-name="P2">322. DiSt13: =009642</text:p>
      <text:p text:style-name="P2">i dunno if its "weird" i just cant process it</text:p>
      <text:p text:style-name="P2">because</text:p>
      <text:p text:style-name="P2">maybe not anything to do with YOU per se</text:p>
      <text:p text:style-name="P2">but how i view my bro</text:p>
      <text:p text:style-name="P2">and</text:p>
      <text:p text:style-name="P2">ive got to say</text:p>
      <text:p text:style-name="P2">meeting you</text:p>
      <text:p text:style-name="P2">its not rockin my world here</text:p>
      <text:p text:style-name="P2">or upending any paradigms or whatever</text:p>
      <text:p text:style-name="P2">listening to you and looking at you</text:p>
      <text:p text:style-name="P2">it really really just</text:p>
      <text:p text:style-name="P2">reminds me of him</text:p>
      <text:p text:style-name="P2">i know youre different and all and also like</text:p>
      <text:p text:style-name="P2">a kid i guess??</text:p>
      <text:p text:style-name="P2">but you dont feel that different</text:p>
      <text:p text:style-name="P2">and hearing anything like that, like about idolization or like you were actually lookin forward to this in any sincere way</text:p>
      <text:p text:style-name="P2">is kinda fuckin jarring</text:p>
      <text:p text:style-name="P2">..................</text:p>
      <text:p text:style-name="P2">_</text:p>
      <text:p text:style-name="P2"><text:soft-page-break/>323. DiSt14: =009643</text:p>
      <text:p text:style-name="P2">well</text:p>
      <text:p text:style-name="P2">heres well i guess</text:p>
      <text:p text:style-name="P2">i didnt fuckin like you that much ok?</text:p>
      <text:p text:style-name="P2">honestly i dont know if i want to get into it</text:p>
      <text:p text:style-name="P2">_</text:p>
      <text:p text:style-name="P2">324. DiSt15: =009648</text:p>
      <text:p text:style-name="P2">ok actually maybe i will get into it</text:p>
      <text:p text:style-name="P2">_</text:p>
      <text:p text:style-name="P2">325. DiSt16: =009649</text:p>
      <text:p text:style-name="P2">i dunno why my friends got to have adults around who cared about them</text:p>
      <text:p text:style-name="P2">they complained bitterly about stuff so i guess i convinced myself they were all in the same boat as me</text:p>
      <text:p text:style-name="P2">but thats not how it was</text:p>
      <text:p text:style-name="P2">their complaints were trumped up nonsense and i bought it cause... i dunno</text:p>
      <text:p text:style-name="P2">i didnt have any frame of reference</text:p>
      <text:p text:style-name="P2">but his dad and her mom no matter what they said it was so obvious they cared about them deeply</text:p>
      <text:p text:style-name="P2">even jades weird fuckin grandpa who died when she was young obviously would have done anything for her</text:p>
      <text:p text:style-name="P2">why did i get such a raw cut of the asshole deck</text:p>
      <text:p text:style-name="P2">and why did it take me so long to figure that out</text:p>
      <text:p text:style-name="P2">and like hes dead now so thats that</text:p>
      <text:p text:style-name="P2">so all thats left to do is look back and try to put the pieces together of my first 13 years</text:p>
      <text:p text:style-name="P2">and all i can think is what the fuck WAS that?!</text:p>
      <text:p text:style-name="P2">i dont come away with the impression i used to try convincing myself of, that he was like "mysterious" or "stern" or "aloof"</text:p>
      <text:p text:style-name="P2"><text:soft-page-break/>the only feeling left is this insane impression that i was raised by somebody who fuckin HATED me</text:p>
      <text:p text:style-name="P2">and the whole act of even "raising a child" was some totally fucked up game to him</text:p>
      <text:p text:style-name="P2">like parenthood was one of the highest tiers of irony in his solemn bullshit bro-ninja code</text:p>
      <text:p text:style-name="P2">so he went through those motions and did whatever he thought was "funny" or "badass"</text:p>
      <text:p text:style-name="P2">but under that weird stylistic and totally sociopathic approach to parenting i cant even IMAGINE there was any emotion toward me other than some sort of loathing</text:p>
      <text:p text:style-name="P2">i dont want to get out the laundry list</text:p>
      <text:p text:style-name="P2">but for reference laundry wasnt one of those things</text:p>
      <text:p text:style-name="P2">that was just one of the many little domestic things i just had to sort of FIGURE OUT</text:p>
      <text:p text:style-name="P2">sorta like i eventually had to learn what the REAL purpose of a refridgerator was from movies</text:p>
      <text:p text:style-name="P2">i dunno theres too much to even get into</text:p>
      <text:p text:style-name="P2">just</text:p>
      <text:p text:style-name="P2">i dont remember the atmosphere ever not being nerve wracking</text:p>
      <text:p text:style-name="P2">all havin to sneak around and...</text:p>
      <text:p text:style-name="P2">ugh my shitty childhood spider senses are tinglin just thinking about it</text:p>
      <text:p text:style-name="P2">it was "training" you know</text:p>
      <text:p text:style-name="P2">but you know what it really was it was some vicious shit that was bad and sucked and i hated it</text:p>
      <text:p text:style-name="P2">it didnt make me stronger</text:p>
      <text:p text:style-name="P2">it did the opposite</text:p>
      <text:p text:style-name="P2">it made me never want to fight</text:p>
      <text:p text:style-name="P2">it made me never want to see blood or be near danger or hear metal sounds</text:p>
      <text:p text:style-name="P2"><text:soft-page-break/>it made me hate the idea of being a hero cause he was a hero and he ruined the idea of heroism</text:p>
      <text:p text:style-name="P2">i dont even want to be fighting this shitty version of jack but hey nobody else has secret welsh powers so i guess i have to</text:p>
      <text:p text:style-name="P2">what gets me is how long it took me to put all this together</text:p>
      <text:p text:style-name="P2">to stop seeing it as some kinda roughhousey and eccentric life i had but was otherwise normal</text:p>
      <text:p text:style-name="P2">it took years to deconstruct it all and put it back together to understand how fuckin mad i should be</text:p>
      <text:p text:style-name="P2">and in particular how stone cold deeply uncared for i was my whole life</text:p>
      <text:p text:style-name="P2">like... being merely "monitored" by a violent robot</text:p>
      <text:p text:style-name="P2">i only started getting it after spending a lot of time in person with a bunch of people who actually did care about me</text:p>
      <text:p text:style-name="P2">and i could start feeling like</text:p>
      <text:p text:style-name="P2">actually somewhat human for the first time</text:p>
      <text:p text:style-name="P2">instead of...</text:p>
      <text:p text:style-name="P2">some sort of runty afterthought to a household cabal of smutty puppets</text:p>
      <text:p text:style-name="P2">the fuckin puppets!!!</text:p>
      <text:p text:style-name="P2">i know how it sounds but i am NOT joking and there is NO shred of doubt in my mind that he loved all those puppets more than me</text:p>
      <text:p text:style-name="P2">honestly it is very possible that he was just insane and thats that</text:p>
      <text:p text:style-name="P2">i guess it didnt help either that we lived with what we have come to understand may theoretically be the most evil doll to exist in any universe ever</text:p>
      <text:p text:style-name="P2">in fact its my tenuous understanding that he came down to earth with that thing and like actually grew up with it</text:p>
      <text:p text:style-name="P2">maybe...</text:p>
      <text:p text:style-name="P2">maybe spending 30 some years being unseparable from that hell puppet had some effect on him??</text:p>
      <text:p text:style-name="P2"><text:soft-page-break/>maybe if it hadnt been casting a pall over our apartment 24/7 since he took me in...</text:p>
      <text:p text:style-name="P2">grinning...</text:p>
      <text:p text:style-name="P2">glaring...</text:p>
      <text:p text:style-name="P2">laughing in my sleep...</text:p>
      <text:p text:style-name="P2">maybe our lives wouldnt have been quite so...</text:p>
      <text:p text:style-name="P2">maybe we would have...</text:p>
      <text:p text:style-name="P2">ugh</text:p>
      <text:p text:style-name="P2">_</text:p>
      <text:p text:style-name="P2">326. DiSt17: =009650</text:p>
      <text:p text:style-name="P2">.....</text:p>
      <text:p text:style-name="P2">.....</text:p>
      <text:p text:style-name="P2">yeah</text:p>
      <text:p text:style-name="P2">yeah</text:p>
      <text:p text:style-name="P2">huh</text:p>
      <text:p text:style-name="P2">how do you know that</text:p>
      <text:p text:style-name="P2">well</text:p>
      <text:p text:style-name="P2">whatever his was</text:p>
      <text:p text:style-name="P2">"empty" is never how i would have described it</text:p>
      <text:p text:style-name="P2">man</text:p>
      <text:p text:style-name="P2">i dunno if i figured something out here</text:p>
      <text:p text:style-name="P2">like um "explained" something or</text:p>
      <text:p text:style-name="P2">if im just driving myself crazy with this talk and nothing even needs explaining</text:p>
      <text:p text:style-name="P2">it doesnt change my past or how i feel about him</text:p>
      <text:p text:style-name="P2">he was still pretty much awful no matter what the reason</text:p>
      <text:p text:style-name="P2">and im sure thats the only feeling ill ever have about him</text:p>
      <text:p text:style-name="P2"><text:soft-page-break/>so who cares why it was like that</text:p>
      <text:p text:style-name="P2">_</text:p>
      <text:p text:style-name="P2">327. DiSt18: =009651</text:p>
      <text:p text:style-name="P2">come on man</text:p>
      <text:p text:style-name="P2">YOU didnt do anything</text:p>
      <text:p text:style-name="P2">this was just some douche bag with your exact dna, who happened to grow up to be my bro</text:p>
      <text:p text:style-name="P2">you had a completely different life full of like</text:p>
      <text:p text:style-name="P2">different choices and actions and stuff</text:p>
      <text:p text:style-name="P2">and even if you were gonna turn out like him youve barely cleared the half way mark on actually chronologically gettin there</text:p>
      <text:p text:style-name="P2">in some way ranting about all this is probably just uncool of me because...</text:p>
      <text:p text:style-name="P2">you arent him</text:p>
      <text:p text:style-name="P2">youre not resposible for any of this shit but im sorta implicitly tacking it on you anyway</text:p>
      <text:p text:style-name="P2">so</text:p>
      <text:p text:style-name="P2">sorry about that</text:p>
      <text:p text:style-name="P2">what way</text:p>
      <text:p text:style-name="P2">splinters...?</text:p>
      <text:p text:style-name="P2">right</text:p>
      <text:p text:style-name="P2">pretty much dick squat</text:p>
      <text:p text:style-name="P2">...</text:p>
      <text:p text:style-name="P2">_</text:p>
      <text:p text:style-name="P2">328. DiSt19: =009652</text:p>
      <text:p text:style-name="P2">thanks</text:p>
      <text:p text:style-name="P2">but</text:p>
      <text:p text:style-name="P2">it still feels a little odd accepting an apology from somebody who i just met and technically had nothing to do with my life</text:p>
      <text:p text:style-name="P2"><text:soft-page-break/>even if you do feel guilty splinterways or whatever</text:p>
      <text:p text:style-name="P2">it is just a messed up situation</text:p>
      <text:p text:style-name="P2">and i guess i had to vent</text:p>
      <text:p text:style-name="P2">and there was never anyone i wanted to say all that to</text:p>
      <text:p text:style-name="P2">and the only thing that was gonna drag it out of me i guess was like a teen stand-in phantom of my dead bro</text:p>
      <text:p text:style-name="P2">just some perfectly innocent dude havin to take the brunt of this shit</text:p>
      <text:p text:style-name="P2">what happened there</text:p>
      <text:p text:style-name="P2">yeah</text:p>
      <text:p text:style-name="P2">i mean</text:p>
      <text:p text:style-name="P2">maybe its a little different cause relations between peers is a whole other thing</text:p>
      <text:p text:style-name="P2">its tricky shit and youre both figuring stuff out on a relatively equal footing and youre both at the same point in your lives</text:p>
      <text:p text:style-name="P2">its not like when one person is older and supposed to be a lot more...</text:p>
      <text:p text:style-name="P2">never mind this is a fucked up thing to think about</text:p>
      <text:p text:style-name="P2">but the bottom line is yeah laying low while you sort out your stuff cant hurt</text:p>
      <text:p text:style-name="P2">you dont actually seem like a bad person to me though</text:p>
      <text:p text:style-name="P2">nah</text:p>
      <text:p text:style-name="P2">because</text:p>
      <text:p text:style-name="P2">i dunno if truly bad people wrestle so much with whether theyre good or bad</text:p>
      <text:p text:style-name="P2">i think if i ever sensed my bro like</text:p>
      <text:p text:style-name="P2">struggled at all with what he was doing or who he was</text:p>
      <text:p text:style-name="P2">or showed any sort of doubt</text:p>
      <text:p text:style-name="P2">that might have changed everything</text:p>
      <text:p text:style-name="P2">but there was never a crack in it</text:p>
      <text:p text:style-name="P2"><text:soft-page-break/>or the slightest hint of introspection behind the aggressive cooldude facade</text:p>
      <text:p text:style-name="P2">if there was i sure never noticed</text:p>
      <text:p text:style-name="P2">i mean personally</text:p>
      <text:p text:style-name="P2">i think about it all the time now</text:p>
      <text:p text:style-name="P2">what it actually means to be good or bad</text:p>
      <text:p text:style-name="P2">or if not something that starkly moral</text:p>
      <text:p text:style-name="P2">at least just trying to examine the difference between being decent and being a douche</text:p>
      <text:p text:style-name="P2">maybe its because of him i worry about that now</text:p>
      <text:p text:style-name="P2">but for me i think that internal struggle is kind of mild</text:p>
      <text:p text:style-name="P2">for him...</text:p>
      <text:p text:style-name="P2">or you i mean</text:p>
      <text:p text:style-name="P2">it sounds like some pretty dark shit</text:p>
      <text:p text:style-name="P2">like grappling with...</text:p>
      <text:p text:style-name="P2">becoming evil vs simply trying not to</text:p>
      <text:p text:style-name="P2">but the point is</text:p>
      <text:p text:style-name="P2">even just talkin to you a little bit</text:p>
      <text:p text:style-name="P2">its obvious youve been fighting with that</text:p>
      <text:p text:style-name="P2">which means that you care enough to put in some effort</text:p>
      <text:p text:style-name="P2">i think that counts for something</text:p>
      <text:p text:style-name="P2">_</text:p>
      <text:p text:style-name="P2">329. DiSt20: =009653</text:p>
      <text:p text:style-name="P2">well when it comes to the subject of him</text:p>
      <text:p text:style-name="P2">the bars already pretty low dude</text:p>
      <text:p text:style-name="P2">so</text:p>
      <text:p text:style-name="P2">was that stuff true</text:p>
      <text:p text:style-name="P2"><text:soft-page-break/>when you said you idolized the other version of me</text:p>
      <text:p text:style-name="P2">and not just some bullshit like how i used to say the same thing about my bro when i didnt know any better</text:p>
      <text:p text:style-name="P2">_</text:p>
      <text:p text:style-name="P2">330. DiSt21: =009654</text:p>
      <text:p text:style-name="P2">you say there was a lot to admire</text:p>
      <text:p text:style-name="P2">like what</text:p>
      <text:p text:style-name="P2">holy shit</text:p>
      <text:p text:style-name="P2">that</text:p>
      <text:p text:style-name="P2">yeah</text:p>
      <text:p text:style-name="P2">ima need to hear more details on this some time</text:p>
      <text:p text:style-name="P2">yeah</text:p>
      <text:p text:style-name="P2">but then for all my bitching i guess i still never grasped your full reality</text:p>
      <text:p text:style-name="P2">just like you probably didnt grasp mine, but just reading into the mindset of a historical figure as best you could</text:p>
      <text:p text:style-name="P2">what if i wasnt as heroic as it seemed?</text:p>
      <text:p text:style-name="P2">what if adult me was kinda douchey too in a way you couldnt observe</text:p>
      <text:p text:style-name="P2">_</text:p>
      <text:p text:style-name="P2">331. DiSt22: =009655</text:p>
      <text:p text:style-name="P2">...</text:p>
      <text:p text:style-name="P2">you</text:p>
      <text:p text:style-name="P2">...</text:p>
      <text:p text:style-name="P2">...</text:p>
      <text:p text:style-name="P2">...</text:p>
      <text:p text:style-name="P2">you dont think im cool?</text:p>
      <text:p text:style-name="P2">...</text:p>
      <text:p text:style-name="P2"><text:soft-page-break/>...</text:p>
      <text:p text:style-name="P2">yeah</text:p>
      <text:p text:style-name="P2">i</text:p>
      <text:p text:style-name="P2">_</text:p>
      <text:p text:style-name="P2">332. DiSt23: =009656</text:p>
      <text:p text:style-name="P2">ill have to think</text:p>
      <text:p text:style-name="P2">_</text:p>
      <text:p text:style-name="P2">333. DiSt24: =009661</text:p>
      <text:p text:style-name="P2">hey</text:p>
      <text:p text:style-name="P2">sorry about this</text:p>
      <text:p text:style-name="P2">_</text:p>
      <text:p text:style-name="P2">334. DiSt25: =009662</text:p>
      <text:p text:style-name="P2">for what im doing now</text:p>
      <text:p text:style-name="P2">this bullshit right here</text:p>
      <text:p text:style-name="P2">its</text:p>
      <text:p text:style-name="P2">_</text:p>
      <text:p text:style-name="P2">335. DiSt26: =009663</text:p>
      <text:p text:style-name="P2">its really fucked up of me</text:p>
      <text:p text:style-name="P2">what im presently doing</text:p>
      <text:p text:style-name="P2">so</text:p>
      <text:p text:style-name="P2">sorry about that</text:p>
      <text:p text:style-name="P2">i know</text:p>
      <text:p text:style-name="P2">_</text:p>
      <text:p text:style-name="P2">336. DiSt27: =009664</text:p>
      <text:p text:style-name="P2">so fucked up</text:p>
      <text:p text:style-name="P2">_</text:p>
      <text:p text:style-name="P2">337. DiSt28: =009665</text:p>
      <text:p text:style-name="P2"><text:soft-page-break/>sorry</text:p>
      <text:p text:style-name="P2">_</text:p>
      <text:p text:style-name="P2">338. DiSt29: =009817</text:p>
      <text:p text:style-name="P2">damn</text:p>
      <text:p text:style-name="P2">and i thought our houses were pointlessly tall before</text:p>
      <text:p text:style-name="P2">it just doesnt stop from keep constantly getting more and more vertically enormous</text:p>
      <text:p text:style-name="P2">haha yeah</text:p>
      <text:p text:style-name="P2">we made sure as fuck not to come right out and literally describe that building as tall</text:p>
      <text:p text:style-name="P2">we are way on the same page philosophically here</text:p>
      <text:p text:style-name="P2">sounds like a club for losers to me</text:p>
      <text:p text:style-name="P2">theyre lucky they dont have any members, otherwise theyd all be lame as hell</text:p>
      <text:p text:style-name="P2">so uh</text:p>
      <text:p text:style-name="P2">why do the houses need to be so tall again</text:p>
      <text:p text:style-name="P2">i never actually understood that</text:p>
      <text:p text:style-name="P2">except to reach the gates but once we all figured out how to fly and shit that became so pointless</text:p>
      <text:p text:style-name="P2">oh</text:p>
      <text:p text:style-name="P2">how do you know this</text:p>
      <text:p text:style-name="P2">do you guys have like a manual or</text:p>
      <text:p text:style-name="P2">so youre in communication with him like...</text:p>
      <text:p text:style-name="P2">RIGHT now?</text:p>
      <text:p text:style-name="P2">right</text:p>
      <text:p text:style-name="P2">and</text:p>
      <text:p text:style-name="P2">uh</text:p>
      <text:p text:style-name="P2">why... did you make that thing again</text:p>
      <text:p text:style-name="P2"><text:soft-page-break/>not that you ever told me before</text:p>
      <text:p text:style-name="P2">'again' is just like a stammering tack-on to that sentence so as to try and not sound too fucking rude</text:p>
      <text:p text:style-name="P2">so you just</text:p>
      <text:p text:style-name="P2">straight up programmed a copy of your brain</text:p>
      <text:p text:style-name="P2">yeah me too</text:p>
      <text:p text:style-name="P2">i mean, about my interests and stuff</text:p>
      <text:p text:style-name="P2">hmm</text:p>
      <text:p text:style-name="P2">i guess i started some projects i regretted</text:p>
      <text:p text:style-name="P2">but nothin like making a milk weirdo eventually exist</text:p>
      <text:p text:style-name="P2">it sounds fucked up but is also kind of an awesome story in its own way </text:p>
      <text:p text:style-name="P2">maybe im lucky i was never that good with computers</text:p>
      <text:p text:style-name="P2">now computer ART thats a different story</text:p>
      <text:p text:style-name="P2">ok it actually isnt i fuckin suck at that too</text:p>
      <text:p text:style-name="P2">but dammit i try my best and make some magic happen at least in my own mind so maybe thats good enough</text:p>
      <text:p text:style-name="P2">yeah</text:p>
      <text:p text:style-name="P2">i mean</text:p>
      <text:p text:style-name="P2">i DID captchalogue my own ghost brain once but i didnt know what to make of that and thought it was kinda weird so that never really went anywhere</text:p>
      <text:p text:style-name="P2">probably for the best</text:p>
      <text:p text:style-name="P2">for real</text:p>
      <text:p text:style-name="P2">my bro did cool things with computers too</text:p>
      <text:p text:style-name="P2">i mean nothin like making a clone of his brain or anything thank god</text:p>
      <text:p text:style-name="P2">just some absurd bullshit with web bots and stuff mostly to help prop up his various "enterprises"</text:p>
      <text:p text:style-name="P2">yeah</text:p>
      <text:p text:style-name="P2"><text:soft-page-break/>but with puppets of course</text:p>
      <text:p text:style-name="P2">it was always about the puppets</text:p>
      <text:p text:style-name="P2">he made all these porn bots that would just talk to each other in a chatroom endlessly</text:p>
      <text:p text:style-name="P2">all like gettin each other riled up about squishy bottoms and whatnot</text:p>
      <text:p text:style-name="P2">actually it was pretty entertaining to watch them go at it for hours</text:p>
      <text:p text:style-name="P2">i think they may have been teetering on the threshold of SOMETHING resembling self awareness?</text:p>
      <text:p text:style-name="P2">except they only seemed to apply that faculty to reach even more heightened states of sexual excitement for a bunch of nude soft puppets</text:p>
      <text:p text:style-name="P2">yeah you know he did some cool things</text:p>
      <text:p text:style-name="P2">it wasnt necessarily all inherently terrible</text:p>
      <text:p text:style-name="P2">things i would really appreciate under better circumstances</text:p>
      <text:p text:style-name="P2">he definitely had a lot of drive and also some uh "ideas" that warranted a certain amount of respect i guess</text:p>
      <text:p text:style-name="P2">he just</text:p>
      <text:p text:style-name="P2">maybe should not have been allowed near a child?</text:p>
      <text:p text:style-name="P2">sall im sayin</text:p>
      <text:p text:style-name="P2">_</text:p>
      <text:p text:style-name="P2">339. DiSt30: =009818</text:p>
      <text:p text:style-name="P2">nah im alright</text:p>
      <text:p text:style-name="P2">i think that is all mostly out of my system</text:p>
      <text:p text:style-name="P2">i mean not forever because i dont think thats how things work</text:p>
      <text:p text:style-name="P2">i just mean my venting fit is over and im probably good for another 16 years or so and i can return to being mostly deadpan and rad</text:p>
      <text:p text:style-name="P2">sure</text:p>
      <text:p text:style-name="P2"><text:soft-page-break/>assuming we havent been killed by like 10 jacks before that i will</text:p>
      <text:p text:style-name="P2">you certainly seem to be the right guy for that</text:p>
      <text:p text:style-name="P2">i mean like the most suitable recipient of my hysterical fits on that particular subject</text:p>
      <text:p text:style-name="P2">there is no way i would ever tell karkat all that</text:p>
      <text:p text:style-name="P2">i mean maybe some stuff but not ALL the stuff its just too heavy</text:p>
      <text:p text:style-name="P2">i certainly wasnt gonna mention the stuff to rose or john or jade or whoever else</text:p>
      <text:p text:style-name="P2">if i was ever gonna do one of my patented acrobatic pirouettes off that particular handle to anyone it really only could have been at him</text:p>
      <text:p text:style-name="P2">except he was dead</text:p>
      <text:p text:style-name="P2">and even if he wasnt and i did say all that shit</text:p>
      <text:p text:style-name="P2">theres no way it would have resulted in anything resembling reconciliation</text:p>
      <text:p text:style-name="P2">which i think</text:p>
      <text:p text:style-name="P2">was something i kinda needed</text:p>
      <text:p text:style-name="P2">but didnt realize it</text:p>
      <text:p text:style-name="P2">so....</text:p>
      <text:p text:style-name="P2">thank you for being a really plausible stand in for him who i could rip to shreds??</text:p>
      <text:p text:style-name="P2">while still being basically innocent of all that terrible garbage</text:p>
      <text:p text:style-name="P2">so you end up sorta being like an avatar for him that is much easier to forgive</text:p>
      <text:p text:style-name="P2">i mean</text:p>
      <text:p text:style-name="P2">maybe FORGIVE isnt the right word because im not sure he deserves that and anyway it doesnt matter because hes been dead for years and at this point is just an irrelevant deceased weirdo who doesnt matter anymore</text:p>
      <text:p text:style-name="P2">i guess i mean coming around to a place where i dont have to feel rotten all the time anymore</text:p>
      <text:p text:style-name="P2"><text:soft-page-break/>and i guess im lucky i got to blunder into a reality that just happened to have the exact right version of a dude which made that possible for me</text:p>
      <text:p text:style-name="P2">sorry this fuckin ramble is really getting away from me</text:p>
      <text:p text:style-name="P2">i have no idea if im making sense anymore</text:p>
      <text:p text:style-name="P2">hey can that be like</text:p>
      <text:p text:style-name="P2">the motto on our family crest</text:p>
      <text:p text:style-name="P2">_</text:p>
      <text:p text:style-name="P2">340. DiSt31: =009819</text:p>
      <text:p text:style-name="P2">all that melodramatic sadbabble aside</text:p>
      <text:p text:style-name="P2">i think its perfectly cool if youre still curious about your adult self</text:p>
      <text:p text:style-name="P2">and i dont mind tellin you more stuff about him if you want</text:p>
      <text:p text:style-name="P2">i know im still wondering about what my adult self got up to</text:p>
      <text:p text:style-name="P2">kay how about</text:p>
      <text:p text:style-name="P2">we do this thing</text:p>
      <text:p text:style-name="P2">when i met roxy we did a thing</text:p>
      <text:p text:style-name="P2">yeah</text:p>
      <text:p text:style-name="P2">its called the lightning round</text:p>
      <text:p text:style-name="P2">well yeah when she does it</text:p>
      <text:p text:style-name="P2">we could be chill though</text:p>
      <text:p text:style-name="P2">when it comes to asking about each others secret crushes and shit</text:p>
      <text:p text:style-name="P2">it is settled then on the fact that we are a couple of cool dudes who know where to draw the line on certain topics</text:p>
      <text:p text:style-name="P2">it can be yours go ahead shoot</text:p>
      <text:p text:style-name="P2">i was a baby and i came down to earth on a meteor while riding a pony with a pink heart on its ass</text:p>
      <text:p text:style-name="P2">he found me in a crater on top of a dead pony and gave me a lil baby pair of shades that look exactly like the ones youre wearin now</text:p>
      <text:p text:style-name="P2"><text:soft-page-break/>yeah</text:p>
      <text:p text:style-name="P2">years ago john got me these for my bday</text:p>
      <text:p text:style-name="P2">it might have been like an "ironic dare" to wear them i dont remember</text:p>
      <text:p text:style-name="P2">but when i got em i was like hell yeah im wearing these</text:p>
      <text:p text:style-name="P2">gonna rock these fuckers til the end of time</text:p>
      <text:p text:style-name="P2">they were ben stillers</text:p>
      <text:p text:style-name="P2">like literally</text:p>
      <text:p text:style-name="P2">they actually touched his weird sort of gaunt face in one of his films</text:p>
      <text:p text:style-name="P2">yeah</text:p>
      <text:p text:style-name="P2">wait what happened to him</text:p>
      <text:p text:style-name="P2">dunno ask roxy</text:p>
      <text:p text:style-name="P2">but yeah we would send each other stuff sometimes</text:p>
      <text:p text:style-name="P2">me and john</text:p>
      <text:p text:style-name="P2">well we all would</text:p>
      <text:p text:style-name="P2">usually absurd birthday packages and such</text:p>
      <text:p text:style-name="P2">nice</text:p>
      <text:p text:style-name="P2">one time it turned out we ACCIDENTALLY sent presents through time</text:p>
      <text:p text:style-name="P2">i mean not literally, more in a roundabout way</text:p>
      <text:p text:style-name="P2">we all sent john a rabbit</text:p>
      <text:p text:style-name="P2">but all three rabbits just turned out to be the same damn rabbit</text:p>
      <text:p text:style-name="P2">because of stupid time shit</text:p>
      <text:p text:style-name="P2">wow</text:p>
      <text:p text:style-name="P2">yeah i dunno what happened to johns rabbits either</text:p>
      <text:p text:style-name="P2">rabbits am i right</text:p>
      <text:p text:style-name="P2">what next</text:p>
      <text:p text:style-name="P2"><text:soft-page-break/>yep</text:p>
      <text:p text:style-name="P2">i think so</text:p>
      <text:p text:style-name="P2">that was a long time ago</text:p>
      <text:p text:style-name="P2">kinda weird to imagine him strutting around with that puppet as a kid in the 80s</text:p>
      <text:p text:style-name="P2">or maybe just kinda funny actually</text:p>
      <text:p text:style-name="P2">he sure held on to it a long time</text:p>
      <text:p text:style-name="P2">must have gotten attached at a really early age and just never let go</text:p>
      <text:p text:style-name="P2">i guess you fell to earth with one of those things too?</text:p>
      <text:p text:style-name="P2">hmm wait we fucked up</text:p>
      <text:p text:style-name="P2">i asked you a question its not my turn</text:p>
      <text:p text:style-name="P2">keep firing</text:p>
      <text:p text:style-name="P2">he died fighting one of these jacks</text:p>
      <text:p text:style-name="P2">at this point i almost forget which one</text:p>
      <text:p text:style-name="P2">no wait</text:p>
      <text:p text:style-name="P2">ok yeah it was the omnipotent dog one</text:p>
      <text:p text:style-name="P2">the jack from our session</text:p>
      <text:p text:style-name="P2">he was fighting like a lesser form of him and then jack got extra prototyped by dog powers and then got outmatched and stabbed with his own sword</text:p>
      <text:p text:style-name="P2">pretty sure davesprite was fighting with him and almost died too but then it turned out he didnt</text:p>
      <text:p text:style-name="P2">but now im at least 99% sure that davesprite is DEFINITELY dead and wont suddenly reappear as a stupid surprise or anything</text:p>
      <text:p text:style-name="P2">word</text:p>
      <text:p text:style-name="P2">seems that way</text:p>
      <text:p text:style-name="P2">not sure what he knew or how he knew it</text:p>
      <text:p text:style-name="P2">all our guardians seemed to know bits and pieces of stuff and did vague mysterious things to prepare</text:p>
      <text:p text:style-name="P2"><text:soft-page-break/>to this day i have no idea if he was training me to fight lord english or if he even knew who that guy was on any conscious level</text:p>
      <text:p text:style-name="P2">or it was more like general purpose training to be able to survive some hard shit after the end of the world happened</text:p>
      <text:p text:style-name="P2">youd have to ask him but thats impossible</text:p>
      <text:p text:style-name="P2">i do know he managed to get the drop on a meteor before i entered the game</text:p>
      <text:p text:style-name="P2">as far as i can tell he stood on top of it and split it in half with his sword</text:p>
      <text:p text:style-name="P2">yeah it does doesnt it</text:p>
      <text:p text:style-name="P2">but then again so does a baby getting dunked from space in the ocean then floating on a weird doll and then growin up by himself with no adults around</text:p>
      <text:p text:style-name="P2">_</text:p>
      <text:p text:style-name="P2">341. DiSt32: =009820</text:p>
      <text:p text:style-name="P2">yeah ok</text:p>
      <text:p text:style-name="P2">questions about me hmm lets see</text:p>
      <text:p text:style-name="P2">ok FIRST the fuck of all</text:p>
      <text:p text:style-name="P2">what happened to ben stiller</text:p>
      <text:p text:style-name="P2">wow</text:p>
      <text:p text:style-name="P2">did my adult self get pissed about stiller</text:p>
      <text:p text:style-name="P2">i bet he got pissed</text:p>
      <text:p text:style-name="P2">what the fuck</text:p>
      <text:p text:style-name="P2">how fucking dare that woman</text:p>
      <text:p text:style-name="P2">so then he tried to kill the batterwitch right</text:p>
      <text:p text:style-name="P2">who is the same exact alien as the condesce in this session??</text:p>
      <text:p text:style-name="P2">so...</text:p>
      <text:p text:style-name="P2">does john know that he is literally about to go fight betty crocker yet or what</text:p>
      <text:p text:style-name="P2"><text:soft-page-break/>nah</text:p>
      <text:p text:style-name="P2">i mean not to my or his knowledge</text:p>
      <text:p text:style-name="P2">he just fuckin hated that company for some reason</text:p>
      <text:p text:style-name="P2">i think his reason was literally as mundane as just being slightly overexposed to cake</text:p>
      <text:p text:style-name="P2">thats classic john though he doesnt get pissed about anything except for the absolute dumbest shit</text:p>
      <text:p text:style-name="P2">but i guess his instincts were right in this case</text:p>
      <text:p text:style-name="P2">maybe we should just</text:p>
      <text:p text:style-name="P2">not tell him</text:p>
      <text:p text:style-name="P2">that hes fightin crocker i think the poor dude has probably had enough mental breakdowns for one adventure</text:p>
      <text:p text:style-name="P2">we all have</text:p>
      <text:p text:style-name="P2">yeah</text:p>
      <text:p text:style-name="P2">well i guess we could have hung out there a few minutes longer</text:p>
      <text:p text:style-name="P2">i mean you wouldnt have got much outta jade who is stuck in perma-nap mode</text:p>
      <text:p text:style-name="P2">just like old times i guess</text:p>
      <text:p text:style-name="P2">she used to sleep a lot</text:p>
      <text:p text:style-name="P2">but yeah there wasnt much time except for like a bunch of heys and oh nice to meet yous</text:p>
      <text:p text:style-name="P2">and also i think i would have still been a shitty train wreck socially if we all just hunkered down right then and there for another extensive round of freestyle paltalk</text:p>
      <text:p text:style-name="P2">i guess jake was kinda like your john of the group huh</text:p>
      <text:p text:style-name="P2">wait that was a pretty dumb observation never mind</text:p>
      <text:p text:style-name="P2">john and i never really had anything like a falling out</text:p>
      <text:p text:style-name="P2">except for not talkin to each other for a few years on account of being on a meteor and boat respectively</text:p>
      <text:p text:style-name="P2">but i guess you two had some buddy troubles or somethin?</text:p>
      <text:p text:style-name="P2"><text:soft-page-break/>what happened</text:p>
      <text:p text:style-name="P2">wait</text:p>
      <text:p text:style-name="P2">you</text:p>
      <text:p text:style-name="P2">you dated jake?</text:p>
      <text:p text:style-name="P2">...</text:p>
      <text:p text:style-name="P2">so</text:p>
      <text:p text:style-name="P2">you</text:p>
      <text:p text:style-name="P2">...</text:p>
      <text:p text:style-name="P2">hmm</text:p>
      <text:p text:style-name="P2">nothing</text:p>
      <text:p text:style-name="P2">i think were breakin on of the rules here</text:p>
      <text:p text:style-name="P2">this tangent got too personal</text:p>
      <text:p text:style-name="P2">_</text:p>
      <text:p text:style-name="P2">342. DiSt33: =009821</text:p>
      <text:p text:style-name="P2">yeah</text:p>
      <text:p text:style-name="P2">so that covers how he died</text:p>
      <text:p text:style-name="P2">taking a futile stand against some unbeatable foe</text:p>
      <text:p text:style-name="P2">cant say im too surprised about that cause what else is even new</text:p>
      <text:p text:style-name="P2">what about his early life though</text:p>
      <text:p text:style-name="P2">guess i arrived around the same year my bro did in my universe?</text:p>
      <text:p text:style-name="P2">just came down on the same dead horse i rode in on</text:p>
      <text:p text:style-name="P2">into a world full of opportunities</text:p>
      <text:p text:style-name="P2">how did i get started</text:p>
      <text:p text:style-name="P2">i guess the one thing we know for sure is i didnt find a kid in a crater and take him under my wing</text:p>
      <text:p text:style-name="P2">that was probably for the best</text:p>
      <text:p text:style-name="P2">actually maybe its better that most of his story is left to my <text:soft-page-break/>imagination</text:p>
      <text:p text:style-name="P2">kinda like how you said you spent a lot of time thinkin about him</text:p>
      <text:p text:style-name="P2">filling in the gaps of his ridiculous exploits</text:p>
      <text:p text:style-name="P2">like what</text:p>
      <text:p text:style-name="P2">actually wait</text:p>
      <text:p text:style-name="P2">dont tell me</text:p>
      <text:p text:style-name="P2">at least not now maybe down the road it would be cool to hear some</text:p>
      <text:p text:style-name="P2">i think id prefer to fill in the blanks myself for a while</text:p>
      <text:p text:style-name="P2">really it sounds dope as hell to imagine that sort of blank canvas life</text:p>
      <text:p text:style-name="P2">dropped on earth as a kid in the 70s or 80s or whatever with no bossy adult to reel me in</text:p>
      <text:p text:style-name="P2">and just having to figure stuff out</text:p>
      <text:p text:style-name="P2">especially knowing that many years later it all worked out ok</text:p>
      <text:p text:style-name="P2">really wonder what i did</text:p>
      <text:p text:style-name="P2">was i like some homeless eighties ragamuffin???</text:p>
      <text:p text:style-name="P2">jesus christ that sounds fairly adorable if so</text:p>
      <text:p text:style-name="P2">maybe i slept in an alley on a bed of rubix cubes and alf merchandise</text:p>
      <text:p text:style-name="P2">or maybe i offered my old school rap services for food</text:p>
      <text:p text:style-name="P2">yes exactly</text:p>
      <text:p text:style-name="P2">this sounds like exactly the life for me</text:p>
      <text:p text:style-name="P2">what if without a penny to my name and the wind at my back i hopped a boxcar to the big apple</text:p>
      <text:p text:style-name="P2">because as a dumb child i naively believed thats where they made all the apple juice</text:p>
      <text:p text:style-name="P2">id be sorely disappointed when i got there but it wouldnt matter because id probably scrape together a living on off off off broadway like...</text:p>
      <text:p text:style-name="P2"><text:soft-page-break/>making shitty cartoons</text:p>
      <text:p text:style-name="P2">on stage</text:p>
      <text:p text:style-name="P2">and saying</text:p>
      <text:p text:style-name="P2">you guys</text:p>
      <text:p text:style-name="P2">this will be SO much funnier once the internet happens TRUST ME</text:p>
      <text:p text:style-name="P2">then the aristocratic patrons of fine theater just shrug and dump their shillings into my orphan hat</text:p>
      <text:p text:style-name="P2">hahaha</text:p>
      <text:p text:style-name="P2">_</text:p>
      <text:p text:style-name="P2">343. DiSt34: =009822</text:p>
      <text:p text:style-name="P2">i wonder if he had like</text:p>
      <text:p text:style-name="P2">friends</text:p>
      <text:p text:style-name="P2">sure</text:p>
      <text:p text:style-name="P2">i mean im sure he knew rose at some point because obviously they teamed up</text:p>
      <text:p text:style-name="P2">but as fairly old people?</text:p>
      <text:p text:style-name="P2">it sounds as though they only knew each other as a result of their notability</text:p>
      <text:p text:style-name="P2">i mean more like the friends i grew up with</text:p>
      <text:p text:style-name="P2">he couldnt have grown up with john or jade as friends because they were already old by the time he got there</text:p>
      <text:p text:style-name="P2">this cool 80s kid fantasy was probably just a lot lonelier than ive been picturing in my sweet daydreams</text:p>
      <text:p text:style-name="P2">i didnt even have the MAYOR god what a nightmare now that i think about it</text:p>
      <text:p text:style-name="P2">i wonder if all he cared about was making ludicrous shit and fighting evil pastry moguls</text:p>
      <text:p text:style-name="P2">do you know if he had any other interests</text:p>
      <text:p text:style-name="P2">i dont know</text:p>
      <text:p text:style-name="P2">did you ever read any urban legends about.....</text:p>
      <text:p text:style-name="P2"><text:soft-page-break/>paleontology</text:p>
      <text:p text:style-name="P2">yes the scientific study of dead shit</text:p>
      <text:p text:style-name="P2">hmm</text:p>
      <text:p text:style-name="P2">i guess he probably didnt do anything with that</text:p>
      <text:p text:style-name="P2">what a shame</text:p>
      <text:p text:style-name="P2">maybe he never even got the idea since he had completely different experiences</text:p>
      <text:p text:style-name="P2">but if i were suddenly dropped back in the 20th century id probably look into it at some point</text:p>
      <text:p text:style-name="P2">i dunno how though</text:p>
      <text:p text:style-name="P2">i think it would be mainly like</text:p>
      <text:p text:style-name="P2">some sort of theraputic interest</text:p>
      <text:p text:style-name="P2">something relaxing to think about instead of a bunch of ironic and stupidly ambitious objectives</text:p>
      <text:p text:style-name="P2">yeah exactly</text:p>
      <text:p text:style-name="P2">sounds like the fucking life to me</text:p>
      <text:p text:style-name="P2">dunno</text:p>
      <text:p text:style-name="P2">maybe were tapering off with the lightning round stuff anyway and its just naturally deteriorating into regular dudechat</text:p>
      <text:p text:style-name="P2">k heres a curveball</text:p>
      <text:p text:style-name="P2">what the fuck are you wearing</text:p>
      <text:p text:style-name="P2">huh</text:p>
      <text:p text:style-name="P2">gotta say</text:p>
      <text:p text:style-name="P2">some of these god tier ensembles really are...</text:p>
      <text:p text:style-name="P2">something</text:p>
      <text:p text:style-name="P2">i thought the same thing about my cape outfit at first</text:p>
      <text:p text:style-name="P2">felt like some bozo from the renaissance festival</text:p>
      <text:p text:style-name="P2">like maybe i should get on a horse and sing a shitty ballad</text:p>
      <text:p text:style-name="P2"><text:soft-page-break/>but then it grew on me pretty quickly</text:p>
      <text:p text:style-name="P2">hardly ever took it off in three years</text:p>
      <text:p text:style-name="P2">youre right its comfortable and theyre fuckin magic pajamas or whatever and they start to feel like part of who you are after long enough</text:p>
      <text:p text:style-name="P2">i mean they are supposed to last you forever right</text:p>
      <text:p text:style-name="P2">kinda by definition since they come along with immortality</text:p>
      <text:p text:style-name="P2">maybe part of their magical nature includes this insidious quality where they grow on you</text:p>
      <text:p text:style-name="P2">or not i dunno maybe this is bullshit and ill just wear some normal person clothes when this is all over</text:p>
      <text:p text:style-name="P2">what about you are you gonna wear god duds forever</text:p>
      <text:p text:style-name="P2">im cool with deeming it as such</text:p>
      <text:p text:style-name="P2">yeah maybe youre right and we should all stop dressing like tools from an infinite magic slumber party for floundering teens</text:p>
      <text:p text:style-name="P2">and just look like standard floundering teens</text:p>
      <text:p text:style-name="P2">some of the getups are pretty out there</text:p>
      <text:p text:style-name="P2">jakes tho...</text:p>
      <text:p text:style-name="P2">uh</text:p>
      <text:p text:style-name="P2">damn??</text:p>
      <text:p text:style-name="P2">yeah there was uh</text:p>
      <text:p text:style-name="P2">some palpable awkwardness there</text:p>
      <text:p text:style-name="P2">sorry im still</text:p>
      <text:p text:style-name="P2">tryin to</text:p>
      <text:p text:style-name="P2">like</text:p>
      <text:p text:style-name="P2">wrap my head around</text:p>
      <text:p text:style-name="P2">...</text:p>
      <text:p text:style-name="P2">uh</text:p>
      <text:p text:style-name="P2">dammit</text:p>
      <text:p text:style-name="P2"><text:soft-page-break/>ok i guess i might have to break one of our lightning round rules</text:p>
      <text:p text:style-name="P2">only a little tho</text:p>
      <text:p text:style-name="P2">i hope</text:p>
      <text:p text:style-name="P2">yeah</text:p>
      <text:p text:style-name="P2">ok maybe im not even asking you anything</text:p>
      <text:p text:style-name="P2">maybe this is just a starting point to ramble to myself</text:p>
      <text:p text:style-name="P2">on a certain topic</text:p>
      <text:p text:style-name="P2">i think...</text:p>
      <text:p text:style-name="P2">there is a SLIGHT chance...</text:p>
      <text:p text:style-name="P2">i may be the biggest idiot in the world </text:p>
      <text:p text:style-name="P2">when it comes to understanding some things about my bro</text:p>
      <text:p text:style-name="P2">some pieces i never really put together</text:p>
      <text:p text:style-name="P2">about him</text:p>
      <text:p text:style-name="P2">until maybe literally right now</text:p>
      <text:p text:style-name="P2">which i think makes me an objective dumbass</text:p>
      <text:p text:style-name="P2">idk</text:p>
      <text:p text:style-name="P2">nothin</text:p>
      <text:p text:style-name="P2">maybe i dont wanna ask you anything about jake</text:p>
      <text:p text:style-name="P2">maybe ill just keep abiding by the code of basic dude manners on that</text:p>
      <text:p text:style-name="P2">if i bother skirtin the line of this rule maybe id rather ask you other stuff instead</text:p>
      <text:p text:style-name="P2">like</text:p>
      <text:p text:style-name="P2">um</text:p>
      <text:p text:style-name="P2">say one of your best friends is a knucklehead you havent seen in three years</text:p>
      <text:p text:style-name="P2">and unless you use ultra direct and explicit language he just wont put two and two together himself</text:p>
      <text:p text:style-name="P2"><text:soft-page-break/>and also say ANOTHER best friend is a girl you feel like you had kind of a special relationship with but you ALSO hadnt seen in three years</text:p>
      <text:p text:style-name="P2">and shes asleep</text:p>
      <text:p text:style-name="P2">but at some point shell wake up and youll have to talk to her</text:p>
      <text:p text:style-name="P2">this is dumb im not making any sense</text:p>
      <text:p text:style-name="P2">lemme start over</text:p>
      <text:p text:style-name="P2">ok lets say</text:p>
      <text:p text:style-name="P2">way back whenever</text:p>
      <text:p text:style-name="P2">howww</text:p>
      <text:p text:style-name="P2">...</text:p>
      <text:p text:style-name="P2">how did you tell your friends</text:p>
      <text:p text:style-name="P2">_</text:p>
      <text:p text:style-name="P2">344. TP50: =009834</text:p>
      <text:p text:style-name="P2">hey terezi</text:p>
      <text:p text:style-name="P2">you coming or what</text:p>
      <text:p text:style-name="P2">what did you say??</text:p>
      <text:p text:style-name="P2">get over here</text:p>
      <text:p text:style-name="P2">its almost time to fight</text:p>
      <text:p text:style-name="P2">what was that</text:p>
      <text:p text:style-name="P2">im having trouble hearing you through the little foam ass</text:p>
      <text:p text:style-name="P2">hold on lemme smoosh my ear up against it</text:p>
      <text:p text:style-name="P2">what</text:p>
      <text:p text:style-name="P2">_</text:p>
      <text:p text:style-name="P2">345. JH29: =009819</text:p>
      <text:p text:style-name="P2">hey if you wake up you gotta deal with these two</text:p>
      <text:p text:style-name="P2">_</text:p>
      <text:p text:style-name="P2"><text:soft-page-break/>346. JH30: =009919</text:p>
      <text:p text:style-name="P2">missed ya</text:p>
      <text:p text:style-name="P2">_</text:p>
      <text:p text:style-name="P2">347. TP51: =009926</text:p>
      <text:p text:style-name="P2">did someone just bark</text:p>
      <text:p text:style-name="P2">terezi was that you</text:p>
      <text:p text:style-name="P2">why would i bark</text:p>
      <text:p text:style-name="P2">ok this exchange is asinine it was probably just jade</text:p>
      <text:p text:style-name="P2">_</text:p>
      <text:p text:style-name="P2">348. TP52: =009930</text:p>
      <text:p text:style-name="P2">uh yeah</text:p>
      <text:p text:style-name="P2">fuck</text:p>
      <text:p text:style-name="P2">_</text:p>
      <text:p text:style-name="P2">349. JH31: =009931</text:p>
      <text:p text:style-name="P2">jade</text:p>
      <text:p text:style-name="P2">god dammit</text:p>
      <text:p text:style-name="P2">GO BACK TO SLEEP!</text:p>
      <text:p text:style-name="P2">_</text:p>
      <text:p text:style-name="P2">350. JH32: =009933</text:p>
      <text:p text:style-name="P2">WHAT</text:p>
      <text:p text:style-name="P2">_</text:p>
      <text:p text:style-name="P2">351. TP53; DiSt35: =009934</text:p>
      <text:p text:style-name="P2">yeah</text:p>
      <text:p text:style-name="P2">about what</text:p>
      <text:p text:style-name="P2">i guess so</text:p>
      <text:p text:style-name="P2">ummmmm</text:p>
      <text:p text:style-name="P2">_</text:p>
      <text:p text:style-name="P2"><text:soft-page-break/>352. DiSt36: =009938</text:p>
      <text:p text:style-name="P2">alright</text:p>
      <text:p text:style-name="P2">_</text:p>
      <text:p text:style-name="P2">353. DiSt37: =009939</text:p>
      <text:p text:style-name="P2">here goes</text:p>
      <text:p text:style-name="P2">_</text:p>
      <text:p text:style-name="P2">354. DiSt38: =009940</text:p>
      <text:p text:style-name="P2">why are we so fucking awesome</text:p>
      <text:p text:style-name="P2">_</text:p>
      <text:p text:style-name="P2">355. JE51; DiSt39: =010030</text:p>
      <text:p text:style-name="P2">JE - found another liberty</text:p>
      <text:p text:style-name="P2">DiSt - bro check it out</text:p>
      <text:p text:style-name="P2">JE – jade says we should head over to your house for your bday</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document-statistic meta:table-count="0" meta:image-count="2" meta:object-count="0" meta:page-count="275" meta:paragraph-count="6627" meta:word-count="44387" meta:character-count="223532"/>
    <dc:date>2018-01-11T03:03:48.63</dc:date>
    <dc:creator>Elan Buckley</dc:creator>
    <meta:editing-duration>PT31M37S</meta:editing-duration>
    <meta:editing-cycles>1</meta:editing-cycles>
  </office:meta>
</office:document-meta>
</file>